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Tinos" svg:font-family="Tinos" style:font-family-generic="roman" style:font-pitch="variable"/>
    <style:font-face style:name="Arial" svg:font-family="Arial" style:font-family-generic="swiss" style:font-pitch="variable"/>
    <style:font-face style:name="Arimo" svg:font-family="Arimo" style:font-family-generic="swiss" style:font-pitch="variable"/>
    <style:font-face style:name="Arial Unicode MS" svg:font-family="'Arial Unicode MS'" style:font-family-generic="system" style:font-pitch="variable"/>
    <style:font-face style:name="DejaVu Sans Condensed" svg:font-family="'DejaVu Sans Condensed'"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4" style:family="table-row">
      <style:table-row-properties style:row-height="0.427cm" fo:break-before="auto" style:use-optimal-row-height="true"/>
    </style:style>
    <style:style style:name="ro12" style:family="table-row">
      <style:table-row-properties style:row-height="0.552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4.791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2.422cm" fo:break-before="auto" style:use-optimal-row-height="true"/>
    </style:style>
    <style:style style:name="ro11" style:family="table-row">
      <style:table-row-properties style:row-height="2.817cm" fo:break-before="auto" style:use-optimal-row-height="true"/>
    </style:style>
    <style:style style:name="ro13" style:family="table-row">
      <style:table-row-properties style:row-height="0.473cm" fo:break-before="auto" style:use-optimal-row-height="true"/>
    </style:style>
    <style:style style:name="ro15" style:family="table-row">
      <style:table-row-properties style:row-height="1.342cm" fo:break-before="auto" style:use-optimal-row-height="true"/>
    </style:style>
    <style:style style:name="ro16" style:family="table-row">
      <style:table-row-properties style:row-height="2.027cm" fo:break-before="auto" style:use-optimal-row-height="true"/>
    </style:style>
    <style:style style:name="ro17" style:family="table-row">
      <style:table-row-properties style:row-height="0.947cm" fo:break-before="auto" style:use-optimal-row-height="true"/>
    </style:style>
    <style:style style:name="ro18" style:family="table-row">
      <style:table-row-properties style:row-height="0.499cm" fo:break-before="auto" style:use-optimal-row-height="true"/>
    </style:style>
    <style:style style:name="ro19" style:family="table-row">
      <style:table-row-properties style:row-height="3.605cm" fo:break-before="auto" style:use-optimal-row-height="true"/>
    </style:style>
    <style:style style:name="ro20" style:family="table-row">
      <style:table-row-properties style:row-height="12.68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style:text-properties style:use-window-font-color="true" style:text-outline="false" style:text-line-through-style="none" style:font-name="Tinos" fo:font-size="10pt" fo:language="ca"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Condensed"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font-name="Tinos" fo:font-size="10pt" fo:language="ca"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Condensed"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nos" fo:font-size="10pt" fo:language="ca"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Condensed"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font-name="Tinos" fo:font-size="10pt" fo:language="ca"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Condensed"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nos" fo:font-size="10pt" fo:language="ca" fo:country="E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DejaVu Sans Condensed"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font-name="Tinos" fo:font-size="10pt" fo:language="ca" fo:country="ES"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Condensed" style:font-size-complex="10pt" style:language-complex="hi" style:country-complex="IN" style:font-style-complex="italic"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font-name="Tinos" fo:font-size="10pt" fo:language="ca" fo:country="E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DejaVu Sans Condensed"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ca" fo:country="E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DejaVu Sans Condensed"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ca"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Condensed"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ull1" table:style-name="ta1" table:print="false">
        <table:table-column table:style-name="co1" table:default-cell-style-name="ce2"/>
        <table:table-column table:style-name="co1" table:number-columns-repeated="7" table:default-cell-style-name="ce4"/>
        <table:table-column table:style-name="co1" table:default-cell-style-name="ce2"/>
        <table:table-column table:style-name="co1" table:number-columns-repeated="2" table:default-cell-style-name="Default"/>
        <table:table-column table:style-name="co1" table:number-columns-repeated="3" table:default-cell-style-name="ce9"/>
        <table:table-row table:style-name="ro4">
          <table:table-cell table:style-name="ce1"/>
          <table:table-cell table:style-name="ce3" office:value-type="string">
            <text:p><text:a xlink:href="https://en.wikipedia.org/wiki/Language_family">Language family</text:a> </text:p>
          </table:table-cell>
          <table:table-cell table:style-name="ce5" office:value-type="string">
            <text:p>ISO language name </text:p>
          </table:table-cell>
          <table:table-cell table:style-name="ce5" office:value-type="string">
            <text:p>Native name (endonym) </text:p>
          </table:table-cell>
          <table:table-cell table:style-name="ce3" office:value-type="string">
            <text:p><text:a xlink:href="https://en.wikipedia.org/wiki/ISO_639-1">639-1</text:a> </text:p>
          </table:table-cell>
          <table:table-cell table:style-name="ce5" office:value-type="string">
            <text:p><text:a xlink:href="https://en.wikipedia.org/wiki/ISO_639-2">639-2</text:a>/T </text:p>
          </table:table-cell>
          <table:table-cell table:style-name="ce5" office:value-type="string">
            <text:p>639-2/B </text:p>
          </table:table-cell>
          <table:table-cell table:style-name="ce3" office:value-type="string">
            <text:p><text:a xlink:href="https://en.wikipedia.org/wiki/ISO_639-3">639-3</text:a> </text:p>
          </table:table-cell>
          <table:table-cell table:style-name="ce5" office:value-type="string">
            <text:p>Notes </text:p>
          </table:table-cell>
          <table:table-cell table:number-columns-repeated="2"/>
          <table:table-cell table:style-name="ce8" office:value-type="string">
            <text:p>Nombre de idioma</text:p>
          </table:table-cell>
          <table:table-cell table:style-name="ce8" office:value-type="string">
            <text:p>ISO 639-1</text:p>
          </table:table-cell>
          <table:table-cell table:style-name="ce8" office:value-type="string">
            <text:p>ISO 639-2</text:p>
          </table:table-cell>
        </table:table-row>
        <table:table-row table:style-name="ro5">
          <table:table-cell/>
          <table:table-cell office:value-type="string">
            <text:p><text:a xlink:href="https://en.wikipedia.org/wiki/Northwest_Caucasian_languages">Northwest Caucasian</text:a></text:p>
          </table:table-cell>
          <table:table-cell office:value-type="string">
            <text:p><text:a xlink:href="https://en.wikipedia.org/wiki/Abkhazian_language">Abkhazian</text:a></text:p>
          </table:table-cell>
          <table:table-cell office:value-type="string">
            <text:p>аҧсуа бызшәа, аҧсшәа</text:p>
          </table:table-cell>
          <table:table-cell office:value-type="string">
            <text:p><text:a xlink:href="https://www.loc.gov/standards/iso639-2/php/langcodes_name.php?iso_639_1=ab">ab</text:a></text:p>
          </table:table-cell>
          <table:table-cell office:value-type="string">
            <text:p>abk</text:p>
          </table:table-cell>
          <table:table-cell office:value-type="string">
            <text:p>abk</text:p>
          </table:table-cell>
          <table:table-cell office:value-type="string">
            <text:p>abk</text:p>
          </table:table-cell>
          <table:table-cell table:style-name="ce4" office:value-type="string">
            <text:p>also known as Abkhaz </text:p>
          </table:table-cell>
          <table:table-cell table:number-columns-repeated="2"/>
          <table:table-cell office:value-type="string">
            <text:p>Abkhaz</text:p>
          </table:table-cell>
          <table:table-cell office:value-type="string">
            <text:p>ab</text:p>
          </table:table-cell>
          <table:table-cell office:value-type="string">
            <text:p>abk</text:p>
          </table:table-cell>
        </table:table-row>
        <table:table-row table:style-name="ro6">
          <table:table-cell/>
          <table:table-cell office:value-type="string">
            <text:p><text:a xlink:href="https://en.wikipedia.org/wiki/Afro-Asiatic_languages">Afro-Asiatic</text:a></text:p>
          </table:table-cell>
          <table:table-cell office:value-type="string">
            <text:p><text:a xlink:href="https://en.wikipedia.org/wiki/Afar_language">Afar</text:a></text:p>
          </table:table-cell>
          <table:table-cell office:value-type="string">
            <text:p>Afaraf</text:p>
          </table:table-cell>
          <table:table-cell office:value-type="string">
            <text:p><text:a xlink:href="https://www.loc.gov/standards/iso639-2/php/langcodes_name.php?iso_639_1=aa">aa</text:a></text:p>
          </table:table-cell>
          <table:table-cell office:value-type="string">
            <text:p>aar</text:p>
          </table:table-cell>
          <table:table-cell office:value-type="string">
            <text:p>aar</text:p>
          </table:table-cell>
          <table:table-cell office:value-type="string">
            <text:p>aar</text:p>
          </table:table-cell>
          <table:table-cell table:number-columns-repeated="3"/>
          <table:table-cell office:value-type="string">
            <text:p>Afar</text:p>
          </table:table-cell>
          <table:table-cell office:value-type="string">
            <text:p>aa</text:p>
          </table:table-cell>
          <table:table-cell office:value-type="string">
            <text:p>aar</text:p>
          </table:table-cell>
        </table:table-row>
        <table:table-row table:style-name="ro6">
          <table:table-cell/>
          <table:table-cell office:value-type="string">
            <text:p><text:a xlink:href="https://en.wikipedia.org/wiki/Indo-European_languages">Indo-European</text:a></text:p>
          </table:table-cell>
          <table:table-cell office:value-type="string">
            <text:p><text:a xlink:href="https://en.wikipedia.org/wiki/Afrikaans_language">Afrikaans</text:a></text:p>
          </table:table-cell>
          <table:table-cell office:value-type="string">
            <text:p>Afrikaans</text:p>
          </table:table-cell>
          <table:table-cell office:value-type="string">
            <text:p><text:a xlink:href="https://www.loc.gov/standards/iso639-2/php/langcodes_name.php?iso_639_1=af">af</text:a></text:p>
          </table:table-cell>
          <table:table-cell office:value-type="string">
            <text:p>afr</text:p>
          </table:table-cell>
          <table:table-cell office:value-type="string">
            <text:p>afr</text:p>
          </table:table-cell>
          <table:table-cell office:value-type="string">
            <text:p>afr</text:p>
          </table:table-cell>
          <table:table-cell table:number-columns-repeated="3"/>
          <table:table-cell office:value-type="string">
            <text:p>Africanos</text:p>
          </table:table-cell>
          <table:table-cell office:value-type="string">
            <text:p>af</text:p>
          </table:table-cell>
          <table:table-cell office:value-type="string">
            <text:p>afr</text:p>
          </table:table-cell>
        </table:table-row>
        <table:table-row table:style-name="ro7">
          <table:table-cell/>
          <table:table-cell office:value-type="string">
            <text:p><text:a xlink:href="https://en.wikipedia.org/wiki/Niger–Congo_languages">Niger–Congo</text:a></text:p>
          </table:table-cell>
          <table:table-cell office:value-type="string">
            <text:p><text:a xlink:href="https://en.wikipedia.org/wiki/Akan_language">Akan</text:a></text:p>
          </table:table-cell>
          <table:table-cell office:value-type="string">
            <text:p>Akan</text:p>
          </table:table-cell>
          <table:table-cell office:value-type="string">
            <text:p><text:a xlink:href="https://www.loc.gov/standards/iso639-2/php/langcodes_name.php?iso_639_1=ak">ak</text:a></text:p>
          </table:table-cell>
          <table:table-cell office:value-type="string">
            <text:p>aka</text:p>
          </table:table-cell>
          <table:table-cell office:value-type="string">
            <text:p>aka</text:p>
          </table:table-cell>
          <table:table-cell office:value-type="string">
            <text:p>aka + <text:a xlink:href="https://en.wikipedia.org/wiki/ISO_639_macrolanguage#aka">2</text:a></text:p>
          </table:table-cell>
          <table:table-cell table:style-name="ce4" office:value-type="string">
            <text:p><text:a xlink:href="https://en.wikipedia.org/wiki/Macrolanguage">macrolanguage</text:a>, <text:a xlink:href="https://en.wikipedia.org/wiki/Twi_language">Twi</text:a> is [tw/twi], <text:a xlink:href="https://en.wikipedia.org/wiki/Fanti_language">Fanti</text:a> is [fat] </text:p>
          </table:table-cell>
          <table:table-cell table:number-columns-repeated="2"/>
          <table:table-cell office:value-type="string">
            <text:p>Akan</text:p>
          </table:table-cell>
          <table:table-cell office:value-type="string">
            <text:p>ak</text:p>
          </table:table-cell>
          <table:table-cell office:value-type="string">
            <text:p>aka</text:p>
          </table:table-cell>
        </table:table-row>
        <table:table-row table:style-name="ro7">
          <table:table-cell/>
          <table:table-cell office:value-type="string">
            <text:p><text:a xlink:href="https://en.wikipedia.org/wiki/Indo-European_languages">Indo-European</text:a></text:p>
          </table:table-cell>
          <table:table-cell office:value-type="string">
            <text:p><text:a xlink:href="https://en.wikipedia.org/wiki/Albanian_language">Albanian</text:a></text:p>
          </table:table-cell>
          <table:table-cell office:value-type="string">
            <text:p>Shqip</text:p>
          </table:table-cell>
          <table:table-cell office:value-type="string">
            <text:p><text:a xlink:href="https://www.loc.gov/standards/iso639-2/php/langcodes_name.php?iso_639_1=sq">sq</text:a></text:p>
          </table:table-cell>
          <table:table-cell office:value-type="string">
            <text:p>sqi</text:p>
          </table:table-cell>
          <table:table-cell table:style-name="ce7" office:value-type="string">
            <text:p>alb</text:p>
          </table:table-cell>
          <table:table-cell office:value-type="string">
            <text:p>sqi + <text:a xlink:href="https://en.wikipedia.org/wiki/ISO_639_macrolanguage#sqi">4</text:a></text:p>
          </table:table-cell>
          <table:table-cell table:style-name="ce4" office:value-type="string">
            <text:p><text:a xlink:href="https://en.wikipedia.org/wiki/Macrolanguage">macrolanguage</text:a>, "Albanian Phylozone" in 639-6 </text:p>
          </table:table-cell>
          <table:table-cell table:number-columns-repeated="2"/>
          <table:table-cell office:value-type="string">
            <text:p>Albania</text:p>
          </table:table-cell>
          <table:table-cell office:value-type="string">
            <text:p>sq</text:p>
          </table:table-cell>
          <table:table-cell office:value-type="string">
            <text:p>sqi</text:p>
          </table:table-cell>
        </table:table-row>
        <table:table-row table:style-name="ro6">
          <table:table-cell/>
          <table:table-cell office:value-type="string">
            <text:p><text:a xlink:href="https://en.wikipedia.org/wiki/Afro-Asiatic_languages">Afro-Asiatic</text:a></text:p>
          </table:table-cell>
          <table:table-cell office:value-type="string">
            <text:p><text:a xlink:href="https://en.wikipedia.org/wiki/Amharic_language">Amharic</text:a></text:p>
          </table:table-cell>
          <table:table-cell office:value-type="string">
            <text:p>አማርኛ</text:p>
          </table:table-cell>
          <table:table-cell office:value-type="string">
            <text:p><text:a xlink:href="https://www.loc.gov/standards/iso639-2/php/langcodes_name.php?iso_639_1=am">am</text:a></text:p>
          </table:table-cell>
          <table:table-cell office:value-type="string">
            <text:p>amh</text:p>
          </table:table-cell>
          <table:table-cell office:value-type="string">
            <text:p>amh</text:p>
          </table:table-cell>
          <table:table-cell office:value-type="string">
            <text:p>amh</text:p>
          </table:table-cell>
          <table:table-cell table:number-columns-repeated="3"/>
          <table:table-cell office:value-type="string">
            <text:p>Amárico</text:p>
          </table:table-cell>
          <table:table-cell office:value-type="string">
            <text:p>am</text:p>
          </table:table-cell>
          <table:table-cell office:value-type="string">
            <text:p>amh</text:p>
          </table:table-cell>
        </table:table-row>
        <table:table-row table:style-name="ro7">
          <table:table-cell/>
          <table:table-cell office:value-type="string">
            <text:p><text:a xlink:href="https://en.wikipedia.org/wiki/Afro-Asiatic_languages">Afro-Asiatic</text:a></text:p>
          </table:table-cell>
          <table:table-cell office:value-type="string">
            <text:p><text:a xlink:href="https://en.wikipedia.org/wiki/Arabic_language">Arabic</text:a></text:p>
          </table:table-cell>
          <table:table-cell office:value-type="string">
            <text:p>العربية</text:p>
          </table:table-cell>
          <table:table-cell office:value-type="string">
            <text:p><text:a xlink:href="https://www.loc.gov/standards/iso639-2/php/langcodes_name.php?iso_639_1=ar">ar</text:a></text:p>
          </table:table-cell>
          <table:table-cell table:number-columns-repeated="2" office:value-type="string">
            <text:p>ara</text:p>
          </table:table-cell>
          <table:table-cell office:value-type="string">
            <text:p>ara + <text:a xlink:href="https://en.wikipedia.org/wiki/ISO_639_macrolanguage#ara">29</text:a></text:p>
          </table:table-cell>
          <table:table-cell table:style-name="ce4" office:value-type="string">
            <text:p><text:a xlink:href="https://en.wikipedia.org/wiki/Macrolanguage">macrolanguage</text:a>, <text:a xlink:href="https://en.wikipedia.org/wiki/Standard_Arabic">Standard Arabic</text:a> is [arb] </text:p>
          </table:table-cell>
          <table:table-cell table:number-columns-repeated="2"/>
          <table:table-cell office:value-type="string">
            <text:p>Árabe</text:p>
          </table:table-cell>
          <table:table-cell office:value-type="string">
            <text:p>ar</text:p>
          </table:table-cell>
          <table:table-cell office:value-type="string">
            <text:p>ara</text:p>
          </table:table-cell>
        </table:table-row>
        <table:table-row table:style-name="ro6">
          <table:table-cell/>
          <table:table-cell office:value-type="string">
            <text:p><text:a xlink:href="https://en.wikipedia.org/wiki/Indo-European_languages">Indo-European</text:a></text:p>
          </table:table-cell>
          <table:table-cell office:value-type="string">
            <text:p><text:a xlink:href="https://en.wikipedia.org/wiki/Aragonese_language">Aragonese</text:a></text:p>
          </table:table-cell>
          <table:table-cell office:value-type="string">
            <text:p>aragonés</text:p>
          </table:table-cell>
          <table:table-cell office:value-type="string">
            <text:p><text:a xlink:href="https://www.loc.gov/standards/iso639-2/php/langcodes_name.php?iso_639_1=an">an</text:a></text:p>
          </table:table-cell>
          <table:table-cell office:value-type="string">
            <text:p>arg</text:p>
          </table:table-cell>
          <table:table-cell office:value-type="string">
            <text:p>arg</text:p>
          </table:table-cell>
          <table:table-cell office:value-type="string">
            <text:p>arg</text:p>
          </table:table-cell>
          <table:table-cell table:number-columns-repeated="3"/>
          <table:table-cell office:value-type="string">
            <text:p>Aragonés</text:p>
          </table:table-cell>
          <table:table-cell office:value-type="string">
            <text:p>an</text:p>
          </table:table-cell>
          <table:table-cell office:value-type="string">
            <text:p>arg</text:p>
          </table:table-cell>
        </table:table-row>
        <table:table-row table:style-name="ro8">
          <table:table-cell/>
          <table:table-cell office:value-type="string">
            <text:p><text:a xlink:href="https://en.wikipedia.org/wiki/Indo-European_languages">Indo-European</text:a></text:p>
          </table:table-cell>
          <table:table-cell office:value-type="string">
            <text:p><text:a xlink:href="https://en.wikipedia.org/wiki/Armenian_language">Armenian</text:a></text:p>
          </table:table-cell>
          <table:table-cell office:value-type="string">
            <text:p>Հայերեն</text:p>
          </table:table-cell>
          <table:table-cell office:value-type="string">
            <text:p><text:a xlink:href="https://www.loc.gov/standards/iso639-2/php/langcodes_name.php?iso_639_1=hy">hy</text:a></text:p>
          </table:table-cell>
          <table:table-cell office:value-type="string">
            <text:p>hye</text:p>
          </table:table-cell>
          <table:table-cell table:style-name="ce7" office:value-type="string">
            <text:p>arm</text:p>
          </table:table-cell>
          <table:table-cell office:value-type="string">
            <text:p>hye</text:p>
          </table:table-cell>
          <table:table-cell table:style-name="ce4" office:value-type="string">
            <text:p>also known as Հայերէն; ISO 639-3 code "hye" is for Eastern Armenian, "hyw" is for Western Armenian, and "xcl" is for Classical Armenian </text:p>
          </table:table-cell>
          <table:table-cell table:number-columns-repeated="2"/>
          <table:table-cell office:value-type="string">
            <text:p>Armenio</text:p>
          </table:table-cell>
          <table:table-cell office:value-type="string">
            <text:p>hy</text:p>
          </table:table-cell>
          <table:table-cell office:value-type="string">
            <text:p>hye</text:p>
          </table:table-cell>
        </table:table-row>
        <table:table-row table:style-name="ro6">
          <table:table-cell/>
          <table:table-cell office:value-type="string">
            <text:p><text:a xlink:href="https://en.wikipedia.org/wiki/Indo-European_languages">Indo-European</text:a></text:p>
          </table:table-cell>
          <table:table-cell office:value-type="string">
            <text:p><text:a xlink:href="https://en.wikipedia.org/wiki/Assamese_language">Assamese</text:a></text:p>
          </table:table-cell>
          <table:table-cell office:value-type="string">
            <text:p>অসমীয়া</text:p>
          </table:table-cell>
          <table:table-cell office:value-type="string">
            <text:p><text:a xlink:href="https://www.loc.gov/standards/iso639-2/php/langcodes_name.php?iso_639_1=as">as</text:a></text:p>
          </table:table-cell>
          <table:table-cell office:value-type="string">
            <text:p>asm</text:p>
          </table:table-cell>
          <table:table-cell office:value-type="string">
            <text:p>asm</text:p>
          </table:table-cell>
          <table:table-cell office:value-type="string">
            <text:p>asm</text:p>
          </table:table-cell>
          <table:table-cell table:number-columns-repeated="3"/>
          <table:table-cell office:value-type="string">
            <text:p>Assamese</text:p>
          </table:table-cell>
          <table:table-cell office:value-type="string">
            <text:p>as</text:p>
          </table:table-cell>
          <table:table-cell office:value-type="string">
            <text:p>asm</text:p>
          </table:table-cell>
        </table:table-row>
        <table:table-row table:style-name="ro5">
          <table:table-cell/>
          <table:table-cell office:value-type="string">
            <text:p><text:a xlink:href="https://en.wikipedia.org/wiki/Northeast_Caucasian_languages">Northeast Caucasian</text:a></text:p>
          </table:table-cell>
          <table:table-cell office:value-type="string">
            <text:p><text:a xlink:href="https://en.wikipedia.org/wiki/Avar_language">Avaric</text:a></text:p>
          </table:table-cell>
          <table:table-cell office:value-type="string">
            <text:p>авар мацӀ, магӀарул мацӀ</text:p>
          </table:table-cell>
          <table:table-cell office:value-type="string">
            <text:p><text:a xlink:href="https://www.loc.gov/standards/iso639-2/php/langcodes_name.php?iso_639_1=av">av</text:a></text:p>
          </table:table-cell>
          <table:table-cell office:value-type="string">
            <text:p>ava</text:p>
          </table:table-cell>
          <table:table-cell office:value-type="string">
            <text:p>ava</text:p>
          </table:table-cell>
          <table:table-cell office:value-type="string">
            <text:p>ava</text:p>
          </table:table-cell>
          <table:table-cell table:style-name="ce4" office:value-type="string">
            <text:p>also known as Avar </text:p>
          </table:table-cell>
          <table:table-cell table:number-columns-repeated="2"/>
          <table:table-cell office:value-type="string">
            <text:p>Avaric</text:p>
          </table:table-cell>
          <table:table-cell office:value-type="string">
            <text:p>av</text:p>
          </table:table-cell>
          <table:table-cell office:value-type="string">
            <text:p>ava</text:p>
          </table:table-cell>
        </table:table-row>
        <table:table-row table:style-name="ro6">
          <table:table-cell/>
          <table:table-cell office:value-type="string">
            <text:p><text:a xlink:href="https://en.wikipedia.org/wiki/Indo-European_languages">Indo-European</text:a></text:p>
          </table:table-cell>
          <table:table-cell office:value-type="string">
            <text:p><text:a xlink:href="https://en.wikipedia.org/wiki/Avestan_language">Avestan</text:a></text:p>
          </table:table-cell>
          <table:table-cell office:value-type="string">
            <text:p>avesta</text:p>
          </table:table-cell>
          <table:table-cell office:value-type="string">
            <text:p><text:a xlink:href="https://www.loc.gov/standards/iso639-2/php/langcodes_name.php?iso_639_1=ae">ae</text:a></text:p>
          </table:table-cell>
          <table:table-cell office:value-type="string">
            <text:p>ave</text:p>
          </table:table-cell>
          <table:table-cell office:value-type="string">
            <text:p>ave</text:p>
          </table:table-cell>
          <table:table-cell office:value-type="string">
            <text:p>ave</text:p>
          </table:table-cell>
          <table:table-cell table:style-name="ce4" office:value-type="string">
            <text:p><text:a xlink:href="https://en.wikipedia.org/wiki/Ancient_languages">ancient</text:a> </text:p>
          </table:table-cell>
          <table:table-cell table:number-columns-repeated="2"/>
          <table:table-cell office:value-type="string">
            <text:p>Avestan</text:p>
          </table:table-cell>
          <table:table-cell office:value-type="string">
            <text:p>ae</text:p>
          </table:table-cell>
          <table:table-cell office:value-type="string">
            <text:p>ave</text:p>
          </table:table-cell>
        </table:table-row>
        <table:table-row table:style-name="ro9">
          <table:table-cell/>
          <table:table-cell office:value-type="string">
            <text:p><text:a xlink:href="https://en.wikipedia.org/wiki/Aymaran_languages">Aymaran</text:a></text:p>
          </table:table-cell>
          <table:table-cell office:value-type="string">
            <text:p><text:a xlink:href="https://en.wikipedia.org/wiki/Aymara_language">Aymara</text:a></text:p>
          </table:table-cell>
          <table:table-cell office:value-type="string">
            <text:p>aymar aru</text:p>
          </table:table-cell>
          <table:table-cell office:value-type="string">
            <text:p><text:a xlink:href="https://www.loc.gov/standards/iso639-2/php/langcodes_name.php?iso_639_1=ay">ay</text:a></text:p>
          </table:table-cell>
          <table:table-cell office:value-type="string">
            <text:p>aym</text:p>
          </table:table-cell>
          <table:table-cell office:value-type="string">
            <text:p>aym</text:p>
          </table:table-cell>
          <table:table-cell office:value-type="string">
            <text:p>aym + <text:a xlink:href="https://en.wikipedia.org/wiki/ISO_639_macrolanguage#aym">2</text:a></text:p>
          </table:table-cell>
          <table:table-cell table:style-name="ce4" office:value-type="string">
            <text:p><text:a xlink:href="https://en.wikipedia.org/wiki/Macrolanguage">macrolanguage</text:a> </text:p>
          </table:table-cell>
          <table:table-cell table:number-columns-repeated="2"/>
          <table:table-cell office:value-type="string">
            <text:p>Aymara</text:p>
          </table:table-cell>
          <table:table-cell office:value-type="string">
            <text:p>ay</text:p>
          </table:table-cell>
          <table:table-cell office:value-type="string">
            <text:p>aym</text:p>
          </table:table-cell>
        </table:table-row>
        <table:table-row table:style-name="ro9">
          <table:table-cell/>
          <table:table-cell office:value-type="string">
            <text:p><text:a xlink:href="https://en.wikipedia.org/wiki/Turkic_languages">Turkic</text:a></text:p>
          </table:table-cell>
          <table:table-cell office:value-type="string">
            <text:p><text:a xlink:href="https://en.wikipedia.org/wiki/Azerbaijani_language">Azerbaijani</text:a></text:p>
          </table:table-cell>
          <table:table-cell office:value-type="string">
            <text:p>azərbaycan dili</text:p>
          </table:table-cell>
          <table:table-cell office:value-type="string">
            <text:p><text:a xlink:href="https://www.loc.gov/standards/iso639-2/php/langcodes_name.php?iso_639_1=az">az</text:a></text:p>
          </table:table-cell>
          <table:table-cell office:value-type="string">
            <text:p>aze</text:p>
          </table:table-cell>
          <table:table-cell office:value-type="string">
            <text:p>aze</text:p>
          </table:table-cell>
          <table:table-cell office:value-type="string">
            <text:p>aze + <text:a xlink:href="https://en.wikipedia.org/wiki/ISO_639_macrolanguage#aze">2</text:a></text:p>
          </table:table-cell>
          <table:table-cell table:style-name="ce4" office:value-type="string">
            <text:p><text:a xlink:href="https://en.wikipedia.org/wiki/Macrolanguage">macrolanguage</text:a> </text:p>
          </table:table-cell>
          <table:table-cell table:number-columns-repeated="2"/>
          <table:table-cell office:value-type="string">
            <text:p>Azerbaiyán</text:p>
          </table:table-cell>
          <table:table-cell office:value-type="string">
            <text:p>az</text:p>
          </table:table-cell>
          <table:table-cell office:value-type="string">
            <text:p>aze</text:p>
          </table:table-cell>
        </table:table-row>
        <table:table-row table:style-name="ro6">
          <table:table-cell/>
          <table:table-cell office:value-type="string">
            <text:p><text:a xlink:href="https://en.wikipedia.org/wiki/Niger–Congo_languages">Niger–Congo</text:a></text:p>
          </table:table-cell>
          <table:table-cell office:value-type="string">
            <text:p><text:a xlink:href="https://en.wikipedia.org/wiki/Bambara_language">Bambara</text:a></text:p>
          </table:table-cell>
          <table:table-cell office:value-type="string">
            <text:p>bamanankan</text:p>
          </table:table-cell>
          <table:table-cell office:value-type="string">
            <text:p><text:a xlink:href="https://www.loc.gov/standards/iso639-2/php/langcodes_name.php?iso_639_1=bm">bm</text:a></text:p>
          </table:table-cell>
          <table:table-cell office:value-type="string">
            <text:p>bam</text:p>
          </table:table-cell>
          <table:table-cell office:value-type="string">
            <text:p>bam</text:p>
          </table:table-cell>
          <table:table-cell office:value-type="string">
            <text:p>bam</text:p>
          </table:table-cell>
          <table:table-cell table:number-columns-repeated="3"/>
          <table:table-cell office:value-type="string">
            <text:p>Bambara</text:p>
          </table:table-cell>
          <table:table-cell office:value-type="string">
            <text:p>bm</text:p>
          </table:table-cell>
          <table:table-cell office:value-type="string">
            <text:p>bam</text:p>
          </table:table-cell>
        </table:table-row>
        <table:table-row table:style-name="ro6">
          <table:table-cell/>
          <table:table-cell office:value-type="string">
            <text:p><text:a xlink:href="https://en.wikipedia.org/wiki/Turkic_languages">Turkic</text:a></text:p>
          </table:table-cell>
          <table:table-cell office:value-type="string">
            <text:p><text:a xlink:href="https://en.wikipedia.org/wiki/Bashkir_language">Bashkir</text:a></text:p>
          </table:table-cell>
          <table:table-cell office:value-type="string">
            <text:p>башҡорт теле</text:p>
          </table:table-cell>
          <table:table-cell office:value-type="string">
            <text:p><text:a xlink:href="https://www.loc.gov/standards/iso639-2/php/langcodes_name.php?iso_639_1=ba">ba</text:a></text:p>
          </table:table-cell>
          <table:table-cell office:value-type="string">
            <text:p>bak</text:p>
          </table:table-cell>
          <table:table-cell office:value-type="string">
            <text:p>bak</text:p>
          </table:table-cell>
          <table:table-cell office:value-type="string">
            <text:p>bak</text:p>
          </table:table-cell>
          <table:table-cell table:number-columns-repeated="3"/>
          <table:table-cell office:value-type="string">
            <text:p>Bashkir</text:p>
          </table:table-cell>
          <table:table-cell office:value-type="string">
            <text:p>ba</text:p>
          </table:table-cell>
          <table:table-cell office:value-type="string">
            <text:p>bak</text:p>
          </table:table-cell>
        </table:table-row>
        <table:table-row table:style-name="ro9">
          <table:table-cell/>
          <table:table-cell office:value-type="string">
            <text:p><text:a xlink:href="https://en.wikipedia.org/wiki/Language_isolate">Language isolate</text:a></text:p>
          </table:table-cell>
          <table:table-cell office:value-type="string">
            <text:p><text:a xlink:href="https://en.wikipedia.org/wiki/Basque_language">Basque</text:a></text:p>
          </table:table-cell>
          <table:table-cell office:value-type="string">
            <text:p>euskara, euskera</text:p>
          </table:table-cell>
          <table:table-cell office:value-type="string">
            <text:p><text:a xlink:href="https://www.loc.gov/standards/iso639-2/php/langcodes_name.php?iso_639_1=eu">eu</text:a></text:p>
          </table:table-cell>
          <table:table-cell office:value-type="string">
            <text:p>eus</text:p>
          </table:table-cell>
          <table:table-cell table:style-name="ce7" office:value-type="string">
            <text:p>baq</text:p>
          </table:table-cell>
          <table:table-cell office:value-type="string">
            <text:p>eus</text:p>
          </table:table-cell>
          <table:table-cell table:number-columns-repeated="3"/>
          <table:table-cell office:value-type="string">
            <text:p>Vasco</text:p>
          </table:table-cell>
          <table:table-cell office:value-type="string">
            <text:p>eu</text:p>
          </table:table-cell>
          <table:table-cell office:value-type="string">
            <text:p>eus</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Belarusian_language">Belarusian</text:a></text:p>
          </table:table-cell>
          <table:table-cell office:value-type="string">
            <text:p>беларуская мова</text:p>
          </table:table-cell>
          <table:table-cell office:value-type="string">
            <text:p><text:a xlink:href="https://www.loc.gov/standards/iso639-2/php/langcodes_name.php?iso_639_1=be">be</text:a></text:p>
          </table:table-cell>
          <table:table-cell table:number-columns-repeated="3" office:value-type="string">
            <text:p>bel</text:p>
          </table:table-cell>
          <table:table-cell table:number-columns-repeated="3"/>
          <table:table-cell office:value-type="string">
            <text:p>Belarús</text:p>
          </table:table-cell>
          <table:table-cell office:value-type="string">
            <text:p>be</text:p>
          </table:table-cell>
          <table:table-cell office:value-type="string">
            <text:p>bel</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Bengali_language">Bengali</text:a></text:p>
          </table:table-cell>
          <table:table-cell office:value-type="string">
            <text:p>বাংলা</text:p>
          </table:table-cell>
          <table:table-cell office:value-type="string">
            <text:p><text:a xlink:href="https://www.loc.gov/standards/iso639-2/php/langcodes_name.php?iso_639_1=bn">bn</text:a></text:p>
          </table:table-cell>
          <table:table-cell table:number-columns-repeated="3" office:value-type="string">
            <text:p>ben</text:p>
          </table:table-cell>
          <table:table-cell table:style-name="ce4" office:value-type="string">
            <text:p>also known as Bangla </text:p>
          </table:table-cell>
          <table:table-cell table:number-columns-repeated="2"/>
          <table:table-cell office:value-type="string">
            <text:p>Bengalí</text:p>
          </table:table-cell>
          <table:table-cell office:value-type="string">
            <text:p>bn</text:p>
          </table:table-cell>
          <table:table-cell office:value-type="string">
            <text:p>ben</text:p>
          </table:table-cell>
        </table:table-row>
        <table:table-row table:style-name="ro10">
          <table:table-cell/>
          <table:table-cell office:value-type="string">
            <text:p><text:a xlink:href="https://en.wikipedia.org/wiki/Indo-European_languages">Indo-European</text:a></text:p>
          </table:table-cell>
          <table:table-cell office:value-type="string">
            <text:p><text:a xlink:href="https://en.wikipedia.org/wiki/Bihari_languages">Bihari languages</text:a></text:p>
          </table:table-cell>
          <table:table-cell office:value-type="string">
            <text:p>भोजपुरी</text:p>
          </table:table-cell>
          <table:table-cell office:value-type="string">
            <text:p><text:a xlink:href="https://www.loc.gov/standards/iso639-2/php/langcodes_name.php?iso_639_1=bh">bh</text:a></text:p>
          </table:table-cell>
          <table:table-cell office:value-type="string">
            <text:p>bih</text:p>
          </table:table-cell>
          <table:table-cell office:value-type="string">
            <text:p>bih</text:p>
          </table:table-cell>
          <table:table-cell table:style-name="ce2"/>
          <table:table-cell table:style-name="ce4" office:value-type="string">
            <text:p>collective language code for <text:a xlink:href="https://en.wikipedia.org/wiki/Bhojpuri_language">Bhojpuri</text:a>, <text:a xlink:href="https://en.wikipedia.org/wiki/Magahi_language">Magahi</text:a>, and <text:a xlink:href="https://en.wikipedia.org/wiki/Maithili_language">Maithili</text:a> </text:p>
          </table:table-cell>
          <table:table-cell table:number-columns-repeated="2"/>
          <table:table-cell office:value-type="string">
            <text:p>Bihari</text:p>
          </table:table-cell>
          <table:table-cell office:value-type="string">
            <text:p>bh</text:p>
          </table:table-cell>
          <table:table-cell office:value-type="string">
            <text:p>bih</text:p>
          </table:table-cell>
        </table:table-row>
        <table:table-row table:style-name="ro11">
          <table:table-cell/>
          <table:table-cell office:value-type="string">
            <text:p><text:a xlink:href="https://en.wikipedia.org/wiki/Creole_languages">Creole</text:a></text:p>
          </table:table-cell>
          <table:table-cell office:value-type="string">
            <text:p><text:a xlink:href="https://en.wikipedia.org/wiki/Bislama_language">Bislama</text:a></text:p>
          </table:table-cell>
          <table:table-cell office:value-type="string">
            <text:p>Bislama</text:p>
          </table:table-cell>
          <table:table-cell office:value-type="string">
            <text:p><text:a xlink:href="https://www.loc.gov/standards/iso639-2/php/langcodes_name.php?iso_639_1=bi">bi</text:a></text:p>
          </table:table-cell>
          <table:table-cell table:number-columns-repeated="3" office:value-type="string">
            <text:p>bis</text:p>
          </table:table-cell>
          <table:table-cell table:style-name="ce4" office:value-type="string">
            <text:p>Language formed from English and Ni-Vanuatu, with some French influence. </text:p>
          </table:table-cell>
          <table:table-cell table:number-columns-repeated="2"/>
          <table:table-cell office:value-type="string">
            <text:p>Bislama</text:p>
          </table:table-cell>
          <table:table-cell office:value-type="string">
            <text:p>bi</text:p>
          </table:table-cell>
          <table:table-cell office:value-type="string">
            <text:p>bis</text:p>
          </table:table-cell>
        </table:table-row>
        <table:table-row table:style-name="ro6">
          <table:table-cell/>
          <table:table-cell office:value-type="string">
            <text:p><text:a xlink:href="https://en.wikipedia.org/wiki/Indo-European_languages">Indo-European</text:a></text:p>
          </table:table-cell>
          <table:table-cell office:value-type="string">
            <text:p><text:a xlink:href="https://en.wikipedia.org/wiki/Bosnian_language">Bosnian</text:a></text:p>
          </table:table-cell>
          <table:table-cell office:value-type="string">
            <text:p>bosanski jezik</text:p>
          </table:table-cell>
          <table:table-cell office:value-type="string">
            <text:p><text:a xlink:href="https://www.loc.gov/standards/iso639-2/php/langcodes_name.php?iso_639_1=bs">bs</text:a></text:p>
          </table:table-cell>
          <table:table-cell office:value-type="string">
            <text:p>bos</text:p>
          </table:table-cell>
          <table:table-cell office:value-type="string">
            <text:p>bos</text:p>
          </table:table-cell>
          <table:table-cell office:value-type="string">
            <text:p>bos</text:p>
          </table:table-cell>
          <table:table-cell table:number-columns-repeated="3"/>
          <table:table-cell office:value-type="string">
            <text:p>Bosnia</text:p>
          </table:table-cell>
          <table:table-cell office:value-type="string">
            <text:p>bs</text:p>
          </table:table-cell>
          <table:table-cell office:value-type="string">
            <text:p>bos</text:p>
          </table:table-cell>
        </table:table-row>
        <table:table-row table:style-name="ro6">
          <table:table-cell/>
          <table:table-cell office:value-type="string">
            <text:p><text:a xlink:href="https://en.wikipedia.org/wiki/Indo-European_languages">Indo-European</text:a></text:p>
          </table:table-cell>
          <table:table-cell office:value-type="string">
            <text:p><text:a xlink:href="https://en.wikipedia.org/wiki/Breton_language">Breton</text:a></text:p>
          </table:table-cell>
          <table:table-cell office:value-type="string">
            <text:p>brezhoneg</text:p>
          </table:table-cell>
          <table:table-cell office:value-type="string">
            <text:p><text:a xlink:href="https://www.loc.gov/standards/iso639-2/php/langcodes_name.php?iso_639_1=br">br</text:a></text:p>
          </table:table-cell>
          <table:table-cell office:value-type="string">
            <text:p>bre</text:p>
          </table:table-cell>
          <table:table-cell office:value-type="string">
            <text:p>bre</text:p>
          </table:table-cell>
          <table:table-cell office:value-type="string">
            <text:p>bre</text:p>
          </table:table-cell>
          <table:table-cell table:number-columns-repeated="3"/>
          <table:table-cell office:value-type="string">
            <text:p>Breton</text:p>
          </table:table-cell>
          <table:table-cell office:value-type="string">
            <text:p>br</text:p>
          </table:table-cell>
          <table:table-cell office:value-type="string">
            <text:p>bre</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Bulgarian_language">Bulgarian</text:a></text:p>
          </table:table-cell>
          <table:table-cell office:value-type="string">
            <text:p>български език</text:p>
          </table:table-cell>
          <table:table-cell office:value-type="string">
            <text:p><text:a xlink:href="https://www.loc.gov/standards/iso639-2/php/langcodes_name.php?iso_639_1=bg">bg</text:a></text:p>
          </table:table-cell>
          <table:table-cell office:value-type="string">
            <text:p>bul</text:p>
          </table:table-cell>
          <table:table-cell office:value-type="string">
            <text:p>bul</text:p>
          </table:table-cell>
          <table:table-cell office:value-type="string">
            <text:p>bul</text:p>
          </table:table-cell>
          <table:table-cell table:number-columns-repeated="3"/>
          <table:table-cell office:value-type="string">
            <text:p>Búlgaro</text:p>
          </table:table-cell>
          <table:table-cell office:value-type="string">
            <text:p>bg</text:p>
          </table:table-cell>
          <table:table-cell office:value-type="string">
            <text:p>bul</text:p>
          </table:table-cell>
        </table:table-row>
        <table:table-row table:style-name="ro13">
          <table:table-cell/>
          <table:table-cell office:value-type="string">
            <text:p><text:a xlink:href="https://en.wikipedia.org/wiki/Sino-Tibetan_languages">Sino-Tibetan</text:a></text:p>
          </table:table-cell>
          <table:table-cell office:value-type="string">
            <text:p><text:a xlink:href="https://en.wikipedia.org/wiki/Burmese_language">Burmese</text:a></text:p>
          </table:table-cell>
          <table:table-cell office:value-type="string">
            <text:p>ဗမာစာ</text:p>
          </table:table-cell>
          <table:table-cell office:value-type="string">
            <text:p><text:a xlink:href="https://www.loc.gov/standards/iso639-2/php/langcodes_name.php?iso_639_1=my">my</text:a></text:p>
          </table:table-cell>
          <table:table-cell office:value-type="string">
            <text:p>mya</text:p>
          </table:table-cell>
          <table:table-cell table:style-name="ce7" office:value-type="string">
            <text:p>bur</text:p>
          </table:table-cell>
          <table:table-cell office:value-type="string">
            <text:p>mya</text:p>
          </table:table-cell>
          <table:table-cell table:number-columns-repeated="3"/>
          <table:table-cell office:value-type="string">
            <text:p>Burmese</text:p>
          </table:table-cell>
          <table:table-cell office:value-type="string">
            <text:p>my</text:p>
          </table:table-cell>
          <table:table-cell office:value-type="string">
            <text:p>mya</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Catalan_language">Catalan</text:a>, Valencian</text:p>
          </table:table-cell>
          <table:table-cell office:value-type="string">
            <text:p>català, valencià</text:p>
          </table:table-cell>
          <table:table-cell office:value-type="string">
            <text:p><text:a xlink:href="https://www.loc.gov/standards/iso639-2/php/langcodes_name.php?iso_639_1=ca">ca</text:a></text:p>
          </table:table-cell>
          <table:table-cell table:number-columns-repeated="3" office:value-type="string">
            <text:p>cat</text:p>
          </table:table-cell>
          <table:table-cell table:number-columns-repeated="3"/>
          <table:table-cell office:value-type="string">
            <text:p>Catalán</text:p>
          </table:table-cell>
          <table:table-cell office:value-type="string">
            <text:p>ca</text:p>
          </table:table-cell>
          <table:table-cell office:value-type="string">
            <text:p>cat</text:p>
          </table:table-cell>
        </table:table-row>
        <table:table-row table:style-name="ro6">
          <table:table-cell/>
          <table:table-cell office:value-type="string">
            <text:p><text:a xlink:href="https://en.wikipedia.org/wiki/Austronesian_languages">Austronesian</text:a></text:p>
          </table:table-cell>
          <table:table-cell office:value-type="string">
            <text:p><text:a xlink:href="https://en.wikipedia.org/wiki/Chamorro_language">Chamorro</text:a></text:p>
          </table:table-cell>
          <table:table-cell office:value-type="string">
            <text:p>Chamoru</text:p>
          </table:table-cell>
          <table:table-cell office:value-type="string">
            <text:p><text:a xlink:href="https://www.loc.gov/standards/iso639-2/php/langcodes_name.php?iso_639_1=ch">ch</text:a></text:p>
          </table:table-cell>
          <table:table-cell office:value-type="string">
            <text:p>cha</text:p>
          </table:table-cell>
          <table:table-cell office:value-type="string">
            <text:p>cha</text:p>
          </table:table-cell>
          <table:table-cell office:value-type="string">
            <text:p>cha</text:p>
          </table:table-cell>
          <table:table-cell table:number-columns-repeated="3"/>
          <table:table-cell office:value-type="string">
            <text:p>Chamorro</text:p>
          </table:table-cell>
          <table:table-cell office:value-type="string">
            <text:p>ch</text:p>
          </table:table-cell>
          <table:table-cell office:value-type="string">
            <text:p>cha</text:p>
          </table:table-cell>
        </table:table-row>
        <table:table-row table:style-name="ro6">
          <table:table-cell/>
          <table:table-cell office:value-type="string">
            <text:p><text:a xlink:href="https://en.wikipedia.org/wiki/Northeast_Caucasian_languages">Northeast Caucasian</text:a></text:p>
          </table:table-cell>
          <table:table-cell office:value-type="string">
            <text:p><text:a xlink:href="https://en.wikipedia.org/wiki/Chechen_language">Chechen</text:a></text:p>
          </table:table-cell>
          <table:table-cell office:value-type="string">
            <text:p>нохчийн мотт</text:p>
          </table:table-cell>
          <table:table-cell office:value-type="string">
            <text:p><text:a xlink:href="https://www.loc.gov/standards/iso639-2/php/langcodes_name.php?iso_639_1=ce">ce</text:a></text:p>
          </table:table-cell>
          <table:table-cell office:value-type="string">
            <text:p>che</text:p>
          </table:table-cell>
          <table:table-cell office:value-type="string">
            <text:p>che</text:p>
          </table:table-cell>
          <table:table-cell office:value-type="string">
            <text:p>che</text:p>
          </table:table-cell>
          <table:table-cell table:number-columns-repeated="3"/>
          <table:table-cell office:value-type="string">
            <text:p>Chechenio</text:p>
          </table:table-cell>
          <table:table-cell office:value-type="string">
            <text:p>ce</text:p>
          </table:table-cell>
          <table:table-cell office:value-type="string">
            <text:p>che</text:p>
          </table:table-cell>
        </table:table-row>
        <table:table-row table:style-name="ro5">
          <table:table-cell/>
          <table:table-cell office:value-type="string">
            <text:p><text:a xlink:href="https://en.wikipedia.org/wiki/Niger–Congo_languages">Niger–Congo</text:a></text:p>
          </table:table-cell>
          <table:table-cell office:value-type="string">
            <text:p><text:a xlink:href="https://en.wikipedia.org/wiki/Chichewa_language">Chichewa</text:a>, Chewa, Nyanja</text:p>
          </table:table-cell>
          <table:table-cell office:value-type="string">
            <text:p>chiCheŵa, chinyanja</text:p>
          </table:table-cell>
          <table:table-cell office:value-type="string">
            <text:p><text:a xlink:href="https://www.loc.gov/standards/iso639-2/php/langcodes_name.php?iso_639_1=ny">ny</text:a></text:p>
          </table:table-cell>
          <table:table-cell office:value-type="string">
            <text:p>nya</text:p>
          </table:table-cell>
          <table:table-cell office:value-type="string">
            <text:p>nya</text:p>
          </table:table-cell>
          <table:table-cell office:value-type="string">
            <text:p>nya</text:p>
          </table:table-cell>
          <table:table-cell table:number-columns-repeated="3"/>
          <table:table-cell office:value-type="string">
            <text:p>Chichewa, Chewa, Nyanja</text:p>
          </table:table-cell>
          <table:table-cell office:value-type="string">
            <text:p>ny</text:p>
          </table:table-cell>
          <table:table-cell office:value-type="string">
            <text:p>nya</text:p>
          </table:table-cell>
        </table:table-row>
        <table:table-row table:style-name="ro15">
          <table:table-cell/>
          <table:table-cell office:value-type="string">
            <text:p><text:a xlink:href="https://en.wikipedia.org/wiki/Sino-Tibetan_languages">Sino-Tibetan</text:a></text:p>
          </table:table-cell>
          <table:table-cell office:value-type="string">
            <text:p><text:a xlink:href="https://en.wikipedia.org/wiki/Chinese_language">Chinese</text:a></text:p>
          </table:table-cell>
          <table:table-cell office:value-type="string">
            <text:p>中文 (Zhōngwén), 汉语, 漢語</text:p>
          </table:table-cell>
          <table:table-cell office:value-type="string">
            <text:p><text:a xlink:href="https://www.loc.gov/standards/iso639-2/php/langcodes_name.php?iso_639_1=zh">zh</text:a></text:p>
          </table:table-cell>
          <table:table-cell office:value-type="string">
            <text:p>zho</text:p>
          </table:table-cell>
          <table:table-cell table:style-name="ce7" office:value-type="string">
            <text:p>chi</text:p>
          </table:table-cell>
          <table:table-cell office:value-type="string">
            <text:p>zho + <text:a xlink:href="https://en.wikipedia.org/wiki/ISO_639_macrolanguage#zho">16</text:a></text:p>
          </table:table-cell>
          <table:table-cell table:style-name="ce4" office:value-type="string">
            <text:p><text:a xlink:href="https://en.wikipedia.org/wiki/Macrolanguage">macrolanguage</text:a> </text:p>
          </table:table-cell>
          <table:table-cell table:number-columns-repeated="2"/>
          <table:table-cell office:value-type="string">
            <text:p>Chino</text:p>
          </table:table-cell>
          <table:table-cell office:value-type="string">
            <text:p>zh</text:p>
          </table:table-cell>
          <table:table-cell office:value-type="string">
            <text:p>zho</text:p>
          </table:table-cell>
        </table:table-row>
        <table:table-row table:style-name="ro6">
          <table:table-cell/>
          <table:table-cell office:value-type="string">
            <text:p><text:a xlink:href="https://en.wikipedia.org/wiki/Turkic_languages">Turkic</text:a></text:p>
          </table:table-cell>
          <table:table-cell office:value-type="string">
            <text:p><text:a xlink:href="https://en.wikipedia.org/wiki/Chuvash_language">Chuvash</text:a></text:p>
          </table:table-cell>
          <table:table-cell office:value-type="string">
            <text:p>чӑваш чӗлхи</text:p>
          </table:table-cell>
          <table:table-cell office:value-type="string">
            <text:p><text:a xlink:href="https://www.loc.gov/standards/iso639-2/php/langcodes_name.php?iso_639_1=cv">cv</text:a></text:p>
          </table:table-cell>
          <table:table-cell office:value-type="string">
            <text:p>chv</text:p>
          </table:table-cell>
          <table:table-cell office:value-type="string">
            <text:p>chv</text:p>
          </table:table-cell>
          <table:table-cell office:value-type="string">
            <text:p>chv</text:p>
          </table:table-cell>
          <table:table-cell table:number-columns-repeated="3"/>
          <table:table-cell office:value-type="string">
            <text:p>Chuvashia</text:p>
          </table:table-cell>
          <table:table-cell office:value-type="string">
            <text:p>cv</text:p>
          </table:table-cell>
          <table:table-cell office:value-type="string">
            <text:p>chv</text:p>
          </table:table-cell>
        </table:table-row>
        <table:table-row table:style-name="ro6">
          <table:table-cell/>
          <table:table-cell office:value-type="string">
            <text:p><text:a xlink:href="https://en.wikipedia.org/wiki/Indo-European_languages">Indo-European</text:a></text:p>
          </table:table-cell>
          <table:table-cell office:value-type="string">
            <text:p><text:a xlink:href="https://en.wikipedia.org/wiki/Cornish_language">Cornish</text:a></text:p>
          </table:table-cell>
          <table:table-cell office:value-type="string">
            <text:p>Kernewek</text:p>
          </table:table-cell>
          <table:table-cell office:value-type="string">
            <text:p><text:a xlink:href="https://www.loc.gov/standards/iso639-2/php/langcodes_name.php?iso_639_1=kw">kw</text:a></text:p>
          </table:table-cell>
          <table:table-cell table:number-columns-repeated="3" office:value-type="string">
            <text:p>cor</text:p>
          </table:table-cell>
          <table:table-cell table:number-columns-repeated="3"/>
          <table:table-cell office:value-type="string">
            <text:p>Cornualles</text:p>
          </table:table-cell>
          <table:table-cell office:value-type="string">
            <text:p>kw</text:p>
          </table:table-cell>
          <table:table-cell office:value-type="string">
            <text:p>cor</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Corsican_language">Corsican</text:a></text:p>
          </table:table-cell>
          <table:table-cell office:value-type="string">
            <text:p>corsu, lingua corsa</text:p>
          </table:table-cell>
          <table:table-cell office:value-type="string">
            <text:p><text:a xlink:href="https://www.loc.gov/standards/iso639-2/php/langcodes_name.php?iso_639_1=co">co</text:a></text:p>
          </table:table-cell>
          <table:table-cell table:number-columns-repeated="3" office:value-type="string">
            <text:p>cos</text:p>
          </table:table-cell>
          <table:table-cell table:number-columns-repeated="3"/>
          <table:table-cell office:value-type="string">
            <text:p>Corso</text:p>
          </table:table-cell>
          <table:table-cell office:value-type="string">
            <text:p>co</text:p>
          </table:table-cell>
          <table:table-cell office:value-type="string">
            <text:p>cos</text:p>
          </table:table-cell>
        </table:table-row>
        <table:table-row table:style-name="ro9">
          <table:table-cell/>
          <table:table-cell office:value-type="string">
            <text:p><text:a xlink:href="https://en.wikipedia.org/wiki/Algonquian_languages">Algonquian</text:a></text:p>
          </table:table-cell>
          <table:table-cell office:value-type="string">
            <text:p><text:a xlink:href="https://en.wikipedia.org/wiki/Cree_language">Cree</text:a></text:p>
          </table:table-cell>
          <table:table-cell office:value-type="string">
            <text:p>ᓀᐦᐃᔭᐍᐏᐣ</text:p>
          </table:table-cell>
          <table:table-cell office:value-type="string">
            <text:p><text:a xlink:href="https://www.loc.gov/standards/iso639-2/php/langcodes_name.php?iso_639_1=cr">cr</text:a></text:p>
          </table:table-cell>
          <table:table-cell office:value-type="string">
            <text:p>cre</text:p>
          </table:table-cell>
          <table:table-cell office:value-type="string">
            <text:p>cre</text:p>
          </table:table-cell>
          <table:table-cell office:value-type="string">
            <text:p>cre + <text:a xlink:href="https://en.wikipedia.org/wiki/ISO_639_macrolanguage#cre">6</text:a></text:p>
          </table:table-cell>
          <table:table-cell table:style-name="ce4" office:value-type="string">
            <text:p><text:a xlink:href="https://en.wikipedia.org/wiki/Macrolanguage">macrolanguage</text:a> </text:p>
          </table:table-cell>
          <table:table-cell table:number-columns-repeated="2"/>
          <table:table-cell office:value-type="string">
            <text:p>Cree</text:p>
          </table:table-cell>
          <table:table-cell office:value-type="string">
            <text:p>cr</text:p>
          </table:table-cell>
          <table:table-cell office:value-type="string">
            <text:p>cre</text:p>
          </table:table-cell>
        </table:table-row>
        <table:table-row table:style-name="ro6">
          <table:table-cell/>
          <table:table-cell office:value-type="string">
            <text:p><text:a xlink:href="https://en.wikipedia.org/wiki/Indo-European_languages">Indo-European</text:a></text:p>
          </table:table-cell>
          <table:table-cell office:value-type="string">
            <text:p><text:a xlink:href="https://en.wikipedia.org/wiki/Croatian_language">Croatian</text:a></text:p>
          </table:table-cell>
          <table:table-cell office:value-type="string">
            <text:p>hrvatski jezik</text:p>
          </table:table-cell>
          <table:table-cell office:value-type="string">
            <text:p><text:a xlink:href="https://www.loc.gov/standards/iso639-2/php/langcodes_name.php?iso_639_1=hr">hr</text:a></text:p>
          </table:table-cell>
          <table:table-cell office:value-type="string">
            <text:p>hrv</text:p>
          </table:table-cell>
          <table:table-cell office:value-type="string">
            <text:p>hrv</text:p>
          </table:table-cell>
          <table:table-cell office:value-type="string">
            <text:p>hrv</text:p>
          </table:table-cell>
          <table:table-cell table:number-columns-repeated="3"/>
          <table:table-cell office:value-type="string">
            <text:p>Croacia</text:p>
          </table:table-cell>
          <table:table-cell office:value-type="string">
            <text:p>hr</text:p>
          </table:table-cell>
          <table:table-cell office:value-type="string">
            <text:p>hrv</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Czech_language">Czech</text:a></text:p>
          </table:table-cell>
          <table:table-cell office:value-type="string">
            <text:p>čeština, český jazyk</text:p>
          </table:table-cell>
          <table:table-cell office:value-type="string">
            <text:p><text:a xlink:href="https://www.loc.gov/standards/iso639-2/php/langcodes_name.php?iso_639_1=cs">cs</text:a></text:p>
          </table:table-cell>
          <table:table-cell office:value-type="string">
            <text:p>ces</text:p>
          </table:table-cell>
          <table:table-cell table:style-name="ce7" office:value-type="string">
            <text:p>cze</text:p>
          </table:table-cell>
          <table:table-cell office:value-type="string">
            <text:p>ces</text:p>
          </table:table-cell>
          <table:table-cell table:number-columns-repeated="3"/>
          <table:table-cell office:value-type="string">
            <text:p>Checo</text:p>
          </table:table-cell>
          <table:table-cell office:value-type="string">
            <text:p>cs</text:p>
          </table:table-cell>
          <table:table-cell office:value-type="string">
            <text:p>ces</text:p>
          </table:table-cell>
        </table:table-row>
        <table:table-row table:style-name="ro6">
          <table:table-cell/>
          <table:table-cell office:value-type="string">
            <text:p><text:a xlink:href="https://en.wikipedia.org/wiki/Indo-European_languages">Indo-European</text:a></text:p>
          </table:table-cell>
          <table:table-cell office:value-type="string">
            <text:p><text:a xlink:href="https://en.wikipedia.org/wiki/Danish_language">Danish</text:a></text:p>
          </table:table-cell>
          <table:table-cell office:value-type="string">
            <text:p>dansk</text:p>
          </table:table-cell>
          <table:table-cell office:value-type="string">
            <text:p><text:a xlink:href="https://www.loc.gov/standards/iso639-2/php/langcodes_name.php?iso_639_1=da">da</text:a></text:p>
          </table:table-cell>
          <table:table-cell table:number-columns-repeated="3" office:value-type="string">
            <text:p>dan</text:p>
          </table:table-cell>
          <table:table-cell table:number-columns-repeated="3"/>
          <table:table-cell office:value-type="string">
            <text:p>Danés</text:p>
          </table:table-cell>
          <table:table-cell office:value-type="string">
            <text:p>da</text:p>
          </table:table-cell>
          <table:table-cell office:value-type="string">
            <text:p>dan</text:p>
          </table:table-cell>
        </table:table-row>
        <table:table-row table:style-name="ro5">
          <table:table-cell/>
          <table:table-cell office:value-type="string">
            <text:p><text:a xlink:href="https://en.wikipedia.org/wiki/Indo-European_languages">Indo-European</text:a></text:p>
          </table:table-cell>
          <table:table-cell office:value-type="string">
            <text:p><text:a xlink:href="https://en.wikipedia.org/wiki/Dhivehi_language">Divehi</text:a>, Dhivehi, Maldivian</text:p>
          </table:table-cell>
          <table:table-cell office:value-type="string">
            <text:p>ދިވެހި</text:p>
          </table:table-cell>
          <table:table-cell office:value-type="string">
            <text:p><text:a xlink:href="https://www.loc.gov/standards/iso639-2/php/langcodes_name.php?iso_639_1=dv">dv</text:a></text:p>
          </table:table-cell>
          <table:table-cell office:value-type="string">
            <text:p>div</text:p>
          </table:table-cell>
          <table:table-cell office:value-type="string">
            <text:p>div</text:p>
          </table:table-cell>
          <table:table-cell office:value-type="string">
            <text:p>div</text:p>
          </table:table-cell>
          <table:table-cell table:number-columns-repeated="3"/>
          <table:table-cell office:value-type="string">
            <text:p>Divehi, Dhivehi, Maldivas</text:p>
          </table:table-cell>
          <table:table-cell office:value-type="string">
            <text:p>dv</text:p>
          </table:table-cell>
          <table:table-cell office:value-type="string">
            <text:p>div</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Dutch_language">Dutch</text:a>, Flemish</text:p>
          </table:table-cell>
          <table:table-cell office:value-type="string">
            <text:p>Nederlands, Vlaams</text:p>
          </table:table-cell>
          <table:table-cell office:value-type="string">
            <text:p><text:a xlink:href="https://www.loc.gov/standards/iso639-2/php/langcodes_name.php?iso_639_1=nl">nl</text:a></text:p>
          </table:table-cell>
          <table:table-cell office:value-type="string">
            <text:p>nld</text:p>
          </table:table-cell>
          <table:table-cell table:style-name="ce7" office:value-type="string">
            <text:p>dut</text:p>
          </table:table-cell>
          <table:table-cell office:value-type="string">
            <text:p>nld</text:p>
          </table:table-cell>
          <table:table-cell table:number-columns-repeated="3"/>
          <table:table-cell office:value-type="string">
            <text:p>Holandés</text:p>
          </table:table-cell>
          <table:table-cell office:value-type="string">
            <text:p>nl</text:p>
          </table:table-cell>
          <table:table-cell office:value-type="string">
            <text:p>nld</text:p>
          </table:table-cell>
        </table:table-row>
        <table:table-row table:style-name="ro6">
          <table:table-cell/>
          <table:table-cell office:value-type="string">
            <text:p><text:a xlink:href="https://en.wikipedia.org/wiki/Sino-Tibetan_languages">Sino-Tibetan</text:a></text:p>
          </table:table-cell>
          <table:table-cell office:value-type="string">
            <text:p><text:a xlink:href="https://en.wikipedia.org/wiki/Dzongkha_language">Dzongkha</text:a></text:p>
          </table:table-cell>
          <table:table-cell office:value-type="string">
            <text:p>རྫོང་ཁ</text:p>
          </table:table-cell>
          <table:table-cell office:value-type="string">
            <text:p><text:a xlink:href="https://www.loc.gov/standards/iso639-2/php/langcodes_name.php?iso_639_1=dz">dz</text:a></text:p>
          </table:table-cell>
          <table:table-cell office:value-type="string">
            <text:p>dzo</text:p>
          </table:table-cell>
          <table:table-cell office:value-type="string">
            <text:p>dzo</text:p>
          </table:table-cell>
          <table:table-cell office:value-type="string">
            <text:p>dzo</text:p>
          </table:table-cell>
          <table:table-cell table:number-columns-repeated="3"/>
          <table:table-cell office:value-type="string">
            <text:p>Dzongkha</text:p>
          </table:table-cell>
          <table:table-cell office:value-type="string">
            <text:p>dz</text:p>
          </table:table-cell>
          <table:table-cell office:value-type="string">
            <text:p>dzo</text:p>
          </table:table-cell>
        </table:table-row>
        <table:table-row table:style-name="ro6">
          <table:table-cell/>
          <table:table-cell office:value-type="string">
            <text:p><text:a xlink:href="https://en.wikipedia.org/wiki/Indo-European_languages">Indo-European</text:a></text:p>
          </table:table-cell>
          <table:table-cell office:value-type="string">
            <text:p><text:a xlink:href="https://en.wikipedia.org/wiki/English_language">English</text:a></text:p>
          </table:table-cell>
          <table:table-cell office:value-type="string">
            <text:p>English</text:p>
          </table:table-cell>
          <table:table-cell office:value-type="string">
            <text:p><text:a xlink:href="https://www.loc.gov/standards/iso639-2/php/langcodes_name.php?iso_639_1=en">en</text:a></text:p>
          </table:table-cell>
          <table:table-cell office:value-type="string">
            <text:p>eng</text:p>
          </table:table-cell>
          <table:table-cell office:value-type="string">
            <text:p>eng</text:p>
          </table:table-cell>
          <table:table-cell office:value-type="string">
            <text:p>eng</text:p>
          </table:table-cell>
          <table:table-cell table:number-columns-repeated="3"/>
          <table:table-cell office:value-type="string">
            <text:p>Inglés</text:p>
          </table:table-cell>
          <table:table-cell office:value-type="string">
            <text:p>en</text:p>
          </table:table-cell>
          <table:table-cell office:value-type="string">
            <text:p>eng</text:p>
          </table:table-cell>
        </table:table-row>
        <table:table-row table:style-name="ro16">
          <table:table-cell/>
          <table:table-cell office:value-type="string">
            <text:p><text:a xlink:href="https://en.wikipedia.org/wiki/Constructed_languages">Constructed</text:a></text:p>
          </table:table-cell>
          <table:table-cell office:value-type="string">
            <text:p><text:a xlink:href="https://en.wikipedia.org/wiki/Esperanto">Esperanto</text:a></text:p>
          </table:table-cell>
          <table:table-cell office:value-type="string">
            <text:p>Esperanto</text:p>
          </table:table-cell>
          <table:table-cell office:value-type="string">
            <text:p><text:a xlink:href="https://www.loc.gov/standards/iso639-2/php/langcodes_name.php?iso_639_1=eo">eo</text:a></text:p>
          </table:table-cell>
          <table:table-cell office:value-type="string">
            <text:p>epo</text:p>
          </table:table-cell>
          <table:table-cell office:value-type="string">
            <text:p>epo</text:p>
          </table:table-cell>
          <table:table-cell office:value-type="string">
            <text:p>epo</text:p>
          </table:table-cell>
          <table:table-cell table:style-name="ce4" office:value-type="string">
            <text:p><text:a xlink:href="https://en.wikipedia.org/wiki/Constructed_languages">constructed</text:a>, initiated from L.L. Zamenhof, 1887 </text:p>
          </table:table-cell>
          <table:table-cell table:number-columns-repeated="2"/>
          <table:table-cell office:value-type="string">
            <text:p>Esperanto</text:p>
          </table:table-cell>
          <table:table-cell office:value-type="string">
            <text:p>eo</text:p>
          </table:table-cell>
          <table:table-cell office:value-type="string">
            <text:p>epo</text:p>
          </table:table-cell>
        </table:table-row>
        <table:table-row table:style-name="ro9">
          <table:table-cell/>
          <table:table-cell office:value-type="string">
            <text:p><text:a xlink:href="https://en.wikipedia.org/wiki/Uralic_languages">Uralic</text:a></text:p>
          </table:table-cell>
          <table:table-cell office:value-type="string">
            <text:p><text:a xlink:href="https://en.wikipedia.org/wiki/Estonian_language">Estonian</text:a></text:p>
          </table:table-cell>
          <table:table-cell office:value-type="string">
            <text:p>eesti, eesti keel</text:p>
          </table:table-cell>
          <table:table-cell office:value-type="string">
            <text:p><text:a xlink:href="https://www.loc.gov/standards/iso639-2/php/langcodes_name.php?iso_639_1=et">et</text:a></text:p>
          </table:table-cell>
          <table:table-cell table:number-columns-repeated="2" office:value-type="string">
            <text:p>est</text:p>
          </table:table-cell>
          <table:table-cell office:value-type="string">
            <text:p>est + <text:a xlink:href="https://en.wikipedia.org/wiki/ISO_639_macrolanguage#est">2</text:a></text:p>
          </table:table-cell>
          <table:table-cell table:style-name="ce4" office:value-type="string">
            <text:p><text:a xlink:href="https://en.wikipedia.org/wiki/Macrolanguage">macrolanguage</text:a> </text:p>
          </table:table-cell>
          <table:table-cell table:number-columns-repeated="2"/>
          <table:table-cell office:value-type="string">
            <text:p>Estonia</text:p>
          </table:table-cell>
          <table:table-cell office:value-type="string">
            <text:p>et</text:p>
          </table:table-cell>
          <table:table-cell office:value-type="string">
            <text:p>est</text:p>
          </table:table-cell>
        </table:table-row>
        <table:table-row table:style-name="ro6">
          <table:table-cell/>
          <table:table-cell office:value-type="string">
            <text:p><text:a xlink:href="https://en.wikipedia.org/wiki/Niger–Congo_languages">Niger–Congo</text:a></text:p>
          </table:table-cell>
          <table:table-cell office:value-type="string">
            <text:p><text:a xlink:href="https://en.wikipedia.org/wiki/Ewe_language">Ewe</text:a></text:p>
          </table:table-cell>
          <table:table-cell office:value-type="string">
            <text:p>Eʋegbe</text:p>
          </table:table-cell>
          <table:table-cell office:value-type="string">
            <text:p><text:a xlink:href="https://www.loc.gov/standards/iso639-2/php/langcodes_name.php?iso_639_1=ee">ee</text:a></text:p>
          </table:table-cell>
          <table:table-cell office:value-type="string">
            <text:p>ewe</text:p>
          </table:table-cell>
          <table:table-cell office:value-type="string">
            <text:p>ewe</text:p>
          </table:table-cell>
          <table:table-cell office:value-type="string">
            <text:p>ewe</text:p>
          </table:table-cell>
          <table:table-cell table:number-columns-repeated="3"/>
          <table:table-cell office:value-type="string">
            <text:p>Ewe</text:p>
          </table:table-cell>
          <table:table-cell office:value-type="string">
            <text:p>ee</text:p>
          </table:table-cell>
          <table:table-cell office:value-type="string">
            <text:p>ewe</text:p>
          </table:table-cell>
        </table:table-row>
        <table:table-row table:style-name="ro6">
          <table:table-cell/>
          <table:table-cell office:value-type="string">
            <text:p><text:a xlink:href="https://en.wikipedia.org/wiki/Indo-European_languages">Indo-European</text:a></text:p>
          </table:table-cell>
          <table:table-cell office:value-type="string">
            <text:p><text:a xlink:href="https://en.wikipedia.org/wiki/Faroese_language">Faroese</text:a></text:p>
          </table:table-cell>
          <table:table-cell office:value-type="string">
            <text:p>føroyskt</text:p>
          </table:table-cell>
          <table:table-cell office:value-type="string">
            <text:p><text:a xlink:href="https://www.loc.gov/standards/iso639-2/php/langcodes_name.php?iso_639_1=fo">fo</text:a></text:p>
          </table:table-cell>
          <table:table-cell office:value-type="string">
            <text:p>fao</text:p>
          </table:table-cell>
          <table:table-cell office:value-type="string">
            <text:p>fao</text:p>
          </table:table-cell>
          <table:table-cell office:value-type="string">
            <text:p>fao</text:p>
          </table:table-cell>
          <table:table-cell table:number-columns-repeated="3"/>
          <table:table-cell office:value-type="string">
            <text:p>Faroese</text:p>
          </table:table-cell>
          <table:table-cell office:value-type="string">
            <text:p>fo</text:p>
          </table:table-cell>
          <table:table-cell office:value-type="string">
            <text:p>fao</text:p>
          </table:table-cell>
        </table:table-row>
        <table:table-row table:style-name="ro6">
          <table:table-cell/>
          <table:table-cell office:value-type="string">
            <text:p><text:a xlink:href="https://en.wikipedia.org/wiki/Austronesian_languages">Austronesian</text:a></text:p>
          </table:table-cell>
          <table:table-cell office:value-type="string">
            <text:p><text:a xlink:href="https://en.wikipedia.org/wiki/Fijian_language">Fijian</text:a></text:p>
          </table:table-cell>
          <table:table-cell office:value-type="string">
            <text:p>vosa Vakaviti</text:p>
          </table:table-cell>
          <table:table-cell office:value-type="string">
            <text:p><text:a xlink:href="https://www.loc.gov/standards/iso639-2/php/langcodes_name.php?iso_639_1=fj">fj</text:a></text:p>
          </table:table-cell>
          <table:table-cell office:value-type="string">
            <text:p>fij</text:p>
          </table:table-cell>
          <table:table-cell office:value-type="string">
            <text:p>fij</text:p>
          </table:table-cell>
          <table:table-cell office:value-type="string">
            <text:p>fij</text:p>
          </table:table-cell>
          <table:table-cell table:number-columns-repeated="3"/>
          <table:table-cell office:value-type="string">
            <text:p>Fiji</text:p>
          </table:table-cell>
          <table:table-cell office:value-type="string">
            <text:p>fj</text:p>
          </table:table-cell>
          <table:table-cell office:value-type="string">
            <text:p>fij</text:p>
          </table:table-cell>
        </table:table-row>
        <table:table-row table:style-name="ro9">
          <table:table-cell/>
          <table:table-cell office:value-type="string">
            <text:p><text:a xlink:href="https://en.wikipedia.org/wiki/Uralic_languages">Uralic</text:a></text:p>
          </table:table-cell>
          <table:table-cell office:value-type="string">
            <text:p><text:a xlink:href="https://en.wikipedia.org/wiki/Finnish_language">Finnish</text:a></text:p>
          </table:table-cell>
          <table:table-cell office:value-type="string">
            <text:p>suomi, suomen kieli</text:p>
          </table:table-cell>
          <table:table-cell office:value-type="string">
            <text:p><text:a xlink:href="https://www.loc.gov/standards/iso639-2/php/langcodes_name.php?iso_639_1=fi">fi</text:a></text:p>
          </table:table-cell>
          <table:table-cell table:number-columns-repeated="3" office:value-type="string">
            <text:p>fin</text:p>
          </table:table-cell>
          <table:table-cell table:number-columns-repeated="3"/>
          <table:table-cell office:value-type="string">
            <text:p>Finlandés</text:p>
          </table:table-cell>
          <table:table-cell office:value-type="string">
            <text:p>fi</text:p>
          </table:table-cell>
          <table:table-cell office:value-type="string">
            <text:p>fin</text:p>
          </table:table-cell>
        </table:table-row>
        <table:table-row table:style-name="ro5">
          <table:table-cell/>
          <table:table-cell office:value-type="string">
            <text:p><text:a xlink:href="https://en.wikipedia.org/wiki/Indo-European_languages">Indo-European</text:a></text:p>
          </table:table-cell>
          <table:table-cell office:value-type="string">
            <text:p><text:a xlink:href="https://en.wikipedia.org/wiki/French_language">French</text:a></text:p>
          </table:table-cell>
          <table:table-cell office:value-type="string">
            <text:p>français, langue française</text:p>
          </table:table-cell>
          <table:table-cell office:value-type="string">
            <text:p><text:a xlink:href="https://www.loc.gov/standards/iso639-2/php/langcodes_name.php?iso_639_1=fr">fr</text:a></text:p>
          </table:table-cell>
          <table:table-cell office:value-type="string">
            <text:p>fra</text:p>
          </table:table-cell>
          <table:table-cell table:style-name="ce7" office:value-type="string">
            <text:p>fre</text:p>
          </table:table-cell>
          <table:table-cell office:value-type="string">
            <text:p>fra</text:p>
          </table:table-cell>
          <table:table-cell table:number-columns-repeated="3"/>
          <table:table-cell office:value-type="string">
            <text:p>Francés</text:p>
          </table:table-cell>
          <table:table-cell office:value-type="string">
            <text:p>fr</text:p>
          </table:table-cell>
          <table:table-cell office:value-type="string">
            <text:p>fra</text:p>
          </table:table-cell>
        </table:table-row>
        <table:table-row table:style-name="ro5">
          <table:table-cell/>
          <table:table-cell office:value-type="string">
            <text:p><text:a xlink:href="https://en.wikipedia.org/wiki/Niger–Congo_languages">Niger–Congo</text:a></text:p>
          </table:table-cell>
          <table:table-cell office:value-type="string">
            <text:p><text:a xlink:href="https://en.wikipedia.org/wiki/Fulah_language">Fulah</text:a></text:p>
          </table:table-cell>
          <table:table-cell office:value-type="string">
            <text:p>Fulfulde, Pulaar, Pular</text:p>
          </table:table-cell>
          <table:table-cell office:value-type="string">
            <text:p><text:a xlink:href="https://www.loc.gov/standards/iso639-2/php/langcodes_name.php?iso_639_1=ff">ff</text:a></text:p>
          </table:table-cell>
          <table:table-cell table:number-columns-repeated="2" office:value-type="string">
            <text:p>ful</text:p>
          </table:table-cell>
          <table:table-cell office:value-type="string">
            <text:p>ful + <text:a xlink:href="https://en.wikipedia.org/wiki/ISO_639_macrolanguage#ful">9</text:a></text:p>
          </table:table-cell>
          <table:table-cell table:style-name="ce4" office:value-type="string">
            <text:p><text:a xlink:href="https://en.wikipedia.org/wiki/Macrolanguage">macrolanguage</text:a>, also known as Fula </text:p>
          </table:table-cell>
          <table:table-cell table:number-columns-repeated="2"/>
          <table:table-cell office:value-type="string">
            <text:p>Fula, Fulah, Pulaar, Pular</text:p>
          </table:table-cell>
          <table:table-cell office:value-type="string">
            <text:p>ff</text:p>
          </table:table-cell>
          <table:table-cell office:value-type="string">
            <text:p>ful</text:p>
          </table:table-cell>
        </table:table-row>
        <table:table-row table:style-name="ro6">
          <table:table-cell/>
          <table:table-cell office:value-type="string">
            <text:p><text:a xlink:href="https://en.wikipedia.org/wiki/Indo-European_languages">Indo-European</text:a></text:p>
          </table:table-cell>
          <table:table-cell office:value-type="string">
            <text:p><text:a xlink:href="https://en.wikipedia.org/wiki/Galician_language">Galician</text:a></text:p>
          </table:table-cell>
          <table:table-cell office:value-type="string">
            <text:p>Galego</text:p>
          </table:table-cell>
          <table:table-cell office:value-type="string">
            <text:p><text:a xlink:href="https://www.loc.gov/standards/iso639-2/php/langcodes_name.php?iso_639_1=gl">gl</text:a></text:p>
          </table:table-cell>
          <table:table-cell office:value-type="string">
            <text:p>glg</text:p>
          </table:table-cell>
          <table:table-cell office:value-type="string">
            <text:p>glg</text:p>
          </table:table-cell>
          <table:table-cell office:value-type="string">
            <text:p>glg</text:p>
          </table:table-cell>
          <table:table-cell table:number-columns-repeated="3"/>
          <table:table-cell office:value-type="string">
            <text:p>Galicia</text:p>
          </table:table-cell>
          <table:table-cell office:value-type="string">
            <text:p>gl</text:p>
          </table:table-cell>
          <table:table-cell office:value-type="string">
            <text:p>glg</text:p>
          </table:table-cell>
        </table:table-row>
        <table:table-row table:style-name="ro13">
          <table:table-cell/>
          <table:table-cell office:value-type="string">
            <text:p><text:a xlink:href="https://en.wikipedia.org/wiki/Kartvelian_languages">Kartvelian</text:a></text:p>
          </table:table-cell>
          <table:table-cell office:value-type="string">
            <text:p><text:a xlink:href="https://en.wikipedia.org/wiki/Georgian_language">Georgian</text:a></text:p>
          </table:table-cell>
          <table:table-cell office:value-type="string">
            <text:p>ქართული</text:p>
          </table:table-cell>
          <table:table-cell office:value-type="string">
            <text:p><text:a xlink:href="https://www.loc.gov/standards/iso639-2/php/langcodes_name.php?iso_639_1=ka">ka</text:a></text:p>
          </table:table-cell>
          <table:table-cell office:value-type="string">
            <text:p>kat</text:p>
          </table:table-cell>
          <table:table-cell table:style-name="ce7" office:value-type="string">
            <text:p>geo</text:p>
          </table:table-cell>
          <table:table-cell office:value-type="string">
            <text:p>kat</text:p>
          </table:table-cell>
          <table:table-cell table:number-columns-repeated="3"/>
          <table:table-cell office:value-type="string">
            <text:p>Georgiano</text:p>
          </table:table-cell>
          <table:table-cell office:value-type="string">
            <text:p>ka</text:p>
          </table:table-cell>
          <table:table-cell office:value-type="string">
            <text:p>kat</text:p>
          </table:table-cell>
        </table:table-row>
        <table:table-row table:style-name="ro13">
          <table:table-cell/>
          <table:table-cell office:value-type="string">
            <text:p><text:a xlink:href="https://en.wikipedia.org/wiki/Indo-European_languages">Indo-European</text:a></text:p>
          </table:table-cell>
          <table:table-cell office:value-type="string">
            <text:p><text:a xlink:href="https://en.wikipedia.org/wiki/German_language">German</text:a></text:p>
          </table:table-cell>
          <table:table-cell office:value-type="string">
            <text:p>Deutsch</text:p>
          </table:table-cell>
          <table:table-cell office:value-type="string">
            <text:p><text:a xlink:href="https://www.loc.gov/standards/iso639-2/php/langcodes_name.php?iso_639_1=de">de</text:a></text:p>
          </table:table-cell>
          <table:table-cell office:value-type="string">
            <text:p>deu</text:p>
          </table:table-cell>
          <table:table-cell table:style-name="ce7" office:value-type="string">
            <text:p>ger</text:p>
          </table:table-cell>
          <table:table-cell office:value-type="string">
            <text:p>deu</text:p>
          </table:table-cell>
          <table:table-cell table:number-columns-repeated="3"/>
          <table:table-cell office:value-type="string">
            <text:p>Alemán</text:p>
          </table:table-cell>
          <table:table-cell office:value-type="string">
            <text:p>de</text:p>
          </table:table-cell>
          <table:table-cell office:value-type="string">
            <text:p>deu</text:p>
          </table:table-cell>
        </table:table-row>
        <table:table-row table:style-name="ro5">
          <table:table-cell/>
          <table:table-cell office:value-type="string">
            <text:p><text:a xlink:href="https://en.wikipedia.org/wiki/Indo-European_languages">Indo-European</text:a></text:p>
          </table:table-cell>
          <table:table-cell office:value-type="string">
            <text:p><text:a xlink:href="https://en.wikipedia.org/wiki/Greek_language">Greek</text:a>, Modern (1453-)</text:p>
          </table:table-cell>
          <table:table-cell office:value-type="string">
            <text:p>ελληνικά</text:p>
          </table:table-cell>
          <table:table-cell office:value-type="string">
            <text:p><text:a xlink:href="https://www.loc.gov/standards/iso639-2/php/langcodes_name.php?iso_639_1=el">el</text:a></text:p>
          </table:table-cell>
          <table:table-cell office:value-type="string">
            <text:p>ell</text:p>
          </table:table-cell>
          <table:table-cell table:style-name="ce7" office:value-type="string">
            <text:p>gre</text:p>
          </table:table-cell>
          <table:table-cell office:value-type="string">
            <text:p>ell</text:p>
          </table:table-cell>
          <table:table-cell table:number-columns-repeated="3"/>
          <table:table-cell office:value-type="string">
            <text:p>Griego Moderno</text:p>
          </table:table-cell>
          <table:table-cell office:value-type="string">
            <text:p>el</text:p>
          </table:table-cell>
          <table:table-cell office:value-type="string">
            <text:p>ell</text:p>
          </table:table-cell>
        </table:table-row>
        <table:table-row table:style-name="ro9">
          <table:table-cell/>
          <table:table-cell office:value-type="string">
            <text:p><text:a xlink:href="https://en.wikipedia.org/wiki/Tupian_languages">Tupian</text:a></text:p>
          </table:table-cell>
          <table:table-cell office:value-type="string">
            <text:p><text:a xlink:href="https://en.wikipedia.org/wiki/Guarani_language">Guarani</text:a></text:p>
          </table:table-cell>
          <table:table-cell office:value-type="string">
            <text:p>Avañe'ẽ</text:p>
          </table:table-cell>
          <table:table-cell office:value-type="string">
            <text:p><text:a xlink:href="https://www.loc.gov/standards/iso639-2/php/langcodes_name.php?iso_639_1=gn">gn</text:a></text:p>
          </table:table-cell>
          <table:table-cell office:value-type="string">
            <text:p>grn</text:p>
          </table:table-cell>
          <table:table-cell office:value-type="string">
            <text:p>grn</text:p>
          </table:table-cell>
          <table:table-cell office:value-type="string">
            <text:p>grn + <text:a xlink:href="https://en.wikipedia.org/wiki/ISO_639_macrolanguage#grn">5</text:a></text:p>
          </table:table-cell>
          <table:table-cell table:style-name="ce4" office:value-type="string">
            <text:p><text:a xlink:href="https://en.wikipedia.org/wiki/Macrolanguage">macrolanguage</text:a> </text:p>
          </table:table-cell>
          <table:table-cell table:number-columns-repeated="2"/>
          <table:table-cell office:value-type="string">
            <text:p>Guaraní</text:p>
          </table:table-cell>
          <table:table-cell office:value-type="string">
            <text:p>gn</text:p>
          </table:table-cell>
          <table:table-cell office:value-type="string">
            <text:p>grn</text:p>
          </table:table-cell>
        </table:table-row>
        <table:table-row table:style-name="ro6">
          <table:table-cell/>
          <table:table-cell office:value-type="string">
            <text:p><text:a xlink:href="https://en.wikipedia.org/wiki/Indo-European_languages">Indo-European</text:a></text:p>
          </table:table-cell>
          <table:table-cell office:value-type="string">
            <text:p><text:a xlink:href="https://en.wikipedia.org/wiki/Gujarati_language">Gujarati</text:a></text:p>
          </table:table-cell>
          <table:table-cell office:value-type="string">
            <text:p>ગુજરાતી</text:p>
          </table:table-cell>
          <table:table-cell office:value-type="string">
            <text:p><text:a xlink:href="https://www.loc.gov/standards/iso639-2/php/langcodes_name.php?iso_639_1=gu">gu</text:a></text:p>
          </table:table-cell>
          <table:table-cell office:value-type="string">
            <text:p>guj</text:p>
          </table:table-cell>
          <table:table-cell office:value-type="string">
            <text:p>guj</text:p>
          </table:table-cell>
          <table:table-cell office:value-type="string">
            <text:p>guj</text:p>
          </table:table-cell>
          <table:table-cell table:number-columns-repeated="3"/>
          <table:table-cell office:value-type="string">
            <text:p>Gujarati</text:p>
          </table:table-cell>
          <table:table-cell office:value-type="string">
            <text:p>gu</text:p>
          </table:table-cell>
          <table:table-cell office:value-type="string">
            <text:p>guj</text:p>
          </table:table-cell>
        </table:table-row>
        <table:table-row table:style-name="ro5">
          <table:table-cell/>
          <table:table-cell office:value-type="string">
            <text:p><text:a xlink:href="https://en.wikipedia.org/wiki/Creole_languages">Creole</text:a></text:p>
          </table:table-cell>
          <table:table-cell office:value-type="string">
            <text:p><text:a xlink:href="https://en.wikipedia.org/wiki/Haitian_Creole_language">Haitian</text:a>, Haitian Creole</text:p>
          </table:table-cell>
          <table:table-cell office:value-type="string">
            <text:p>Kreyòl ayisyen</text:p>
          </table:table-cell>
          <table:table-cell office:value-type="string">
            <text:p><text:a xlink:href="https://www.loc.gov/standards/iso639-2/php/langcodes_name.php?iso_639_1=ht">ht</text:a></text:p>
          </table:table-cell>
          <table:table-cell office:value-type="string">
            <text:p>hat</text:p>
          </table:table-cell>
          <table:table-cell office:value-type="string">
            <text:p>hat</text:p>
          </table:table-cell>
          <table:table-cell office:value-type="string">
            <text:p>hat</text:p>
          </table:table-cell>
          <table:table-cell table:number-columns-repeated="3"/>
          <table:table-cell office:value-type="string">
            <text:p>Haitiano, creole haitiano</text:p>
          </table:table-cell>
          <table:table-cell office:value-type="string">
            <text:p>ht</text:p>
          </table:table-cell>
          <table:table-cell office:value-type="string">
            <text:p>hat</text:p>
          </table:table-cell>
        </table:table-row>
        <table:table-row table:style-name="ro6">
          <table:table-cell/>
          <table:table-cell office:value-type="string">
            <text:p><text:a xlink:href="https://en.wikipedia.org/wiki/Afro-Asiatic_languages">Afro-Asiatic</text:a></text:p>
          </table:table-cell>
          <table:table-cell office:value-type="string">
            <text:p><text:a xlink:href="https://en.wikipedia.org/wiki/Hausa_language">Hausa</text:a></text:p>
          </table:table-cell>
          <table:table-cell office:value-type="string">
            <text:p>(Hausa) هَوُسَ</text:p>
          </table:table-cell>
          <table:table-cell office:value-type="string">
            <text:p><text:a xlink:href="https://www.loc.gov/standards/iso639-2/php/langcodes_name.php?iso_639_1=ha">ha</text:a></text:p>
          </table:table-cell>
          <table:table-cell table:number-columns-repeated="3" office:value-type="string">
            <text:p>hau</text:p>
          </table:table-cell>
          <table:table-cell table:number-columns-repeated="3"/>
          <table:table-cell office:value-type="string">
            <text:p>Hausa</text:p>
          </table:table-cell>
          <table:table-cell office:value-type="string">
            <text:p>ha</text:p>
          </table:table-cell>
          <table:table-cell office:value-type="string">
            <text:p>hau</text:p>
          </table:table-cell>
        </table:table-row>
        <table:table-row table:style-name="ro11">
          <table:table-cell/>
          <table:table-cell office:value-type="string">
            <text:p><text:a xlink:href="https://en.wikipedia.org/wiki/Afro-Asiatic_languages">Afro-Asiatic</text:a></text:p>
          </table:table-cell>
          <table:table-cell office:value-type="string">
            <text:p><text:a xlink:href="https://en.wikipedia.org/wiki/Hebrew_language">Hebrew</text:a></text:p>
          </table:table-cell>
          <table:table-cell office:value-type="string">
            <text:p>עברית</text:p>
          </table:table-cell>
          <table:table-cell office:value-type="string">
            <text:p><text:a xlink:href="https://www.loc.gov/standards/iso639-2/php/langcodes_name.php?iso_639_1=he">he</text:a></text:p>
          </table:table-cell>
          <table:table-cell office:value-type="string">
            <text:p>heb</text:p>
          </table:table-cell>
          <table:table-cell office:value-type="string">
            <text:p>heb</text:p>
          </table:table-cell>
          <table:table-cell office:value-type="string">
            <text:p>heb</text:p>
          </table:table-cell>
          <table:table-cell table:style-name="ce4" office:value-type="string">
            <text:p>Modern Hebrew. Code changed in 1989 from original ISO 639:1988, iw.<text:a xlink:href="https://en.wikipedia.org/wiki/List_of_ISO_639-1_codes#cite_note-coverpage-1">[1]</text:a> </text:p>
          </table:table-cell>
          <table:table-cell table:number-columns-repeated="2"/>
          <table:table-cell office:value-type="string">
            <text:p>Hebreo (moderno)</text:p>
          </table:table-cell>
          <table:table-cell office:value-type="string">
            <text:p>he</text:p>
          </table:table-cell>
          <table:table-cell office:value-type="string">
            <text:p>heb</text:p>
          </table:table-cell>
        </table:table-row>
        <table:table-row table:style-name="ro6">
          <table:table-cell/>
          <table:table-cell office:value-type="string">
            <text:p><text:a xlink:href="https://en.wikipedia.org/wiki/Niger–Congo_languages">Niger–Congo</text:a></text:p>
          </table:table-cell>
          <table:table-cell office:value-type="string">
            <text:p><text:a xlink:href="https://en.wikipedia.org/wiki/Herero_language">Herero</text:a></text:p>
          </table:table-cell>
          <table:table-cell office:value-type="string">
            <text:p>Otjiherero</text:p>
          </table:table-cell>
          <table:table-cell office:value-type="string">
            <text:p><text:a xlink:href="https://www.loc.gov/standards/iso639-2/php/langcodes_name.php?iso_639_1=hz">hz</text:a></text:p>
          </table:table-cell>
          <table:table-cell office:value-type="string">
            <text:p>her</text:p>
          </table:table-cell>
          <table:table-cell office:value-type="string">
            <text:p>her</text:p>
          </table:table-cell>
          <table:table-cell office:value-type="string">
            <text:p>her</text:p>
          </table:table-cell>
          <table:table-cell table:number-columns-repeated="3"/>
          <table:table-cell office:value-type="string">
            <text:p>Herero</text:p>
          </table:table-cell>
          <table:table-cell office:value-type="string">
            <text:p>hz</text:p>
          </table:table-cell>
          <table:table-cell office:value-type="string">
            <text:p>her</text:p>
          </table:table-cell>
        </table:table-row>
        <table:table-row table:style-name="ro6">
          <table:table-cell/>
          <table:table-cell office:value-type="string">
            <text:p><text:a xlink:href="https://en.wikipedia.org/wiki/Indo-European_languages">Indo-European</text:a></text:p>
          </table:table-cell>
          <table:table-cell office:value-type="string">
            <text:p><text:a xlink:href="https://en.wikipedia.org/wiki/Hindi">Hindi</text:a></text:p>
          </table:table-cell>
          <table:table-cell office:value-type="string">
            <text:p>हिन्दी, हिंदी</text:p>
          </table:table-cell>
          <table:table-cell office:value-type="string">
            <text:p><text:a xlink:href="https://www.loc.gov/standards/iso639-2/php/langcodes_name.php?iso_639_1=hi">hi</text:a></text:p>
          </table:table-cell>
          <table:table-cell office:value-type="string">
            <text:p>hin</text:p>
          </table:table-cell>
          <table:table-cell office:value-type="string">
            <text:p>hin</text:p>
          </table:table-cell>
          <table:table-cell office:value-type="string">
            <text:p>hin</text:p>
          </table:table-cell>
          <table:table-cell table:number-columns-repeated="3"/>
          <table:table-cell office:value-type="string">
            <text:p>Hindi</text:p>
          </table:table-cell>
          <table:table-cell office:value-type="string">
            <text:p>hi</text:p>
          </table:table-cell>
          <table:table-cell office:value-type="string">
            <text:p>hin</text:p>
          </table:table-cell>
        </table:table-row>
        <table:table-row table:style-name="ro6">
          <table:table-cell/>
          <table:table-cell office:value-type="string">
            <text:p><text:a xlink:href="https://en.wikipedia.org/wiki/Austronesian_languages">Austronesian</text:a></text:p>
          </table:table-cell>
          <table:table-cell office:value-type="string">
            <text:p><text:a xlink:href="https://en.wikipedia.org/wiki/Hiri_Motu_language">Hiri Motu</text:a></text:p>
          </table:table-cell>
          <table:table-cell office:value-type="string">
            <text:p>Hiri Motu</text:p>
          </table:table-cell>
          <table:table-cell office:value-type="string">
            <text:p><text:a xlink:href="https://www.loc.gov/standards/iso639-2/php/langcodes_name.php?iso_639_1=ho">ho</text:a></text:p>
          </table:table-cell>
          <table:table-cell office:value-type="string">
            <text:p>hmo</text:p>
          </table:table-cell>
          <table:table-cell office:value-type="string">
            <text:p>hmo</text:p>
          </table:table-cell>
          <table:table-cell office:value-type="string">
            <text:p>hmo</text:p>
          </table:table-cell>
          <table:table-cell table:number-columns-repeated="3"/>
          <table:table-cell office:value-type="string">
            <text:p>Hiri Motu</text:p>
          </table:table-cell>
          <table:table-cell office:value-type="string">
            <text:p>ho</text:p>
          </table:table-cell>
          <table:table-cell office:value-type="string">
            <text:p>hmo</text:p>
          </table:table-cell>
        </table:table-row>
        <table:table-row table:style-name="ro6">
          <table:table-cell/>
          <table:table-cell office:value-type="string">
            <text:p><text:a xlink:href="https://en.wikipedia.org/wiki/Uralic_languages">Uralic</text:a></text:p>
          </table:table-cell>
          <table:table-cell office:value-type="string">
            <text:p><text:a xlink:href="https://en.wikipedia.org/wiki/Hungarian_language">Hungarian</text:a></text:p>
          </table:table-cell>
          <table:table-cell office:value-type="string">
            <text:p>magyar</text:p>
          </table:table-cell>
          <table:table-cell office:value-type="string">
            <text:p><text:a xlink:href="https://www.loc.gov/standards/iso639-2/php/langcodes_name.php?iso_639_1=hu">hu</text:a></text:p>
          </table:table-cell>
          <table:table-cell table:number-columns-repeated="3" office:value-type="string">
            <text:p>hun</text:p>
          </table:table-cell>
          <table:table-cell table:number-columns-repeated="3"/>
          <table:table-cell office:value-type="string">
            <text:p>Húngaro</text:p>
          </table:table-cell>
          <table:table-cell office:value-type="string">
            <text:p>hu</text:p>
          </table:table-cell>
          <table:table-cell office:value-type="string">
            <text:p>hun</text:p>
          </table:table-cell>
        </table:table-row>
        <table:table-row table:style-name="ro16">
          <table:table-cell/>
          <table:table-cell office:value-type="string">
            <text:p><text:a xlink:href="https://en.wikipedia.org/wiki/Constructed_languages">Constructed</text:a></text:p>
          </table:table-cell>
          <table:table-cell office:value-type="string">
            <text:p><text:a xlink:href="https://en.wikipedia.org/wiki/Interlingua">Interlingua</text:a> (International Auxiliary Language Association)</text:p>
          </table:table-cell>
          <table:table-cell office:value-type="string">
            <text:p>Interlingua</text:p>
          </table:table-cell>
          <table:table-cell office:value-type="string">
            <text:p><text:a xlink:href="https://www.loc.gov/standards/iso639-2/php/langcodes_name.php?iso_639_1=ia">ia</text:a></text:p>
          </table:table-cell>
          <table:table-cell office:value-type="string">
            <text:p>ina</text:p>
          </table:table-cell>
          <table:table-cell office:value-type="string">
            <text:p>ina</text:p>
          </table:table-cell>
          <table:table-cell office:value-type="string">
            <text:p>ina</text:p>
          </table:table-cell>
          <table:table-cell table:style-name="ce4" office:value-type="string">
            <text:p>constructed by <text:a xlink:href="https://en.wikipedia.org/wiki/International_Auxiliary_Language_Association">International Auxiliary Language Association</text:a> </text:p>
          </table:table-cell>
          <table:table-cell table:number-columns-repeated="2"/>
          <table:table-cell office:value-type="string">
            <text:p>Interlingua</text:p>
          </table:table-cell>
          <table:table-cell office:value-type="string">
            <text:p>ia</text:p>
          </table:table-cell>
          <table:table-cell office:value-type="string">
            <text:p>ina</text:p>
          </table:table-cell>
        </table:table-row>
        <table:table-row table:style-name="ro11">
          <table:table-cell/>
          <table:table-cell office:value-type="string">
            <text:p><text:a xlink:href="https://en.wikipedia.org/wiki/Austronesian_languages">Austronesian</text:a></text:p>
          </table:table-cell>
          <table:table-cell office:value-type="string">
            <text:p><text:a xlink:href="https://en.wikipedia.org/wiki/Indonesian_language">Indonesian</text:a></text:p>
          </table:table-cell>
          <table:table-cell office:value-type="string">
            <text:p>Bahasa Indonesia</text:p>
          </table:table-cell>
          <table:table-cell office:value-type="string">
            <text:p><text:a xlink:href="https://www.loc.gov/standards/iso639-2/php/langcodes_name.php?iso_639_1=id">id</text:a></text:p>
          </table:table-cell>
          <table:table-cell office:value-type="string">
            <text:p>ind</text:p>
          </table:table-cell>
          <table:table-cell office:value-type="string">
            <text:p>ind</text:p>
          </table:table-cell>
          <table:table-cell office:value-type="string">
            <text:p>ind</text:p>
          </table:table-cell>
          <table:table-cell table:style-name="ce4" office:value-type="string">
            <text:p>Covered by macrolanguage [ms/msa]. Changed in 1989 from original ISO 639:1988, in<text:a xlink:href="https://en.wikipedia.org/wiki/List_of_ISO_639-1_codes#cite_note-coverpage-1">[1]</text:a>. </text:p>
          </table:table-cell>
          <table:table-cell table:number-columns-repeated="2"/>
          <table:table-cell office:value-type="string">
            <text:p>Indonesio</text:p>
          </table:table-cell>
          <table:table-cell office:value-type="string">
            <text:p>id</text:p>
          </table:table-cell>
          <table:table-cell office:value-type="string">
            <text:p>ind</text:p>
          </table:table-cell>
        </table:table-row>
        <table:table-row table:style-name="ro10">
          <table:table-cell/>
          <table:table-cell office:value-type="string">
            <text:p><text:a xlink:href="https://en.wikipedia.org/wiki/Constructed_languages">Constructed</text:a></text:p>
          </table:table-cell>
          <table:table-cell office:value-type="string">
            <text:p><text:a xlink:href="https://en.wikipedia.org/wiki/Interlingue">Interlingue</text:a>, Occidental</text:p>
          </table:table-cell>
          <table:table-cell office:value-type="string">
            <text:p>(originally:) Occidental, (after WWII:) Interlingue</text:p>
          </table:table-cell>
          <table:table-cell office:value-type="string">
            <text:p><text:a xlink:href="https://www.loc.gov/standards/iso639-2/php/langcodes_name.php?iso_639_1=ie">ie</text:a></text:p>
          </table:table-cell>
          <table:table-cell office:value-type="string">
            <text:p>ile</text:p>
          </table:table-cell>
          <table:table-cell office:value-type="string">
            <text:p>ile</text:p>
          </table:table-cell>
          <table:table-cell office:value-type="string">
            <text:p>ile</text:p>
          </table:table-cell>
          <table:table-cell table:style-name="ce4" office:value-type="string">
            <text:p>constructed by <text:a xlink:href="https://en.wikipedia.org/wiki/Edgar_de_Wahl">Edgar de Wahl</text:a>, first published in 1922 </text:p>
          </table:table-cell>
          <table:table-cell table:number-columns-repeated="2"/>
          <table:table-cell office:value-type="string">
            <text:p>Interlingue</text:p>
          </table:table-cell>
          <table:table-cell office:value-type="string">
            <text:p>ie</text:p>
          </table:table-cell>
          <table:table-cell office:value-type="string">
            <text:p>ile</text:p>
          </table:table-cell>
        </table:table-row>
        <table:table-row table:style-name="ro6">
          <table:table-cell/>
          <table:table-cell office:value-type="string">
            <text:p><text:a xlink:href="https://en.wikipedia.org/wiki/Indo-European_languages">Indo-European</text:a></text:p>
          </table:table-cell>
          <table:table-cell office:value-type="string">
            <text:p><text:a xlink:href="https://en.wikipedia.org/wiki/Irish_language">Irish</text:a></text:p>
          </table:table-cell>
          <table:table-cell office:value-type="string">
            <text:p>Gaeilge</text:p>
          </table:table-cell>
          <table:table-cell office:value-type="string">
            <text:p><text:a xlink:href="https://www.loc.gov/standards/iso639-2/php/langcodes_name.php?iso_639_1=ga">ga</text:a></text:p>
          </table:table-cell>
          <table:table-cell office:value-type="string">
            <text:p>gle</text:p>
          </table:table-cell>
          <table:table-cell office:value-type="string">
            <text:p>gle</text:p>
          </table:table-cell>
          <table:table-cell office:value-type="string">
            <text:p>gle</text:p>
          </table:table-cell>
          <table:table-cell table:number-columns-repeated="3"/>
          <table:table-cell office:value-type="string">
            <text:p>Irlanda</text:p>
          </table:table-cell>
          <table:table-cell office:value-type="string">
            <text:p>ga</text:p>
          </table:table-cell>
          <table:table-cell office:value-type="string">
            <text:p>gle</text:p>
          </table:table-cell>
        </table:table-row>
        <table:table-row table:style-name="ro6">
          <table:table-cell/>
          <table:table-cell office:value-type="string">
            <text:p><text:a xlink:href="https://en.wikipedia.org/wiki/Niger–Congo_languages">Niger–Congo</text:a></text:p>
          </table:table-cell>
          <table:table-cell office:value-type="string">
            <text:p><text:a xlink:href="https://en.wikipedia.org/wiki/Igbo_language">Igbo</text:a></text:p>
          </table:table-cell>
          <table:table-cell office:value-type="string">
            <text:p>Asụsụ Igbo</text:p>
          </table:table-cell>
          <table:table-cell office:value-type="string">
            <text:p><text:a xlink:href="https://www.loc.gov/standards/iso639-2/php/langcodes_name.php?iso_639_1=ig">ig</text:a></text:p>
          </table:table-cell>
          <table:table-cell office:value-type="string">
            <text:p>ibo</text:p>
          </table:table-cell>
          <table:table-cell office:value-type="string">
            <text:p>ibo</text:p>
          </table:table-cell>
          <table:table-cell office:value-type="string">
            <text:p>ibo</text:p>
          </table:table-cell>
          <table:table-cell table:number-columns-repeated="3"/>
          <table:table-cell office:value-type="string">
            <text:p>Igbo</text:p>
          </table:table-cell>
          <table:table-cell office:value-type="string">
            <text:p>ig</text:p>
          </table:table-cell>
          <table:table-cell office:value-type="string">
            <text:p>ibo</text:p>
          </table:table-cell>
        </table:table-row>
        <table:table-row table:style-name="ro9">
          <table:table-cell/>
          <table:table-cell office:value-type="string">
            <text:p><text:a xlink:href="https://en.wikipedia.org/wiki/Eskimo–Aleut_languages">Eskimo–Aleut</text:a></text:p>
          </table:table-cell>
          <table:table-cell office:value-type="string">
            <text:p><text:a xlink:href="https://en.wikipedia.org/wiki/Inupiaq_language">Inupiaq</text:a></text:p>
          </table:table-cell>
          <table:table-cell office:value-type="string">
            <text:p>Iñupiaq, Iñupiatun</text:p>
          </table:table-cell>
          <table:table-cell office:value-type="string">
            <text:p><text:a xlink:href="https://www.loc.gov/standards/iso639-2/php/langcodes_name.php?iso_639_1=ik">ik</text:a></text:p>
          </table:table-cell>
          <table:table-cell office:value-type="string">
            <text:p>ipk</text:p>
          </table:table-cell>
          <table:table-cell office:value-type="string">
            <text:p>ipk</text:p>
          </table:table-cell>
          <table:table-cell office:value-type="string">
            <text:p>ipk + <text:a xlink:href="https://en.wikipedia.org/wiki/ISO_639_macrolanguage#ipk">2</text:a></text:p>
          </table:table-cell>
          <table:table-cell table:style-name="ce4" office:value-type="string">
            <text:p><text:a xlink:href="https://en.wikipedia.org/wiki/Macrolanguage">macrolanguage</text:a> </text:p>
          </table:table-cell>
          <table:table-cell table:number-columns-repeated="2"/>
          <table:table-cell office:value-type="string">
            <text:p>Inupiaq</text:p>
          </table:table-cell>
          <table:table-cell office:value-type="string">
            <text:p>ik</text:p>
          </table:table-cell>
          <table:table-cell office:value-type="string">
            <text:p>ipk</text:p>
          </table:table-cell>
        </table:table-row>
        <table:table-row table:style-name="ro10">
          <table:table-cell/>
          <table:table-cell office:value-type="string">
            <text:p><text:a xlink:href="https://en.wikipedia.org/wiki/Constructed_languages">Constructed</text:a></text:p>
          </table:table-cell>
          <table:table-cell office:value-type="string">
            <text:p><text:a xlink:href="https://en.wikipedia.org/wiki/Ido_(language)">Ido</text:a></text:p>
          </table:table-cell>
          <table:table-cell office:value-type="string">
            <text:p>Ido</text:p>
          </table:table-cell>
          <table:table-cell office:value-type="string">
            <text:p><text:a xlink:href="https://www.loc.gov/standards/iso639-2/php/langcodes_name.php?iso_639_1=io">io</text:a></text:p>
          </table:table-cell>
          <table:table-cell office:value-type="string">
            <text:p>ido</text:p>
          </table:table-cell>
          <table:table-cell office:value-type="string">
            <text:p>ido</text:p>
          </table:table-cell>
          <table:table-cell office:value-type="string">
            <text:p>ido</text:p>
          </table:table-cell>
          <table:table-cell table:style-name="ce4" office:value-type="string">
            <text:p>constructed by De Beaufront, 1907, as variation of Esperanto </text:p>
          </table:table-cell>
          <table:table-cell table:number-columns-repeated="2"/>
          <table:table-cell office:value-type="string">
            <text:p>Ido</text:p>
          </table:table-cell>
          <table:table-cell office:value-type="string">
            <text:p>io</text:p>
          </table:table-cell>
          <table:table-cell office:value-type="string">
            <text:p>ido</text:p>
          </table:table-cell>
        </table:table-row>
        <table:table-row table:style-name="ro13">
          <table:table-cell/>
          <table:table-cell office:value-type="string">
            <text:p><text:a xlink:href="https://en.wikipedia.org/wiki/Indo-European_languages">Indo-European</text:a></text:p>
          </table:table-cell>
          <table:table-cell office:value-type="string">
            <text:p><text:a xlink:href="https://en.wikipedia.org/wiki/Icelandic_language">Icelandic</text:a></text:p>
          </table:table-cell>
          <table:table-cell office:value-type="string">
            <text:p>Íslenska</text:p>
          </table:table-cell>
          <table:table-cell office:value-type="string">
            <text:p><text:a xlink:href="https://www.loc.gov/standards/iso639-2/php/langcodes_name.php?iso_639_1=is">is</text:a></text:p>
          </table:table-cell>
          <table:table-cell office:value-type="string">
            <text:p>isl</text:p>
          </table:table-cell>
          <table:table-cell table:style-name="ce7" office:value-type="string">
            <text:p>ice</text:p>
          </table:table-cell>
          <table:table-cell office:value-type="string">
            <text:p>isl</text:p>
          </table:table-cell>
          <table:table-cell table:number-columns-repeated="3"/>
          <table:table-cell office:value-type="string">
            <text:p>Islandés</text:p>
          </table:table-cell>
          <table:table-cell office:value-type="string">
            <text:p>is</text:p>
          </table:table-cell>
          <table:table-cell office:value-type="string">
            <text:p>isl</text:p>
          </table:table-cell>
        </table:table-row>
        <table:table-row table:style-name="ro6">
          <table:table-cell/>
          <table:table-cell office:value-type="string">
            <text:p><text:a xlink:href="https://en.wikipedia.org/wiki/Indo-European_languages">Indo-European</text:a></text:p>
          </table:table-cell>
          <table:table-cell office:value-type="string">
            <text:p><text:a xlink:href="https://en.wikipedia.org/wiki/Italian_language">Italian</text:a></text:p>
          </table:table-cell>
          <table:table-cell office:value-type="string">
            <text:p>Italiano</text:p>
          </table:table-cell>
          <table:table-cell office:value-type="string">
            <text:p><text:a xlink:href="https://www.loc.gov/standards/iso639-2/php/langcodes_name.php?iso_639_1=it">it</text:a></text:p>
          </table:table-cell>
          <table:table-cell office:value-type="string">
            <text:p>ita</text:p>
          </table:table-cell>
          <table:table-cell office:value-type="string">
            <text:p>ita</text:p>
          </table:table-cell>
          <table:table-cell office:value-type="string">
            <text:p>ita</text:p>
          </table:table-cell>
          <table:table-cell table:number-columns-repeated="3"/>
          <table:table-cell office:value-type="string">
            <text:p>Italiano</text:p>
          </table:table-cell>
          <table:table-cell office:value-type="string">
            <text:p>it</text:p>
          </table:table-cell>
          <table:table-cell office:value-type="string">
            <text:p>ita</text:p>
          </table:table-cell>
        </table:table-row>
        <table:table-row table:style-name="ro9">
          <table:table-cell/>
          <table:table-cell office:value-type="string">
            <text:p><text:a xlink:href="https://en.wikipedia.org/wiki/Eskimo–Aleut_languages">Eskimo–Aleut</text:a></text:p>
          </table:table-cell>
          <table:table-cell office:value-type="string">
            <text:p><text:a xlink:href="https://en.wikipedia.org/wiki/Inuktitut">Inuktitut</text:a></text:p>
          </table:table-cell>
          <table:table-cell office:value-type="string">
            <text:p>ᐃᓄᒃᑎᑐᑦ</text:p>
          </table:table-cell>
          <table:table-cell office:value-type="string">
            <text:p><text:a xlink:href="https://www.loc.gov/standards/iso639-2/php/langcodes_name.php?iso_639_1=iu">iu</text:a></text:p>
          </table:table-cell>
          <table:table-cell office:value-type="string">
            <text:p>iku</text:p>
          </table:table-cell>
          <table:table-cell office:value-type="string">
            <text:p>iku</text:p>
          </table:table-cell>
          <table:table-cell office:value-type="string">
            <text:p>iku + <text:a xlink:href="https://en.wikipedia.org/wiki/ISO_639_macrolanguage#iku">2</text:a></text:p>
          </table:table-cell>
          <table:table-cell table:style-name="ce4" office:value-type="string">
            <text:p>macrolanguage </text:p>
          </table:table-cell>
          <table:table-cell table:number-columns-repeated="2"/>
          <table:table-cell office:value-type="string">
            <text:p>Inuktitut</text:p>
          </table:table-cell>
          <table:table-cell office:value-type="string">
            <text:p>iu</text:p>
          </table:table-cell>
          <table:table-cell office:value-type="string">
            <text:p>iku</text:p>
          </table:table-cell>
        </table:table-row>
        <table:table-row table:style-name="ro17">
          <table:table-cell/>
          <table:table-cell office:value-type="string">
            <text:p><text:a xlink:href="https://en.wikipedia.org/wiki/Japonic">Japonic</text:a></text:p>
          </table:table-cell>
          <table:table-cell office:value-type="string">
            <text:p><text:a xlink:href="https://en.wikipedia.org/wiki/Japanese_language">Japanese</text:a></text:p>
          </table:table-cell>
          <table:table-cell office:value-type="string">
            <text:p>日本語 (にほんご)</text:p>
          </table:table-cell>
          <table:table-cell office:value-type="string">
            <text:p><text:a xlink:href="https://www.loc.gov/standards/iso639-2/php/langcodes_name.php?iso_639_1=ja">ja</text:a></text:p>
          </table:table-cell>
          <table:table-cell office:value-type="string">
            <text:p>jpn</text:p>
          </table:table-cell>
          <table:table-cell office:value-type="string">
            <text:p>jpn</text:p>
          </table:table-cell>
          <table:table-cell office:value-type="string">
            <text:p>jpn</text:p>
          </table:table-cell>
          <table:table-cell table:number-columns-repeated="3"/>
          <table:table-cell office:value-type="string">
            <text:p>Japonés</text:p>
          </table:table-cell>
          <table:table-cell office:value-type="string">
            <text:p>ja</text:p>
          </table:table-cell>
          <table:table-cell office:value-type="string">
            <text:p>jpn</text:p>
          </table:table-cell>
        </table:table-row>
        <table:table-row table:style-name="ro9">
          <table:table-cell/>
          <table:table-cell office:value-type="string">
            <text:p><text:a xlink:href="https://en.wikipedia.org/wiki/Austronesian_languages">Austronesian</text:a></text:p>
          </table:table-cell>
          <table:table-cell office:value-type="string">
            <text:p><text:a xlink:href="https://en.wikipedia.org/wiki/Javanese_language">Javanese</text:a></text:p>
          </table:table-cell>
          <table:table-cell office:value-type="string">
            <text:p>ꦧꦱꦗꦮ, Basa Jawa</text:p>
          </table:table-cell>
          <table:table-cell office:value-type="string">
            <text:p><text:a xlink:href="https://www.loc.gov/standards/iso639-2/php/langcodes_name.php?iso_639_1=jv">jv</text:a></text:p>
          </table:table-cell>
          <table:table-cell office:value-type="string">
            <text:p>jav</text:p>
          </table:table-cell>
          <table:table-cell office:value-type="string">
            <text:p>jav</text:p>
          </table:table-cell>
          <table:table-cell office:value-type="string">
            <text:p>jav</text:p>
          </table:table-cell>
          <table:table-cell table:number-columns-repeated="3"/>
          <table:table-cell office:value-type="string">
            <text:p>Javanés</text:p>
          </table:table-cell>
          <table:table-cell office:value-type="string">
            <text:p>jv</text:p>
          </table:table-cell>
          <table:table-cell office:value-type="string">
            <text:p>jav</text:p>
          </table:table-cell>
        </table:table-row>
        <table:table-row table:style-name="ro5">
          <table:table-cell/>
          <table:table-cell office:value-type="string">
            <text:p><text:a xlink:href="https://en.wikipedia.org/wiki/Eskimo–Aleut_languages">Eskimo–Aleut</text:a></text:p>
          </table:table-cell>
          <table:table-cell office:value-type="string">
            <text:p><text:a xlink:href="https://en.wikipedia.org/wiki/Greenlandic_language">Kalaallisut</text:a>, Greenlandic</text:p>
          </table:table-cell>
          <table:table-cell office:value-type="string">
            <text:p>kalaallisut, kalaallit oqaasii</text:p>
          </table:table-cell>
          <table:table-cell office:value-type="string">
            <text:p><text:a xlink:href="https://www.loc.gov/standards/iso639-2/php/langcodes_name.php?iso_639_1=kl">kl</text:a></text:p>
          </table:table-cell>
          <table:table-cell office:value-type="string">
            <text:p>kal</text:p>
          </table:table-cell>
          <table:table-cell office:value-type="string">
            <text:p>kal</text:p>
          </table:table-cell>
          <table:table-cell office:value-type="string">
            <text:p>kal</text:p>
          </table:table-cell>
          <table:table-cell table:number-columns-repeated="3"/>
          <table:table-cell office:value-type="string">
            <text:p>Kalaallisut, Groenlandia</text:p>
          </table:table-cell>
          <table:table-cell office:value-type="string">
            <text:p>kl</text:p>
          </table:table-cell>
          <table:table-cell office:value-type="string">
            <text:p>kal</text:p>
          </table:table-cell>
        </table:table-row>
        <table:table-row table:style-name="ro6">
          <table:table-cell/>
          <table:table-cell office:value-type="string">
            <text:p><text:a xlink:href="https://en.wikipedia.org/wiki/Dravidian_languages">Dravidian</text:a></text:p>
          </table:table-cell>
          <table:table-cell office:value-type="string">
            <text:p><text:a xlink:href="https://en.wikipedia.org/wiki/Kannada_language">Kannada</text:a></text:p>
          </table:table-cell>
          <table:table-cell office:value-type="string">
            <text:p>ಕನ್ನಡ</text:p>
          </table:table-cell>
          <table:table-cell office:value-type="string">
            <text:p><text:a xlink:href="https://www.loc.gov/standards/iso639-2/php/langcodes_name.php?iso_639_1=kn">kn</text:a></text:p>
          </table:table-cell>
          <table:table-cell office:value-type="string">
            <text:p>kan</text:p>
          </table:table-cell>
          <table:table-cell office:value-type="string">
            <text:p>kan</text:p>
          </table:table-cell>
          <table:table-cell office:value-type="string">
            <text:p>kan</text:p>
          </table:table-cell>
          <table:table-cell table:number-columns-repeated="3"/>
          <table:table-cell office:value-type="string">
            <text:p>Canarés</text:p>
          </table:table-cell>
          <table:table-cell office:value-type="string">
            <text:p>kn</text:p>
          </table:table-cell>
          <table:table-cell office:value-type="string">
            <text:p>kan</text:p>
          </table:table-cell>
        </table:table-row>
        <table:table-row table:style-name="ro9">
          <table:table-cell/>
          <table:table-cell office:value-type="string">
            <text:p><text:a xlink:href="https://en.wikipedia.org/wiki/Nilo-Saharan_languages">Nilo-Saharan</text:a></text:p>
          </table:table-cell>
          <table:table-cell office:value-type="string">
            <text:p><text:a xlink:href="https://en.wikipedia.org/wiki/Kanuri_language">Kanuri</text:a></text:p>
          </table:table-cell>
          <table:table-cell office:value-type="string">
            <text:p>Kanuri</text:p>
          </table:table-cell>
          <table:table-cell office:value-type="string">
            <text:p><text:a xlink:href="https://www.loc.gov/standards/iso639-2/php/langcodes_name.php?iso_639_1=kr">kr</text:a></text:p>
          </table:table-cell>
          <table:table-cell office:value-type="string">
            <text:p>kau</text:p>
          </table:table-cell>
          <table:table-cell office:value-type="string">
            <text:p>kau</text:p>
          </table:table-cell>
          <table:table-cell office:value-type="string">
            <text:p>kau + <text:a xlink:href="https://en.wikipedia.org/wiki/ISO_639_macrolanguage#kau">3</text:a></text:p>
          </table:table-cell>
          <table:table-cell table:style-name="ce4" office:value-type="string">
            <text:p><text:a xlink:href="https://en.wikipedia.org/wiki/Macrolanguage">macrolanguage</text:a> </text:p>
          </table:table-cell>
          <table:table-cell table:number-columns-repeated="2"/>
          <table:table-cell office:value-type="string">
            <text:p>Kanuri</text:p>
          </table:table-cell>
          <table:table-cell office:value-type="string">
            <text:p>kr</text:p>
          </table:table-cell>
          <table:table-cell office:value-type="string">
            <text:p>kau</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Kashmiri_language">Kashmiri</text:a></text:p>
          </table:table-cell>
          <table:table-cell office:value-type="string">
            <text:p>कश्मीरी, كشميري‎</text:p>
          </table:table-cell>
          <table:table-cell office:value-type="string">
            <text:p><text:a xlink:href="https://www.loc.gov/standards/iso639-2/php/langcodes_name.php?iso_639_1=ks">ks</text:a></text:p>
          </table:table-cell>
          <table:table-cell office:value-type="string">
            <text:p>kas</text:p>
          </table:table-cell>
          <table:table-cell office:value-type="string">
            <text:p>kas</text:p>
          </table:table-cell>
          <table:table-cell office:value-type="string">
            <text:p>kas</text:p>
          </table:table-cell>
          <table:table-cell table:number-columns-repeated="3"/>
          <table:table-cell office:value-type="string">
            <text:p>Cachemira</text:p>
          </table:table-cell>
          <table:table-cell office:value-type="string">
            <text:p>ks</text:p>
          </table:table-cell>
          <table:table-cell office:value-type="string">
            <text:p>kas</text:p>
          </table:table-cell>
        </table:table-row>
        <table:table-row table:style-name="ro6">
          <table:table-cell/>
          <table:table-cell office:value-type="string">
            <text:p><text:a xlink:href="https://en.wikipedia.org/wiki/Turkic_languages">Turkic</text:a></text:p>
          </table:table-cell>
          <table:table-cell office:value-type="string">
            <text:p><text:a xlink:href="https://en.wikipedia.org/wiki/Kazakh_language">Kazakh</text:a></text:p>
          </table:table-cell>
          <table:table-cell office:value-type="string">
            <text:p>қазақ тілі</text:p>
          </table:table-cell>
          <table:table-cell office:value-type="string">
            <text:p><text:a xlink:href="https://www.loc.gov/standards/iso639-2/php/langcodes_name.php?iso_639_1=kk">kk</text:a></text:p>
          </table:table-cell>
          <table:table-cell office:value-type="string">
            <text:p>kaz</text:p>
          </table:table-cell>
          <table:table-cell office:value-type="string">
            <text:p>kaz</text:p>
          </table:table-cell>
          <table:table-cell office:value-type="string">
            <text:p>kaz</text:p>
          </table:table-cell>
          <table:table-cell table:number-columns-repeated="3"/>
          <table:table-cell office:value-type="string">
            <text:p>Kazajstán</text:p>
          </table:table-cell>
          <table:table-cell office:value-type="string">
            <text:p>kk</text:p>
          </table:table-cell>
          <table:table-cell office:value-type="string">
            <text:p>kaz</text:p>
          </table:table-cell>
        </table:table-row>
        <table:table-row table:style-name="ro5">
          <table:table-cell/>
          <table:table-cell office:value-type="string">
            <text:p><text:a xlink:href="https://en.wikipedia.org/wiki/Austroasiatic_languages">Austroasiatic</text:a></text:p>
          </table:table-cell>
          <table:table-cell office:value-type="string">
            <text:p><text:a xlink:href="https://en.wikipedia.org/wiki/Central_Khmer_language">Central Khmer</text:a></text:p>
          </table:table-cell>
          <table:table-cell office:value-type="string">
            <text:p>ខ្មែរ, ខេមរភាសា, ភាសាខ្មែរ</text:p>
          </table:table-cell>
          <table:table-cell office:value-type="string">
            <text:p><text:a xlink:href="https://www.loc.gov/standards/iso639-2/php/langcodes_name.php?iso_639_1=km">km</text:a></text:p>
          </table:table-cell>
          <table:table-cell office:value-type="string">
            <text:p>khm</text:p>
          </table:table-cell>
          <table:table-cell office:value-type="string">
            <text:p>khm</text:p>
          </table:table-cell>
          <table:table-cell office:value-type="string">
            <text:p>khm</text:p>
          </table:table-cell>
          <table:table-cell table:style-name="ce4" office:value-type="string">
            <text:p>also known as Khmer or Cambodian </text:p>
          </table:table-cell>
          <table:table-cell table:number-columns-repeated="2"/>
          <table:table-cell office:value-type="string">
            <text:p>Khmer</text:p>
          </table:table-cell>
          <table:table-cell office:value-type="string">
            <text:p>km</text:p>
          </table:table-cell>
          <table:table-cell office:value-type="string">
            <text:p>khm</text:p>
          </table:table-cell>
        </table:table-row>
        <table:table-row table:style-name="ro9">
          <table:table-cell/>
          <table:table-cell office:value-type="string">
            <text:p><text:a xlink:href="https://en.wikipedia.org/wiki/Niger–Congo_languages">Niger–Congo</text:a></text:p>
          </table:table-cell>
          <table:table-cell office:value-type="string">
            <text:p><text:a xlink:href="https://en.wikipedia.org/wiki/Gikuyu_language">Kikuyu</text:a>, Gikuyu</text:p>
          </table:table-cell>
          <table:table-cell office:value-type="string">
            <text:p>Gĩkũyũ</text:p>
          </table:table-cell>
          <table:table-cell office:value-type="string">
            <text:p><text:a xlink:href="https://www.loc.gov/standards/iso639-2/php/langcodes_name.php?iso_639_1=ki">ki</text:a></text:p>
          </table:table-cell>
          <table:table-cell office:value-type="string">
            <text:p>kik</text:p>
          </table:table-cell>
          <table:table-cell office:value-type="string">
            <text:p>kik</text:p>
          </table:table-cell>
          <table:table-cell office:value-type="string">
            <text:p>kik</text:p>
          </table:table-cell>
          <table:table-cell table:number-columns-repeated="3"/>
          <table:table-cell office:value-type="string">
            <text:p>Kikuyu, Gikuyu</text:p>
          </table:table-cell>
          <table:table-cell office:value-type="string">
            <text:p>ki</text:p>
          </table:table-cell>
          <table:table-cell office:value-type="string">
            <text:p>kik</text:p>
          </table:table-cell>
        </table:table-row>
        <table:table-row table:style-name="ro6">
          <table:table-cell/>
          <table:table-cell office:value-type="string">
            <text:p><text:a xlink:href="https://en.wikipedia.org/wiki/Niger–Congo_languages">Niger–Congo</text:a></text:p>
          </table:table-cell>
          <table:table-cell office:value-type="string">
            <text:p><text:a xlink:href="https://en.wikipedia.org/wiki/Kinyarwanda">Kinyarwanda</text:a></text:p>
          </table:table-cell>
          <table:table-cell office:value-type="string">
            <text:p>Ikinyarwanda</text:p>
          </table:table-cell>
          <table:table-cell office:value-type="string">
            <text:p><text:a xlink:href="https://www.loc.gov/standards/iso639-2/php/langcodes_name.php?iso_639_1=rw">rw</text:a></text:p>
          </table:table-cell>
          <table:table-cell office:value-type="string">
            <text:p>kin</text:p>
          </table:table-cell>
          <table:table-cell office:value-type="string">
            <text:p>kin</text:p>
          </table:table-cell>
          <table:table-cell office:value-type="string">
            <text:p>kin</text:p>
          </table:table-cell>
          <table:table-cell table:number-columns-repeated="3"/>
          <table:table-cell office:value-type="string">
            <text:p>Kinyarwanda</text:p>
          </table:table-cell>
          <table:table-cell office:value-type="string">
            <text:p>rw</text:p>
          </table:table-cell>
          <table:table-cell office:value-type="string">
            <text:p>kin</text:p>
          </table:table-cell>
        </table:table-row>
        <table:table-row table:style-name="ro9">
          <table:table-cell/>
          <table:table-cell office:value-type="string">
            <text:p><text:a xlink:href="https://en.wikipedia.org/wiki/Turkic_languages">Turkic</text:a></text:p>
          </table:table-cell>
          <table:table-cell office:value-type="string">
            <text:p><text:a xlink:href="https://en.wikipedia.org/wiki/Kirghiz_language">Kirghiz</text:a>, Kyrgyz</text:p>
          </table:table-cell>
          <table:table-cell office:value-type="string">
            <text:p>Кыргызча, Кыргыз тили</text:p>
          </table:table-cell>
          <table:table-cell office:value-type="string">
            <text:p><text:a xlink:href="https://www.loc.gov/standards/iso639-2/php/langcodes_name.php?iso_639_1=ky">ky</text:a></text:p>
          </table:table-cell>
          <table:table-cell office:value-type="string">
            <text:p>kir</text:p>
          </table:table-cell>
          <table:table-cell office:value-type="string">
            <text:p>kir</text:p>
          </table:table-cell>
          <table:table-cell office:value-type="string">
            <text:p>kir</text:p>
          </table:table-cell>
          <table:table-cell table:number-columns-repeated="3"/>
          <table:table-cell office:value-type="string">
            <text:p>Kirguises, Kirguistán</text:p>
          </table:table-cell>
          <table:table-cell office:value-type="string">
            <text:p>ky</text:p>
          </table:table-cell>
          <table:table-cell office:value-type="string">
            <text:p>kir</text:p>
          </table:table-cell>
        </table:table-row>
        <table:table-row table:style-name="ro9">
          <table:table-cell/>
          <table:table-cell office:value-type="string">
            <text:p><text:a xlink:href="https://en.wikipedia.org/wiki/Uralic_languages">Uralic</text:a></text:p>
          </table:table-cell>
          <table:table-cell office:value-type="string">
            <text:p><text:a xlink:href="https://en.wikipedia.org/wiki/Komi_language">Komi</text:a></text:p>
          </table:table-cell>
          <table:table-cell office:value-type="string">
            <text:p>коми кыв</text:p>
          </table:table-cell>
          <table:table-cell office:value-type="string">
            <text:p><text:a xlink:href="https://www.loc.gov/standards/iso639-2/php/langcodes_name.php?iso_639_1=kv">kv</text:a></text:p>
          </table:table-cell>
          <table:table-cell office:value-type="string">
            <text:p>kom</text:p>
          </table:table-cell>
          <table:table-cell office:value-type="string">
            <text:p>kom</text:p>
          </table:table-cell>
          <table:table-cell office:value-type="string">
            <text:p>kom + <text:a xlink:href="https://en.wikipedia.org/wiki/ISO_639_macrolanguage#kom">2</text:a></text:p>
          </table:table-cell>
          <table:table-cell table:style-name="ce4" office:value-type="string">
            <text:p>macrolanguage </text:p>
          </table:table-cell>
          <table:table-cell table:number-columns-repeated="2"/>
          <table:table-cell office:value-type="string">
            <text:p>Komi</text:p>
          </table:table-cell>
          <table:table-cell office:value-type="string">
            <text:p>kv</text:p>
          </table:table-cell>
          <table:table-cell office:value-type="string">
            <text:p>kom</text:p>
          </table:table-cell>
        </table:table-row>
        <table:table-row table:style-name="ro9">
          <table:table-cell/>
          <table:table-cell office:value-type="string">
            <text:p><text:a xlink:href="https://en.wikipedia.org/wiki/Niger–Congo_languages">Niger–Congo</text:a></text:p>
          </table:table-cell>
          <table:table-cell office:value-type="string">
            <text:p><text:a xlink:href="https://en.wikipedia.org/wiki/Kongo_language">Kongo</text:a></text:p>
          </table:table-cell>
          <table:table-cell office:value-type="string">
            <text:p>Kikongo</text:p>
          </table:table-cell>
          <table:table-cell office:value-type="string">
            <text:p><text:a xlink:href="https://www.loc.gov/standards/iso639-2/php/langcodes_name.php?iso_639_1=kg">kg</text:a></text:p>
          </table:table-cell>
          <table:table-cell office:value-type="string">
            <text:p>kon</text:p>
          </table:table-cell>
          <table:table-cell office:value-type="string">
            <text:p>kon</text:p>
          </table:table-cell>
          <table:table-cell office:value-type="string">
            <text:p>kon + <text:a xlink:href="https://en.wikipedia.org/wiki/ISO_639_macrolanguage#kon">3</text:a></text:p>
          </table:table-cell>
          <table:table-cell table:style-name="ce4" office:value-type="string">
            <text:p>macrolanguage </text:p>
          </table:table-cell>
          <table:table-cell table:number-columns-repeated="2"/>
          <table:table-cell office:value-type="string">
            <text:p>Kongo</text:p>
          </table:table-cell>
          <table:table-cell office:value-type="string">
            <text:p>kg</text:p>
          </table:table-cell>
          <table:table-cell office:value-type="string">
            <text:p>kon</text:p>
          </table:table-cell>
        </table:table-row>
        <table:table-row table:style-name="ro18">
          <table:table-cell/>
          <table:table-cell office:value-type="string">
            <text:p><text:a xlink:href="https://en.wikipedia.org/wiki/Koreanic">Koreanic</text:a></text:p>
          </table:table-cell>
          <table:table-cell office:value-type="string">
            <text:p><text:a xlink:href="https://en.wikipedia.org/wiki/Korean_language">Korean</text:a></text:p>
          </table:table-cell>
          <table:table-cell office:value-type="string">
            <text:p>한국어</text:p>
          </table:table-cell>
          <table:table-cell office:value-type="string">
            <text:p><text:a xlink:href="https://www.loc.gov/standards/iso639-2/php/langcodes_name.php?iso_639_1=ko">ko</text:a></text:p>
          </table:table-cell>
          <table:table-cell office:value-type="string">
            <text:p>kor</text:p>
          </table:table-cell>
          <table:table-cell office:value-type="string">
            <text:p>kor</text:p>
          </table:table-cell>
          <table:table-cell office:value-type="string">
            <text:p>kor</text:p>
          </table:table-cell>
          <table:table-cell table:number-columns-repeated="3"/>
          <table:table-cell office:value-type="string">
            <text:p>Corea</text:p>
          </table:table-cell>
          <table:table-cell office:value-type="string">
            <text:p>ko</text:p>
          </table:table-cell>
          <table:table-cell office:value-type="string">
            <text:p>kor</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Kurdish_language">Kurdish</text:a></text:p>
          </table:table-cell>
          <table:table-cell table:style-name="ce6" office:value-type="string">
            <text:p>Kurdî, کوردی‎</text:p>
          </table:table-cell>
          <table:table-cell office:value-type="string">
            <text:p><text:a xlink:href="https://www.loc.gov/standards/iso639-2/php/langcodes_name.php?iso_639_1=ku">ku</text:a></text:p>
          </table:table-cell>
          <table:table-cell office:value-type="string">
            <text:p>kur</text:p>
          </table:table-cell>
          <table:table-cell office:value-type="string">
            <text:p>kur</text:p>
          </table:table-cell>
          <table:table-cell office:value-type="string">
            <text:p>kur + <text:a xlink:href="https://en.wikipedia.org/wiki/ISO_639_macrolanguage#kur">3</text:a></text:p>
          </table:table-cell>
          <table:table-cell table:style-name="ce4" office:value-type="string">
            <text:p>macrolanguage </text:p>
          </table:table-cell>
          <table:table-cell table:number-columns-repeated="2"/>
          <table:table-cell office:value-type="string">
            <text:p>Kurdo</text:p>
          </table:table-cell>
          <table:table-cell office:value-type="string">
            <text:p>ku</text:p>
          </table:table-cell>
          <table:table-cell office:value-type="string">
            <text:p>kur</text:p>
          </table:table-cell>
        </table:table-row>
        <table:table-row table:style-name="ro9">
          <table:table-cell/>
          <table:table-cell office:value-type="string">
            <text:p><text:a xlink:href="https://en.wikipedia.org/wiki/Niger–Congo_languages">Niger–Congo</text:a></text:p>
          </table:table-cell>
          <table:table-cell office:value-type="string">
            <text:p><text:a xlink:href="https://en.wikipedia.org/wiki/Kuanyama_language">Kuanyama</text:a>, Kwanyama</text:p>
          </table:table-cell>
          <table:table-cell office:value-type="string">
            <text:p>Kuanyama</text:p>
          </table:table-cell>
          <table:table-cell office:value-type="string">
            <text:p><text:a xlink:href="https://www.loc.gov/standards/iso639-2/php/langcodes_name.php?iso_639_1=kj">kj</text:a></text:p>
          </table:table-cell>
          <table:table-cell office:value-type="string">
            <text:p>kua</text:p>
          </table:table-cell>
          <table:table-cell office:value-type="string">
            <text:p>kua</text:p>
          </table:table-cell>
          <table:table-cell office:value-type="string">
            <text:p>kua</text:p>
          </table:table-cell>
          <table:table-cell table:number-columns-repeated="3"/>
          <table:table-cell office:value-type="string">
            <text:p>Kwanyama, Kuanyama</text:p>
          </table:table-cell>
          <table:table-cell office:value-type="string">
            <text:p>kj</text:p>
          </table:table-cell>
          <table:table-cell office:value-type="string">
            <text:p>kua</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Latin">Latin</text:a></text:p>
          </table:table-cell>
          <table:table-cell office:value-type="string">
            <text:p>latine, lingua latina</text:p>
          </table:table-cell>
          <table:table-cell office:value-type="string">
            <text:p><text:a xlink:href="https://www.loc.gov/standards/iso639-2/php/langcodes_name.php?iso_639_1=la">la</text:a></text:p>
          </table:table-cell>
          <table:table-cell table:number-columns-repeated="3" office:value-type="string">
            <text:p>lat</text:p>
          </table:table-cell>
          <table:table-cell table:style-name="ce4" office:value-type="string">
            <text:p>ancient </text:p>
          </table:table-cell>
          <table:table-cell table:number-columns-repeated="2"/>
          <table:table-cell office:value-type="string">
            <text:p>Latin</text:p>
          </table:table-cell>
          <table:table-cell office:value-type="string">
            <text:p>la</text:p>
          </table:table-cell>
          <table:table-cell office:value-type="string">
            <text:p>lat</text:p>
          </table:table-cell>
        </table:table-row>
        <table:table-row table:style-name="ro7">
          <table:table-cell/>
          <table:table-cell office:value-type="string">
            <text:p><text:a xlink:href="https://en.wikipedia.org/wiki/Indo-European_languages">Indo-European</text:a></text:p>
          </table:table-cell>
          <table:table-cell office:value-type="string">
            <text:p><text:a xlink:href="https://en.wikipedia.org/wiki/Luxembourgish_language">Luxembourgish</text:a>, Letzeburgesch</text:p>
          </table:table-cell>
          <table:table-cell office:value-type="string">
            <text:p>Lëtzebuergesch</text:p>
          </table:table-cell>
          <table:table-cell office:value-type="string">
            <text:p><text:a xlink:href="https://www.loc.gov/standards/iso639-2/php/langcodes_name.php?iso_639_1=lb">lb</text:a></text:p>
          </table:table-cell>
          <table:table-cell office:value-type="string">
            <text:p>ltz</text:p>
          </table:table-cell>
          <table:table-cell office:value-type="string">
            <text:p>ltz</text:p>
          </table:table-cell>
          <table:table-cell office:value-type="string">
            <text:p>ltz</text:p>
          </table:table-cell>
          <table:table-cell table:number-columns-repeated="3"/>
          <table:table-cell office:value-type="string">
            <text:p>Luxemburgués, Luxemburgués</text:p>
          </table:table-cell>
          <table:table-cell office:value-type="string">
            <text:p>lb</text:p>
          </table:table-cell>
          <table:table-cell office:value-type="string">
            <text:p>ltz</text:p>
          </table:table-cell>
        </table:table-row>
        <table:table-row table:style-name="ro6">
          <table:table-cell/>
          <table:table-cell office:value-type="string">
            <text:p><text:a xlink:href="https://en.wikipedia.org/wiki/Niger–Congo_languages">Niger–Congo</text:a></text:p>
          </table:table-cell>
          <table:table-cell office:value-type="string">
            <text:p><text:a xlink:href="https://en.wikipedia.org/wiki/Ganda_language">Ganda</text:a></text:p>
          </table:table-cell>
          <table:table-cell office:value-type="string">
            <text:p>Luganda</text:p>
          </table:table-cell>
          <table:table-cell office:value-type="string">
            <text:p><text:a xlink:href="https://www.loc.gov/standards/iso639-2/php/langcodes_name.php?iso_639_1=lg">lg</text:a></text:p>
          </table:table-cell>
          <table:table-cell office:value-type="string">
            <text:p>lug</text:p>
          </table:table-cell>
          <table:table-cell office:value-type="string">
            <text:p>lug</text:p>
          </table:table-cell>
          <table:table-cell office:value-type="string">
            <text:p>lug</text:p>
          </table:table-cell>
          <table:table-cell table:number-columns-repeated="3"/>
          <table:table-cell office:value-type="string">
            <text:p>Luganda</text:p>
          </table:table-cell>
          <table:table-cell office:value-type="string">
            <text:p>lg</text:p>
          </table:table-cell>
          <table:table-cell office:value-type="string">
            <text:p>lug</text:p>
          </table:table-cell>
        </table:table-row>
        <table:table-row table:style-name="ro5">
          <table:table-cell/>
          <table:table-cell office:value-type="string">
            <text:p><text:a xlink:href="https://en.wikipedia.org/wiki/Indo-European_languages">Indo-European</text:a></text:p>
          </table:table-cell>
          <table:table-cell office:value-type="string">
            <text:p><text:a xlink:href="https://en.wikipedia.org/wiki/Limburgan_language">Limburgan</text:a>, Limburger, Limburgish</text:p>
          </table:table-cell>
          <table:table-cell office:value-type="string">
            <text:p>Limburgs</text:p>
          </table:table-cell>
          <table:table-cell office:value-type="string">
            <text:p><text:a xlink:href="https://www.loc.gov/standards/iso639-2/php/langcodes_name.php?iso_639_1=li">li</text:a></text:p>
          </table:table-cell>
          <table:table-cell office:value-type="string">
            <text:p>lim</text:p>
          </table:table-cell>
          <table:table-cell office:value-type="string">
            <text:p>lim</text:p>
          </table:table-cell>
          <table:table-cell office:value-type="string">
            <text:p>lim</text:p>
          </table:table-cell>
          <table:table-cell table:number-columns-repeated="3"/>
          <table:table-cell office:value-type="string">
            <text:p>Limburgués, Limburgan, Limburger</text:p>
          </table:table-cell>
          <table:table-cell office:value-type="string">
            <text:p>li</text:p>
          </table:table-cell>
          <table:table-cell office:value-type="string">
            <text:p>lim</text:p>
          </table:table-cell>
        </table:table-row>
        <table:table-row table:style-name="ro6">
          <table:table-cell/>
          <table:table-cell office:value-type="string">
            <text:p><text:a xlink:href="https://en.wikipedia.org/wiki/Niger–Congo_languages">Niger–Congo</text:a></text:p>
          </table:table-cell>
          <table:table-cell office:value-type="string">
            <text:p><text:a xlink:href="https://en.wikipedia.org/wiki/Lingala_language">Lingala</text:a></text:p>
          </table:table-cell>
          <table:table-cell office:value-type="string">
            <text:p>Lingála</text:p>
          </table:table-cell>
          <table:table-cell office:value-type="string">
            <text:p><text:a xlink:href="https://www.loc.gov/standards/iso639-2/php/langcodes_name.php?iso_639_1=ln">ln</text:a></text:p>
          </table:table-cell>
          <table:table-cell office:value-type="string">
            <text:p>lin</text:p>
          </table:table-cell>
          <table:table-cell office:value-type="string">
            <text:p>lin</text:p>
          </table:table-cell>
          <table:table-cell office:value-type="string">
            <text:p>lin</text:p>
          </table:table-cell>
          <table:table-cell table:number-columns-repeated="3"/>
          <table:table-cell office:value-type="string">
            <text:p>Lingala</text:p>
          </table:table-cell>
          <table:table-cell office:value-type="string">
            <text:p>ln</text:p>
          </table:table-cell>
          <table:table-cell office:value-type="string">
            <text:p>lin</text:p>
          </table:table-cell>
        </table:table-row>
        <table:table-row table:style-name="ro6">
          <table:table-cell/>
          <table:table-cell office:value-type="string">
            <text:p><text:a xlink:href="https://en.wikipedia.org/wiki/Tai–Kadai_languages">Tai–Kadai</text:a></text:p>
          </table:table-cell>
          <table:table-cell office:value-type="string">
            <text:p><text:a xlink:href="https://en.wikipedia.org/wiki/Lao_language">Lao</text:a></text:p>
          </table:table-cell>
          <table:table-cell office:value-type="string">
            <text:p>ພາສາລາວ</text:p>
          </table:table-cell>
          <table:table-cell office:value-type="string">
            <text:p><text:a xlink:href="https://www.loc.gov/standards/iso639-2/php/langcodes_name.php?iso_639_1=lo">lo</text:a></text:p>
          </table:table-cell>
          <table:table-cell office:value-type="string">
            <text:p>lao</text:p>
          </table:table-cell>
          <table:table-cell office:value-type="string">
            <text:p>lao</text:p>
          </table:table-cell>
          <table:table-cell office:value-type="string">
            <text:p>lao</text:p>
          </table:table-cell>
          <table:table-cell table:number-columns-repeated="3"/>
          <table:table-cell office:value-type="string">
            <text:p>Lao</text:p>
          </table:table-cell>
          <table:table-cell office:value-type="string">
            <text:p>lo</text:p>
          </table:table-cell>
          <table:table-cell office:value-type="string">
            <text:p>lao</text:p>
          </table:table-cell>
        </table:table-row>
        <table:table-row table:style-name="ro6">
          <table:table-cell/>
          <table:table-cell office:value-type="string">
            <text:p><text:a xlink:href="https://en.wikipedia.org/wiki/Indo-European_languages">Indo-European</text:a></text:p>
          </table:table-cell>
          <table:table-cell office:value-type="string">
            <text:p><text:a xlink:href="https://en.wikipedia.org/wiki/Lithuanian_language">Lithuanian</text:a></text:p>
          </table:table-cell>
          <table:table-cell office:value-type="string">
            <text:p>lietuvių kalba</text:p>
          </table:table-cell>
          <table:table-cell office:value-type="string">
            <text:p><text:a xlink:href="https://www.loc.gov/standards/iso639-2/php/langcodes_name.php?iso_639_1=lt">lt</text:a></text:p>
          </table:table-cell>
          <table:table-cell office:value-type="string">
            <text:p>lit</text:p>
          </table:table-cell>
          <table:table-cell office:value-type="string">
            <text:p>lit</text:p>
          </table:table-cell>
          <table:table-cell office:value-type="string">
            <text:p>lit</text:p>
          </table:table-cell>
          <table:table-cell table:number-columns-repeated="3"/>
          <table:table-cell office:value-type="string">
            <text:p>Lituano</text:p>
          </table:table-cell>
          <table:table-cell office:value-type="string">
            <text:p>lt</text:p>
          </table:table-cell>
          <table:table-cell office:value-type="string">
            <text:p>lit</text:p>
          </table:table-cell>
        </table:table-row>
        <table:table-row table:style-name="ro9">
          <table:table-cell/>
          <table:table-cell office:value-type="string">
            <text:p><text:a xlink:href="https://en.wikipedia.org/wiki/Niger–Congo_languages">Niger–Congo</text:a></text:p>
          </table:table-cell>
          <table:table-cell office:value-type="string">
            <text:p><text:a xlink:href="https://en.wikipedia.org/wiki/Luba-Katanga_language">Luba-Katanga</text:a></text:p>
          </table:table-cell>
          <table:table-cell office:value-type="string">
            <text:p>Kiluba</text:p>
          </table:table-cell>
          <table:table-cell office:value-type="string">
            <text:p><text:a xlink:href="https://www.loc.gov/standards/iso639-2/php/langcodes_name.php?iso_639_1=lu">lu</text:a></text:p>
          </table:table-cell>
          <table:table-cell office:value-type="string">
            <text:p>lub</text:p>
          </table:table-cell>
          <table:table-cell office:value-type="string">
            <text:p>lub</text:p>
          </table:table-cell>
          <table:table-cell office:value-type="string">
            <text:p>lub</text:p>
          </table:table-cell>
          <table:table-cell table:style-name="ce4" office:value-type="string">
            <text:p>also known as Luba-Shaba </text:p>
          </table:table-cell>
          <table:table-cell table:number-columns-repeated="2"/>
          <table:table-cell office:value-type="string">
            <text:p>Luba-Katanga</text:p>
          </table:table-cell>
          <table:table-cell office:value-type="string">
            <text:p>lu</text:p>
          </table:table-cell>
          <table:table-cell office:value-type="string">
            <text:p>lub</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Latvian_language">Latvian</text:a></text:p>
          </table:table-cell>
          <table:table-cell office:value-type="string">
            <text:p>latviešu valoda</text:p>
          </table:table-cell>
          <table:table-cell office:value-type="string">
            <text:p><text:a xlink:href="https://www.loc.gov/standards/iso639-2/php/langcodes_name.php?iso_639_1=lv">lv</text:a></text:p>
          </table:table-cell>
          <table:table-cell office:value-type="string">
            <text:p>lav</text:p>
          </table:table-cell>
          <table:table-cell office:value-type="string">
            <text:p>lav</text:p>
          </table:table-cell>
          <table:table-cell office:value-type="string">
            <text:p>lav + <text:a xlink:href="https://en.wikipedia.org/wiki/ISO_639_macrolanguage#lav">2</text:a></text:p>
          </table:table-cell>
          <table:table-cell table:style-name="ce4" office:value-type="string">
            <text:p>macrolanguage </text:p>
          </table:table-cell>
          <table:table-cell table:number-columns-repeated="2"/>
          <table:table-cell office:value-type="string">
            <text:p>Letonia</text:p>
          </table:table-cell>
          <table:table-cell office:value-type="string">
            <text:p>lv</text:p>
          </table:table-cell>
          <table:table-cell office:value-type="string">
            <text:p>lav</text:p>
          </table:table-cell>
        </table:table-row>
        <table:table-row table:style-name="ro6">
          <table:table-cell/>
          <table:table-cell office:value-type="string">
            <text:p><text:a xlink:href="https://en.wikipedia.org/wiki/Indo-European_languages">Indo-European</text:a></text:p>
          </table:table-cell>
          <table:table-cell office:value-type="string">
            <text:p><text:a xlink:href="https://en.wikipedia.org/wiki/Manx_language">Manx</text:a></text:p>
          </table:table-cell>
          <table:table-cell office:value-type="string">
            <text:p>Gaelg, Gailck</text:p>
          </table:table-cell>
          <table:table-cell office:value-type="string">
            <text:p><text:a xlink:href="https://www.loc.gov/standards/iso639-2/php/langcodes_name.php?iso_639_1=gv">gv</text:a></text:p>
          </table:table-cell>
          <table:table-cell office:value-type="string">
            <text:p>glv</text:p>
          </table:table-cell>
          <table:table-cell office:value-type="string">
            <text:p>glv</text:p>
          </table:table-cell>
          <table:table-cell office:value-type="string">
            <text:p>glv</text:p>
          </table:table-cell>
          <table:table-cell table:number-columns-repeated="3"/>
          <table:table-cell office:value-type="string">
            <text:p>Manx</text:p>
          </table:table-cell>
          <table:table-cell office:value-type="string">
            <text:p>gv</text:p>
          </table:table-cell>
          <table:table-cell office:value-type="string">
            <text:p>glv</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Macedonian_language">Macedonian</text:a></text:p>
          </table:table-cell>
          <table:table-cell office:value-type="string">
            <text:p>македонски јазик</text:p>
          </table:table-cell>
          <table:table-cell office:value-type="string">
            <text:p><text:a xlink:href="https://www.loc.gov/standards/iso639-2/php/langcodes_name.php?iso_639_1=mk">mk</text:a></text:p>
          </table:table-cell>
          <table:table-cell office:value-type="string">
            <text:p>mkd</text:p>
          </table:table-cell>
          <table:table-cell table:style-name="ce7" office:value-type="string">
            <text:p>mac</text:p>
          </table:table-cell>
          <table:table-cell office:value-type="string">
            <text:p>mkd</text:p>
          </table:table-cell>
          <table:table-cell table:number-columns-repeated="3"/>
          <table:table-cell office:value-type="string">
            <text:p>Macedonia</text:p>
          </table:table-cell>
          <table:table-cell office:value-type="string">
            <text:p>mk</text:p>
          </table:table-cell>
          <table:table-cell office:value-type="string">
            <text:p>mkd</text:p>
          </table:table-cell>
        </table:table-row>
        <table:table-row table:style-name="ro9">
          <table:table-cell/>
          <table:table-cell office:value-type="string">
            <text:p><text:a xlink:href="https://en.wikipedia.org/wiki/Austronesian_languages">Austronesian</text:a></text:p>
          </table:table-cell>
          <table:table-cell office:value-type="string">
            <text:p><text:a xlink:href="https://en.wikipedia.org/wiki/Malagasy_language">Malagasy</text:a></text:p>
          </table:table-cell>
          <table:table-cell office:value-type="string">
            <text:p>fiteny malagasy</text:p>
          </table:table-cell>
          <table:table-cell office:value-type="string">
            <text:p><text:a xlink:href="https://www.loc.gov/standards/iso639-2/php/langcodes_name.php?iso_639_1=mg">mg</text:a></text:p>
          </table:table-cell>
          <table:table-cell office:value-type="string">
            <text:p>mlg</text:p>
          </table:table-cell>
          <table:table-cell office:value-type="string">
            <text:p>mlg</text:p>
          </table:table-cell>
          <table:table-cell office:value-type="string">
            <text:p>mlg + <text:a xlink:href="https://en.wikipedia.org/wiki/ISO_639_macrolanguage#mlg">11</text:a></text:p>
          </table:table-cell>
          <table:table-cell table:style-name="ce4" office:value-type="string">
            <text:p>macrolanguage </text:p>
          </table:table-cell>
          <table:table-cell table:number-columns-repeated="2"/>
          <table:table-cell office:value-type="string">
            <text:p>Madagascar</text:p>
          </table:table-cell>
          <table:table-cell office:value-type="string">
            <text:p>mg</text:p>
          </table:table-cell>
          <table:table-cell office:value-type="string">
            <text:p>mlg</text:p>
          </table:table-cell>
        </table:table-row>
        <table:table-row table:style-name="ro10">
          <table:table-cell/>
          <table:table-cell office:value-type="string">
            <text:p><text:a xlink:href="https://en.wikipedia.org/wiki/Austronesian_languages">Austronesian</text:a></text:p>
          </table:table-cell>
          <table:table-cell office:value-type="string">
            <text:p><text:a xlink:href="https://en.wikipedia.org/wiki/Malay_language">Malay</text:a></text:p>
          </table:table-cell>
          <table:table-cell table:style-name="ce6" office:value-type="string">
            <text:p>Bahasa Melayu, بهاس ملايو‎</text:p>
          </table:table-cell>
          <table:table-cell office:value-type="string">
            <text:p><text:a xlink:href="https://www.loc.gov/standards/iso639-2/php/langcodes_name.php?iso_639_1=ms">ms</text:a></text:p>
          </table:table-cell>
          <table:table-cell office:value-type="string">
            <text:p>msa</text:p>
          </table:table-cell>
          <table:table-cell table:style-name="ce7" office:value-type="string">
            <text:p>may</text:p>
          </table:table-cell>
          <table:table-cell office:value-type="string">
            <text:p>msa + <text:a xlink:href="https://en.wikipedia.org/wiki/ISO_639_macrolanguage#msa">36</text:a></text:p>
          </table:table-cell>
          <table:table-cell table:style-name="ce4" office:value-type="string">
            <text:p>macrolanguage, <text:a xlink:href="https://en.wikipedia.org/wiki/Malaysian_language">Standard Malay</text:a> is [zsm], <text:a xlink:href="https://en.wikipedia.org/wiki/Indonesian_language">Indonesian</text:a> is [id/ind] </text:p>
          </table:table-cell>
          <table:table-cell table:number-columns-repeated="2"/>
          <table:table-cell office:value-type="string">
            <text:p>Malayo</text:p>
          </table:table-cell>
          <table:table-cell office:value-type="string">
            <text:p>ms</text:p>
          </table:table-cell>
          <table:table-cell office:value-type="string">
            <text:p>msa</text:p>
          </table:table-cell>
        </table:table-row>
        <table:table-row table:style-name="ro6">
          <table:table-cell/>
          <table:table-cell office:value-type="string">
            <text:p><text:a xlink:href="https://en.wikipedia.org/wiki/Dravidian_languages">Dravidian</text:a></text:p>
          </table:table-cell>
          <table:table-cell office:value-type="string">
            <text:p><text:a xlink:href="https://en.wikipedia.org/wiki/Malayalam_language">Malayalam</text:a></text:p>
          </table:table-cell>
          <table:table-cell office:value-type="string">
            <text:p>മലയാളം</text:p>
          </table:table-cell>
          <table:table-cell office:value-type="string">
            <text:p><text:a xlink:href="https://www.loc.gov/standards/iso639-2/php/langcodes_name.php?iso_639_1=ml">ml</text:a></text:p>
          </table:table-cell>
          <table:table-cell table:number-columns-repeated="3" office:value-type="string">
            <text:p>mal</text:p>
          </table:table-cell>
          <table:table-cell table:number-columns-repeated="3"/>
          <table:table-cell office:value-type="string">
            <text:p>Malayalam</text:p>
          </table:table-cell>
          <table:table-cell office:value-type="string">
            <text:p>ml</text:p>
          </table:table-cell>
          <table:table-cell office:value-type="string">
            <text:p>mal</text:p>
          </table:table-cell>
        </table:table-row>
        <table:table-row table:style-name="ro6">
          <table:table-cell/>
          <table:table-cell office:value-type="string">
            <text:p><text:a xlink:href="https://en.wikipedia.org/wiki/Afro-Asiatic_languages">Afro-Asiatic</text:a></text:p>
          </table:table-cell>
          <table:table-cell office:value-type="string">
            <text:p><text:a xlink:href="https://en.wikipedia.org/wiki/Maltese_language">Maltese</text:a></text:p>
          </table:table-cell>
          <table:table-cell office:value-type="string">
            <text:p>Malti</text:p>
          </table:table-cell>
          <table:table-cell office:value-type="string">
            <text:p><text:a xlink:href="https://www.loc.gov/standards/iso639-2/php/langcodes_name.php?iso_639_1=mt">mt</text:a></text:p>
          </table:table-cell>
          <table:table-cell office:value-type="string">
            <text:p>mlt</text:p>
          </table:table-cell>
          <table:table-cell office:value-type="string">
            <text:p>mlt</text:p>
          </table:table-cell>
          <table:table-cell office:value-type="string">
            <text:p>mlt</text:p>
          </table:table-cell>
          <table:table-cell table:number-columns-repeated="3"/>
          <table:table-cell office:value-type="string">
            <text:p>Maltés</text:p>
          </table:table-cell>
          <table:table-cell office:value-type="string">
            <text:p>mt</text:p>
          </table:table-cell>
          <table:table-cell office:value-type="string">
            <text:p>mlt</text:p>
          </table:table-cell>
        </table:table-row>
        <table:table-row table:style-name="ro9">
          <table:table-cell/>
          <table:table-cell office:value-type="string">
            <text:p><text:a xlink:href="https://en.wikipedia.org/wiki/Austronesian_languages">Austronesian</text:a></text:p>
          </table:table-cell>
          <table:table-cell office:value-type="string">
            <text:p><text:a xlink:href="https://en.wikipedia.org/wiki/Maori_language">Maori</text:a></text:p>
          </table:table-cell>
          <table:table-cell office:value-type="string">
            <text:p>te reo Māori</text:p>
          </table:table-cell>
          <table:table-cell office:value-type="string">
            <text:p><text:a xlink:href="https://www.loc.gov/standards/iso639-2/php/langcodes_name.php?iso_639_1=mi">mi</text:a></text:p>
          </table:table-cell>
          <table:table-cell office:value-type="string">
            <text:p>mri</text:p>
          </table:table-cell>
          <table:table-cell table:style-name="ce7" office:value-type="string">
            <text:p>mao</text:p>
          </table:table-cell>
          <table:table-cell office:value-type="string">
            <text:p>mri</text:p>
          </table:table-cell>
          <table:table-cell table:style-name="ce4" office:value-type="string">
            <text:p>also known as Māori </text:p>
          </table:table-cell>
          <table:table-cell table:number-columns-repeated="2"/>
          <table:table-cell office:value-type="string">
            <text:p>Māori</text:p>
          </table:table-cell>
          <table:table-cell office:value-type="string">
            <text:p>mi</text:p>
          </table:table-cell>
          <table:table-cell office:value-type="string">
            <text:p>mri</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Marathi_language">Marathi</text:a></text:p>
          </table:table-cell>
          <table:table-cell office:value-type="string">
            <text:p>मराठी</text:p>
          </table:table-cell>
          <table:table-cell office:value-type="string">
            <text:p><text:a xlink:href="https://www.loc.gov/standards/iso639-2/php/langcodes_name.php?iso_639_1=mr">mr</text:a></text:p>
          </table:table-cell>
          <table:table-cell table:number-columns-repeated="3" office:value-type="string">
            <text:p>mar</text:p>
          </table:table-cell>
          <table:table-cell table:style-name="ce4" office:value-type="string">
            <text:p>also known as Marāṭhī </text:p>
          </table:table-cell>
          <table:table-cell table:number-columns-repeated="2"/>
          <table:table-cell office:value-type="string">
            <text:p>Maratí (Marathi)</text:p>
          </table:table-cell>
          <table:table-cell office:value-type="string">
            <text:p>mr</text:p>
          </table:table-cell>
          <table:table-cell office:value-type="string">
            <text:p>mar</text:p>
          </table:table-cell>
        </table:table-row>
        <table:table-row table:style-name="ro9">
          <table:table-cell/>
          <table:table-cell office:value-type="string">
            <text:p><text:a xlink:href="https://en.wikipedia.org/wiki/Austronesian_languages">Austronesian</text:a></text:p>
          </table:table-cell>
          <table:table-cell office:value-type="string">
            <text:p><text:a xlink:href="https://en.wikipedia.org/wiki/Marshallese_language">Marshallese</text:a></text:p>
          </table:table-cell>
          <table:table-cell office:value-type="string">
            <text:p>Kajin M̧ajeļ</text:p>
          </table:table-cell>
          <table:table-cell office:value-type="string">
            <text:p><text:a xlink:href="https://www.loc.gov/standards/iso639-2/php/langcodes_name.php?iso_639_1=mh">mh</text:a></text:p>
          </table:table-cell>
          <table:table-cell office:value-type="string">
            <text:p>mah</text:p>
          </table:table-cell>
          <table:table-cell office:value-type="string">
            <text:p>mah</text:p>
          </table:table-cell>
          <table:table-cell office:value-type="string">
            <text:p>mah</text:p>
          </table:table-cell>
          <table:table-cell table:number-columns-repeated="3"/>
          <table:table-cell office:value-type="string">
            <text:p>De las Islas Marshall</text:p>
          </table:table-cell>
          <table:table-cell office:value-type="string">
            <text:p>mh</text:p>
          </table:table-cell>
          <table:table-cell office:value-type="string">
            <text:p>mah</text:p>
          </table:table-cell>
        </table:table-row>
        <table:table-row table:style-name="ro9">
          <table:table-cell/>
          <table:table-cell office:value-type="string">
            <text:p><text:a xlink:href="https://en.wikipedia.org/wiki/Mongolic_languages">Mongolic</text:a></text:p>
          </table:table-cell>
          <table:table-cell office:value-type="string">
            <text:p><text:a xlink:href="https://en.wikipedia.org/wiki/Mongolian_language">Mongolian</text:a></text:p>
          </table:table-cell>
          <table:table-cell office:value-type="string">
            <text:p>Монгол хэл</text:p>
          </table:table-cell>
          <table:table-cell office:value-type="string">
            <text:p><text:a xlink:href="https://www.loc.gov/standards/iso639-2/php/langcodes_name.php?iso_639_1=mn">mn</text:a></text:p>
          </table:table-cell>
          <table:table-cell table:number-columns-repeated="2" office:value-type="string">
            <text:p>mon</text:p>
          </table:table-cell>
          <table:table-cell office:value-type="string">
            <text:p>mon + <text:a xlink:href="https://en.wikipedia.org/wiki/ISO_639_macrolanguage#mon">2</text:a></text:p>
          </table:table-cell>
          <table:table-cell table:style-name="ce4" office:value-type="string">
            <text:p>macrolanguage </text:p>
          </table:table-cell>
          <table:table-cell table:number-columns-repeated="2"/>
          <table:table-cell office:value-type="string">
            <text:p>Mongolia</text:p>
          </table:table-cell>
          <table:table-cell office:value-type="string">
            <text:p>mn</text:p>
          </table:table-cell>
          <table:table-cell office:value-type="string">
            <text:p>mon</text:p>
          </table:table-cell>
        </table:table-row>
        <table:table-row table:style-name="ro9">
          <table:table-cell/>
          <table:table-cell office:value-type="string">
            <text:p><text:a xlink:href="https://en.wikipedia.org/wiki/Austronesian_languages">Austronesian</text:a></text:p>
          </table:table-cell>
          <table:table-cell office:value-type="string">
            <text:p><text:a xlink:href="https://en.wikipedia.org/wiki/Nauru_language">Nauru</text:a></text:p>
          </table:table-cell>
          <table:table-cell office:value-type="string">
            <text:p>Dorerin Naoero</text:p>
          </table:table-cell>
          <table:table-cell office:value-type="string">
            <text:p><text:a xlink:href="https://www.loc.gov/standards/iso639-2/php/langcodes_name.php?iso_639_1=na">na</text:a></text:p>
          </table:table-cell>
          <table:table-cell table:number-columns-repeated="3" office:value-type="string">
            <text:p>nau</text:p>
          </table:table-cell>
          <table:table-cell table:style-name="ce4" office:value-type="string">
            <text:p>also known as Nauruan </text:p>
          </table:table-cell>
          <table:table-cell table:number-columns-repeated="2"/>
          <table:table-cell office:value-type="string">
            <text:p>Nauru</text:p>
          </table:table-cell>
          <table:table-cell office:value-type="string">
            <text:p>na</text:p>
          </table:table-cell>
          <table:table-cell office:value-type="string">
            <text:p>nau</text:p>
          </table:table-cell>
        </table:table-row>
        <table:table-row table:style-name="ro9">
          <table:table-cell/>
          <table:table-cell office:value-type="string">
            <text:p><text:a xlink:href="https://en.wikipedia.org/wiki/Dené–Yeniseian_languages">Dené–Yeniseian</text:a></text:p>
          </table:table-cell>
          <table:table-cell office:value-type="string">
            <text:p><text:a xlink:href="https://en.wikipedia.org/wiki/Navajo_language">Navajo</text:a>, Navaho</text:p>
          </table:table-cell>
          <table:table-cell office:value-type="string">
            <text:p>Diné bizaad</text:p>
          </table:table-cell>
          <table:table-cell office:value-type="string">
            <text:p><text:a xlink:href="https://www.loc.gov/standards/iso639-2/php/langcodes_name.php?iso_639_1=nv">nv</text:a></text:p>
          </table:table-cell>
          <table:table-cell office:value-type="string">
            <text:p>nav</text:p>
          </table:table-cell>
          <table:table-cell office:value-type="string">
            <text:p>nav</text:p>
          </table:table-cell>
          <table:table-cell office:value-type="string">
            <text:p>nav</text:p>
          </table:table-cell>
          <table:table-cell table:number-columns-repeated="3"/>
          <table:table-cell office:value-type="string">
            <text:p>Navajo, Navaho</text:p>
          </table:table-cell>
          <table:table-cell office:value-type="string">
            <text:p>nv</text:p>
          </table:table-cell>
          <table:table-cell office:value-type="string">
            <text:p>nav</text:p>
          </table:table-cell>
        </table:table-row>
        <table:table-row table:style-name="ro5">
          <table:table-cell/>
          <table:table-cell office:value-type="string">
            <text:p><text:a xlink:href="https://en.wikipedia.org/wiki/Niger–Congo_languages">Niger–Congo</text:a></text:p>
          </table:table-cell>
          <table:table-cell office:value-type="string">
            <text:p><text:a xlink:href="https://en.wikipedia.org/wiki/North_Ndebele_language">North Ndebele</text:a></text:p>
          </table:table-cell>
          <table:table-cell office:value-type="string">
            <text:p>isiNdebele</text:p>
          </table:table-cell>
          <table:table-cell office:value-type="string">
            <text:p><text:a xlink:href="https://www.loc.gov/standards/iso639-2/php/langcodes_name.php?iso_639_1=nd">nd</text:a></text:p>
          </table:table-cell>
          <table:table-cell office:value-type="string">
            <text:p>nde</text:p>
          </table:table-cell>
          <table:table-cell office:value-type="string">
            <text:p>nde</text:p>
          </table:table-cell>
          <table:table-cell office:value-type="string">
            <text:p>nde</text:p>
          </table:table-cell>
          <table:table-cell table:style-name="ce4" office:value-type="string">
            <text:p>also known as Northern Ndebele </text:p>
          </table:table-cell>
          <table:table-cell table:number-columns-repeated="2"/>
          <table:table-cell office:value-type="string">
            <text:p>Noruego Bokmål</text:p>
          </table:table-cell>
          <table:table-cell office:value-type="string">
            <text:p>nb</text:p>
          </table:table-cell>
          <table:table-cell office:value-type="string">
            <text:p>nob</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Nepali_language">Nepali</text:a></text:p>
          </table:table-cell>
          <table:table-cell office:value-type="string">
            <text:p>नेपाली</text:p>
          </table:table-cell>
          <table:table-cell office:value-type="string">
            <text:p><text:a xlink:href="https://www.loc.gov/standards/iso639-2/php/langcodes_name.php?iso_639_1=ne">ne</text:a></text:p>
          </table:table-cell>
          <table:table-cell table:number-columns-repeated="2" office:value-type="string">
            <text:p>nep</text:p>
          </table:table-cell>
          <table:table-cell office:value-type="string">
            <text:p>nep + <text:a xlink:href="https://en.wikipedia.org/wiki/ISO_639_macrolanguage#nep">2</text:a></text:p>
          </table:table-cell>
          <table:table-cell table:style-name="ce4" office:value-type="string">
            <text:p>macrolanguage </text:p>
          </table:table-cell>
          <table:table-cell table:number-columns-repeated="2"/>
          <table:table-cell office:value-type="string">
            <text:p>Ndebele del Norte</text:p>
          </table:table-cell>
          <table:table-cell office:value-type="string">
            <text:p>nd</text:p>
          </table:table-cell>
          <table:table-cell office:value-type="string">
            <text:p>nde</text:p>
          </table:table-cell>
        </table:table-row>
        <table:table-row table:style-name="ro6">
          <table:table-cell/>
          <table:table-cell office:value-type="string">
            <text:p><text:a xlink:href="https://en.wikipedia.org/wiki/Niger–Congo_languages">Niger–Congo</text:a></text:p>
          </table:table-cell>
          <table:table-cell office:value-type="string">
            <text:p><text:a xlink:href="https://en.wikipedia.org/wiki/Ndonga">Ndonga</text:a></text:p>
          </table:table-cell>
          <table:table-cell office:value-type="string">
            <text:p>Owambo</text:p>
          </table:table-cell>
          <table:table-cell office:value-type="string">
            <text:p><text:a xlink:href="https://www.loc.gov/standards/iso639-2/php/langcodes_name.php?iso_639_1=ng">ng</text:a></text:p>
          </table:table-cell>
          <table:table-cell office:value-type="string">
            <text:p>ndo</text:p>
          </table:table-cell>
          <table:table-cell office:value-type="string">
            <text:p>ndo</text:p>
          </table:table-cell>
          <table:table-cell office:value-type="string">
            <text:p>ndo</text:p>
          </table:table-cell>
          <table:table-cell table:number-columns-repeated="3"/>
          <table:table-cell office:value-type="string">
            <text:p>Nepali</text:p>
          </table:table-cell>
          <table:table-cell office:value-type="string">
            <text:p>ne</text:p>
          </table:table-cell>
          <table:table-cell office:value-type="string">
            <text:p>nep</text:p>
          </table:table-cell>
        </table:table-row>
        <table:table-row table:style-name="ro5">
          <table:table-cell/>
          <table:table-cell office:value-type="string">
            <text:p><text:a xlink:href="https://en.wikipedia.org/wiki/Indo-European_languages">Indo-European</text:a></text:p>
          </table:table-cell>
          <table:table-cell office:value-type="string">
            <text:p><text:a xlink:href="https://en.wikipedia.org/wiki/Bokmål">Norwegian Bokmål</text:a></text:p>
          </table:table-cell>
          <table:table-cell office:value-type="string">
            <text:p>Norsk Bokmål</text:p>
          </table:table-cell>
          <table:table-cell office:value-type="string">
            <text:p><text:a xlink:href="https://www.loc.gov/standards/iso639-2/php/langcodes_name.php?iso_639_1=nb">nb</text:a></text:p>
          </table:table-cell>
          <table:table-cell office:value-type="string">
            <text:p>nob</text:p>
          </table:table-cell>
          <table:table-cell office:value-type="string">
            <text:p>nob</text:p>
          </table:table-cell>
          <table:table-cell office:value-type="string">
            <text:p>nob</text:p>
          </table:table-cell>
          <table:table-cell table:style-name="ce4" office:value-type="string">
            <text:p>Covered by macrolanguage [no/nor] </text:p>
          </table:table-cell>
          <table:table-cell table:number-columns-repeated="2"/>
          <table:table-cell office:value-type="string">
            <text:p>Ndonga</text:p>
          </table:table-cell>
          <table:table-cell office:value-type="string">
            <text:p>ng</text:p>
          </table:table-cell>
          <table:table-cell office:value-type="string">
            <text:p>ndo</text:p>
          </table:table-cell>
        </table:table-row>
        <table:table-row table:style-name="ro5">
          <table:table-cell/>
          <table:table-cell office:value-type="string">
            <text:p><text:a xlink:href="https://en.wikipedia.org/wiki/Indo-European_languages">Indo-European</text:a></text:p>
          </table:table-cell>
          <table:table-cell office:value-type="string">
            <text:p><text:a xlink:href="https://en.wikipedia.org/wiki/Nynorsk">Norwegian Nynorsk</text:a></text:p>
          </table:table-cell>
          <table:table-cell office:value-type="string">
            <text:p>Norsk Nynorsk</text:p>
          </table:table-cell>
          <table:table-cell office:value-type="string">
            <text:p><text:a xlink:href="https://www.loc.gov/standards/iso639-2/php/langcodes_name.php?iso_639_1=nn">nn</text:a></text:p>
          </table:table-cell>
          <table:table-cell office:value-type="string">
            <text:p>nno</text:p>
          </table:table-cell>
          <table:table-cell office:value-type="string">
            <text:p>nno</text:p>
          </table:table-cell>
          <table:table-cell office:value-type="string">
            <text:p>nno</text:p>
          </table:table-cell>
          <table:table-cell table:style-name="ce4" office:value-type="string">
            <text:p>Covered by macrolanguage [no/nor] </text:p>
          </table:table-cell>
          <table:table-cell table:number-columns-repeated="2"/>
          <table:table-cell office:value-type="string">
            <text:p>Noruego Nynorsk</text:p>
          </table:table-cell>
          <table:table-cell office:value-type="string">
            <text:p>nn</text:p>
          </table:table-cell>
          <table:table-cell office:value-type="string">
            <text:p>nno</text:p>
          </table:table-cell>
        </table:table-row>
        <table:table-row table:style-name="ro16">
          <table:table-cell/>
          <table:table-cell office:value-type="string">
            <text:p><text:a xlink:href="https://en.wikipedia.org/wiki/Indo-European_languages">Indo-European</text:a></text:p>
          </table:table-cell>
          <table:table-cell office:value-type="string">
            <text:p><text:a xlink:href="https://en.wikipedia.org/wiki/Norwegian_language">Norwegian</text:a></text:p>
          </table:table-cell>
          <table:table-cell office:value-type="string">
            <text:p>Norsk</text:p>
          </table:table-cell>
          <table:table-cell office:value-type="string">
            <text:p><text:a xlink:href="https://www.loc.gov/standards/iso639-2/php/langcodes_name.php?iso_639_1=no">no</text:a></text:p>
          </table:table-cell>
          <table:table-cell office:value-type="string">
            <text:p>nor</text:p>
          </table:table-cell>
          <table:table-cell office:value-type="string">
            <text:p>nor</text:p>
          </table:table-cell>
          <table:table-cell office:value-type="string">
            <text:p>nor + <text:a xlink:href="https://en.wikipedia.org/wiki/ISO_639_macrolanguage#nor">2</text:a></text:p>
          </table:table-cell>
          <table:table-cell table:style-name="ce4" office:value-type="string">
            <text:p>macrolanguage, <text:a xlink:href="https://en.wikipedia.org/wiki/Bokmål">Bokmål</text:a> is [nb/nob], <text:a xlink:href="https://en.wikipedia.org/wiki/Nynorsk">Nynorsk</text:a> is [nn/nno] </text:p>
          </table:table-cell>
          <table:table-cell table:number-columns-repeated="2"/>
          <table:table-cell office:value-type="string">
            <text:p>Noruego</text:p>
          </table:table-cell>
          <table:table-cell office:value-type="string">
            <text:p>no</text:p>
          </table:table-cell>
          <table:table-cell office:value-type="string">
            <text:p>nor</text:p>
          </table:table-cell>
        </table:table-row>
        <table:table-row table:style-name="ro5">
          <table:table-cell/>
          <table:table-cell office:value-type="string">
            <text:p><text:a xlink:href="https://en.wikipedia.org/wiki/Sino-Tibetan_languages">Sino-Tibetan</text:a></text:p>
          </table:table-cell>
          <table:table-cell office:value-type="string">
            <text:p><text:a xlink:href="https://en.wikipedia.org/wiki/Sichuan_Yi_language">Sichuan Yi</text:a>, Nuosu</text:p>
          </table:table-cell>
          <table:table-cell office:value-type="string">
            <text:p>ꆈꌠ꒿ Nuosuhxop</text:p>
          </table:table-cell>
          <table:table-cell office:value-type="string">
            <text:p><text:a xlink:href="https://www.loc.gov/standards/iso639-2/php/langcodes_name.php?iso_639_1=ii">ii</text:a></text:p>
          </table:table-cell>
          <table:table-cell office:value-type="string">
            <text:p>iii</text:p>
          </table:table-cell>
          <table:table-cell office:value-type="string">
            <text:p>iii</text:p>
          </table:table-cell>
          <table:table-cell office:value-type="string">
            <text:p>iii</text:p>
          </table:table-cell>
          <table:table-cell table:style-name="ce4" office:value-type="string">
            <text:p>Standard form of <text:a xlink:href="https://en.wikipedia.org/wiki/Yi_language">Yi languages</text:a> </text:p>
          </table:table-cell>
          <table:table-cell table:number-columns-repeated="2"/>
          <table:table-cell office:value-type="string">
            <text:p>Nuosu</text:p>
          </table:table-cell>
          <table:table-cell office:value-type="string">
            <text:p>ii</text:p>
          </table:table-cell>
          <table:table-cell office:value-type="string">
            <text:p>iii</text:p>
          </table:table-cell>
        </table:table-row>
        <table:table-row table:style-name="ro5">
          <table:table-cell/>
          <table:table-cell office:value-type="string">
            <text:p><text:a xlink:href="https://en.wikipedia.org/wiki/Niger–Congo_languages">Niger–Congo</text:a></text:p>
          </table:table-cell>
          <table:table-cell office:value-type="string">
            <text:p><text:a xlink:href="https://en.wikipedia.org/wiki/South_Ndebele_language">South Ndebele</text:a></text:p>
          </table:table-cell>
          <table:table-cell office:value-type="string">
            <text:p>isiNdebele</text:p>
          </table:table-cell>
          <table:table-cell office:value-type="string">
            <text:p><text:a xlink:href="https://www.loc.gov/standards/iso639-2/php/langcodes_name.php?iso_639_1=nr">nr</text:a></text:p>
          </table:table-cell>
          <table:table-cell office:value-type="string">
            <text:p>nbl</text:p>
          </table:table-cell>
          <table:table-cell office:value-type="string">
            <text:p>nbl</text:p>
          </table:table-cell>
          <table:table-cell office:value-type="string">
            <text:p>nbl</text:p>
          </table:table-cell>
          <table:table-cell table:style-name="ce4" office:value-type="string">
            <text:p>also known as Southern Ndebele </text:p>
          </table:table-cell>
          <table:table-cell table:number-columns-repeated="2"/>
          <table:table-cell office:value-type="string">
            <text:p>Ndebele del sur</text:p>
          </table:table-cell>
          <table:table-cell office:value-type="string">
            <text:p>nr</text:p>
          </table:table-cell>
          <table:table-cell office:value-type="string">
            <text:p>nbl</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Occitan_language">Occitan</text:a></text:p>
          </table:table-cell>
          <table:table-cell office:value-type="string">
            <text:p>occitan, lenga d'òc</text:p>
          </table:table-cell>
          <table:table-cell office:value-type="string">
            <text:p><text:a xlink:href="https://www.loc.gov/standards/iso639-2/php/langcodes_name.php?iso_639_1=oc">oc</text:a></text:p>
          </table:table-cell>
          <table:table-cell table:number-columns-repeated="3" office:value-type="string">
            <text:p>oci</text:p>
          </table:table-cell>
          <table:table-cell table:number-columns-repeated="3"/>
          <table:table-cell office:value-type="string">
            <text:p>Occitano</text:p>
          </table:table-cell>
          <table:table-cell office:value-type="string">
            <text:p>oc</text:p>
          </table:table-cell>
          <table:table-cell office:value-type="string">
            <text:p>oci</text:p>
          </table:table-cell>
        </table:table-row>
        <table:table-row table:style-name="ro5">
          <table:table-cell/>
          <table:table-cell office:value-type="string">
            <text:p><text:a xlink:href="https://en.wikipedia.org/wiki/Algonquian_languages">Algonquian</text:a></text:p>
          </table:table-cell>
          <table:table-cell office:value-type="string">
            <text:p><text:a xlink:href="https://en.wikipedia.org/wiki/Ojibwa_language">Ojibwa</text:a></text:p>
          </table:table-cell>
          <table:table-cell office:value-type="string">
            <text:p>ᐊᓂᔑᓈᐯᒧᐎᓐ</text:p>
          </table:table-cell>
          <table:table-cell office:value-type="string">
            <text:p><text:a xlink:href="https://www.loc.gov/standards/iso639-2/php/langcodes_name.php?iso_639_1=oj">oj</text:a></text:p>
          </table:table-cell>
          <table:table-cell office:value-type="string">
            <text:p>oji</text:p>
          </table:table-cell>
          <table:table-cell office:value-type="string">
            <text:p>oji</text:p>
          </table:table-cell>
          <table:table-cell office:value-type="string">
            <text:p>oji + <text:a xlink:href="https://en.wikipedia.org/wiki/ISO_639_macrolanguage#oji">7</text:a></text:p>
          </table:table-cell>
          <table:table-cell table:style-name="ce4" office:value-type="string">
            <text:p>macrolanguage, also known as Ojibwe </text:p>
          </table:table-cell>
          <table:table-cell table:number-columns-repeated="2"/>
          <table:table-cell office:value-type="string">
            <text:p>Ojibwe, Ojibwa</text:p>
          </table:table-cell>
          <table:table-cell office:value-type="string">
            <text:p>oj</text:p>
          </table:table-cell>
          <table:table-cell office:value-type="string">
            <text:p>oji</text:p>
          </table:table-cell>
        </table:table-row>
        <table:table-row table:style-name="ro19">
          <table:table-cell/>
          <table:table-cell office:value-type="string">
            <text:p><text:a xlink:href="https://en.wikipedia.org/wiki/Indo-European_languages">Indo-European</text:a></text:p>
          </table:table-cell>
          <table:table-cell office:value-type="string">
            <text:p><text:a xlink:href="https://en.wikipedia.org/wiki/Church_Slavonic_language">Church Slavic</text:a>, Old Slavonic, Church Slavonic, Old Bulgarian, <text:a xlink:href="https://en.wikipedia.org/wiki/Old_Church_Slavonic">Old Church Slavonic</text:a></text:p>
          </table:table-cell>
          <table:table-cell office:value-type="string">
            <text:p>ѩзыкъ словѣньскъ</text:p>
          </table:table-cell>
          <table:table-cell office:value-type="string">
            <text:p><text:a xlink:href="https://www.loc.gov/standards/iso639-2/php/langcodes_name.php?iso_639_1=cu">cu</text:a></text:p>
          </table:table-cell>
          <table:table-cell office:value-type="string">
            <text:p>chu</text:p>
          </table:table-cell>
          <table:table-cell office:value-type="string">
            <text:p>chu</text:p>
          </table:table-cell>
          <table:table-cell office:value-type="string">
            <text:p>chu</text:p>
          </table:table-cell>
          <table:table-cell table:style-name="ce4" office:value-type="string">
            <text:p><text:a xlink:href="https://en.wikipedia.org/wiki/Ancient_languages">ancient</text:a>, in use by <text:a xlink:href="https://en.wikipedia.org/wiki/Orthodox_Church">Orthodox Church</text:a> </text:p>
          </table:table-cell>
          <table:table-cell table:number-columns-repeated="2"/>
          <table:table-cell office:value-type="string">
            <text:p>Antiguo eslavo eclesiástico, Iglesia eslava, eslavo eclesiástico, antiguo Búlgaro, Esclavo viejo</text:p>
          </table:table-cell>
          <table:table-cell office:value-type="string">
            <text:p>cu</text:p>
          </table:table-cell>
          <table:table-cell office:value-type="string">
            <text:p>chu</text:p>
          </table:table-cell>
        </table:table-row>
        <table:table-row table:style-name="ro9">
          <table:table-cell/>
          <table:table-cell office:value-type="string">
            <text:p><text:a xlink:href="https://en.wikipedia.org/wiki/Afro-Asiatic_languages">Afro-Asiatic</text:a></text:p>
          </table:table-cell>
          <table:table-cell office:value-type="string">
            <text:p><text:a xlink:href="https://en.wikipedia.org/wiki/Oromo_language">Oromo</text:a></text:p>
          </table:table-cell>
          <table:table-cell office:value-type="string">
            <text:p>Afaan Oromoo</text:p>
          </table:table-cell>
          <table:table-cell office:value-type="string">
            <text:p><text:a xlink:href="https://www.loc.gov/standards/iso639-2/php/langcodes_name.php?iso_639_1=om">om</text:a></text:p>
          </table:table-cell>
          <table:table-cell office:value-type="string">
            <text:p>orm</text:p>
          </table:table-cell>
          <table:table-cell office:value-type="string">
            <text:p>orm</text:p>
          </table:table-cell>
          <table:table-cell office:value-type="string">
            <text:p>orm + <text:a xlink:href="https://en.wikipedia.org/wiki/ISO_639_macrolanguage#orm">4</text:a></text:p>
          </table:table-cell>
          <table:table-cell table:style-name="ce4" office:value-type="string">
            <text:p>macrolanguage </text:p>
          </table:table-cell>
          <table:table-cell table:number-columns-repeated="2"/>
          <table:table-cell office:value-type="string">
            <text:p>Oromo</text:p>
          </table:table-cell>
          <table:table-cell office:value-type="string">
            <text:p>om</text:p>
          </table:table-cell>
          <table:table-cell office:value-type="string">
            <text:p>orm</text:p>
          </table:table-cell>
        </table:table-row>
        <table:table-row table:style-name="ro5">
          <table:table-cell/>
          <table:table-cell office:value-type="string">
            <text:p><text:a xlink:href="https://en.wikipedia.org/wiki/Indo-European_languages">Indo-European</text:a></text:p>
          </table:table-cell>
          <table:table-cell office:value-type="string">
            <text:p><text:a xlink:href="https://en.wikipedia.org/wiki/Oriya_language">Oriya</text:a></text:p>
          </table:table-cell>
          <table:table-cell office:value-type="string">
            <text:p>ଓଡ଼ିଆ</text:p>
          </table:table-cell>
          <table:table-cell office:value-type="string">
            <text:p><text:a xlink:href="https://www.loc.gov/standards/iso639-2/php/langcodes_name.php?iso_639_1=or">or</text:a></text:p>
          </table:table-cell>
          <table:table-cell table:number-columns-repeated="2" office:value-type="string">
            <text:p>ori</text:p>
          </table:table-cell>
          <table:table-cell office:value-type="string">
            <text:p>ori + <text:a xlink:href="https://en.wikipedia.org/wiki/ISO_639_macrolanguage#ori">2</text:a></text:p>
          </table:table-cell>
          <table:table-cell table:style-name="ce4" office:value-type="string">
            <text:p>macrolanguage, also known as Odia </text:p>
          </table:table-cell>
          <table:table-cell table:number-columns-repeated="2"/>
          <table:table-cell office:value-type="string">
            <text:p>Oriya</text:p>
          </table:table-cell>
          <table:table-cell office:value-type="string">
            <text:p>or</text:p>
          </table:table-cell>
          <table:table-cell office:value-type="string">
            <text:p>ori</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Ossetian_language">Ossetian</text:a>, Ossetic</text:p>
          </table:table-cell>
          <table:table-cell office:value-type="string">
            <text:p>ирон æвзаг</text:p>
          </table:table-cell>
          <table:table-cell office:value-type="string">
            <text:p><text:a xlink:href="https://www.loc.gov/standards/iso639-2/php/langcodes_name.php?iso_639_1=os">os</text:a></text:p>
          </table:table-cell>
          <table:table-cell office:value-type="string">
            <text:p>oss</text:p>
          </table:table-cell>
          <table:table-cell office:value-type="string">
            <text:p>oss</text:p>
          </table:table-cell>
          <table:table-cell office:value-type="string">
            <text:p>oss</text:p>
          </table:table-cell>
          <table:table-cell table:number-columns-repeated="3"/>
          <table:table-cell office:value-type="string">
            <text:p>Osetia del Sur, osetio</text:p>
          </table:table-cell>
          <table:table-cell office:value-type="string">
            <text:p>os</text:p>
          </table:table-cell>
          <table:table-cell office:value-type="string">
            <text:p>oss</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Punjabi_language">Punjabi</text:a>, Panjabi</text:p>
          </table:table-cell>
          <table:table-cell office:value-type="string">
            <text:p>ਪੰਜਾਬੀ, پنجابی‎</text:p>
          </table:table-cell>
          <table:table-cell office:value-type="string">
            <text:p><text:a xlink:href="https://www.loc.gov/standards/iso639-2/php/langcodes_name.php?iso_639_1=pa">pa</text:a></text:p>
          </table:table-cell>
          <table:table-cell office:value-type="string">
            <text:p>pan</text:p>
          </table:table-cell>
          <table:table-cell office:value-type="string">
            <text:p>pan</text:p>
          </table:table-cell>
          <table:table-cell office:value-type="string">
            <text:p>pan</text:p>
          </table:table-cell>
          <table:table-cell table:number-columns-repeated="3"/>
          <table:table-cell office:value-type="string">
            <text:p>Panjabi, Punjabi</text:p>
          </table:table-cell>
          <table:table-cell office:value-type="string">
            <text:p>pa</text:p>
          </table:table-cell>
          <table:table-cell office:value-type="string">
            <text:p>pan</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Pali_language">Pali</text:a></text:p>
          </table:table-cell>
          <table:table-cell office:value-type="string">
            <text:p>पालि, पाळि</text:p>
          </table:table-cell>
          <table:table-cell office:value-type="string">
            <text:p><text:a xlink:href="https://www.loc.gov/standards/iso639-2/php/langcodes_name.php?iso_639_1=pi">pi</text:a></text:p>
          </table:table-cell>
          <table:table-cell office:value-type="string">
            <text:p>pli</text:p>
          </table:table-cell>
          <table:table-cell office:value-type="string">
            <text:p>pli</text:p>
          </table:table-cell>
          <table:table-cell office:value-type="string">
            <text:p>pli</text:p>
          </table:table-cell>
          <table:table-cell table:style-name="ce4" office:value-type="string">
            <text:p>ancient, also known as Pāli </text:p>
          </table:table-cell>
          <table:table-cell table:number-columns-repeated="2"/>
          <table:table-cell office:value-type="string">
            <text:p>Pāli</text:p>
          </table:table-cell>
          <table:table-cell office:value-type="string">
            <text:p>pi</text:p>
          </table:table-cell>
          <table:table-cell office:value-type="string">
            <text:p>pli</text:p>
          </table:table-cell>
        </table:table-row>
        <table:table-row table:style-name="ro5">
          <table:table-cell/>
          <table:table-cell office:value-type="string">
            <text:p><text:a xlink:href="https://en.wikipedia.org/wiki/Indo-European_languages">Indo-European</text:a></text:p>
          </table:table-cell>
          <table:table-cell office:value-type="string">
            <text:p><text:a xlink:href="https://en.wikipedia.org/wiki/Persian_language">Persian</text:a></text:p>
          </table:table-cell>
          <table:table-cell office:value-type="string">
            <text:p>فارسی</text:p>
          </table:table-cell>
          <table:table-cell office:value-type="string">
            <text:p><text:a xlink:href="https://www.loc.gov/standards/iso639-2/php/langcodes_name.php?iso_639_1=fa">fa</text:a></text:p>
          </table:table-cell>
          <table:table-cell office:value-type="string">
            <text:p>fas</text:p>
          </table:table-cell>
          <table:table-cell table:style-name="ce7" office:value-type="string">
            <text:p>per</text:p>
          </table:table-cell>
          <table:table-cell office:value-type="string">
            <text:p>fas + <text:a xlink:href="https://en.wikipedia.org/wiki/ISO_639_macrolanguage#fas">2</text:a></text:p>
          </table:table-cell>
          <table:table-cell table:style-name="ce4" office:value-type="string">
            <text:p>macrolanguage, also known as Farsi </text:p>
          </table:table-cell>
          <table:table-cell table:number-columns-repeated="2"/>
          <table:table-cell office:value-type="string">
            <text:p>Persa</text:p>
          </table:table-cell>
          <table:table-cell office:value-type="string">
            <text:p>fa</text:p>
          </table:table-cell>
          <table:table-cell office:value-type="string">
            <text:p>fas</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Polish_language">Polish</text:a></text:p>
          </table:table-cell>
          <table:table-cell office:value-type="string">
            <text:p>język polski, polszczyzna</text:p>
          </table:table-cell>
          <table:table-cell office:value-type="string">
            <text:p><text:a xlink:href="https://www.loc.gov/standards/iso639-2/php/langcodes_name.php?iso_639_1=pl">pl</text:a></text:p>
          </table:table-cell>
          <table:table-cell table:number-columns-repeated="3" office:value-type="string">
            <text:p>pol</text:p>
          </table:table-cell>
          <table:table-cell table:number-columns-repeated="3"/>
          <table:table-cell office:value-type="string">
            <text:p>Polaco</text:p>
          </table:table-cell>
          <table:table-cell office:value-type="string">
            <text:p>pl</text:p>
          </table:table-cell>
          <table:table-cell office:value-type="string">
            <text:p>pol</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Pashto_language">Pashto</text:a>, Pushto</text:p>
          </table:table-cell>
          <table:table-cell office:value-type="string">
            <text:p>پښتو</text:p>
          </table:table-cell>
          <table:table-cell office:value-type="string">
            <text:p><text:a xlink:href="https://www.loc.gov/standards/iso639-2/php/langcodes_name.php?iso_639_1=ps">ps</text:a></text:p>
          </table:table-cell>
          <table:table-cell table:number-columns-repeated="2" office:value-type="string">
            <text:p>pus</text:p>
          </table:table-cell>
          <table:table-cell office:value-type="string">
            <text:p>pus + <text:a xlink:href="https://en.wikipedia.org/wiki/ISO_639_macrolanguage#pus">3</text:a></text:p>
          </table:table-cell>
          <table:table-cell table:style-name="ce4" office:value-type="string">
            <text:p>macrolanguage </text:p>
          </table:table-cell>
          <table:table-cell table:number-columns-repeated="2"/>
          <table:table-cell office:value-type="string">
            <text:p>Pashto, Pushto</text:p>
          </table:table-cell>
          <table:table-cell office:value-type="string">
            <text:p>ps</text:p>
          </table:table-cell>
          <table:table-cell office:value-type="string">
            <text:p>pus</text:p>
          </table:table-cell>
        </table:table-row>
        <table:table-row table:style-name="ro6">
          <table:table-cell/>
          <table:table-cell office:value-type="string">
            <text:p><text:a xlink:href="https://en.wikipedia.org/wiki/Indo-European_languages">Indo-European</text:a></text:p>
          </table:table-cell>
          <table:table-cell office:value-type="string">
            <text:p><text:a xlink:href="https://en.wikipedia.org/wiki/Portuguese_language">Portuguese</text:a></text:p>
          </table:table-cell>
          <table:table-cell office:value-type="string">
            <text:p>Português</text:p>
          </table:table-cell>
          <table:table-cell office:value-type="string">
            <text:p><text:a xlink:href="https://www.loc.gov/standards/iso639-2/php/langcodes_name.php?iso_639_1=pt">pt</text:a></text:p>
          </table:table-cell>
          <table:table-cell table:number-columns-repeated="3" office:value-type="string">
            <text:p>por</text:p>
          </table:table-cell>
          <table:table-cell table:number-columns-repeated="3"/>
          <table:table-cell office:value-type="string">
            <text:p>Portugués</text:p>
          </table:table-cell>
          <table:table-cell office:value-type="string">
            <text:p>pt</text:p>
          </table:table-cell>
          <table:table-cell office:value-type="string">
            <text:p>por</text:p>
          </table:table-cell>
        </table:table-row>
        <table:table-row table:style-name="ro9">
          <table:table-cell/>
          <table:table-cell office:value-type="string">
            <text:p><text:a xlink:href="https://en.wikipedia.org/wiki/Quechuan_languages">Quechuan</text:a></text:p>
          </table:table-cell>
          <table:table-cell office:value-type="string">
            <text:p><text:a xlink:href="https://en.wikipedia.org/wiki/Quechua_language">Quechua</text:a></text:p>
          </table:table-cell>
          <table:table-cell office:value-type="string">
            <text:p>Runa Simi, Kichwa</text:p>
          </table:table-cell>
          <table:table-cell office:value-type="string">
            <text:p><text:a xlink:href="https://www.loc.gov/standards/iso639-2/php/langcodes_name.php?iso_639_1=qu">qu</text:a></text:p>
          </table:table-cell>
          <table:table-cell table:number-columns-repeated="2" office:value-type="string">
            <text:p>que</text:p>
          </table:table-cell>
          <table:table-cell office:value-type="string">
            <text:p>que + <text:a xlink:href="https://en.wikipedia.org/wiki/ISO_639_macrolanguage#que">43</text:a></text:p>
          </table:table-cell>
          <table:table-cell table:style-name="ce4" office:value-type="string">
            <text:p>macrolanguage </text:p>
          </table:table-cell>
          <table:table-cell table:number-columns-repeated="2"/>
          <table:table-cell office:value-type="string">
            <text:p>Quechua</text:p>
          </table:table-cell>
          <table:table-cell office:value-type="string">
            <text:p>qu</text:p>
          </table:table-cell>
          <table:table-cell office:value-type="string">
            <text:p>que</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Romansh_language">Romansh</text:a></text:p>
          </table:table-cell>
          <table:table-cell office:value-type="string">
            <text:p>Rumantsch Grischun</text:p>
          </table:table-cell>
          <table:table-cell office:value-type="string">
            <text:p><text:a xlink:href="https://www.loc.gov/standards/iso639-2/php/langcodes_name.php?iso_639_1=rm">rm</text:a></text:p>
          </table:table-cell>
          <table:table-cell office:value-type="string">
            <text:p>roh</text:p>
          </table:table-cell>
          <table:table-cell office:value-type="string">
            <text:p>roh</text:p>
          </table:table-cell>
          <table:table-cell office:value-type="string">
            <text:p>roh</text:p>
          </table:table-cell>
          <table:table-cell table:number-columns-repeated="3"/>
          <table:table-cell office:value-type="string">
            <text:p>Romanche</text:p>
          </table:table-cell>
          <table:table-cell office:value-type="string">
            <text:p>rm</text:p>
          </table:table-cell>
          <table:table-cell office:value-type="string">
            <text:p>roh</text:p>
          </table:table-cell>
        </table:table-row>
        <table:table-row table:style-name="ro9">
          <table:table-cell/>
          <table:table-cell office:value-type="string">
            <text:p><text:a xlink:href="https://en.wikipedia.org/wiki/Niger–Congo_languages">Niger–Congo</text:a></text:p>
          </table:table-cell>
          <table:table-cell office:value-type="string">
            <text:p><text:a xlink:href="https://en.wikipedia.org/wiki/Rundi_language">Rundi</text:a></text:p>
          </table:table-cell>
          <table:table-cell office:value-type="string">
            <text:p>Ikirundi</text:p>
          </table:table-cell>
          <table:table-cell office:value-type="string">
            <text:p><text:a xlink:href="https://www.loc.gov/standards/iso639-2/php/langcodes_name.php?iso_639_1=rn">rn</text:a></text:p>
          </table:table-cell>
          <table:table-cell office:value-type="string">
            <text:p>run</text:p>
          </table:table-cell>
          <table:table-cell office:value-type="string">
            <text:p>run</text:p>
          </table:table-cell>
          <table:table-cell office:value-type="string">
            <text:p>run</text:p>
          </table:table-cell>
          <table:table-cell table:style-name="ce4" office:value-type="string">
            <text:p>also known as Kirundi </text:p>
          </table:table-cell>
          <table:table-cell table:number-columns-repeated="2"/>
          <table:table-cell office:value-type="string">
            <text:p>Kirundi</text:p>
          </table:table-cell>
          <table:table-cell office:value-type="string">
            <text:p>rn</text:p>
          </table:table-cell>
          <table:table-cell office:value-type="string">
            <text:p>run</text:p>
          </table:table-cell>
        </table:table-row>
        <table:table-row table:style-name="ro20">
          <table:table-cell/>
          <table:table-cell office:value-type="string">
            <text:p><text:a xlink:href="https://en.wikipedia.org/wiki/Indo-European_languages">Indo-European</text:a></text:p>
          </table:table-cell>
          <table:table-cell office:value-type="string">
            <text:p><text:a xlink:href="https://en.wikipedia.org/wiki/Romanian_language">Romanian</text:a>, Moldavian, Moldovan</text:p>
          </table:table-cell>
          <table:table-cell office:value-type="string">
            <text:p>Română</text:p>
          </table:table-cell>
          <table:table-cell office:value-type="string">
            <text:p><text:a xlink:href="https://www.loc.gov/standards/iso639-2/php/langcodes_name.php?iso_639_1=ro">ro</text:a></text:p>
          </table:table-cell>
          <table:table-cell office:value-type="string">
            <text:p>ron</text:p>
          </table:table-cell>
          <table:table-cell table:style-name="ce7" office:value-type="string">
            <text:p>rum</text:p>
          </table:table-cell>
          <table:table-cell office:value-type="string">
            <text:p>ron</text:p>
          </table:table-cell>
          <table:table-cell table:style-name="ce4" office:value-type="string">
            <text:p>The identifiers mo and mol are deprecated, leaving ro and ron (639-2/T) and rum (639-2/B) the current language identifiers to be used for the variant of the Romanian language also known as Moldavian and Moldovan in English and moldave in French. The identifiers mo and mol will not be assigned to different items, and recordings using these identifiers will not be invalid. </text:p>
          </table:table-cell>
          <table:table-cell table:number-columns-repeated="2"/>
          <table:table-cell office:value-type="string">
            <text:p>Rumania, Moldavia, Moldavan</text:p>
          </table:table-cell>
          <table:table-cell office:value-type="string">
            <text:p>ro</text:p>
          </table:table-cell>
          <table:table-cell office:value-type="string">
            <text:p>ron</text:p>
          </table:table-cell>
        </table:table-row>
        <table:table-row table:style-name="ro6">
          <table:table-cell/>
          <table:table-cell office:value-type="string">
            <text:p><text:a xlink:href="https://en.wikipedia.org/wiki/Indo-European_languages">Indo-European</text:a></text:p>
          </table:table-cell>
          <table:table-cell office:value-type="string">
            <text:p><text:a xlink:href="https://en.wikipedia.org/wiki/Russian_language">Russian</text:a></text:p>
          </table:table-cell>
          <table:table-cell office:value-type="string">
            <text:p>русский</text:p>
          </table:table-cell>
          <table:table-cell office:value-type="string">
            <text:p><text:a xlink:href="https://www.loc.gov/standards/iso639-2/php/langcodes_name.php?iso_639_1=ru">ru</text:a></text:p>
          </table:table-cell>
          <table:table-cell table:number-columns-repeated="3" office:value-type="string">
            <text:p>rus</text:p>
          </table:table-cell>
          <table:table-cell table:number-columns-repeated="3"/>
          <table:table-cell office:value-type="string">
            <text:p>Ruso</text:p>
          </table:table-cell>
          <table:table-cell office:value-type="string">
            <text:p>ru</text:p>
          </table:table-cell>
          <table:table-cell office:value-type="string">
            <text:p>rus</text:p>
          </table:table-cell>
        </table:table-row>
        <table:table-row table:style-name="ro7">
          <table:table-cell/>
          <table:table-cell office:value-type="string">
            <text:p><text:a xlink:href="https://en.wikipedia.org/wiki/Indo-European_languages">Indo-European</text:a></text:p>
          </table:table-cell>
          <table:table-cell office:value-type="string">
            <text:p><text:a xlink:href="https://en.wikipedia.org/wiki/Sanskrit">Sanskrit</text:a></text:p>
          </table:table-cell>
          <table:table-cell office:value-type="string">
            <text:p>संस्कृतम्</text:p>
          </table:table-cell>
          <table:table-cell office:value-type="string">
            <text:p><text:a xlink:href="https://www.loc.gov/standards/iso639-2/php/langcodes_name.php?iso_639_1=sa">sa</text:a></text:p>
          </table:table-cell>
          <table:table-cell table:number-columns-repeated="3" office:value-type="string">
            <text:p>san</text:p>
          </table:table-cell>
          <table:table-cell table:style-name="ce4" office:value-type="string">
            <text:p>ancient, still spoken, also known as Saṃskṛta </text:p>
          </table:table-cell>
          <table:table-cell table:number-columns-repeated="2"/>
          <table:table-cell office:value-type="string">
            <text:p>Sánscrito (samskrta)</text:p>
          </table:table-cell>
          <table:table-cell office:value-type="string">
            <text:p>sa</text:p>
          </table:table-cell>
          <table:table-cell office:value-type="string">
            <text:p>san</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Sardinian_language">Sardinian</text:a></text:p>
          </table:table-cell>
          <table:table-cell office:value-type="string">
            <text:p>sardu</text:p>
          </table:table-cell>
          <table:table-cell office:value-type="string">
            <text:p><text:a xlink:href="https://www.loc.gov/standards/iso639-2/php/langcodes_name.php?iso_639_1=sc">sc</text:a></text:p>
          </table:table-cell>
          <table:table-cell office:value-type="string">
            <text:p>srd</text:p>
          </table:table-cell>
          <table:table-cell office:value-type="string">
            <text:p>srd</text:p>
          </table:table-cell>
          <table:table-cell office:value-type="string">
            <text:p>srd + <text:a xlink:href="https://en.wikipedia.org/wiki/ISO_639_macrolanguage#srd">4</text:a></text:p>
          </table:table-cell>
          <table:table-cell table:style-name="ce4" office:value-type="string">
            <text:p>macrolanguage </text:p>
          </table:table-cell>
          <table:table-cell table:number-columns-repeated="2"/>
          <table:table-cell office:value-type="string">
            <text:p>Sardo</text:p>
          </table:table-cell>
          <table:table-cell office:value-type="string">
            <text:p>sc</text:p>
          </table:table-cell>
          <table:table-cell office:value-type="string">
            <text:p>srd</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Sindhi_language">Sindhi</text:a></text:p>
          </table:table-cell>
          <table:table-cell office:value-type="string">
            <text:p>सिन्धी, سنڌي، سندھی‎</text:p>
          </table:table-cell>
          <table:table-cell office:value-type="string">
            <text:p><text:a xlink:href="https://www.loc.gov/standards/iso639-2/php/langcodes_name.php?iso_639_1=sd">sd</text:a></text:p>
          </table:table-cell>
          <table:table-cell office:value-type="string">
            <text:p>snd</text:p>
          </table:table-cell>
          <table:table-cell office:value-type="string">
            <text:p>snd</text:p>
          </table:table-cell>
          <table:table-cell office:value-type="string">
            <text:p>snd</text:p>
          </table:table-cell>
          <table:table-cell table:number-columns-repeated="3"/>
          <table:table-cell office:value-type="string">
            <text:p>Sindhi</text:p>
          </table:table-cell>
          <table:table-cell office:value-type="string">
            <text:p>sd</text:p>
          </table:table-cell>
          <table:table-cell office:value-type="string">
            <text:p>snd</text:p>
          </table:table-cell>
        </table:table-row>
        <table:table-row table:style-name="ro9">
          <table:table-cell/>
          <table:table-cell office:value-type="string">
            <text:p><text:a xlink:href="https://en.wikipedia.org/wiki/Uralic_languages">Uralic</text:a></text:p>
          </table:table-cell>
          <table:table-cell office:value-type="string">
            <text:p><text:a xlink:href="https://en.wikipedia.org/wiki/Northern_Sami">Northern Sami</text:a></text:p>
          </table:table-cell>
          <table:table-cell office:value-type="string">
            <text:p>Davvisámegiella</text:p>
          </table:table-cell>
          <table:table-cell office:value-type="string">
            <text:p><text:a xlink:href="https://www.loc.gov/standards/iso639-2/php/langcodes_name.php?iso_639_1=se">se</text:a></text:p>
          </table:table-cell>
          <table:table-cell office:value-type="string">
            <text:p>sme</text:p>
          </table:table-cell>
          <table:table-cell office:value-type="string">
            <text:p>sme</text:p>
          </table:table-cell>
          <table:table-cell office:value-type="string">
            <text:p>sme</text:p>
          </table:table-cell>
          <table:table-cell table:number-columns-repeated="3"/>
          <table:table-cell office:value-type="string">
            <text:p>Sami del norte</text:p>
          </table:table-cell>
          <table:table-cell office:value-type="string">
            <text:p>se</text:p>
          </table:table-cell>
          <table:table-cell office:value-type="string">
            <text:p>sme</text:p>
          </table:table-cell>
        </table:table-row>
        <table:table-row table:style-name="ro9">
          <table:table-cell/>
          <table:table-cell office:value-type="string">
            <text:p><text:a xlink:href="https://en.wikipedia.org/wiki/Austronesian_Languages">Austronesian</text:a></text:p>
          </table:table-cell>
          <table:table-cell office:value-type="string">
            <text:p><text:a xlink:href="https://en.wikipedia.org/wiki/Samoan_language">Samoan</text:a></text:p>
          </table:table-cell>
          <table:table-cell office:value-type="string">
            <text:p>gagana fa'a Samoa</text:p>
          </table:table-cell>
          <table:table-cell office:value-type="string">
            <text:p><text:a xlink:href="https://www.loc.gov/standards/iso639-2/php/langcodes_name.php?iso_639_1=sm">sm</text:a></text:p>
          </table:table-cell>
          <table:table-cell office:value-type="string">
            <text:p>smo</text:p>
          </table:table-cell>
          <table:table-cell office:value-type="string">
            <text:p>smo</text:p>
          </table:table-cell>
          <table:table-cell office:value-type="string">
            <text:p>smo</text:p>
          </table:table-cell>
          <table:table-cell table:number-columns-repeated="3"/>
          <table:table-cell office:value-type="string">
            <text:p>Samoa</text:p>
          </table:table-cell>
          <table:table-cell office:value-type="string">
            <text:p>sm</text:p>
          </table:table-cell>
          <table:table-cell office:value-type="string">
            <text:p>smo</text:p>
          </table:table-cell>
        </table:table-row>
        <table:table-row table:style-name="ro9">
          <table:table-cell/>
          <table:table-cell office:value-type="string">
            <text:p><text:a xlink:href="https://en.wikipedia.org/wiki/Creole_languages">Creole</text:a></text:p>
          </table:table-cell>
          <table:table-cell office:value-type="string">
            <text:p><text:a xlink:href="https://en.wikipedia.org/wiki/Sango_language">Sango</text:a></text:p>
          </table:table-cell>
          <table:table-cell office:value-type="string">
            <text:p>yângâ tî sängö</text:p>
          </table:table-cell>
          <table:table-cell office:value-type="string">
            <text:p><text:a xlink:href="https://www.loc.gov/standards/iso639-2/php/langcodes_name.php?iso_639_1=sg">sg</text:a></text:p>
          </table:table-cell>
          <table:table-cell office:value-type="string">
            <text:p>sag</text:p>
          </table:table-cell>
          <table:table-cell office:value-type="string">
            <text:p>sag</text:p>
          </table:table-cell>
          <table:table-cell office:value-type="string">
            <text:p>sag</text:p>
          </table:table-cell>
          <table:table-cell table:number-columns-repeated="3"/>
          <table:table-cell office:value-type="string">
            <text:p>Sango</text:p>
          </table:table-cell>
          <table:table-cell office:value-type="string">
            <text:p>sg</text:p>
          </table:table-cell>
          <table:table-cell office:value-type="string">
            <text:p>sag</text:p>
          </table:table-cell>
        </table:table-row>
        <table:table-row table:style-name="ro10">
          <table:table-cell/>
          <table:table-cell office:value-type="string">
            <text:p><text:a xlink:href="https://en.wikipedia.org/wiki/Indo-European_languages">Indo-European</text:a></text:p>
          </table:table-cell>
          <table:table-cell office:value-type="string">
            <text:p><text:a xlink:href="https://en.wikipedia.org/wiki/Serbian_language">Serbian</text:a></text:p>
          </table:table-cell>
          <table:table-cell office:value-type="string">
            <text:p>српски језик</text:p>
          </table:table-cell>
          <table:table-cell office:value-type="string">
            <text:p><text:a xlink:href="https://www.loc.gov/standards/iso639-2/php/langcodes_name.php?iso_639_1=sr">sr</text:a></text:p>
          </table:table-cell>
          <table:table-cell office:value-type="string">
            <text:p>srp</text:p>
          </table:table-cell>
          <table:table-cell office:value-type="string">
            <text:p>srp</text:p>
          </table:table-cell>
          <table:table-cell office:value-type="string">
            <text:p>srp</text:p>
          </table:table-cell>
          <table:table-cell table:style-name="ce4" office:value-type="string">
            <text:p>The ISO 639-2/T code srp deprecated the ISO 639-2/B code scc<text:a xlink:href="https://en.wikipedia.org/wiki/List_of_ISO_639-1_codes#cite_note-LOC_Changes-2">[2]</text:a> </text:p>
          </table:table-cell>
          <table:table-cell table:number-columns-repeated="2"/>
          <table:table-cell office:value-type="string">
            <text:p>Serbio</text:p>
          </table:table-cell>
          <table:table-cell office:value-type="string">
            <text:p>sr</text:p>
          </table:table-cell>
          <table:table-cell office:value-type="string">
            <text:p>srp</text:p>
          </table:table-cell>
        </table:table-row>
        <table:table-row table:style-name="ro5">
          <table:table-cell/>
          <table:table-cell office:value-type="string">
            <text:p><text:a xlink:href="https://en.wikipedia.org/wiki/Indo-European_languages">Indo-European</text:a></text:p>
          </table:table-cell>
          <table:table-cell office:value-type="string">
            <text:p><text:a xlink:href="https://en.wikipedia.org/wiki/Scottish_Gaelic">Gaelic</text:a>, Scottish Gaelic</text:p>
          </table:table-cell>
          <table:table-cell office:value-type="string">
            <text:p>Gàidhlig</text:p>
          </table:table-cell>
          <table:table-cell office:value-type="string">
            <text:p><text:a xlink:href="https://www.loc.gov/standards/iso639-2/php/langcodes_name.php?iso_639_1=gd">gd</text:a></text:p>
          </table:table-cell>
          <table:table-cell table:number-columns-repeated="3" office:value-type="string">
            <text:p>gla</text:p>
          </table:table-cell>
          <table:table-cell table:number-columns-repeated="3"/>
          <table:table-cell office:value-type="string">
            <text:p>Gaélico escocés, gaélico</text:p>
          </table:table-cell>
          <table:table-cell office:value-type="string">
            <text:p>gd</text:p>
          </table:table-cell>
          <table:table-cell office:value-type="string">
            <text:p>gla</text:p>
          </table:table-cell>
        </table:table-row>
        <table:table-row table:style-name="ro6">
          <table:table-cell/>
          <table:table-cell office:value-type="string">
            <text:p><text:a xlink:href="https://en.wikipedia.org/wiki/Niger–Congo_languages">Niger–Congo</text:a></text:p>
          </table:table-cell>
          <table:table-cell office:value-type="string">
            <text:p><text:a xlink:href="https://en.wikipedia.org/wiki/Shona_language">Shona</text:a></text:p>
          </table:table-cell>
          <table:table-cell office:value-type="string">
            <text:p>chiShona</text:p>
          </table:table-cell>
          <table:table-cell office:value-type="string">
            <text:p><text:a xlink:href="https://www.loc.gov/standards/iso639-2/php/langcodes_name.php?iso_639_1=sn">sn</text:a></text:p>
          </table:table-cell>
          <table:table-cell office:value-type="string">
            <text:p>sna</text:p>
          </table:table-cell>
          <table:table-cell office:value-type="string">
            <text:p>sna</text:p>
          </table:table-cell>
          <table:table-cell office:value-type="string">
            <text:p>sna</text:p>
          </table:table-cell>
          <table:table-cell table:number-columns-repeated="3"/>
          <table:table-cell office:value-type="string">
            <text:p>Shona</text:p>
          </table:table-cell>
          <table:table-cell office:value-type="string">
            <text:p>sn</text:p>
          </table:table-cell>
          <table:table-cell office:value-type="string">
            <text:p>sna</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Sinhala_language">Sinhala</text:a>, Sinhalese</text:p>
          </table:table-cell>
          <table:table-cell office:value-type="string">
            <text:p>සිංහල</text:p>
          </table:table-cell>
          <table:table-cell office:value-type="string">
            <text:p><text:a xlink:href="https://www.loc.gov/standards/iso639-2/php/langcodes_name.php?iso_639_1=si">si</text:a></text:p>
          </table:table-cell>
          <table:table-cell office:value-type="string">
            <text:p>sin</text:p>
          </table:table-cell>
          <table:table-cell office:value-type="string">
            <text:p>sin</text:p>
          </table:table-cell>
          <table:table-cell office:value-type="string">
            <text:p>sin</text:p>
          </table:table-cell>
          <table:table-cell table:number-columns-repeated="3"/>
          <table:table-cell office:value-type="string">
            <text:p>Cingalés, singalés</text:p>
          </table:table-cell>
          <table:table-cell office:value-type="string">
            <text:p>si</text:p>
          </table:table-cell>
          <table:table-cell office:value-type="string">
            <text:p>sin</text:p>
          </table:table-cell>
        </table:table-row>
        <table:table-row table:style-name="ro5">
          <table:table-cell/>
          <table:table-cell office:value-type="string">
            <text:p><text:a xlink:href="https://en.wikipedia.org/wiki/Indo-European_languages">Indo-European</text:a></text:p>
          </table:table-cell>
          <table:table-cell office:value-type="string">
            <text:p><text:a xlink:href="https://en.wikipedia.org/wiki/Slovak_language">Slovak</text:a></text:p>
          </table:table-cell>
          <table:table-cell office:value-type="string">
            <text:p>Slovenčina, Slovenský Jazyk</text:p>
          </table:table-cell>
          <table:table-cell office:value-type="string">
            <text:p><text:a xlink:href="https://www.loc.gov/standards/iso639-2/php/langcodes_name.php?iso_639_1=sk">sk</text:a></text:p>
          </table:table-cell>
          <table:table-cell office:value-type="string">
            <text:p>slk</text:p>
          </table:table-cell>
          <table:table-cell table:style-name="ce7" office:value-type="string">
            <text:p>slo</text:p>
          </table:table-cell>
          <table:table-cell office:value-type="string">
            <text:p>slk</text:p>
          </table:table-cell>
          <table:table-cell table:number-columns-repeated="3"/>
          <table:table-cell office:value-type="string">
            <text:p>Eslovaca</text:p>
          </table:table-cell>
          <table:table-cell office:value-type="string">
            <text:p>sk</text:p>
          </table:table-cell>
          <table:table-cell office:value-type="string">
            <text:p>slk</text:p>
          </table:table-cell>
        </table:table-row>
        <table:table-row table:style-name="ro5">
          <table:table-cell/>
          <table:table-cell office:value-type="string">
            <text:p><text:a xlink:href="https://en.wikipedia.org/wiki/Indo-European_languages">Indo-European</text:a></text:p>
          </table:table-cell>
          <table:table-cell office:value-type="string">
            <text:p><text:a xlink:href="https://en.wikipedia.org/wiki/Slovene_language">Slovenian</text:a></text:p>
          </table:table-cell>
          <table:table-cell office:value-type="string">
            <text:p>Slovenski Jezik, Slovenščina</text:p>
          </table:table-cell>
          <table:table-cell office:value-type="string">
            <text:p><text:a xlink:href="https://www.loc.gov/standards/iso639-2/php/langcodes_name.php?iso_639_1=sl">sl</text:a></text:p>
          </table:table-cell>
          <table:table-cell office:value-type="string">
            <text:p>slv</text:p>
          </table:table-cell>
          <table:table-cell office:value-type="string">
            <text:p>slv</text:p>
          </table:table-cell>
          <table:table-cell office:value-type="string">
            <text:p>slv</text:p>
          </table:table-cell>
          <table:table-cell table:style-name="ce4" office:value-type="string">
            <text:p>also known as Slovene </text:p>
          </table:table-cell>
          <table:table-cell table:number-columns-repeated="2"/>
          <table:table-cell office:value-type="string">
            <text:p>Esloveno</text:p>
          </table:table-cell>
          <table:table-cell office:value-type="string">
            <text:p>sl</text:p>
          </table:table-cell>
          <table:table-cell office:value-type="string">
            <text:p>slv</text:p>
          </table:table-cell>
        </table:table-row>
        <table:table-row table:style-name="ro9">
          <table:table-cell/>
          <table:table-cell office:value-type="string">
            <text:p><text:a xlink:href="https://en.wikipedia.org/wiki/Afro-Asiatic_languages">Afro-Asiatic</text:a></text:p>
          </table:table-cell>
          <table:table-cell office:value-type="string">
            <text:p><text:a xlink:href="https://en.wikipedia.org/wiki/Somali_language">Somali</text:a></text:p>
          </table:table-cell>
          <table:table-cell office:value-type="string">
            <text:p>Soomaaliga, af Soomaali</text:p>
          </table:table-cell>
          <table:table-cell office:value-type="string">
            <text:p><text:a xlink:href="https://www.loc.gov/standards/iso639-2/php/langcodes_name.php?iso_639_1=so">so</text:a></text:p>
          </table:table-cell>
          <table:table-cell table:number-columns-repeated="3" office:value-type="string">
            <text:p>som</text:p>
          </table:table-cell>
          <table:table-cell table:number-columns-repeated="3"/>
          <table:table-cell office:value-type="string">
            <text:p>Somalí</text:p>
          </table:table-cell>
          <table:table-cell office:value-type="string">
            <text:p>so</text:p>
          </table:table-cell>
          <table:table-cell office:value-type="string">
            <text:p>som</text:p>
          </table:table-cell>
        </table:table-row>
        <table:table-row table:style-name="ro9">
          <table:table-cell/>
          <table:table-cell office:value-type="string">
            <text:p><text:a xlink:href="https://en.wikipedia.org/wiki/Niger–Congo_languages">Niger–Congo</text:a></text:p>
          </table:table-cell>
          <table:table-cell office:value-type="string">
            <text:p><text:a xlink:href="https://en.wikipedia.org/wiki/Sotho_language">Southern Sotho</text:a></text:p>
          </table:table-cell>
          <table:table-cell office:value-type="string">
            <text:p>Sesotho</text:p>
          </table:table-cell>
          <table:table-cell office:value-type="string">
            <text:p><text:a xlink:href="https://www.loc.gov/standards/iso639-2/php/langcodes_name.php?iso_639_1=st">st</text:a></text:p>
          </table:table-cell>
          <table:table-cell table:number-columns-repeated="3" office:value-type="string">
            <text:p>sot</text:p>
          </table:table-cell>
          <table:table-cell table:number-columns-repeated="3"/>
          <table:table-cell office:value-type="string">
            <text:p>Southern Sotho</text:p>
          </table:table-cell>
          <table:table-cell office:value-type="string">
            <text:p>st</text:p>
          </table:table-cell>
          <table:table-cell office:value-type="string">
            <text:p>sot</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Spanish_language">Spanish</text:a>, Castilian</text:p>
          </table:table-cell>
          <table:table-cell office:value-type="string">
            <text:p>Español</text:p>
          </table:table-cell>
          <table:table-cell office:value-type="string">
            <text:p><text:a xlink:href="https://www.loc.gov/standards/iso639-2/php/langcodes_name.php?iso_639_1=es">es</text:a></text:p>
          </table:table-cell>
          <table:table-cell office:value-type="string">
            <text:p>spa</text:p>
          </table:table-cell>
          <table:table-cell office:value-type="string">
            <text:p>spa</text:p>
          </table:table-cell>
          <table:table-cell office:value-type="string">
            <text:p>spa</text:p>
          </table:table-cell>
          <table:table-cell table:number-columns-repeated="3"/>
          <table:table-cell office:value-type="string">
            <text:p>Español, castellano</text:p>
          </table:table-cell>
          <table:table-cell office:value-type="string">
            <text:p>es</text:p>
          </table:table-cell>
          <table:table-cell office:value-type="string">
            <text:p>spa</text:p>
          </table:table-cell>
        </table:table-row>
        <table:table-row table:style-name="ro6">
          <table:table-cell/>
          <table:table-cell office:value-type="string">
            <text:p><text:a xlink:href="https://en.wikipedia.org/wiki/Austronesian_languages">Austronesian</text:a></text:p>
          </table:table-cell>
          <table:table-cell office:value-type="string">
            <text:p><text:a xlink:href="https://en.wikipedia.org/wiki/Sundanese_language">Sundanese</text:a></text:p>
          </table:table-cell>
          <table:table-cell office:value-type="string">
            <text:p>Basa Sunda</text:p>
          </table:table-cell>
          <table:table-cell office:value-type="string">
            <text:p><text:a xlink:href="https://www.loc.gov/standards/iso639-2/php/langcodes_name.php?iso_639_1=su">su</text:a></text:p>
          </table:table-cell>
          <table:table-cell office:value-type="string">
            <text:p>sun</text:p>
          </table:table-cell>
          <table:table-cell office:value-type="string">
            <text:p>sun</text:p>
          </table:table-cell>
          <table:table-cell office:value-type="string">
            <text:p>sun</text:p>
          </table:table-cell>
          <table:table-cell table:number-columns-repeated="3"/>
          <table:table-cell office:value-type="string">
            <text:p>Sundanese</text:p>
          </table:table-cell>
          <table:table-cell office:value-type="string">
            <text:p>su</text:p>
          </table:table-cell>
          <table:table-cell office:value-type="string">
            <text:p>sun</text:p>
          </table:table-cell>
        </table:table-row>
        <table:table-row table:style-name="ro9">
          <table:table-cell/>
          <table:table-cell office:value-type="string">
            <text:p><text:a xlink:href="https://en.wikipedia.org/wiki/Niger–Congo_languages">Niger–Congo</text:a></text:p>
          </table:table-cell>
          <table:table-cell office:value-type="string">
            <text:p><text:a xlink:href="https://en.wikipedia.org/wiki/Swahili_language">Swahili</text:a></text:p>
          </table:table-cell>
          <table:table-cell office:value-type="string">
            <text:p>Kiswahili</text:p>
          </table:table-cell>
          <table:table-cell office:value-type="string">
            <text:p><text:a xlink:href="https://www.loc.gov/standards/iso639-2/php/langcodes_name.php?iso_639_1=sw">sw</text:a></text:p>
          </table:table-cell>
          <table:table-cell office:value-type="string">
            <text:p>swa</text:p>
          </table:table-cell>
          <table:table-cell office:value-type="string">
            <text:p>swa</text:p>
          </table:table-cell>
          <table:table-cell office:value-type="string">
            <text:p>swa + <text:a xlink:href="https://en.wikipedia.org/wiki/ISO_639_macrolanguage#swa">2</text:a></text:p>
          </table:table-cell>
          <table:table-cell table:style-name="ce4" office:value-type="string">
            <text:p>macrolanguage </text:p>
          </table:table-cell>
          <table:table-cell table:number-columns-repeated="2"/>
          <table:table-cell office:value-type="string">
            <text:p>Swahili</text:p>
          </table:table-cell>
          <table:table-cell office:value-type="string">
            <text:p>sw</text:p>
          </table:table-cell>
          <table:table-cell office:value-type="string">
            <text:p>swa</text:p>
          </table:table-cell>
        </table:table-row>
        <table:table-row table:style-name="ro9">
          <table:table-cell/>
          <table:table-cell office:value-type="string">
            <text:p><text:a xlink:href="https://en.wikipedia.org/wiki/Niger–Congo_languages">Niger–Congo</text:a></text:p>
          </table:table-cell>
          <table:table-cell office:value-type="string">
            <text:p><text:a xlink:href="https://en.wikipedia.org/wiki/Swati_language">Swati</text:a></text:p>
          </table:table-cell>
          <table:table-cell office:value-type="string">
            <text:p>SiSwati</text:p>
          </table:table-cell>
          <table:table-cell office:value-type="string">
            <text:p><text:a xlink:href="https://www.loc.gov/standards/iso639-2/php/langcodes_name.php?iso_639_1=ss">ss</text:a></text:p>
          </table:table-cell>
          <table:table-cell office:value-type="string">
            <text:p>ssw</text:p>
          </table:table-cell>
          <table:table-cell office:value-type="string">
            <text:p>ssw</text:p>
          </table:table-cell>
          <table:table-cell office:value-type="string">
            <text:p>ssw</text:p>
          </table:table-cell>
          <table:table-cell table:style-name="ce4" office:value-type="string">
            <text:p>also known as Swazi </text:p>
          </table:table-cell>
          <table:table-cell table:number-columns-repeated="2"/>
          <table:table-cell office:value-type="string">
            <text:p>Swati</text:p>
          </table:table-cell>
          <table:table-cell office:value-type="string">
            <text:p>ss</text:p>
          </table:table-cell>
          <table:table-cell office:value-type="string">
            <text:p>ssw</text:p>
          </table:table-cell>
        </table:table-row>
        <table:table-row table:style-name="ro6">
          <table:table-cell/>
          <table:table-cell office:value-type="string">
            <text:p><text:a xlink:href="https://en.wikipedia.org/wiki/Indo-European_languages">Indo-European</text:a></text:p>
          </table:table-cell>
          <table:table-cell office:value-type="string">
            <text:p><text:a xlink:href="https://en.wikipedia.org/wiki/Swedish_language">Swedish</text:a></text:p>
          </table:table-cell>
          <table:table-cell office:value-type="string">
            <text:p>Svenska</text:p>
          </table:table-cell>
          <table:table-cell office:value-type="string">
            <text:p><text:a xlink:href="https://www.loc.gov/standards/iso639-2/php/langcodes_name.php?iso_639_1=sv">sv</text:a></text:p>
          </table:table-cell>
          <table:table-cell office:value-type="string">
            <text:p>swe</text:p>
          </table:table-cell>
          <table:table-cell office:value-type="string">
            <text:p>swe</text:p>
          </table:table-cell>
          <table:table-cell office:value-type="string">
            <text:p>swe</text:p>
          </table:table-cell>
          <table:table-cell table:number-columns-repeated="3"/>
          <table:table-cell office:value-type="string">
            <text:p>Sueco</text:p>
          </table:table-cell>
          <table:table-cell office:value-type="string">
            <text:p>sv</text:p>
          </table:table-cell>
          <table:table-cell office:value-type="string">
            <text:p>swe</text:p>
          </table:table-cell>
        </table:table-row>
        <table:table-row table:style-name="ro6">
          <table:table-cell/>
          <table:table-cell office:value-type="string">
            <text:p><text:a xlink:href="https://en.wikipedia.org/wiki/Dravidian_languages">Dravidian</text:a></text:p>
          </table:table-cell>
          <table:table-cell office:value-type="string">
            <text:p><text:a xlink:href="https://en.wikipedia.org/wiki/Tamil_language">Tamil</text:a></text:p>
          </table:table-cell>
          <table:table-cell office:value-type="string">
            <text:p>தமிழ்</text:p>
          </table:table-cell>
          <table:table-cell office:value-type="string">
            <text:p><text:a xlink:href="https://www.loc.gov/standards/iso639-2/php/langcodes_name.php?iso_639_1=ta">ta</text:a></text:p>
          </table:table-cell>
          <table:table-cell table:number-columns-repeated="3" office:value-type="string">
            <text:p>tam</text:p>
          </table:table-cell>
          <table:table-cell table:number-columns-repeated="3"/>
          <table:table-cell office:value-type="string">
            <text:p>Tamil</text:p>
          </table:table-cell>
          <table:table-cell office:value-type="string">
            <text:p>ta</text:p>
          </table:table-cell>
          <table:table-cell office:value-type="string">
            <text:p>tam</text:p>
          </table:table-cell>
        </table:table-row>
        <table:table-row table:style-name="ro6">
          <table:table-cell/>
          <table:table-cell office:value-type="string">
            <text:p><text:a xlink:href="https://en.wikipedia.org/wiki/Dravidian_languages">Dravidian</text:a></text:p>
          </table:table-cell>
          <table:table-cell office:value-type="string">
            <text:p><text:a xlink:href="https://en.wikipedia.org/wiki/Telugu_language">Telugu</text:a></text:p>
          </table:table-cell>
          <table:table-cell office:value-type="string">
            <text:p>తెలుగు</text:p>
          </table:table-cell>
          <table:table-cell office:value-type="string">
            <text:p><text:a xlink:href="https://www.loc.gov/standards/iso639-2/php/langcodes_name.php?iso_639_1=te">te</text:a></text:p>
          </table:table-cell>
          <table:table-cell table:number-columns-repeated="3" office:value-type="string">
            <text:p>tel</text:p>
          </table:table-cell>
          <table:table-cell table:number-columns-repeated="3"/>
          <table:table-cell office:value-type="string">
            <text:p>Telugu</text:p>
          </table:table-cell>
          <table:table-cell office:value-type="string">
            <text:p>te</text:p>
          </table:table-cell>
          <table:table-cell office:value-type="string">
            <text:p>tel</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Tajik_language">Tajik</text:a></text:p>
          </table:table-cell>
          <table:table-cell office:value-type="string">
            <text:p>тоҷикӣ, toçikī, تاجیکی‎</text:p>
          </table:table-cell>
          <table:table-cell office:value-type="string">
            <text:p><text:a xlink:href="https://www.loc.gov/standards/iso639-2/php/langcodes_name.php?iso_639_1=tg">tg</text:a></text:p>
          </table:table-cell>
          <table:table-cell office:value-type="string">
            <text:p>tgk</text:p>
          </table:table-cell>
          <table:table-cell office:value-type="string">
            <text:p>tgk</text:p>
          </table:table-cell>
          <table:table-cell office:value-type="string">
            <text:p>tgk</text:p>
          </table:table-cell>
          <table:table-cell table:number-columns-repeated="3"/>
          <table:table-cell office:value-type="string">
            <text:p>Tayikistán</text:p>
          </table:table-cell>
          <table:table-cell office:value-type="string">
            <text:p>tg</text:p>
          </table:table-cell>
          <table:table-cell office:value-type="string">
            <text:p>tgk</text:p>
          </table:table-cell>
        </table:table-row>
        <table:table-row table:style-name="ro6">
          <table:table-cell/>
          <table:table-cell office:value-type="string">
            <text:p><text:a xlink:href="https://en.wikipedia.org/wiki/Tai–Kadai_languages">Tai–Kadai</text:a></text:p>
          </table:table-cell>
          <table:table-cell office:value-type="string">
            <text:p><text:a xlink:href="https://en.wikipedia.org/wiki/Thai_language">Thai</text:a></text:p>
          </table:table-cell>
          <table:table-cell office:value-type="string">
            <text:p>ไทย</text:p>
          </table:table-cell>
          <table:table-cell office:value-type="string">
            <text:p><text:a xlink:href="https://www.loc.gov/standards/iso639-2/php/langcodes_name.php?iso_639_1=th">th</text:a></text:p>
          </table:table-cell>
          <table:table-cell office:value-type="string">
            <text:p>tha</text:p>
          </table:table-cell>
          <table:table-cell office:value-type="string">
            <text:p>tha</text:p>
          </table:table-cell>
          <table:table-cell office:value-type="string">
            <text:p>tha</text:p>
          </table:table-cell>
          <table:table-cell table:number-columns-repeated="3"/>
          <table:table-cell office:value-type="string">
            <text:p>Tailandia</text:p>
          </table:table-cell>
          <table:table-cell office:value-type="string">
            <text:p>th</text:p>
          </table:table-cell>
          <table:table-cell office:value-type="string">
            <text:p>tha</text:p>
          </table:table-cell>
        </table:table-row>
        <table:table-row table:style-name="ro6">
          <table:table-cell/>
          <table:table-cell office:value-type="string">
            <text:p><text:a xlink:href="https://en.wikipedia.org/wiki/Afro-Asiatic_languages">Afro-Asiatic</text:a></text:p>
          </table:table-cell>
          <table:table-cell office:value-type="string">
            <text:p><text:a xlink:href="https://en.wikipedia.org/wiki/Tigrinya_language">Tigrinya</text:a></text:p>
          </table:table-cell>
          <table:table-cell office:value-type="string">
            <text:p>ትግርኛ</text:p>
          </table:table-cell>
          <table:table-cell office:value-type="string">
            <text:p><text:a xlink:href="https://www.loc.gov/standards/iso639-2/php/langcodes_name.php?iso_639_1=ti">ti</text:a></text:p>
          </table:table-cell>
          <table:table-cell table:number-columns-repeated="3" office:value-type="string">
            <text:p>tir</text:p>
          </table:table-cell>
          <table:table-cell table:number-columns-repeated="3"/>
          <table:table-cell office:value-type="string">
            <text:p>Tigrinya</text:p>
          </table:table-cell>
          <table:table-cell office:value-type="string">
            <text:p>ti</text:p>
          </table:table-cell>
          <table:table-cell office:value-type="string">
            <text:p>tir</text:p>
          </table:table-cell>
        </table:table-row>
        <table:table-row table:style-name="ro7">
          <table:table-cell/>
          <table:table-cell office:value-type="string">
            <text:p><text:a xlink:href="https://en.wikipedia.org/wiki/Sino-Tibetan_languages">Sino-Tibetan</text:a></text:p>
          </table:table-cell>
          <table:table-cell office:value-type="string">
            <text:p><text:a xlink:href="https://en.wikipedia.org/wiki/Standard_Tibetan">Tibetan</text:a></text:p>
          </table:table-cell>
          <table:table-cell office:value-type="string">
            <text:p>བོད་ཡིག</text:p>
          </table:table-cell>
          <table:table-cell office:value-type="string">
            <text:p><text:a xlink:href="https://www.loc.gov/standards/iso639-2/php/langcodes_name.php?iso_639_1=bo">bo</text:a></text:p>
          </table:table-cell>
          <table:table-cell office:value-type="string">
            <text:p>bod</text:p>
          </table:table-cell>
          <table:table-cell table:style-name="ce7" office:value-type="string">
            <text:p>tib</text:p>
          </table:table-cell>
          <table:table-cell office:value-type="string">
            <text:p>bod</text:p>
          </table:table-cell>
          <table:table-cell table:style-name="ce4" office:value-type="string">
            <text:p>also known as Standard Tibetan </text:p>
          </table:table-cell>
          <table:table-cell table:number-columns-repeated="2"/>
          <table:table-cell office:value-type="string">
            <text:p>Tibetano estándar, Tibetano, Central</text:p>
          </table:table-cell>
          <table:table-cell office:value-type="string">
            <text:p>bo</text:p>
          </table:table-cell>
          <table:table-cell office:value-type="string">
            <text:p>bod</text:p>
          </table:table-cell>
        </table:table-row>
        <table:table-row table:style-name="ro9">
          <table:table-cell/>
          <table:table-cell office:value-type="string">
            <text:p><text:a xlink:href="https://en.wikipedia.org/wiki/Turkic_languages">Turkic</text:a></text:p>
          </table:table-cell>
          <table:table-cell office:value-type="string">
            <text:p><text:a xlink:href="https://en.wikipedia.org/wiki/Turkmen_language">Turkmen</text:a></text:p>
          </table:table-cell>
          <table:table-cell office:value-type="string">
            <text:p>Türkmen, Түркмен</text:p>
          </table:table-cell>
          <table:table-cell office:value-type="string">
            <text:p><text:a xlink:href="https://www.loc.gov/standards/iso639-2/php/langcodes_name.php?iso_639_1=tk">tk</text:a></text:p>
          </table:table-cell>
          <table:table-cell office:value-type="string">
            <text:p>tuk</text:p>
          </table:table-cell>
          <table:table-cell office:value-type="string">
            <text:p>tuk</text:p>
          </table:table-cell>
          <table:table-cell office:value-type="string">
            <text:p>tuk</text:p>
          </table:table-cell>
          <table:table-cell table:number-columns-repeated="3"/>
          <table:table-cell office:value-type="string">
            <text:p>Turkmenistán</text:p>
          </table:table-cell>
          <table:table-cell office:value-type="string">
            <text:p>tk</text:p>
          </table:table-cell>
          <table:table-cell office:value-type="string">
            <text:p>tuk</text:p>
          </table:table-cell>
        </table:table-row>
        <table:table-row table:style-name="ro5">
          <table:table-cell/>
          <table:table-cell office:value-type="string">
            <text:p><text:a xlink:href="https://en.wikipedia.org/wiki/Austronesian_languages">Austronesian</text:a></text:p>
          </table:table-cell>
          <table:table-cell office:value-type="string">
            <text:p><text:a xlink:href="https://en.wikipedia.org/wiki/Tagalog_language">Tagalog</text:a></text:p>
          </table:table-cell>
          <table:table-cell office:value-type="string">
            <text:p>Wikang Tagalog</text:p>
          </table:table-cell>
          <table:table-cell office:value-type="string">
            <text:p><text:a xlink:href="https://www.loc.gov/standards/iso639-2/php/langcodes_name.php?iso_639_1=tl">tl</text:a></text:p>
          </table:table-cell>
          <table:table-cell office:value-type="string">
            <text:p>tgl</text:p>
          </table:table-cell>
          <table:table-cell office:value-type="string">
            <text:p>tgl</text:p>
          </table:table-cell>
          <table:table-cell office:value-type="string">
            <text:p>tgl</text:p>
          </table:table-cell>
          <table:table-cell table:style-name="ce4" office:value-type="string">
            <text:p>Note: <text:a xlink:href="https://en.wikipedia.org/wiki/Filipino_language">Filipino</text:a> (Pilipino) has the code [fil] </text:p>
          </table:table-cell>
          <table:table-cell table:number-columns-repeated="2"/>
          <table:table-cell office:value-type="string">
            <text:p>Tagalo</text:p>
          </table:table-cell>
          <table:table-cell office:value-type="string">
            <text:p>tl</text:p>
          </table:table-cell>
          <table:table-cell office:value-type="string">
            <text:p>tgl</text:p>
          </table:table-cell>
        </table:table-row>
        <table:table-row table:style-name="ro6">
          <table:table-cell/>
          <table:table-cell office:value-type="string">
            <text:p><text:a xlink:href="https://en.wikipedia.org/wiki/Niger–Congo_languages">Niger–Congo</text:a></text:p>
          </table:table-cell>
          <table:table-cell office:value-type="string">
            <text:p><text:a xlink:href="https://en.wikipedia.org/wiki/Tswana_language">Tswana</text:a></text:p>
          </table:table-cell>
          <table:table-cell office:value-type="string">
            <text:p>Setswana</text:p>
          </table:table-cell>
          <table:table-cell office:value-type="string">
            <text:p><text:a xlink:href="https://www.loc.gov/standards/iso639-2/php/langcodes_name.php?iso_639_1=tn">tn</text:a></text:p>
          </table:table-cell>
          <table:table-cell office:value-type="string">
            <text:p>tsn</text:p>
          </table:table-cell>
          <table:table-cell office:value-type="string">
            <text:p>tsn</text:p>
          </table:table-cell>
          <table:table-cell office:value-type="string">
            <text:p>tsn</text:p>
          </table:table-cell>
          <table:table-cell table:number-columns-repeated="3"/>
          <table:table-cell office:value-type="string">
            <text:p>Tswana</text:p>
          </table:table-cell>
          <table:table-cell office:value-type="string">
            <text:p>tn</text:p>
          </table:table-cell>
          <table:table-cell office:value-type="string">
            <text:p>tsn</text:p>
          </table:table-cell>
        </table:table-row>
        <table:table-row table:style-name="ro9">
          <table:table-cell/>
          <table:table-cell office:value-type="string">
            <text:p><text:a xlink:href="https://en.wikipedia.org/wiki/Austronesian_languages">Austronesian</text:a></text:p>
          </table:table-cell>
          <table:table-cell office:value-type="string">
            <text:p><text:a xlink:href="https://en.wikipedia.org/wiki/Tongan_language">Tonga</text:a> (Tonga Islands)</text:p>
          </table:table-cell>
          <table:table-cell office:value-type="string">
            <text:p>Faka Tonga</text:p>
          </table:table-cell>
          <table:table-cell office:value-type="string">
            <text:p><text:a xlink:href="https://www.loc.gov/standards/iso639-2/php/langcodes_name.php?iso_639_1=to">to</text:a></text:p>
          </table:table-cell>
          <table:table-cell table:number-columns-repeated="3" office:value-type="string">
            <text:p>ton</text:p>
          </table:table-cell>
          <table:table-cell table:style-name="ce4" office:value-type="string">
            <text:p>also known as Tongan </text:p>
          </table:table-cell>
          <table:table-cell table:number-columns-repeated="2"/>
          <table:table-cell office:value-type="string">
            <text:p>Tonga (Islas Tonga)</text:p>
          </table:table-cell>
          <table:table-cell office:value-type="string">
            <text:p>to</text:p>
          </table:table-cell>
          <table:table-cell office:value-type="string">
            <text:p>ton</text:p>
          </table:table-cell>
        </table:table-row>
        <table:table-row table:style-name="ro6">
          <table:table-cell/>
          <table:table-cell office:value-type="string">
            <text:p><text:a xlink:href="https://en.wikipedia.org/wiki/Turkic_languages">Turkic</text:a></text:p>
          </table:table-cell>
          <table:table-cell office:value-type="string">
            <text:p><text:a xlink:href="https://en.wikipedia.org/wiki/Turkish_language">Turkish</text:a></text:p>
          </table:table-cell>
          <table:table-cell office:value-type="string">
            <text:p>Türkçe</text:p>
          </table:table-cell>
          <table:table-cell office:value-type="string">
            <text:p><text:a xlink:href="https://www.loc.gov/standards/iso639-2/php/langcodes_name.php?iso_639_1=tr">tr</text:a></text:p>
          </table:table-cell>
          <table:table-cell table:number-columns-repeated="3" office:value-type="string">
            <text:p>tur</text:p>
          </table:table-cell>
          <table:table-cell table:number-columns-repeated="3"/>
          <table:table-cell office:value-type="string">
            <text:p>Turco</text:p>
          </table:table-cell>
          <table:table-cell office:value-type="string">
            <text:p>tr</text:p>
          </table:table-cell>
          <table:table-cell office:value-type="string">
            <text:p>tur</text:p>
          </table:table-cell>
        </table:table-row>
        <table:table-row table:style-name="ro6">
          <table:table-cell/>
          <table:table-cell office:value-type="string">
            <text:p><text:a xlink:href="https://en.wikipedia.org/wiki/Niger–Congo_languages">Niger–Congo</text:a></text:p>
          </table:table-cell>
          <table:table-cell office:value-type="string">
            <text:p><text:a xlink:href="https://en.wikipedia.org/wiki/Tsonga_language">Tsonga</text:a></text:p>
          </table:table-cell>
          <table:table-cell office:value-type="string">
            <text:p>Xitsonga</text:p>
          </table:table-cell>
          <table:table-cell office:value-type="string">
            <text:p><text:a xlink:href="https://www.loc.gov/standards/iso639-2/php/langcodes_name.php?iso_639_1=ts">ts</text:a></text:p>
          </table:table-cell>
          <table:table-cell office:value-type="string">
            <text:p>tso</text:p>
          </table:table-cell>
          <table:table-cell office:value-type="string">
            <text:p>tso</text:p>
          </table:table-cell>
          <table:table-cell office:value-type="string">
            <text:p>tso</text:p>
          </table:table-cell>
          <table:table-cell table:number-columns-repeated="3"/>
          <table:table-cell office:value-type="string">
            <text:p>Tsonga</text:p>
          </table:table-cell>
          <table:table-cell office:value-type="string">
            <text:p>ts</text:p>
          </table:table-cell>
          <table:table-cell office:value-type="string">
            <text:p>tso</text:p>
          </table:table-cell>
        </table:table-row>
        <table:table-row table:style-name="ro9">
          <table:table-cell/>
          <table:table-cell office:value-type="string">
            <text:p><text:a xlink:href="https://en.wikipedia.org/wiki/Turkic_languages">Turkic</text:a></text:p>
          </table:table-cell>
          <table:table-cell office:value-type="string">
            <text:p><text:a xlink:href="https://en.wikipedia.org/wiki/Tatar_language">Tatar</text:a></text:p>
          </table:table-cell>
          <table:table-cell office:value-type="string">
            <text:p>татар теле, tatar tele</text:p>
          </table:table-cell>
          <table:table-cell office:value-type="string">
            <text:p><text:a xlink:href="https://www.loc.gov/standards/iso639-2/php/langcodes_name.php?iso_639_1=tt">tt</text:a></text:p>
          </table:table-cell>
          <table:table-cell table:number-columns-repeated="3" office:value-type="string">
            <text:p>tat</text:p>
          </table:table-cell>
          <table:table-cell table:number-columns-repeated="3"/>
          <table:table-cell office:value-type="string">
            <text:p>Tártara</text:p>
          </table:table-cell>
          <table:table-cell office:value-type="string">
            <text:p>tt</text:p>
          </table:table-cell>
          <table:table-cell office:value-type="string">
            <text:p>tat</text:p>
          </table:table-cell>
        </table:table-row>
        <table:table-row table:style-name="ro5">
          <table:table-cell/>
          <table:table-cell office:value-type="string">
            <text:p><text:a xlink:href="https://en.wikipedia.org/wiki/Niger–Congo_languages">Niger–Congo</text:a></text:p>
          </table:table-cell>
          <table:table-cell office:value-type="string">
            <text:p><text:a xlink:href="https://en.wikipedia.org/wiki/Twi">Twi</text:a></text:p>
          </table:table-cell>
          <table:table-cell office:value-type="string">
            <text:p>Twi</text:p>
          </table:table-cell>
          <table:table-cell office:value-type="string">
            <text:p><text:a xlink:href="https://www.loc.gov/standards/iso639-2/php/langcodes_name.php?iso_639_1=tw">tw</text:a></text:p>
          </table:table-cell>
          <table:table-cell office:value-type="string">
            <text:p>twi</text:p>
          </table:table-cell>
          <table:table-cell office:value-type="string">
            <text:p>twi</text:p>
          </table:table-cell>
          <table:table-cell office:value-type="string">
            <text:p>twi</text:p>
          </table:table-cell>
          <table:table-cell table:style-name="ce4" office:value-type="string">
            <text:p>Covered by macrolanguage [ak/aka] </text:p>
          </table:table-cell>
          <table:table-cell table:number-columns-repeated="2"/>
          <table:table-cell office:value-type="string">
            <text:p>Twi</text:p>
          </table:table-cell>
          <table:table-cell office:value-type="string">
            <text:p>tw</text:p>
          </table:table-cell>
          <table:table-cell office:value-type="string">
            <text:p>twi</text:p>
          </table:table-cell>
        </table:table-row>
        <table:table-row table:style-name="ro16">
          <table:table-cell/>
          <table:table-cell office:value-type="string">
            <text:p><text:a xlink:href="https://en.wikipedia.org/wiki/Austronesian_languages">Austronesian</text:a></text:p>
          </table:table-cell>
          <table:table-cell office:value-type="string">
            <text:p><text:a xlink:href="https://en.wikipedia.org/wiki/Tahitian_language">Tahitian</text:a></text:p>
          </table:table-cell>
          <table:table-cell office:value-type="string">
            <text:p>Reo Tahiti</text:p>
          </table:table-cell>
          <table:table-cell office:value-type="string">
            <text:p><text:a xlink:href="https://www.loc.gov/standards/iso639-2/php/langcodes_name.php?iso_639_1=ty">ty</text:a></text:p>
          </table:table-cell>
          <table:table-cell office:value-type="string">
            <text:p>tah</text:p>
          </table:table-cell>
          <table:table-cell office:value-type="string">
            <text:p>tah</text:p>
          </table:table-cell>
          <table:table-cell office:value-type="string">
            <text:p>tah</text:p>
          </table:table-cell>
          <table:table-cell table:style-name="ce4" office:value-type="string">
            <text:p>One of the Reo Mā`ohi (languages of French Polynesia) </text:p>
          </table:table-cell>
          <table:table-cell table:number-columns-repeated="2"/>
          <table:table-cell office:value-type="string">
            <text:p>Tahitian</text:p>
          </table:table-cell>
          <table:table-cell office:value-type="string">
            <text:p>ty</text:p>
          </table:table-cell>
          <table:table-cell office:value-type="string">
            <text:p>tah</text:p>
          </table:table-cell>
        </table:table-row>
        <table:table-row table:style-name="ro9">
          <table:table-cell/>
          <table:table-cell office:value-type="string">
            <text:p><text:a xlink:href="https://en.wikipedia.org/wiki/Turkic_languages">Turkic</text:a></text:p>
          </table:table-cell>
          <table:table-cell office:value-type="string">
            <text:p><text:a xlink:href="https://en.wikipedia.org/wiki/Uighur_language">Uighur</text:a>, Uyghur</text:p>
          </table:table-cell>
          <table:table-cell office:value-type="string">
            <text:p>ئۇيغۇرچە‎, Uyghurche</text:p>
          </table:table-cell>
          <table:table-cell office:value-type="string">
            <text:p><text:a xlink:href="https://www.loc.gov/standards/iso639-2/php/langcodes_name.php?iso_639_1=ug">ug</text:a></text:p>
          </table:table-cell>
          <table:table-cell table:number-columns-repeated="3" office:value-type="string">
            <text:p>uig</text:p>
          </table:table-cell>
          <table:table-cell table:number-columns-repeated="3"/>
          <table:table-cell office:value-type="string">
            <text:p>Uighur, Uyghur</text:p>
          </table:table-cell>
          <table:table-cell office:value-type="string">
            <text:p>ug</text:p>
          </table:table-cell>
          <table:table-cell office:value-type="string">
            <text:p>uig</text:p>
          </table:table-cell>
        </table:table-row>
        <table:table-row table:style-name="ro6">
          <table:table-cell/>
          <table:table-cell office:value-type="string">
            <text:p><text:a xlink:href="https://en.wikipedia.org/wiki/Indo-European_languages">Indo-European</text:a></text:p>
          </table:table-cell>
          <table:table-cell office:value-type="string">
            <text:p><text:a xlink:href="https://en.wikipedia.org/wiki/Ukrainian_language">Ukrainian</text:a></text:p>
          </table:table-cell>
          <table:table-cell office:value-type="string">
            <text:p>Українська</text:p>
          </table:table-cell>
          <table:table-cell office:value-type="string">
            <text:p><text:a xlink:href="https://www.loc.gov/standards/iso639-2/php/langcodes_name.php?iso_639_1=uk">uk</text:a></text:p>
          </table:table-cell>
          <table:table-cell office:value-type="string">
            <text:p>ukr</text:p>
          </table:table-cell>
          <table:table-cell office:value-type="string">
            <text:p>ukr</text:p>
          </table:table-cell>
          <table:table-cell office:value-type="string">
            <text:p>ukr</text:p>
          </table:table-cell>
          <table:table-cell table:number-columns-repeated="3"/>
          <table:table-cell office:value-type="string">
            <text:p>Ucrania</text:p>
          </table:table-cell>
          <table:table-cell office:value-type="string">
            <text:p>uk</text:p>
          </table:table-cell>
          <table:table-cell office:value-type="string">
            <text:p>ukr</text:p>
          </table:table-cell>
        </table:table-row>
        <table:table-row table:style-name="ro6">
          <table:table-cell/>
          <table:table-cell office:value-type="string">
            <text:p><text:a xlink:href="https://en.wikipedia.org/wiki/Indo-European_languages">Indo-European</text:a></text:p>
          </table:table-cell>
          <table:table-cell office:value-type="string">
            <text:p><text:a xlink:href="https://en.wikipedia.org/wiki/Urdu">Urdu</text:a></text:p>
          </table:table-cell>
          <table:table-cell office:value-type="string">
            <text:p>اردو</text:p>
          </table:table-cell>
          <table:table-cell office:value-type="string">
            <text:p><text:a xlink:href="https://www.loc.gov/standards/iso639-2/php/langcodes_name.php?iso_639_1=ur">ur</text:a></text:p>
          </table:table-cell>
          <table:table-cell office:value-type="string">
            <text:p>urd</text:p>
          </table:table-cell>
          <table:table-cell office:value-type="string">
            <text:p>urd</text:p>
          </table:table-cell>
          <table:table-cell office:value-type="string">
            <text:p>urd</text:p>
          </table:table-cell>
          <table:table-cell table:number-columns-repeated="3"/>
          <table:table-cell office:value-type="string">
            <text:p>Urdu</text:p>
          </table:table-cell>
          <table:table-cell office:value-type="string">
            <text:p>ur</text:p>
          </table:table-cell>
          <table:table-cell office:value-type="string">
            <text:p>urd</text:p>
          </table:table-cell>
        </table:table-row>
        <table:table-row table:style-name="ro9">
          <table:table-cell/>
          <table:table-cell office:value-type="string">
            <text:p><text:a xlink:href="https://en.wikipedia.org/wiki/Turkic_languages">Turkic</text:a></text:p>
          </table:table-cell>
          <table:table-cell office:value-type="string">
            <text:p><text:a xlink:href="https://en.wikipedia.org/wiki/Uzbek_language">Uzbek</text:a></text:p>
          </table:table-cell>
          <table:table-cell table:style-name="ce6" office:value-type="string">
            <text:p>Oʻzbek, Ўзбек, أۇزبېك‎</text:p>
          </table:table-cell>
          <table:table-cell office:value-type="string">
            <text:p><text:a xlink:href="https://www.loc.gov/standards/iso639-2/php/langcodes_name.php?iso_639_1=uz">uz</text:a></text:p>
          </table:table-cell>
          <table:table-cell office:value-type="string">
            <text:p>uzb</text:p>
          </table:table-cell>
          <table:table-cell office:value-type="string">
            <text:p>uzb</text:p>
          </table:table-cell>
          <table:table-cell office:value-type="string">
            <text:p>uzb + <text:a xlink:href="https://en.wikipedia.org/wiki/ISO_639_macrolanguage#uzb">2</text:a></text:p>
          </table:table-cell>
          <table:table-cell table:style-name="ce4" office:value-type="string">
            <text:p>macrolanguage </text:p>
          </table:table-cell>
          <table:table-cell table:number-columns-repeated="2"/>
          <table:table-cell office:value-type="string">
            <text:p>Uzbeko</text:p>
          </table:table-cell>
          <table:table-cell office:value-type="string">
            <text:p>uz</text:p>
          </table:table-cell>
          <table:table-cell office:value-type="string">
            <text:p>uzb</text:p>
          </table:table-cell>
        </table:table-row>
        <table:table-row table:style-name="ro6">
          <table:table-cell/>
          <table:table-cell office:value-type="string">
            <text:p><text:a xlink:href="https://en.wikipedia.org/wiki/Niger–Congo_languages">Niger–Congo</text:a></text:p>
          </table:table-cell>
          <table:table-cell office:value-type="string">
            <text:p><text:a xlink:href="https://en.wikipedia.org/wiki/Venda_language">Venda</text:a></text:p>
          </table:table-cell>
          <table:table-cell office:value-type="string">
            <text:p>Tshivenḓa</text:p>
          </table:table-cell>
          <table:table-cell office:value-type="string">
            <text:p><text:a xlink:href="https://www.loc.gov/standards/iso639-2/php/langcodes_name.php?iso_639_1=ve">ve</text:a></text:p>
          </table:table-cell>
          <table:table-cell table:number-columns-repeated="3" office:value-type="string">
            <text:p>ven</text:p>
          </table:table-cell>
          <table:table-cell table:number-columns-repeated="3"/>
          <table:table-cell office:value-type="string">
            <text:p>Venda</text:p>
          </table:table-cell>
          <table:table-cell office:value-type="string">
            <text:p>ve</text:p>
          </table:table-cell>
          <table:table-cell office:value-type="string">
            <text:p>ven</text:p>
          </table:table-cell>
        </table:table-row>
        <table:table-row table:style-name="ro6">
          <table:table-cell/>
          <table:table-cell office:value-type="string">
            <text:p><text:a xlink:href="https://en.wikipedia.org/wiki/Austroasiatic_languages">Austroasiatic</text:a></text:p>
          </table:table-cell>
          <table:table-cell office:value-type="string">
            <text:p><text:a xlink:href="https://en.wikipedia.org/wiki/Vietnamese_language">Vietnamese</text:a></text:p>
          </table:table-cell>
          <table:table-cell office:value-type="string">
            <text:p>Tiếng Việt</text:p>
          </table:table-cell>
          <table:table-cell office:value-type="string">
            <text:p><text:a xlink:href="https://www.loc.gov/standards/iso639-2/php/langcodes_name.php?iso_639_1=vi">vi</text:a></text:p>
          </table:table-cell>
          <table:table-cell table:number-columns-repeated="3" office:value-type="string">
            <text:p>vie</text:p>
          </table:table-cell>
          <table:table-cell table:number-columns-repeated="3"/>
          <table:table-cell office:value-type="string">
            <text:p>Vietnamita</text:p>
          </table:table-cell>
          <table:table-cell office:value-type="string">
            <text:p>vi</text:p>
          </table:table-cell>
          <table:table-cell office:value-type="string">
            <text:p>vie</text:p>
          </table:table-cell>
        </table:table-row>
        <table:table-row table:style-name="ro6">
          <table:table-cell/>
          <table:table-cell office:value-type="string">
            <text:p><text:a xlink:href="https://en.wikipedia.org/wiki/Constructed_languages">Constructed</text:a></text:p>
          </table:table-cell>
          <table:table-cell office:value-type="string">
            <text:p><text:a xlink:href="https://en.wikipedia.org/wiki/Volapük">Volapük</text:a></text:p>
          </table:table-cell>
          <table:table-cell office:value-type="string">
            <text:p>Volapük</text:p>
          </table:table-cell>
          <table:table-cell office:value-type="string">
            <text:p><text:a xlink:href="https://www.loc.gov/standards/iso639-2/php/langcodes_name.php?iso_639_1=vo">vo</text:a></text:p>
          </table:table-cell>
          <table:table-cell table:number-columns-repeated="3" office:value-type="string">
            <text:p>vol</text:p>
          </table:table-cell>
          <table:table-cell table:style-name="ce4" office:value-type="string">
            <text:p>constructed </text:p>
          </table:table-cell>
          <table:table-cell table:number-columns-repeated="2"/>
          <table:table-cell office:value-type="string">
            <text:p>Volapük</text:p>
          </table:table-cell>
          <table:table-cell office:value-type="string">
            <text:p>vo</text:p>
          </table:table-cell>
          <table:table-cell office:value-type="string">
            <text:p>vol</text:p>
          </table:table-cell>
        </table:table-row>
        <table:table-row table:style-name="ro6">
          <table:table-cell/>
          <table:table-cell office:value-type="string">
            <text:p><text:a xlink:href="https://en.wikipedia.org/wiki/Indo-European_languages">Indo-European</text:a></text:p>
          </table:table-cell>
          <table:table-cell office:value-type="string">
            <text:p><text:a xlink:href="https://en.wikipedia.org/wiki/Walloon_language">Walloon</text:a></text:p>
          </table:table-cell>
          <table:table-cell office:value-type="string">
            <text:p>Walon</text:p>
          </table:table-cell>
          <table:table-cell office:value-type="string">
            <text:p><text:a xlink:href="https://www.loc.gov/standards/iso639-2/php/langcodes_name.php?iso_639_1=wa">wa</text:a></text:p>
          </table:table-cell>
          <table:table-cell office:value-type="string">
            <text:p>wln</text:p>
          </table:table-cell>
          <table:table-cell office:value-type="string">
            <text:p>wln</text:p>
          </table:table-cell>
          <table:table-cell office:value-type="string">
            <text:p>wln</text:p>
          </table:table-cell>
          <table:table-cell table:number-columns-repeated="3"/>
          <table:table-cell office:value-type="string">
            <text:p>Valonia</text:p>
          </table:table-cell>
          <table:table-cell office:value-type="string">
            <text:p>wa</text:p>
          </table:table-cell>
          <table:table-cell office:value-type="string">
            <text:p>wln</text:p>
          </table:table-cell>
        </table:table-row>
        <table:table-row table:style-name="ro13">
          <table:table-cell/>
          <table:table-cell office:value-type="string">
            <text:p><text:a xlink:href="https://en.wikipedia.org/wiki/Indo-European_languages">Indo-European</text:a></text:p>
          </table:table-cell>
          <table:table-cell office:value-type="string">
            <text:p><text:a xlink:href="https://en.wikipedia.org/wiki/Welsh_language">Welsh</text:a></text:p>
          </table:table-cell>
          <table:table-cell office:value-type="string">
            <text:p>Cymraeg</text:p>
          </table:table-cell>
          <table:table-cell office:value-type="string">
            <text:p><text:a xlink:href="https://www.loc.gov/standards/iso639-2/php/langcodes_name.php?iso_639_1=cy">cy</text:a></text:p>
          </table:table-cell>
          <table:table-cell office:value-type="string">
            <text:p>cym</text:p>
          </table:table-cell>
          <table:table-cell table:style-name="ce7" office:value-type="string">
            <text:p>wel</text:p>
          </table:table-cell>
          <table:table-cell office:value-type="string">
            <text:p>cym</text:p>
          </table:table-cell>
          <table:table-cell table:number-columns-repeated="3"/>
          <table:table-cell office:value-type="string">
            <text:p>Galés</text:p>
          </table:table-cell>
          <table:table-cell office:value-type="string">
            <text:p>cy</text:p>
          </table:table-cell>
          <table:table-cell office:value-type="string">
            <text:p>cym</text:p>
          </table:table-cell>
        </table:table-row>
        <table:table-row table:style-name="ro6">
          <table:table-cell/>
          <table:table-cell office:value-type="string">
            <text:p><text:a xlink:href="https://en.wikipedia.org/wiki/Niger–Congo_languages">Niger–Congo</text:a></text:p>
          </table:table-cell>
          <table:table-cell office:value-type="string">
            <text:p><text:a xlink:href="https://en.wikipedia.org/wiki/Wolof_language">Wolof</text:a></text:p>
          </table:table-cell>
          <table:table-cell office:value-type="string">
            <text:p>Wollof</text:p>
          </table:table-cell>
          <table:table-cell office:value-type="string">
            <text:p><text:a xlink:href="https://www.loc.gov/standards/iso639-2/php/langcodes_name.php?iso_639_1=wo">wo</text:a></text:p>
          </table:table-cell>
          <table:table-cell office:value-type="string">
            <text:p>wol</text:p>
          </table:table-cell>
          <table:table-cell office:value-type="string">
            <text:p>wol</text:p>
          </table:table-cell>
          <table:table-cell office:value-type="string">
            <text:p>wol</text:p>
          </table:table-cell>
          <table:table-cell table:number-columns-repeated="3"/>
          <table:table-cell office:value-type="string">
            <text:p>Wolof</text:p>
          </table:table-cell>
          <table:table-cell office:value-type="string">
            <text:p>wo</text:p>
          </table:table-cell>
          <table:table-cell office:value-type="string">
            <text:p>wol</text:p>
          </table:table-cell>
        </table:table-row>
        <table:table-row table:style-name="ro9">
          <table:table-cell/>
          <table:table-cell office:value-type="string">
            <text:p><text:a xlink:href="https://en.wikipedia.org/wiki/Indo-European_languages">Indo-European</text:a></text:p>
          </table:table-cell>
          <table:table-cell office:value-type="string">
            <text:p><text:a xlink:href="https://en.wikipedia.org/wiki/West_Frisian_language">Western Frisian</text:a></text:p>
          </table:table-cell>
          <table:table-cell office:value-type="string">
            <text:p>Frysk</text:p>
          </table:table-cell>
          <table:table-cell office:value-type="string">
            <text:p><text:a xlink:href="https://www.loc.gov/standards/iso639-2/php/langcodes_name.php?iso_639_1=fy">fy</text:a></text:p>
          </table:table-cell>
          <table:table-cell office:value-type="string">
            <text:p>fry</text:p>
          </table:table-cell>
          <table:table-cell office:value-type="string">
            <text:p>fry</text:p>
          </table:table-cell>
          <table:table-cell office:value-type="string">
            <text:p>fry</text:p>
          </table:table-cell>
          <table:table-cell table:style-name="ce4" office:value-type="string">
            <text:p>also known as Frisian </text:p>
          </table:table-cell>
          <table:table-cell table:number-columns-repeated="2"/>
          <table:table-cell office:value-type="string">
            <text:p>Oeste de Frisia</text:p>
          </table:table-cell>
          <table:table-cell office:value-type="string">
            <text:p>fy</text:p>
          </table:table-cell>
          <table:table-cell office:value-type="string">
            <text:p>fry</text:p>
          </table:table-cell>
        </table:table-row>
        <table:table-row table:style-name="ro6">
          <table:table-cell/>
          <table:table-cell office:value-type="string">
            <text:p><text:a xlink:href="https://en.wikipedia.org/wiki/Niger–Congo_languages">Niger–Congo</text:a></text:p>
          </table:table-cell>
          <table:table-cell office:value-type="string">
            <text:p><text:a xlink:href="https://en.wikipedia.org/wiki/Xhosa_language">Xhosa</text:a></text:p>
          </table:table-cell>
          <table:table-cell office:value-type="string">
            <text:p>isiXhosa</text:p>
          </table:table-cell>
          <table:table-cell office:value-type="string">
            <text:p><text:a xlink:href="https://www.loc.gov/standards/iso639-2/php/langcodes_name.php?iso_639_1=xh">xh</text:a></text:p>
          </table:table-cell>
          <table:table-cell office:value-type="string">
            <text:p>xho</text:p>
          </table:table-cell>
          <table:table-cell office:value-type="string">
            <text:p>xho</text:p>
          </table:table-cell>
          <table:table-cell office:value-type="string">
            <text:p>xho</text:p>
          </table:table-cell>
          <table:table-cell table:number-columns-repeated="3"/>
          <table:table-cell office:value-type="string">
            <text:p>Xhosa</text:p>
          </table:table-cell>
          <table:table-cell office:value-type="string">
            <text:p>xh</text:p>
          </table:table-cell>
          <table:table-cell office:value-type="string">
            <text:p>xho</text:p>
          </table:table-cell>
        </table:table-row>
        <table:table-row table:style-name="ro16">
          <table:table-cell/>
          <table:table-cell office:value-type="string">
            <text:p><text:a xlink:href="https://en.wikipedia.org/wiki/Indo-European_languages">Indo-European</text:a></text:p>
          </table:table-cell>
          <table:table-cell office:value-type="string">
            <text:p><text:a xlink:href="https://en.wikipedia.org/wiki/Yiddish_language">Yiddish</text:a></text:p>
          </table:table-cell>
          <table:table-cell office:value-type="string">
            <text:p>ייִדיש</text:p>
          </table:table-cell>
          <table:table-cell office:value-type="string">
            <text:p><text:a xlink:href="https://www.loc.gov/standards/iso639-2/php/langcodes_name.php?iso_639_1=yi">yi</text:a></text:p>
          </table:table-cell>
          <table:table-cell office:value-type="string">
            <text:p>yid</text:p>
          </table:table-cell>
          <table:table-cell office:value-type="string">
            <text:p>yid</text:p>
          </table:table-cell>
          <table:table-cell office:value-type="string">
            <text:p>yid + <text:a xlink:href="https://en.wikipedia.org/wiki/ISO_639_macrolanguage#yid">2</text:a></text:p>
          </table:table-cell>
          <table:table-cell table:style-name="ce4" office:value-type="string">
            <text:p>macrolanguage. Changed in 1989 from original ISO 639:1988, ji.<text:a xlink:href="https://en.wikipedia.org/wiki/List_of_ISO_639-1_codes#cite_note-coverpage-1">[1]</text:a> </text:p>
          </table:table-cell>
          <table:table-cell table:number-columns-repeated="2"/>
          <table:table-cell office:value-type="string">
            <text:p>Yiddish</text:p>
          </table:table-cell>
          <table:table-cell office:value-type="string">
            <text:p>yi</text:p>
          </table:table-cell>
          <table:table-cell office:value-type="string">
            <text:p>yid</text:p>
          </table:table-cell>
        </table:table-row>
        <table:table-row table:style-name="ro6">
          <table:table-cell/>
          <table:table-cell office:value-type="string">
            <text:p><text:a xlink:href="https://en.wikipedia.org/wiki/Niger–Congo_languages">Niger–Congo</text:a></text:p>
          </table:table-cell>
          <table:table-cell office:value-type="string">
            <text:p><text:a xlink:href="https://en.wikipedia.org/wiki/Yoruba_language">Yoruba</text:a></text:p>
          </table:table-cell>
          <table:table-cell office:value-type="string">
            <text:p>Yorùbá</text:p>
          </table:table-cell>
          <table:table-cell office:value-type="string">
            <text:p><text:a xlink:href="https://www.loc.gov/standards/iso639-2/php/langcodes_name.php?iso_639_1=yo">yo</text:a></text:p>
          </table:table-cell>
          <table:table-cell office:value-type="string">
            <text:p>yor</text:p>
          </table:table-cell>
          <table:table-cell office:value-type="string">
            <text:p>yor</text:p>
          </table:table-cell>
          <table:table-cell office:value-type="string">
            <text:p>yor</text:p>
          </table:table-cell>
          <table:table-cell table:number-columns-repeated="3"/>
          <table:table-cell office:value-type="string">
            <text:p>Yoruba</text:p>
          </table:table-cell>
          <table:table-cell office:value-type="string">
            <text:p>yo</text:p>
          </table:table-cell>
          <table:table-cell office:value-type="string">
            <text:p>yor</text:p>
          </table:table-cell>
        </table:table-row>
        <table:table-row table:style-name="ro9">
          <table:table-cell/>
          <table:table-cell office:value-type="string">
            <text:p><text:a xlink:href="https://en.wikipedia.org/wiki/Tai–Kadai_languages">Tai–Kadai</text:a></text:p>
          </table:table-cell>
          <table:table-cell office:value-type="string">
            <text:p><text:a xlink:href="https://en.wikipedia.org/wiki/Zhuang_language">Zhuang</text:a>, Chuang</text:p>
          </table:table-cell>
          <table:table-cell office:value-type="string">
            <text:p>Saɯ cueŋƅ, Saw cuengh</text:p>
          </table:table-cell>
          <table:table-cell office:value-type="string">
            <text:p><text:a xlink:href="https://www.loc.gov/standards/iso639-2/php/langcodes_name.php?iso_639_1=za">za</text:a></text:p>
          </table:table-cell>
          <table:table-cell office:value-type="string">
            <text:p>zha</text:p>
          </table:table-cell>
          <table:table-cell office:value-type="string">
            <text:p>zha</text:p>
          </table:table-cell>
          <table:table-cell office:value-type="string">
            <text:p>zha + <text:a xlink:href="https://en.wikipedia.org/wiki/ISO_639_macrolanguage#zha">16</text:a></text:p>
          </table:table-cell>
          <table:table-cell table:style-name="ce4" office:value-type="string">
            <text:p>macrolanguage </text:p>
          </table:table-cell>
          <table:table-cell table:number-columns-repeated="2"/>
          <table:table-cell office:value-type="string">
            <text:p>Zhuang, Chuang</text:p>
          </table:table-cell>
          <table:table-cell office:value-type="string">
            <text:p>za</text:p>
          </table:table-cell>
          <table:table-cell office:value-type="string">
            <text:p>zha</text:p>
          </table:table-cell>
        </table:table-row>
        <table:table-row table:style-name="ro6">
          <table:table-cell/>
          <table:table-cell office:value-type="string">
            <text:p><text:a xlink:href="https://en.wikipedia.org/wiki/Niger–Congo_languages">Niger–Congo</text:a></text:p>
          </table:table-cell>
          <table:table-cell office:value-type="string">
            <text:p><text:a xlink:href="https://en.wikipedia.org/wiki/Zulu_language">Zulu</text:a></text:p>
          </table:table-cell>
          <table:table-cell office:value-type="string">
            <text:p>isiZulu</text:p>
          </table:table-cell>
          <table:table-cell office:value-type="string">
            <text:p><text:a xlink:href="https://www.loc.gov/standards/iso639-2/php/langcodes_name.php?iso_639_1=zu">zu</text:a></text:p>
          </table:table-cell>
          <table:table-cell office:value-type="string">
            <text:p>zul</text:p>
          </table:table-cell>
          <table:table-cell office:value-type="string">
            <text:p>zul</text:p>
          </table:table-cell>
          <table:table-cell office:value-type="string">
            <text:p>zul</text:p>
          </table:table-cell>
          <table:table-cell table:number-columns-repeated="3"/>
          <table:table-cell office:value-type="string">
            <text:p>Zulu</text:p>
          </table:table-cell>
          <table:table-cell office:value-type="string">
            <text:p>zu</text:p>
          </table:table-cell>
          <table:table-cell office:value-type="string">
            <text:p>zul</text:p>
          </table:table-cell>
        </table:table-row>
      </table:table>
      <table:table table:name="Full2" table:style-name="ta1" table:print="false">
        <table:table-column table:style-name="co1" table:number-columns-repeated="9" table:default-cell-style-name="Default"/>
        <table:table-row table:style-name="ro14">
          <table:table-cell office:value-type="string">
            <text:p><text:s/></text:p>
          </table:table-cell>
          <table:table-cell office:value-type="string">
            <text:p>Language family </text:p>
          </table:table-cell>
          <table:table-cell office:value-type="string">
            <text:p>ISO language name </text:p>
          </table:table-cell>
          <table:table-cell office:value-type="string">
            <text:p>Native name (endonym) </text:p>
          </table:table-cell>
          <table:table-cell office:value-type="string">
            <text:p>639-1 </text:p>
          </table:table-cell>
          <table:table-cell office:value-type="string">
            <text:p>639-2/T </text:p>
          </table:table-cell>
          <table:table-cell office:value-type="string">
            <text:p>639-2/B </text:p>
          </table:table-cell>
          <table:table-cell office:value-type="string">
            <text:p>639-3 </text:p>
          </table:table-cell>
          <table:table-cell office:value-type="string">
            <text:p>Notes</text:p>
          </table:table-cell>
        </table:table-row>
        <table:table-row table:style-name="ro14">
          <table:table-cell/>
          <table:table-cell office:value-type="string">
            <text:p>Northwest Caucasian </text:p>
          </table:table-cell>
          <table:table-cell office:value-type="string">
            <text:p>Abkhazian </text:p>
          </table:table-cell>
          <table:table-cell office:value-type="string">
            <text:p>аҧсуа бызшәа, аҧсшәа </text:p>
          </table:table-cell>
          <table:table-cell office:value-type="string">
            <text:p>ab </text:p>
          </table:table-cell>
          <table:table-cell office:value-type="string">
            <text:p>abk </text:p>
          </table:table-cell>
          <table:table-cell office:value-type="string">
            <text:p>abk </text:p>
          </table:table-cell>
          <table:table-cell office:value-type="string">
            <text:p>abk </text:p>
          </table:table-cell>
          <table:table-cell office:value-type="string">
            <text:p>also known as Abkhaz</text:p>
          </table:table-cell>
        </table:table-row>
        <table:table-row table:style-name="ro14">
          <table:table-cell/>
          <table:table-cell office:value-type="string">
            <text:p>Afro-Asiatic </text:p>
          </table:table-cell>
          <table:table-cell office:value-type="string">
            <text:p>Afar </text:p>
          </table:table-cell>
          <table:table-cell office:value-type="string">
            <text:p>Afaraf </text:p>
          </table:table-cell>
          <table:table-cell office:value-type="string">
            <text:p>aa </text:p>
          </table:table-cell>
          <table:table-cell office:value-type="string">
            <text:p>aar </text:p>
          </table:table-cell>
          <table:table-cell office:value-type="string">
            <text:p>aar </text:p>
          </table:table-cell>
          <table:table-cell office:value-type="string">
            <text:p>aar </text:p>
          </table:table-cell>
          <table:table-cell/>
        </table:table-row>
        <table:table-row table:style-name="ro14">
          <table:table-cell/>
          <table:table-cell office:value-type="string">
            <text:p>Indo-European </text:p>
          </table:table-cell>
          <table:table-cell table:number-columns-repeated="2" office:value-type="string">
            <text:p>Afrikaans </text:p>
          </table:table-cell>
          <table:table-cell office:value-type="string">
            <text:p>af </text:p>
          </table:table-cell>
          <table:table-cell office:value-type="string">
            <text:p>afr </text:p>
          </table:table-cell>
          <table:table-cell office:value-type="string">
            <text:p>afr </text:p>
          </table:table-cell>
          <table:table-cell office:value-type="string">
            <text:p>afr </text:p>
          </table:table-cell>
          <table:table-cell/>
        </table:table-row>
        <table:table-row table:style-name="ro14">
          <table:table-cell/>
          <table:table-cell office:value-type="string">
            <text:p>Niger–Congo </text:p>
          </table:table-cell>
          <table:table-cell office:value-type="string">
            <text:p>Akan </text:p>
          </table:table-cell>
          <table:table-cell office:value-type="string">
            <text:p>Akan </text:p>
          </table:table-cell>
          <table:table-cell office:value-type="string">
            <text:p>ak </text:p>
          </table:table-cell>
          <table:table-cell office:value-type="string">
            <text:p>aka </text:p>
          </table:table-cell>
          <table:table-cell office:value-type="string">
            <text:p>aka </text:p>
          </table:table-cell>
          <table:table-cell office:value-type="string">
            <text:p>aka + 2 </text:p>
          </table:table-cell>
          <table:table-cell office:value-type="string">
            <text:p>macrolanguage, Twi is [tw/twi], Fanti is [fat]</text:p>
          </table:table-cell>
        </table:table-row>
        <table:table-row table:style-name="ro14">
          <table:table-cell/>
          <table:table-cell office:value-type="string">
            <text:p>Indo-European </text:p>
          </table:table-cell>
          <table:table-cell office:value-type="string">
            <text:p>Albanian </text:p>
          </table:table-cell>
          <table:table-cell office:value-type="string">
            <text:p>Shqip </text:p>
          </table:table-cell>
          <table:table-cell office:value-type="string">
            <text:p>sq </text:p>
          </table:table-cell>
          <table:table-cell office:value-type="string">
            <text:p>sqi </text:p>
          </table:table-cell>
          <table:table-cell office:value-type="string">
            <text:p>alb </text:p>
          </table:table-cell>
          <table:table-cell office:value-type="string">
            <text:p>sqi + 4 </text:p>
          </table:table-cell>
          <table:table-cell office:value-type="string">
            <text:p>macrolanguage, "Albanian Phylozone" in 639-6</text:p>
          </table:table-cell>
        </table:table-row>
        <table:table-row table:style-name="ro14">
          <table:table-cell/>
          <table:table-cell office:value-type="string">
            <text:p>Afro-Asiatic </text:p>
          </table:table-cell>
          <table:table-cell office:value-type="string">
            <text:p>Amharic </text:p>
          </table:table-cell>
          <table:table-cell office:value-type="string">
            <text:p>አማርኛ </text:p>
          </table:table-cell>
          <table:table-cell office:value-type="string">
            <text:p>am </text:p>
          </table:table-cell>
          <table:table-cell office:value-type="string">
            <text:p>amh </text:p>
          </table:table-cell>
          <table:table-cell office:value-type="string">
            <text:p>amh </text:p>
          </table:table-cell>
          <table:table-cell office:value-type="string">
            <text:p>amh </text:p>
          </table:table-cell>
          <table:table-cell/>
        </table:table-row>
        <table:table-row table:style-name="ro14">
          <table:table-cell/>
          <table:table-cell office:value-type="string">
            <text:p>Afro-Asiatic </text:p>
          </table:table-cell>
          <table:table-cell office:value-type="string">
            <text:p>Arabic </text:p>
          </table:table-cell>
          <table:table-cell table:number-columns-repeated="6"/>
        </table:table-row>
        <table:table-row table:style-name="ro14">
          <table:table-cell office:value-type="string">
            <text:p>العربية</text:p>
          </table:table-cell>
          <table:table-cell table:number-columns-repeated="8"/>
        </table:table-row>
        <table:table-row table:style-name="ro14">
          <table:table-cell/>
          <table:table-cell office:value-type="string">
            <text:p>ar </text:p>
          </table:table-cell>
          <table:table-cell table:number-columns-repeated="2" office:value-type="string">
            <text:p>ara </text:p>
          </table:table-cell>
          <table:table-cell office:value-type="string">
            <text:p>ara + 29 </text:p>
          </table:table-cell>
          <table:table-cell office:value-type="string">
            <text:p>macrolanguage, Standard Arabic is [arb]</text:p>
          </table:table-cell>
          <table:table-cell table:number-columns-repeated="3"/>
        </table:table-row>
        <table:table-row table:style-name="ro14">
          <table:table-cell/>
          <table:table-cell office:value-type="string">
            <text:p>Indo-European </text:p>
          </table:table-cell>
          <table:table-cell office:value-type="string">
            <text:p>Aragonese </text:p>
          </table:table-cell>
          <table:table-cell office:value-type="string">
            <text:p>aragonés </text:p>
          </table:table-cell>
          <table:table-cell office:value-type="string">
            <text:p>an </text:p>
          </table:table-cell>
          <table:table-cell office:value-type="string">
            <text:p>arg </text:p>
          </table:table-cell>
          <table:table-cell office:value-type="string">
            <text:p>arg </text:p>
          </table:table-cell>
          <table:table-cell office:value-type="string">
            <text:p>arg </text:p>
          </table:table-cell>
          <table:table-cell/>
        </table:table-row>
        <table:table-row table:style-name="ro14">
          <table:table-cell/>
          <table:table-cell office:value-type="string">
            <text:p>Indo-European </text:p>
          </table:table-cell>
          <table:table-cell office:value-type="string">
            <text:p>Armenian </text:p>
          </table:table-cell>
          <table:table-cell office:value-type="string">
            <text:p>Հայերեն </text:p>
          </table:table-cell>
          <table:table-cell office:value-type="string">
            <text:p>hy </text:p>
          </table:table-cell>
          <table:table-cell office:value-type="string">
            <text:p>hye </text:p>
          </table:table-cell>
          <table:table-cell office:value-type="string">
            <text:p>arm </text:p>
          </table:table-cell>
          <table:table-cell office:value-type="string">
            <text:p>hye </text:p>
          </table:table-cell>
          <table:table-cell office:value-type="string">
            <text:p>also known as Հայերէն; ISO 639-3 code "hye" is for Eastern Armenian, "hyw" is for Western Armenian, and "xcl" is for Classical Armenian</text:p>
          </table:table-cell>
        </table:table-row>
        <table:table-row table:style-name="ro14">
          <table:table-cell/>
          <table:table-cell office:value-type="string">
            <text:p>Indo-European </text:p>
          </table:table-cell>
          <table:table-cell office:value-type="string">
            <text:p>Assamese </text:p>
          </table:table-cell>
          <table:table-cell office:value-type="string">
            <text:p>অসমীয়া </text:p>
          </table:table-cell>
          <table:table-cell office:value-type="string">
            <text:p>as </text:p>
          </table:table-cell>
          <table:table-cell office:value-type="string">
            <text:p>asm </text:p>
          </table:table-cell>
          <table:table-cell office:value-type="string">
            <text:p>asm </text:p>
          </table:table-cell>
          <table:table-cell office:value-type="string">
            <text:p>asm </text:p>
          </table:table-cell>
          <table:table-cell/>
        </table:table-row>
        <table:table-row table:style-name="ro14">
          <table:table-cell/>
          <table:table-cell office:value-type="string">
            <text:p>Northeast Caucasian </text:p>
          </table:table-cell>
          <table:table-cell office:value-type="string">
            <text:p>Avaric </text:p>
          </table:table-cell>
          <table:table-cell office:value-type="string">
            <text:p>авар мацӀ, магӀарул мацӀ </text:p>
          </table:table-cell>
          <table:table-cell office:value-type="string">
            <text:p>av </text:p>
          </table:table-cell>
          <table:table-cell office:value-type="string">
            <text:p>ava </text:p>
          </table:table-cell>
          <table:table-cell office:value-type="string">
            <text:p>ava </text:p>
          </table:table-cell>
          <table:table-cell office:value-type="string">
            <text:p>ava </text:p>
          </table:table-cell>
          <table:table-cell office:value-type="string">
            <text:p>also known as Avar</text:p>
          </table:table-cell>
        </table:table-row>
        <table:table-row table:style-name="ro14">
          <table:table-cell/>
          <table:table-cell office:value-type="string">
            <text:p>Indo-European </text:p>
          </table:table-cell>
          <table:table-cell office:value-type="string">
            <text:p>Avestan </text:p>
          </table:table-cell>
          <table:table-cell office:value-type="string">
            <text:p>avesta </text:p>
          </table:table-cell>
          <table:table-cell office:value-type="string">
            <text:p>ae </text:p>
          </table:table-cell>
          <table:table-cell office:value-type="string">
            <text:p>ave </text:p>
          </table:table-cell>
          <table:table-cell office:value-type="string">
            <text:p>ave </text:p>
          </table:table-cell>
          <table:table-cell office:value-type="string">
            <text:p>ave </text:p>
          </table:table-cell>
          <table:table-cell office:value-type="string">
            <text:p>ancient</text:p>
          </table:table-cell>
        </table:table-row>
        <table:table-row table:style-name="ro14">
          <table:table-cell/>
          <table:table-cell office:value-type="string">
            <text:p>Aymaran </text:p>
          </table:table-cell>
          <table:table-cell office:value-type="string">
            <text:p>Aymara </text:p>
          </table:table-cell>
          <table:table-cell office:value-type="string">
            <text:p>aymar aru </text:p>
          </table:table-cell>
          <table:table-cell office:value-type="string">
            <text:p>ay </text:p>
          </table:table-cell>
          <table:table-cell office:value-type="string">
            <text:p>aym </text:p>
          </table:table-cell>
          <table:table-cell office:value-type="string">
            <text:p>aym </text:p>
          </table:table-cell>
          <table:table-cell office:value-type="string">
            <text:p>aym + 2 </text:p>
          </table:table-cell>
          <table:table-cell office:value-type="string">
            <text:p>macrolanguage</text:p>
          </table:table-cell>
        </table:table-row>
        <table:table-row table:style-name="ro14">
          <table:table-cell/>
          <table:table-cell office:value-type="string">
            <text:p>Turkic </text:p>
          </table:table-cell>
          <table:table-cell office:value-type="string">
            <text:p>Azerbaijani </text:p>
          </table:table-cell>
          <table:table-cell office:value-type="string">
            <text:p>azərbaycan dili </text:p>
          </table:table-cell>
          <table:table-cell office:value-type="string">
            <text:p>az </text:p>
          </table:table-cell>
          <table:table-cell office:value-type="string">
            <text:p>aze </text:p>
          </table:table-cell>
          <table:table-cell office:value-type="string">
            <text:p>aze </text:p>
          </table:table-cell>
          <table:table-cell office:value-type="string">
            <text:p>aze + 2 </text:p>
          </table:table-cell>
          <table:table-cell office:value-type="string">
            <text:p>macrolanguage</text:p>
          </table:table-cell>
        </table:table-row>
        <table:table-row table:style-name="ro14">
          <table:table-cell/>
          <table:table-cell office:value-type="string">
            <text:p>Niger–Congo </text:p>
          </table:table-cell>
          <table:table-cell office:value-type="string">
            <text:p>Bambara </text:p>
          </table:table-cell>
          <table:table-cell office:value-type="string">
            <text:p>bamanankan </text:p>
          </table:table-cell>
          <table:table-cell office:value-type="string">
            <text:p>bm </text:p>
          </table:table-cell>
          <table:table-cell office:value-type="string">
            <text:p>bam </text:p>
          </table:table-cell>
          <table:table-cell office:value-type="string">
            <text:p>bam </text:p>
          </table:table-cell>
          <table:table-cell office:value-type="string">
            <text:p>bam </text:p>
          </table:table-cell>
          <table:table-cell/>
        </table:table-row>
        <table:table-row table:style-name="ro14">
          <table:table-cell/>
          <table:table-cell office:value-type="string">
            <text:p>Turkic </text:p>
          </table:table-cell>
          <table:table-cell office:value-type="string">
            <text:p>Bashkir </text:p>
          </table:table-cell>
          <table:table-cell office:value-type="string">
            <text:p>башҡорт теле </text:p>
          </table:table-cell>
          <table:table-cell office:value-type="string">
            <text:p>ba </text:p>
          </table:table-cell>
          <table:table-cell office:value-type="string">
            <text:p>bak </text:p>
          </table:table-cell>
          <table:table-cell office:value-type="string">
            <text:p>bak </text:p>
          </table:table-cell>
          <table:table-cell office:value-type="string">
            <text:p>bak </text:p>
          </table:table-cell>
          <table:table-cell/>
        </table:table-row>
        <table:table-row table:style-name="ro14">
          <table:table-cell/>
          <table:table-cell office:value-type="string">
            <text:p>Language isolate </text:p>
          </table:table-cell>
          <table:table-cell office:value-type="string">
            <text:p>Basque </text:p>
          </table:table-cell>
          <table:table-cell office:value-type="string">
            <text:p>euskara, euskera </text:p>
          </table:table-cell>
          <table:table-cell office:value-type="string">
            <text:p>eu </text:p>
          </table:table-cell>
          <table:table-cell office:value-type="string">
            <text:p>eus </text:p>
          </table:table-cell>
          <table:table-cell office:value-type="string">
            <text:p>baq </text:p>
          </table:table-cell>
          <table:table-cell office:value-type="string">
            <text:p>eus </text:p>
          </table:table-cell>
          <table:table-cell/>
        </table:table-row>
        <table:table-row table:style-name="ro14">
          <table:table-cell/>
          <table:table-cell office:value-type="string">
            <text:p>Indo-European </text:p>
          </table:table-cell>
          <table:table-cell office:value-type="string">
            <text:p>Belarusian </text:p>
          </table:table-cell>
          <table:table-cell office:value-type="string">
            <text:p>беларуская мова </text:p>
          </table:table-cell>
          <table:table-cell office:value-type="string">
            <text:p>be </text:p>
          </table:table-cell>
          <table:table-cell table:number-columns-repeated="3" office:value-type="string">
            <text:p>bel </text:p>
          </table:table-cell>
          <table:table-cell/>
        </table:table-row>
        <table:table-row table:style-name="ro14">
          <table:table-cell/>
          <table:table-cell office:value-type="string">
            <text:p>Indo-European </text:p>
          </table:table-cell>
          <table:table-cell office:value-type="string">
            <text:p>Bengali </text:p>
          </table:table-cell>
          <table:table-cell office:value-type="string">
            <text:p>বাংলা </text:p>
          </table:table-cell>
          <table:table-cell office:value-type="string">
            <text:p>bn </text:p>
          </table:table-cell>
          <table:table-cell table:number-columns-repeated="3" office:value-type="string">
            <text:p>ben </text:p>
          </table:table-cell>
          <table:table-cell office:value-type="string">
            <text:p>also known as Bangla</text:p>
          </table:table-cell>
        </table:table-row>
        <table:table-row table:style-name="ro14">
          <table:table-cell/>
          <table:table-cell office:value-type="string">
            <text:p>Indo-European </text:p>
          </table:table-cell>
          <table:table-cell office:value-type="string">
            <text:p>Bihari languages </text:p>
          </table:table-cell>
          <table:table-cell office:value-type="string">
            <text:p>भोजपुरी </text:p>
          </table:table-cell>
          <table:table-cell office:value-type="string">
            <text:p>bh </text:p>
          </table:table-cell>
          <table:table-cell office:value-type="string">
            <text:p>bih </text:p>
          </table:table-cell>
          <table:table-cell office:value-type="string">
            <text:p>bih </text:p>
          </table:table-cell>
          <table:table-cell/>
          <table:table-cell office:value-type="string">
            <text:p>collective language code for Bhojpuri, Magahi, and Maithili</text:p>
          </table:table-cell>
        </table:table-row>
        <table:table-row table:style-name="ro14">
          <table:table-cell/>
          <table:table-cell office:value-type="string">
            <text:p>Creole </text:p>
          </table:table-cell>
          <table:table-cell office:value-type="string">
            <text:p>Bislama </text:p>
          </table:table-cell>
          <table:table-cell office:value-type="string">
            <text:p>Bislama </text:p>
          </table:table-cell>
          <table:table-cell office:value-type="string">
            <text:p>bi </text:p>
          </table:table-cell>
          <table:table-cell table:number-columns-repeated="3" office:value-type="string">
            <text:p>bis </text:p>
          </table:table-cell>
          <table:table-cell office:value-type="string">
            <text:p>Language formed from English and Ni-Vanuatu, with some French influence.</text:p>
          </table:table-cell>
        </table:table-row>
        <table:table-row table:style-name="ro14">
          <table:table-cell/>
          <table:table-cell office:value-type="string">
            <text:p>Indo-European </text:p>
          </table:table-cell>
          <table:table-cell office:value-type="string">
            <text:p>Bosnian </text:p>
          </table:table-cell>
          <table:table-cell office:value-type="string">
            <text:p>bosanski jezik </text:p>
          </table:table-cell>
          <table:table-cell office:value-type="string">
            <text:p>bs </text:p>
          </table:table-cell>
          <table:table-cell office:value-type="string">
            <text:p>bos </text:p>
          </table:table-cell>
          <table:table-cell office:value-type="string">
            <text:p>bos </text:p>
          </table:table-cell>
          <table:table-cell office:value-type="string">
            <text:p>bos </text:p>
          </table:table-cell>
          <table:table-cell/>
        </table:table-row>
        <table:table-row table:style-name="ro14">
          <table:table-cell/>
          <table:table-cell office:value-type="string">
            <text:p>Indo-European </text:p>
          </table:table-cell>
          <table:table-cell office:value-type="string">
            <text:p>Breton </text:p>
          </table:table-cell>
          <table:table-cell office:value-type="string">
            <text:p>brezhoneg </text:p>
          </table:table-cell>
          <table:table-cell office:value-type="string">
            <text:p>br </text:p>
          </table:table-cell>
          <table:table-cell office:value-type="string">
            <text:p>bre </text:p>
          </table:table-cell>
          <table:table-cell office:value-type="string">
            <text:p>bre </text:p>
          </table:table-cell>
          <table:table-cell office:value-type="string">
            <text:p>bre </text:p>
          </table:table-cell>
          <table:table-cell/>
        </table:table-row>
        <table:table-row table:style-name="ro14">
          <table:table-cell/>
          <table:table-cell office:value-type="string">
            <text:p>Indo-European </text:p>
          </table:table-cell>
          <table:table-cell office:value-type="string">
            <text:p>Bulgarian </text:p>
          </table:table-cell>
          <table:table-cell office:value-type="string">
            <text:p>български език </text:p>
          </table:table-cell>
          <table:table-cell office:value-type="string">
            <text:p>bg </text:p>
          </table:table-cell>
          <table:table-cell office:value-type="string">
            <text:p>bul </text:p>
          </table:table-cell>
          <table:table-cell office:value-type="string">
            <text:p>bul </text:p>
          </table:table-cell>
          <table:table-cell office:value-type="string">
            <text:p>bul </text:p>
          </table:table-cell>
          <table:table-cell/>
        </table:table-row>
        <table:table-row table:style-name="ro14">
          <table:table-cell/>
          <table:table-cell office:value-type="string">
            <text:p>Sino-Tibetan </text:p>
          </table:table-cell>
          <table:table-cell office:value-type="string">
            <text:p>Burmese </text:p>
          </table:table-cell>
          <table:table-cell office:value-type="string">
            <text:p>ဗမာစာ </text:p>
          </table:table-cell>
          <table:table-cell office:value-type="string">
            <text:p>my </text:p>
          </table:table-cell>
          <table:table-cell office:value-type="string">
            <text:p>mya </text:p>
          </table:table-cell>
          <table:table-cell office:value-type="string">
            <text:p>bur </text:p>
          </table:table-cell>
          <table:table-cell office:value-type="string">
            <text:p>mya </text:p>
          </table:table-cell>
          <table:table-cell/>
        </table:table-row>
        <table:table-row table:style-name="ro14">
          <table:table-cell/>
          <table:table-cell office:value-type="string">
            <text:p>Indo-European </text:p>
          </table:table-cell>
          <table:table-cell office:value-type="string">
            <text:p>Catalan, Valencian </text:p>
          </table:table-cell>
          <table:table-cell office:value-type="string">
            <text:p>català, valencià </text:p>
          </table:table-cell>
          <table:table-cell office:value-type="string">
            <text:p>ca </text:p>
          </table:table-cell>
          <table:table-cell table:number-columns-repeated="3" office:value-type="string">
            <text:p>cat </text:p>
          </table:table-cell>
          <table:table-cell/>
        </table:table-row>
        <table:table-row table:style-name="ro14">
          <table:table-cell/>
          <table:table-cell office:value-type="string">
            <text:p>Austronesian </text:p>
          </table:table-cell>
          <table:table-cell office:value-type="string">
            <text:p>Chamorro </text:p>
          </table:table-cell>
          <table:table-cell office:value-type="string">
            <text:p>Chamoru </text:p>
          </table:table-cell>
          <table:table-cell office:value-type="string">
            <text:p>ch </text:p>
          </table:table-cell>
          <table:table-cell office:value-type="string">
            <text:p>cha </text:p>
          </table:table-cell>
          <table:table-cell office:value-type="string">
            <text:p>cha </text:p>
          </table:table-cell>
          <table:table-cell office:value-type="string">
            <text:p>cha </text:p>
          </table:table-cell>
          <table:table-cell/>
        </table:table-row>
        <table:table-row table:style-name="ro14">
          <table:table-cell/>
          <table:table-cell office:value-type="string">
            <text:p>Northeast Caucasian </text:p>
          </table:table-cell>
          <table:table-cell office:value-type="string">
            <text:p>Chechen </text:p>
          </table:table-cell>
          <table:table-cell office:value-type="string">
            <text:p>нохчийн мотт </text:p>
          </table:table-cell>
          <table:table-cell office:value-type="string">
            <text:p>ce </text:p>
          </table:table-cell>
          <table:table-cell office:value-type="string">
            <text:p>che </text:p>
          </table:table-cell>
          <table:table-cell office:value-type="string">
            <text:p>che </text:p>
          </table:table-cell>
          <table:table-cell office:value-type="string">
            <text:p>che </text:p>
          </table:table-cell>
          <table:table-cell/>
        </table:table-row>
        <table:table-row table:style-name="ro14">
          <table:table-cell/>
          <table:table-cell office:value-type="string">
            <text:p>Niger–Congo </text:p>
          </table:table-cell>
          <table:table-cell office:value-type="string">
            <text:p>Chichewa, Chewa, Nyanja </text:p>
          </table:table-cell>
          <table:table-cell office:value-type="string">
            <text:p>chiCheŵa, chinyanja </text:p>
          </table:table-cell>
          <table:table-cell office:value-type="string">
            <text:p>ny </text:p>
          </table:table-cell>
          <table:table-cell office:value-type="string">
            <text:p>nya </text:p>
          </table:table-cell>
          <table:table-cell office:value-type="string">
            <text:p>nya </text:p>
          </table:table-cell>
          <table:table-cell office:value-type="string">
            <text:p>nya </text:p>
          </table:table-cell>
          <table:table-cell/>
        </table:table-row>
        <table:table-row table:style-name="ro12">
          <table:table-cell/>
          <table:table-cell office:value-type="string">
            <text:p>Sino-Tibetan </text:p>
          </table:table-cell>
          <table:table-cell office:value-type="string">
            <text:p>Chinese </text:p>
          </table:table-cell>
          <table:table-cell office:value-type="string">
            <text:p>中文 (Zhōngwén), 汉语, 漢語 </text:p>
          </table:table-cell>
          <table:table-cell office:value-type="string">
            <text:p>zh </text:p>
          </table:table-cell>
          <table:table-cell office:value-type="string">
            <text:p>zho </text:p>
          </table:table-cell>
          <table:table-cell office:value-type="string">
            <text:p>chi </text:p>
          </table:table-cell>
          <table:table-cell office:value-type="string">
            <text:p>zho + 16 </text:p>
          </table:table-cell>
          <table:table-cell office:value-type="string">
            <text:p>macrolanguage</text:p>
          </table:table-cell>
        </table:table-row>
        <table:table-row table:style-name="ro14">
          <table:table-cell/>
          <table:table-cell office:value-type="string">
            <text:p>Turkic </text:p>
          </table:table-cell>
          <table:table-cell office:value-type="string">
            <text:p>Chuvash </text:p>
          </table:table-cell>
          <table:table-cell office:value-type="string">
            <text:p>чӑваш чӗлхи </text:p>
          </table:table-cell>
          <table:table-cell office:value-type="string">
            <text:p>cv </text:p>
          </table:table-cell>
          <table:table-cell office:value-type="string">
            <text:p>chv </text:p>
          </table:table-cell>
          <table:table-cell office:value-type="string">
            <text:p>chv </text:p>
          </table:table-cell>
          <table:table-cell office:value-type="string">
            <text:p>chv </text:p>
          </table:table-cell>
          <table:table-cell/>
        </table:table-row>
        <table:table-row table:style-name="ro14">
          <table:table-cell/>
          <table:table-cell office:value-type="string">
            <text:p>Indo-European </text:p>
          </table:table-cell>
          <table:table-cell office:value-type="string">
            <text:p>Cornish </text:p>
          </table:table-cell>
          <table:table-cell office:value-type="string">
            <text:p>Kernewek </text:p>
          </table:table-cell>
          <table:table-cell office:value-type="string">
            <text:p>kw </text:p>
          </table:table-cell>
          <table:table-cell table:number-columns-repeated="3" office:value-type="string">
            <text:p>cor </text:p>
          </table:table-cell>
          <table:table-cell/>
        </table:table-row>
        <table:table-row table:style-name="ro14">
          <table:table-cell/>
          <table:table-cell office:value-type="string">
            <text:p>Indo-European </text:p>
          </table:table-cell>
          <table:table-cell office:value-type="string">
            <text:p>Corsican </text:p>
          </table:table-cell>
          <table:table-cell office:value-type="string">
            <text:p>corsu, lingua corsa </text:p>
          </table:table-cell>
          <table:table-cell office:value-type="string">
            <text:p>co </text:p>
          </table:table-cell>
          <table:table-cell table:number-columns-repeated="3" office:value-type="string">
            <text:p>cos </text:p>
          </table:table-cell>
          <table:table-cell/>
        </table:table-row>
        <table:table-row table:style-name="ro14">
          <table:table-cell/>
          <table:table-cell office:value-type="string">
            <text:p>Algonquian </text:p>
          </table:table-cell>
          <table:table-cell office:value-type="string">
            <text:p>Cree </text:p>
          </table:table-cell>
          <table:table-cell office:value-type="string">
            <text:p>ᓀᐦᐃᔭᐍᐏᐣ </text:p>
          </table:table-cell>
          <table:table-cell office:value-type="string">
            <text:p>cr </text:p>
          </table:table-cell>
          <table:table-cell office:value-type="string">
            <text:p>cre </text:p>
          </table:table-cell>
          <table:table-cell office:value-type="string">
            <text:p>cre </text:p>
          </table:table-cell>
          <table:table-cell office:value-type="string">
            <text:p>cre + 6 </text:p>
          </table:table-cell>
          <table:table-cell office:value-type="string">
            <text:p>macrolanguage</text:p>
          </table:table-cell>
        </table:table-row>
        <table:table-row table:style-name="ro14">
          <table:table-cell/>
          <table:table-cell office:value-type="string">
            <text:p>Indo-European </text:p>
          </table:table-cell>
          <table:table-cell office:value-type="string">
            <text:p>Croatian </text:p>
          </table:table-cell>
          <table:table-cell office:value-type="string">
            <text:p>hrvatski jezik </text:p>
          </table:table-cell>
          <table:table-cell office:value-type="string">
            <text:p>hr </text:p>
          </table:table-cell>
          <table:table-cell office:value-type="string">
            <text:p>hrv </text:p>
          </table:table-cell>
          <table:table-cell office:value-type="string">
            <text:p>hrv </text:p>
          </table:table-cell>
          <table:table-cell office:value-type="string">
            <text:p>hrv </text:p>
          </table:table-cell>
          <table:table-cell/>
        </table:table-row>
        <table:table-row table:style-name="ro14">
          <table:table-cell/>
          <table:table-cell office:value-type="string">
            <text:p>Indo-European </text:p>
          </table:table-cell>
          <table:table-cell office:value-type="string">
            <text:p>Czech </text:p>
          </table:table-cell>
          <table:table-cell office:value-type="string">
            <text:p>čeština, český jazyk </text:p>
          </table:table-cell>
          <table:table-cell office:value-type="string">
            <text:p>cs </text:p>
          </table:table-cell>
          <table:table-cell office:value-type="string">
            <text:p>ces </text:p>
          </table:table-cell>
          <table:table-cell office:value-type="string">
            <text:p>cze </text:p>
          </table:table-cell>
          <table:table-cell office:value-type="string">
            <text:p>ces </text:p>
          </table:table-cell>
          <table:table-cell/>
        </table:table-row>
        <table:table-row table:style-name="ro14">
          <table:table-cell/>
          <table:table-cell office:value-type="string">
            <text:p>Indo-European </text:p>
          </table:table-cell>
          <table:table-cell office:value-type="string">
            <text:p>Danish </text:p>
          </table:table-cell>
          <table:table-cell office:value-type="string">
            <text:p>dansk </text:p>
          </table:table-cell>
          <table:table-cell office:value-type="string">
            <text:p>da </text:p>
          </table:table-cell>
          <table:table-cell office:value-type="string">
            <text:p>dan </text:p>
          </table:table-cell>
          <table:table-cell office:value-type="string">
            <text:p>dan </text:p>
          </table:table-cell>
          <table:table-cell office:value-type="string">
            <text:p>dan </text:p>
          </table:table-cell>
          <table:table-cell/>
        </table:table-row>
        <table:table-row table:style-name="ro14">
          <table:table-cell/>
          <table:table-cell office:value-type="string">
            <text:p>Indo-European </text:p>
          </table:table-cell>
          <table:table-cell office:value-type="string">
            <text:p>Divehi, Dhivehi, Maldivian </text:p>
          </table:table-cell>
          <table:table-cell table:number-columns-repeated="6"/>
        </table:table-row>
        <table:table-row table:style-name="ro14">
          <table:table-cell office:value-type="string">
            <text:p>ދިވެހި</text:p>
          </table:table-cell>
          <table:table-cell table:number-columns-repeated="8"/>
        </table:table-row>
        <table:table-row table:style-name="ro14">
          <table:table-cell/>
          <table:table-cell office:value-type="string">
            <text:p>dv </text:p>
          </table:table-cell>
          <table:table-cell office:value-type="string">
            <text:p>div </text:p>
          </table:table-cell>
          <table:table-cell office:value-type="string">
            <text:p>div </text:p>
          </table:table-cell>
          <table:table-cell office:value-type="string">
            <text:p>div </text:p>
          </table:table-cell>
          <table:table-cell table:number-columns-repeated="4"/>
        </table:table-row>
        <table:table-row table:style-name="ro14">
          <table:table-cell/>
          <table:table-cell office:value-type="string">
            <text:p>Indo-European </text:p>
          </table:table-cell>
          <table:table-cell office:value-type="string">
            <text:p>Dutch, Flemish </text:p>
          </table:table-cell>
          <table:table-cell office:value-type="string">
            <text:p>Nederlands, Vlaams </text:p>
          </table:table-cell>
          <table:table-cell office:value-type="string">
            <text:p>nl </text:p>
          </table:table-cell>
          <table:table-cell office:value-type="string">
            <text:p>nld </text:p>
          </table:table-cell>
          <table:table-cell office:value-type="string">
            <text:p>dut </text:p>
          </table:table-cell>
          <table:table-cell office:value-type="string">
            <text:p>nld </text:p>
          </table:table-cell>
          <table:table-cell/>
        </table:table-row>
        <table:table-row table:style-name="ro14">
          <table:table-cell/>
          <table:table-cell office:value-type="string">
            <text:p>Sino-Tibetan </text:p>
          </table:table-cell>
          <table:table-cell office:value-type="string">
            <text:p>Dzongkha </text:p>
          </table:table-cell>
          <table:table-cell office:value-type="string">
            <text:p>རྫོང་ཁ </text:p>
          </table:table-cell>
          <table:table-cell office:value-type="string">
            <text:p>dz </text:p>
          </table:table-cell>
          <table:table-cell office:value-type="string">
            <text:p>dzo </text:p>
          </table:table-cell>
          <table:table-cell office:value-type="string">
            <text:p>dzo </text:p>
          </table:table-cell>
          <table:table-cell office:value-type="string">
            <text:p>dzo </text:p>
          </table:table-cell>
          <table:table-cell/>
        </table:table-row>
        <table:table-row table:style-name="ro14">
          <table:table-cell/>
          <table:table-cell office:value-type="string">
            <text:p>Indo-European </text:p>
          </table:table-cell>
          <table:table-cell office:value-type="string">
            <text:p>English </text:p>
          </table:table-cell>
          <table:table-cell office:value-type="string">
            <text:p>English </text:p>
          </table:table-cell>
          <table:table-cell office:value-type="string">
            <text:p>en </text:p>
          </table:table-cell>
          <table:table-cell office:value-type="string">
            <text:p>eng </text:p>
          </table:table-cell>
          <table:table-cell office:value-type="string">
            <text:p>eng </text:p>
          </table:table-cell>
          <table:table-cell office:value-type="string">
            <text:p>eng </text:p>
          </table:table-cell>
          <table:table-cell/>
        </table:table-row>
        <table:table-row table:style-name="ro14">
          <table:table-cell/>
          <table:table-cell office:value-type="string">
            <text:p>Constructed </text:p>
          </table:table-cell>
          <table:table-cell table:number-columns-repeated="2" office:value-type="string">
            <text:p>Esperanto </text:p>
          </table:table-cell>
          <table:table-cell office:value-type="string">
            <text:p>eo </text:p>
          </table:table-cell>
          <table:table-cell office:value-type="string">
            <text:p>epo </text:p>
          </table:table-cell>
          <table:table-cell office:value-type="string">
            <text:p>epo </text:p>
          </table:table-cell>
          <table:table-cell office:value-type="string">
            <text:p>epo </text:p>
          </table:table-cell>
          <table:table-cell office:value-type="string">
            <text:p>constructed, initiated from L.L. Zamenhof, 1887</text:p>
          </table:table-cell>
        </table:table-row>
        <table:table-row table:style-name="ro14">
          <table:table-cell/>
          <table:table-cell office:value-type="string">
            <text:p>Uralic </text:p>
          </table:table-cell>
          <table:table-cell office:value-type="string">
            <text:p>Estonian </text:p>
          </table:table-cell>
          <table:table-cell office:value-type="string">
            <text:p>eesti, eesti keel </text:p>
          </table:table-cell>
          <table:table-cell office:value-type="string">
            <text:p>et </text:p>
          </table:table-cell>
          <table:table-cell table:number-columns-repeated="2" office:value-type="string">
            <text:p>est </text:p>
          </table:table-cell>
          <table:table-cell office:value-type="string">
            <text:p>est + 2 </text:p>
          </table:table-cell>
          <table:table-cell office:value-type="string">
            <text:p>macrolanguage</text:p>
          </table:table-cell>
        </table:table-row>
        <table:table-row table:style-name="ro14">
          <table:table-cell/>
          <table:table-cell office:value-type="string">
            <text:p>Niger–Congo </text:p>
          </table:table-cell>
          <table:table-cell office:value-type="string">
            <text:p>Ewe </text:p>
          </table:table-cell>
          <table:table-cell office:value-type="string">
            <text:p>Eʋegbe </text:p>
          </table:table-cell>
          <table:table-cell office:value-type="string">
            <text:p>ee </text:p>
          </table:table-cell>
          <table:table-cell office:value-type="string">
            <text:p>ewe </text:p>
          </table:table-cell>
          <table:table-cell office:value-type="string">
            <text:p>ewe </text:p>
          </table:table-cell>
          <table:table-cell office:value-type="string">
            <text:p>ewe </text:p>
          </table:table-cell>
          <table:table-cell/>
        </table:table-row>
        <table:table-row table:style-name="ro14">
          <table:table-cell/>
          <table:table-cell office:value-type="string">
            <text:p>Indo-European </text:p>
          </table:table-cell>
          <table:table-cell office:value-type="string">
            <text:p>Faroese </text:p>
          </table:table-cell>
          <table:table-cell office:value-type="string">
            <text:p>føroyskt </text:p>
          </table:table-cell>
          <table:table-cell office:value-type="string">
            <text:p>fo </text:p>
          </table:table-cell>
          <table:table-cell office:value-type="string">
            <text:p>fao </text:p>
          </table:table-cell>
          <table:table-cell office:value-type="string">
            <text:p>fao </text:p>
          </table:table-cell>
          <table:table-cell office:value-type="string">
            <text:p>fao </text:p>
          </table:table-cell>
          <table:table-cell/>
        </table:table-row>
        <table:table-row table:style-name="ro14">
          <table:table-cell/>
          <table:table-cell office:value-type="string">
            <text:p>Austronesian </text:p>
          </table:table-cell>
          <table:table-cell office:value-type="string">
            <text:p>Fijian </text:p>
          </table:table-cell>
          <table:table-cell office:value-type="string">
            <text:p>vosa Vakaviti </text:p>
          </table:table-cell>
          <table:table-cell office:value-type="string">
            <text:p>fj </text:p>
          </table:table-cell>
          <table:table-cell office:value-type="string">
            <text:p>fij </text:p>
          </table:table-cell>
          <table:table-cell office:value-type="string">
            <text:p>fij </text:p>
          </table:table-cell>
          <table:table-cell office:value-type="string">
            <text:p>fij </text:p>
          </table:table-cell>
          <table:table-cell/>
        </table:table-row>
        <table:table-row table:style-name="ro14">
          <table:table-cell/>
          <table:table-cell office:value-type="string">
            <text:p>Uralic </text:p>
          </table:table-cell>
          <table:table-cell office:value-type="string">
            <text:p>Finnish </text:p>
          </table:table-cell>
          <table:table-cell office:value-type="string">
            <text:p>suomi, suomen kieli </text:p>
          </table:table-cell>
          <table:table-cell office:value-type="string">
            <text:p>fi </text:p>
          </table:table-cell>
          <table:table-cell table:number-columns-repeated="3" office:value-type="string">
            <text:p>fin </text:p>
          </table:table-cell>
          <table:table-cell/>
        </table:table-row>
        <table:table-row table:style-name="ro14">
          <table:table-cell/>
          <table:table-cell office:value-type="string">
            <text:p>Indo-European </text:p>
          </table:table-cell>
          <table:table-cell office:value-type="string">
            <text:p>French </text:p>
          </table:table-cell>
          <table:table-cell office:value-type="string">
            <text:p>français, langue française </text:p>
          </table:table-cell>
          <table:table-cell office:value-type="string">
            <text:p>fr </text:p>
          </table:table-cell>
          <table:table-cell office:value-type="string">
            <text:p>fra </text:p>
          </table:table-cell>
          <table:table-cell office:value-type="string">
            <text:p>fre </text:p>
          </table:table-cell>
          <table:table-cell office:value-type="string">
            <text:p>fra </text:p>
          </table:table-cell>
          <table:table-cell/>
        </table:table-row>
        <table:table-row table:style-name="ro14">
          <table:table-cell/>
          <table:table-cell office:value-type="string">
            <text:p>Niger–Congo </text:p>
          </table:table-cell>
          <table:table-cell office:value-type="string">
            <text:p>Fulah </text:p>
          </table:table-cell>
          <table:table-cell office:value-type="string">
            <text:p>Fulfulde, Pulaar, Pular </text:p>
          </table:table-cell>
          <table:table-cell office:value-type="string">
            <text:p>ff </text:p>
          </table:table-cell>
          <table:table-cell table:number-columns-repeated="2" office:value-type="string">
            <text:p>ful </text:p>
          </table:table-cell>
          <table:table-cell office:value-type="string">
            <text:p>ful + 9 </text:p>
          </table:table-cell>
          <table:table-cell office:value-type="string">
            <text:p>macrolanguage, also known as Fula</text:p>
          </table:table-cell>
        </table:table-row>
        <table:table-row table:style-name="ro14">
          <table:table-cell/>
          <table:table-cell office:value-type="string">
            <text:p>Indo-European </text:p>
          </table:table-cell>
          <table:table-cell office:value-type="string">
            <text:p>Galician </text:p>
          </table:table-cell>
          <table:table-cell office:value-type="string">
            <text:p>Galego </text:p>
          </table:table-cell>
          <table:table-cell office:value-type="string">
            <text:p>gl </text:p>
          </table:table-cell>
          <table:table-cell office:value-type="string">
            <text:p>glg </text:p>
          </table:table-cell>
          <table:table-cell office:value-type="string">
            <text:p>glg </text:p>
          </table:table-cell>
          <table:table-cell office:value-type="string">
            <text:p>glg </text:p>
          </table:table-cell>
          <table:table-cell/>
        </table:table-row>
        <table:table-row table:style-name="ro14">
          <table:table-cell/>
          <table:table-cell office:value-type="string">
            <text:p>Kartvelian </text:p>
          </table:table-cell>
          <table:table-cell office:value-type="string">
            <text:p>Georgian </text:p>
          </table:table-cell>
          <table:table-cell office:value-type="string">
            <text:p>ქართული </text:p>
          </table:table-cell>
          <table:table-cell office:value-type="string">
            <text:p>ka </text:p>
          </table:table-cell>
          <table:table-cell office:value-type="string">
            <text:p>kat </text:p>
          </table:table-cell>
          <table:table-cell office:value-type="string">
            <text:p>geo </text:p>
          </table:table-cell>
          <table:table-cell office:value-type="string">
            <text:p>kat </text:p>
          </table:table-cell>
          <table:table-cell/>
        </table:table-row>
        <table:table-row table:style-name="ro14">
          <table:table-cell/>
          <table:table-cell office:value-type="string">
            <text:p>Indo-European </text:p>
          </table:table-cell>
          <table:table-cell office:value-type="string">
            <text:p>German </text:p>
          </table:table-cell>
          <table:table-cell office:value-type="string">
            <text:p>Deutsch </text:p>
          </table:table-cell>
          <table:table-cell office:value-type="string">
            <text:p>de </text:p>
          </table:table-cell>
          <table:table-cell office:value-type="string">
            <text:p>deu </text:p>
          </table:table-cell>
          <table:table-cell office:value-type="string">
            <text:p>ger </text:p>
          </table:table-cell>
          <table:table-cell office:value-type="string">
            <text:p>deu </text:p>
          </table:table-cell>
          <table:table-cell/>
        </table:table-row>
        <table:table-row table:style-name="ro14">
          <table:table-cell/>
          <table:table-cell office:value-type="string">
            <text:p>Indo-European </text:p>
          </table:table-cell>
          <table:table-cell office:value-type="string">
            <text:p>Greek, Modern (1453-) </text:p>
          </table:table-cell>
          <table:table-cell office:value-type="string">
            <text:p>ελληνικά </text:p>
          </table:table-cell>
          <table:table-cell office:value-type="string">
            <text:p>el </text:p>
          </table:table-cell>
          <table:table-cell office:value-type="string">
            <text:p>ell </text:p>
          </table:table-cell>
          <table:table-cell office:value-type="string">
            <text:p>gre </text:p>
          </table:table-cell>
          <table:table-cell office:value-type="string">
            <text:p>ell </text:p>
          </table:table-cell>
          <table:table-cell/>
        </table:table-row>
        <table:table-row table:style-name="ro14">
          <table:table-cell/>
          <table:table-cell office:value-type="string">
            <text:p>Tupian </text:p>
          </table:table-cell>
          <table:table-cell office:value-type="string">
            <text:p>Guarani </text:p>
          </table:table-cell>
          <table:table-cell office:value-type="string">
            <text:p>Avañe'ẽ </text:p>
          </table:table-cell>
          <table:table-cell office:value-type="string">
            <text:p>gn </text:p>
          </table:table-cell>
          <table:table-cell office:value-type="string">
            <text:p>grn </text:p>
          </table:table-cell>
          <table:table-cell office:value-type="string">
            <text:p>grn </text:p>
          </table:table-cell>
          <table:table-cell office:value-type="string">
            <text:p>grn + 5 </text:p>
          </table:table-cell>
          <table:table-cell office:value-type="string">
            <text:p>macrolanguage</text:p>
          </table:table-cell>
        </table:table-row>
        <table:table-row table:style-name="ro14">
          <table:table-cell/>
          <table:table-cell office:value-type="string">
            <text:p>Indo-European </text:p>
          </table:table-cell>
          <table:table-cell office:value-type="string">
            <text:p>Gujarati </text:p>
          </table:table-cell>
          <table:table-cell office:value-type="string">
            <text:p>ગુજરાતી </text:p>
          </table:table-cell>
          <table:table-cell office:value-type="string">
            <text:p>gu </text:p>
          </table:table-cell>
          <table:table-cell office:value-type="string">
            <text:p>guj </text:p>
          </table:table-cell>
          <table:table-cell office:value-type="string">
            <text:p>guj </text:p>
          </table:table-cell>
          <table:table-cell office:value-type="string">
            <text:p>guj </text:p>
          </table:table-cell>
          <table:table-cell/>
        </table:table-row>
        <table:table-row table:style-name="ro14">
          <table:table-cell/>
          <table:table-cell office:value-type="string">
            <text:p>Creole </text:p>
          </table:table-cell>
          <table:table-cell office:value-type="string">
            <text:p>Haitian, Haitian Creole </text:p>
          </table:table-cell>
          <table:table-cell office:value-type="string">
            <text:p>Kreyòl ayisyen </text:p>
          </table:table-cell>
          <table:table-cell office:value-type="string">
            <text:p>ht </text:p>
          </table:table-cell>
          <table:table-cell office:value-type="string">
            <text:p>hat </text:p>
          </table:table-cell>
          <table:table-cell office:value-type="string">
            <text:p>hat </text:p>
          </table:table-cell>
          <table:table-cell office:value-type="string">
            <text:p>hat </text:p>
          </table:table-cell>
          <table:table-cell/>
        </table:table-row>
        <table:table-row table:style-name="ro14">
          <table:table-cell/>
          <table:table-cell office:value-type="string">
            <text:p>Afro-Asiatic </text:p>
          </table:table-cell>
          <table:table-cell office:value-type="string">
            <text:p>Hausa </text:p>
          </table:table-cell>
          <table:table-cell table:number-columns-repeated="6"/>
        </table:table-row>
        <table:table-row table:style-name="ro3">
          <table:table-cell office:value-type="string">
            <text:p>(Hausa) هَوُسَ</text:p>
          </table:table-cell>
          <table:table-cell table:number-columns-repeated="8"/>
        </table:table-row>
        <table:table-row table:style-name="ro14">
          <table:table-cell/>
          <table:table-cell office:value-type="string">
            <text:p>ha </text:p>
          </table:table-cell>
          <table:table-cell office:value-type="string">
            <text:p>hau </text:p>
          </table:table-cell>
          <table:table-cell office:value-type="string">
            <text:p>hau </text:p>
          </table:table-cell>
          <table:table-cell office:value-type="string">
            <text:p>hau </text:p>
          </table:table-cell>
          <table:table-cell table:number-columns-repeated="4"/>
        </table:table-row>
        <table:table-row table:style-name="ro14">
          <table:table-cell/>
          <table:table-cell office:value-type="string">
            <text:p>Afro-Asiatic </text:p>
          </table:table-cell>
          <table:table-cell office:value-type="string">
            <text:p>Hebrew </text:p>
          </table:table-cell>
          <table:table-cell table:number-columns-repeated="6"/>
        </table:table-row>
        <table:table-row table:style-name="ro14">
          <table:table-cell office:value-type="string">
            <text:p>עברית</text:p>
          </table:table-cell>
          <table:table-cell table:number-columns-repeated="8"/>
        </table:table-row>
        <table:table-row table:style-name="ro14">
          <table:table-cell/>
          <table:table-cell office:value-type="string">
            <text:p>he </text:p>
          </table:table-cell>
          <table:table-cell office:value-type="string">
            <text:p>heb </text:p>
          </table:table-cell>
          <table:table-cell office:value-type="string">
            <text:p>heb </text:p>
          </table:table-cell>
          <table:table-cell office:value-type="string">
            <text:p>heb </text:p>
          </table:table-cell>
          <table:table-cell office:value-type="string">
            <text:p>Modern Hebrew. Code changed in 1989 from original ISO 639:1988, iw.[1]</text:p>
          </table:table-cell>
          <table:table-cell table:number-columns-repeated="3"/>
        </table:table-row>
        <table:table-row table:style-name="ro14">
          <table:table-cell/>
          <table:table-cell office:value-type="string">
            <text:p>Niger–Congo </text:p>
          </table:table-cell>
          <table:table-cell office:value-type="string">
            <text:p>Herero </text:p>
          </table:table-cell>
          <table:table-cell office:value-type="string">
            <text:p>Otjiherero </text:p>
          </table:table-cell>
          <table:table-cell office:value-type="string">
            <text:p>hz </text:p>
          </table:table-cell>
          <table:table-cell office:value-type="string">
            <text:p>her </text:p>
          </table:table-cell>
          <table:table-cell office:value-type="string">
            <text:p>her </text:p>
          </table:table-cell>
          <table:table-cell office:value-type="string">
            <text:p>her </text:p>
          </table:table-cell>
          <table:table-cell/>
        </table:table-row>
        <table:table-row table:style-name="ro3">
          <table:table-cell/>
          <table:table-cell office:value-type="string">
            <text:p>Indo-European </text:p>
          </table:table-cell>
          <table:table-cell office:value-type="string">
            <text:p>Hindi </text:p>
          </table:table-cell>
          <table:table-cell office:value-type="string">
            <text:p>हिन्दी, हिंदी </text:p>
          </table:table-cell>
          <table:table-cell office:value-type="string">
            <text:p>hi </text:p>
          </table:table-cell>
          <table:table-cell office:value-type="string">
            <text:p>hin </text:p>
          </table:table-cell>
          <table:table-cell office:value-type="string">
            <text:p>hin </text:p>
          </table:table-cell>
          <table:table-cell office:value-type="string">
            <text:p>hin </text:p>
          </table:table-cell>
          <table:table-cell/>
        </table:table-row>
        <table:table-row table:style-name="ro14">
          <table:table-cell/>
          <table:table-cell office:value-type="string">
            <text:p>Austronesian </text:p>
          </table:table-cell>
          <table:table-cell office:value-type="string">
            <text:p>Hiri Motu </text:p>
          </table:table-cell>
          <table:table-cell office:value-type="string">
            <text:p>Hiri Motu </text:p>
          </table:table-cell>
          <table:table-cell office:value-type="string">
            <text:p>ho </text:p>
          </table:table-cell>
          <table:table-cell office:value-type="string">
            <text:p>hmo </text:p>
          </table:table-cell>
          <table:table-cell office:value-type="string">
            <text:p>hmo </text:p>
          </table:table-cell>
          <table:table-cell office:value-type="string">
            <text:p>hmo </text:p>
          </table:table-cell>
          <table:table-cell/>
        </table:table-row>
        <table:table-row table:style-name="ro14">
          <table:table-cell/>
          <table:table-cell office:value-type="string">
            <text:p>Uralic </text:p>
          </table:table-cell>
          <table:table-cell office:value-type="string">
            <text:p>Hungarian </text:p>
          </table:table-cell>
          <table:table-cell office:value-type="string">
            <text:p>magyar </text:p>
          </table:table-cell>
          <table:table-cell office:value-type="string">
            <text:p>hu </text:p>
          </table:table-cell>
          <table:table-cell table:number-columns-repeated="3" office:value-type="string">
            <text:p>hun </text:p>
          </table:table-cell>
          <table:table-cell/>
        </table:table-row>
        <table:table-row table:style-name="ro14">
          <table:table-cell/>
          <table:table-cell office:value-type="string">
            <text:p>Constructed </text:p>
          </table:table-cell>
          <table:table-cell office:value-type="string">
            <text:p>Interlingua (International Auxiliary Language Association) </text:p>
          </table:table-cell>
          <table:table-cell office:value-type="string">
            <text:p>Interlingua </text:p>
          </table:table-cell>
          <table:table-cell office:value-type="string">
            <text:p>ia </text:p>
          </table:table-cell>
          <table:table-cell office:value-type="string">
            <text:p>ina </text:p>
          </table:table-cell>
          <table:table-cell office:value-type="string">
            <text:p>ina </text:p>
          </table:table-cell>
          <table:table-cell office:value-type="string">
            <text:p>ina </text:p>
          </table:table-cell>
          <table:table-cell office:value-type="string">
            <text:p>constructed by International Auxiliary Language Association</text:p>
          </table:table-cell>
        </table:table-row>
        <table:table-row table:style-name="ro14">
          <table:table-cell/>
          <table:table-cell office:value-type="string">
            <text:p>Austronesian </text:p>
          </table:table-cell>
          <table:table-cell office:value-type="string">
            <text:p>Indonesian </text:p>
          </table:table-cell>
          <table:table-cell office:value-type="string">
            <text:p>Bahasa Indonesia </text:p>
          </table:table-cell>
          <table:table-cell office:value-type="string">
            <text:p>id </text:p>
          </table:table-cell>
          <table:table-cell office:value-type="string">
            <text:p>ind </text:p>
          </table:table-cell>
          <table:table-cell office:value-type="string">
            <text:p>ind </text:p>
          </table:table-cell>
          <table:table-cell office:value-type="string">
            <text:p>ind </text:p>
          </table:table-cell>
          <table:table-cell office:value-type="string">
            <text:p>Covered by macrolanguage [ms/msa]. Changed in 1989 from original ISO 639:1988, in[1].</text:p>
          </table:table-cell>
        </table:table-row>
        <table:table-row table:style-name="ro14">
          <table:table-cell/>
          <table:table-cell office:value-type="string">
            <text:p>Constructed </text:p>
          </table:table-cell>
          <table:table-cell office:value-type="string">
            <text:p>Interlingue, Occidental </text:p>
          </table:table-cell>
          <table:table-cell office:value-type="string">
            <text:p>(originally:) Occidental, (after WWII:) Interlingue </text:p>
          </table:table-cell>
          <table:table-cell office:value-type="string">
            <text:p>ie </text:p>
          </table:table-cell>
          <table:table-cell office:value-type="string">
            <text:p>ile </text:p>
          </table:table-cell>
          <table:table-cell office:value-type="string">
            <text:p>ile </text:p>
          </table:table-cell>
          <table:table-cell office:value-type="string">
            <text:p>ile </text:p>
          </table:table-cell>
          <table:table-cell office:value-type="string">
            <text:p>constructed by Edgar de Wahl, first published in 1922</text:p>
          </table:table-cell>
        </table:table-row>
        <table:table-row table:style-name="ro14">
          <table:table-cell/>
          <table:table-cell office:value-type="string">
            <text:p>Indo-European </text:p>
          </table:table-cell>
          <table:table-cell office:value-type="string">
            <text:p>Irish </text:p>
          </table:table-cell>
          <table:table-cell office:value-type="string">
            <text:p>Gaeilge </text:p>
          </table:table-cell>
          <table:table-cell office:value-type="string">
            <text:p>ga </text:p>
          </table:table-cell>
          <table:table-cell office:value-type="string">
            <text:p>gle </text:p>
          </table:table-cell>
          <table:table-cell office:value-type="string">
            <text:p>gle </text:p>
          </table:table-cell>
          <table:table-cell office:value-type="string">
            <text:p>gle </text:p>
          </table:table-cell>
          <table:table-cell/>
        </table:table-row>
        <table:table-row table:style-name="ro14">
          <table:table-cell/>
          <table:table-cell office:value-type="string">
            <text:p>Niger–Congo </text:p>
          </table:table-cell>
          <table:table-cell office:value-type="string">
            <text:p>Igbo </text:p>
          </table:table-cell>
          <table:table-cell office:value-type="string">
            <text:p>Asụsụ Igbo </text:p>
          </table:table-cell>
          <table:table-cell office:value-type="string">
            <text:p>ig </text:p>
          </table:table-cell>
          <table:table-cell office:value-type="string">
            <text:p>ibo </text:p>
          </table:table-cell>
          <table:table-cell office:value-type="string">
            <text:p>ibo </text:p>
          </table:table-cell>
          <table:table-cell office:value-type="string">
            <text:p>ibo </text:p>
          </table:table-cell>
          <table:table-cell/>
        </table:table-row>
        <table:table-row table:style-name="ro14">
          <table:table-cell/>
          <table:table-cell office:value-type="string">
            <text:p>Eskimo–Aleut </text:p>
          </table:table-cell>
          <table:table-cell office:value-type="string">
            <text:p>Inupiaq </text:p>
          </table:table-cell>
          <table:table-cell office:value-type="string">
            <text:p>Iñupiaq, Iñupiatun </text:p>
          </table:table-cell>
          <table:table-cell office:value-type="string">
            <text:p>ik </text:p>
          </table:table-cell>
          <table:table-cell office:value-type="string">
            <text:p>ipk </text:p>
          </table:table-cell>
          <table:table-cell office:value-type="string">
            <text:p>ipk </text:p>
          </table:table-cell>
          <table:table-cell office:value-type="string">
            <text:p>ipk + 2 </text:p>
          </table:table-cell>
          <table:table-cell office:value-type="string">
            <text:p>macrolanguage</text:p>
          </table:table-cell>
        </table:table-row>
        <table:table-row table:style-name="ro14">
          <table:table-cell/>
          <table:table-cell office:value-type="string">
            <text:p>Constructed </text:p>
          </table:table-cell>
          <table:table-cell office:value-type="string">
            <text:p>Ido </text:p>
          </table:table-cell>
          <table:table-cell office:value-type="string">
            <text:p>Ido </text:p>
          </table:table-cell>
          <table:table-cell office:value-type="string">
            <text:p>io </text:p>
          </table:table-cell>
          <table:table-cell office:value-type="string">
            <text:p>ido </text:p>
          </table:table-cell>
          <table:table-cell office:value-type="string">
            <text:p>ido </text:p>
          </table:table-cell>
          <table:table-cell office:value-type="string">
            <text:p>ido </text:p>
          </table:table-cell>
          <table:table-cell office:value-type="string">
            <text:p>constructed by De Beaufront, 1907, as variation of Esperanto</text:p>
          </table:table-cell>
        </table:table-row>
        <table:table-row table:style-name="ro14">
          <table:table-cell/>
          <table:table-cell office:value-type="string">
            <text:p>Indo-European </text:p>
          </table:table-cell>
          <table:table-cell office:value-type="string">
            <text:p>Icelandic </text:p>
          </table:table-cell>
          <table:table-cell office:value-type="string">
            <text:p>Íslenska </text:p>
          </table:table-cell>
          <table:table-cell office:value-type="string">
            <text:p>is </text:p>
          </table:table-cell>
          <table:table-cell office:value-type="string">
            <text:p>isl </text:p>
          </table:table-cell>
          <table:table-cell office:value-type="string">
            <text:p>ice </text:p>
          </table:table-cell>
          <table:table-cell office:value-type="string">
            <text:p>isl </text:p>
          </table:table-cell>
          <table:table-cell/>
        </table:table-row>
        <table:table-row table:style-name="ro14">
          <table:table-cell/>
          <table:table-cell office:value-type="string">
            <text:p>Indo-European </text:p>
          </table:table-cell>
          <table:table-cell office:value-type="string">
            <text:p>Italian </text:p>
          </table:table-cell>
          <table:table-cell office:value-type="string">
            <text:p>Italiano </text:p>
          </table:table-cell>
          <table:table-cell office:value-type="string">
            <text:p>it </text:p>
          </table:table-cell>
          <table:table-cell office:value-type="string">
            <text:p>ita </text:p>
          </table:table-cell>
          <table:table-cell office:value-type="string">
            <text:p>ita </text:p>
          </table:table-cell>
          <table:table-cell office:value-type="string">
            <text:p>ita </text:p>
          </table:table-cell>
          <table:table-cell/>
        </table:table-row>
        <table:table-row table:style-name="ro14">
          <table:table-cell/>
          <table:table-cell office:value-type="string">
            <text:p>Eskimo–Aleut </text:p>
          </table:table-cell>
          <table:table-cell office:value-type="string">
            <text:p>Inuktitut </text:p>
          </table:table-cell>
          <table:table-cell office:value-type="string">
            <text:p>ᐃᓄᒃᑎᑐᑦ </text:p>
          </table:table-cell>
          <table:table-cell office:value-type="string">
            <text:p>iu </text:p>
          </table:table-cell>
          <table:table-cell office:value-type="string">
            <text:p>iku </text:p>
          </table:table-cell>
          <table:table-cell office:value-type="string">
            <text:p>iku </text:p>
          </table:table-cell>
          <table:table-cell office:value-type="string">
            <text:p>iku + 2 </text:p>
          </table:table-cell>
          <table:table-cell office:value-type="string">
            <text:p>macrolanguage</text:p>
          </table:table-cell>
        </table:table-row>
        <table:table-row table:style-name="ro12">
          <table:table-cell/>
          <table:table-cell office:value-type="string">
            <text:p>Japonic </text:p>
          </table:table-cell>
          <table:table-cell office:value-type="string">
            <text:p>Japanese </text:p>
          </table:table-cell>
          <table:table-cell office:value-type="string">
            <text:p>日本語 (にほんご) </text:p>
          </table:table-cell>
          <table:table-cell office:value-type="string">
            <text:p>ja </text:p>
          </table:table-cell>
          <table:table-cell office:value-type="string">
            <text:p>jpn </text:p>
          </table:table-cell>
          <table:table-cell office:value-type="string">
            <text:p>jpn </text:p>
          </table:table-cell>
          <table:table-cell office:value-type="string">
            <text:p>jpn </text:p>
          </table:table-cell>
          <table:table-cell/>
        </table:table-row>
        <table:table-row table:style-name="ro14">
          <table:table-cell/>
          <table:table-cell office:value-type="string">
            <text:p>Austronesian </text:p>
          </table:table-cell>
          <table:table-cell office:value-type="string">
            <text:p>Javanese </text:p>
          </table:table-cell>
          <table:table-cell office:value-type="string">
            <text:p>ꦧꦱꦗꦮ, Basa Jawa </text:p>
          </table:table-cell>
          <table:table-cell office:value-type="string">
            <text:p>jv </text:p>
          </table:table-cell>
          <table:table-cell office:value-type="string">
            <text:p>jav </text:p>
          </table:table-cell>
          <table:table-cell office:value-type="string">
            <text:p>jav </text:p>
          </table:table-cell>
          <table:table-cell office:value-type="string">
            <text:p>jav </text:p>
          </table:table-cell>
          <table:table-cell/>
        </table:table-row>
        <table:table-row table:style-name="ro14">
          <table:table-cell/>
          <table:table-cell office:value-type="string">
            <text:p>Eskimo–Aleut </text:p>
          </table:table-cell>
          <table:table-cell office:value-type="string">
            <text:p>Kalaallisut, Greenlandic </text:p>
          </table:table-cell>
          <table:table-cell office:value-type="string">
            <text:p>kalaallisut, kalaallit oqaasii </text:p>
          </table:table-cell>
          <table:table-cell office:value-type="string">
            <text:p>kl </text:p>
          </table:table-cell>
          <table:table-cell office:value-type="string">
            <text:p>kal </text:p>
          </table:table-cell>
          <table:table-cell office:value-type="string">
            <text:p>kal </text:p>
          </table:table-cell>
          <table:table-cell office:value-type="string">
            <text:p>kal </text:p>
          </table:table-cell>
          <table:table-cell/>
        </table:table-row>
        <table:table-row table:style-name="ro14">
          <table:table-cell/>
          <table:table-cell office:value-type="string">
            <text:p>Dravidian </text:p>
          </table:table-cell>
          <table:table-cell office:value-type="string">
            <text:p>Kannada </text:p>
          </table:table-cell>
          <table:table-cell office:value-type="string">
            <text:p>ಕನ್ನಡ </text:p>
          </table:table-cell>
          <table:table-cell office:value-type="string">
            <text:p>kn </text:p>
          </table:table-cell>
          <table:table-cell office:value-type="string">
            <text:p>kan </text:p>
          </table:table-cell>
          <table:table-cell office:value-type="string">
            <text:p>kan </text:p>
          </table:table-cell>
          <table:table-cell office:value-type="string">
            <text:p>kan </text:p>
          </table:table-cell>
          <table:table-cell/>
        </table:table-row>
        <table:table-row table:style-name="ro14">
          <table:table-cell/>
          <table:table-cell office:value-type="string">
            <text:p>Nilo-Saharan </text:p>
          </table:table-cell>
          <table:table-cell office:value-type="string">
            <text:p>Kanuri </text:p>
          </table:table-cell>
          <table:table-cell office:value-type="string">
            <text:p>Kanuri </text:p>
          </table:table-cell>
          <table:table-cell office:value-type="string">
            <text:p>kr </text:p>
          </table:table-cell>
          <table:table-cell office:value-type="string">
            <text:p>kau </text:p>
          </table:table-cell>
          <table:table-cell office:value-type="string">
            <text:p>kau </text:p>
          </table:table-cell>
          <table:table-cell office:value-type="string">
            <text:p>kau + 3 </text:p>
          </table:table-cell>
          <table:table-cell office:value-type="string">
            <text:p>macrolanguage</text:p>
          </table:table-cell>
        </table:table-row>
        <table:table-row table:style-name="ro3">
          <table:table-cell/>
          <table:table-cell office:value-type="string">
            <text:p>Indo-European </text:p>
          </table:table-cell>
          <table:table-cell office:value-type="string">
            <text:p>Kashmiri </text:p>
          </table:table-cell>
          <table:table-cell office:value-type="string">
            <text:p>कश्मीरी, كشميري‎ </text:p>
          </table:table-cell>
          <table:table-cell office:value-type="string">
            <text:p>ks </text:p>
          </table:table-cell>
          <table:table-cell office:value-type="string">
            <text:p>kas </text:p>
          </table:table-cell>
          <table:table-cell office:value-type="string">
            <text:p>kas </text:p>
          </table:table-cell>
          <table:table-cell office:value-type="string">
            <text:p>kas </text:p>
          </table:table-cell>
          <table:table-cell/>
        </table:table-row>
        <table:table-row table:style-name="ro14">
          <table:table-cell/>
          <table:table-cell office:value-type="string">
            <text:p>Turkic </text:p>
          </table:table-cell>
          <table:table-cell office:value-type="string">
            <text:p>Kazakh </text:p>
          </table:table-cell>
          <table:table-cell office:value-type="string">
            <text:p>қазақ тілі </text:p>
          </table:table-cell>
          <table:table-cell office:value-type="string">
            <text:p>kk </text:p>
          </table:table-cell>
          <table:table-cell office:value-type="string">
            <text:p>kaz </text:p>
          </table:table-cell>
          <table:table-cell office:value-type="string">
            <text:p>kaz </text:p>
          </table:table-cell>
          <table:table-cell office:value-type="string">
            <text:p>kaz </text:p>
          </table:table-cell>
          <table:table-cell/>
        </table:table-row>
        <table:table-row table:style-name="ro3">
          <table:table-cell/>
          <table:table-cell office:value-type="string">
            <text:p>Austroasiatic </text:p>
          </table:table-cell>
          <table:table-cell office:value-type="string">
            <text:p>Central Khmer </text:p>
          </table:table-cell>
          <table:table-cell office:value-type="string">
            <text:p>ខ្មែរ, ខេមរភាសា, ភាសាខ្មែរ </text:p>
          </table:table-cell>
          <table:table-cell office:value-type="string">
            <text:p>km </text:p>
          </table:table-cell>
          <table:table-cell office:value-type="string">
            <text:p>khm </text:p>
          </table:table-cell>
          <table:table-cell office:value-type="string">
            <text:p>khm </text:p>
          </table:table-cell>
          <table:table-cell office:value-type="string">
            <text:p>khm </text:p>
          </table:table-cell>
          <table:table-cell office:value-type="string">
            <text:p>also known as Khmer or Cambodian</text:p>
          </table:table-cell>
        </table:table-row>
        <table:table-row table:style-name="ro14">
          <table:table-cell/>
          <table:table-cell office:value-type="string">
            <text:p>Niger–Congo </text:p>
          </table:table-cell>
          <table:table-cell office:value-type="string">
            <text:p>Kikuyu, Gikuyu </text:p>
          </table:table-cell>
          <table:table-cell office:value-type="string">
            <text:p>Gĩkũyũ </text:p>
          </table:table-cell>
          <table:table-cell office:value-type="string">
            <text:p>ki </text:p>
          </table:table-cell>
          <table:table-cell office:value-type="string">
            <text:p>kik </text:p>
          </table:table-cell>
          <table:table-cell office:value-type="string">
            <text:p>kik </text:p>
          </table:table-cell>
          <table:table-cell office:value-type="string">
            <text:p>kik </text:p>
          </table:table-cell>
          <table:table-cell/>
        </table:table-row>
        <table:table-row table:style-name="ro14">
          <table:table-cell/>
          <table:table-cell office:value-type="string">
            <text:p>Niger–Congo </text:p>
          </table:table-cell>
          <table:table-cell office:value-type="string">
            <text:p>Kinyarwanda </text:p>
          </table:table-cell>
          <table:table-cell office:value-type="string">
            <text:p>Ikinyarwanda </text:p>
          </table:table-cell>
          <table:table-cell office:value-type="string">
            <text:p>rw </text:p>
          </table:table-cell>
          <table:table-cell office:value-type="string">
            <text:p>kin </text:p>
          </table:table-cell>
          <table:table-cell office:value-type="string">
            <text:p>kin </text:p>
          </table:table-cell>
          <table:table-cell office:value-type="string">
            <text:p>kin </text:p>
          </table:table-cell>
          <table:table-cell/>
        </table:table-row>
        <table:table-row table:style-name="ro14">
          <table:table-cell/>
          <table:table-cell office:value-type="string">
            <text:p>Turkic </text:p>
          </table:table-cell>
          <table:table-cell office:value-type="string">
            <text:p>Kirghiz, Kyrgyz </text:p>
          </table:table-cell>
          <table:table-cell office:value-type="string">
            <text:p>Кыргызча, Кыргыз тили </text:p>
          </table:table-cell>
          <table:table-cell office:value-type="string">
            <text:p>ky </text:p>
          </table:table-cell>
          <table:table-cell office:value-type="string">
            <text:p>kir </text:p>
          </table:table-cell>
          <table:table-cell office:value-type="string">
            <text:p>kir </text:p>
          </table:table-cell>
          <table:table-cell office:value-type="string">
            <text:p>kir </text:p>
          </table:table-cell>
          <table:table-cell/>
        </table:table-row>
        <table:table-row table:style-name="ro14">
          <table:table-cell/>
          <table:table-cell office:value-type="string">
            <text:p>Uralic </text:p>
          </table:table-cell>
          <table:table-cell office:value-type="string">
            <text:p>Komi </text:p>
          </table:table-cell>
          <table:table-cell office:value-type="string">
            <text:p>коми кыв </text:p>
          </table:table-cell>
          <table:table-cell office:value-type="string">
            <text:p>kv </text:p>
          </table:table-cell>
          <table:table-cell office:value-type="string">
            <text:p>kom </text:p>
          </table:table-cell>
          <table:table-cell office:value-type="string">
            <text:p>kom </text:p>
          </table:table-cell>
          <table:table-cell office:value-type="string">
            <text:p>kom + 2 </text:p>
          </table:table-cell>
          <table:table-cell office:value-type="string">
            <text:p>macrolanguage</text:p>
          </table:table-cell>
        </table:table-row>
        <table:table-row table:style-name="ro14">
          <table:table-cell/>
          <table:table-cell office:value-type="string">
            <text:p>Niger–Congo </text:p>
          </table:table-cell>
          <table:table-cell office:value-type="string">
            <text:p>Kongo </text:p>
          </table:table-cell>
          <table:table-cell office:value-type="string">
            <text:p>Kikongo </text:p>
          </table:table-cell>
          <table:table-cell office:value-type="string">
            <text:p>kg </text:p>
          </table:table-cell>
          <table:table-cell office:value-type="string">
            <text:p>kon </text:p>
          </table:table-cell>
          <table:table-cell office:value-type="string">
            <text:p>kon </text:p>
          </table:table-cell>
          <table:table-cell office:value-type="string">
            <text:p>kon + 3 </text:p>
          </table:table-cell>
          <table:table-cell office:value-type="string">
            <text:p>macrolanguage</text:p>
          </table:table-cell>
        </table:table-row>
        <table:table-row table:style-name="ro14">
          <table:table-cell/>
          <table:table-cell office:value-type="string">
            <text:p>Koreanic </text:p>
          </table:table-cell>
          <table:table-cell office:value-type="string">
            <text:p>Korean </text:p>
          </table:table-cell>
          <table:table-cell office:value-type="string">
            <text:p>한국어 </text:p>
          </table:table-cell>
          <table:table-cell office:value-type="string">
            <text:p>ko </text:p>
          </table:table-cell>
          <table:table-cell office:value-type="string">
            <text:p>kor </text:p>
          </table:table-cell>
          <table:table-cell office:value-type="string">
            <text:p>kor </text:p>
          </table:table-cell>
          <table:table-cell office:value-type="string">
            <text:p>kor </text:p>
          </table:table-cell>
          <table:table-cell/>
        </table:table-row>
        <table:table-row table:style-name="ro3">
          <table:table-cell/>
          <table:table-cell office:value-type="string">
            <text:p>Indo-European </text:p>
          </table:table-cell>
          <table:table-cell office:value-type="string">
            <text:p>Kurdish </text:p>
          </table:table-cell>
          <table:table-cell office:value-type="string">
            <text:p>Kurdî, کوردی‎ </text:p>
          </table:table-cell>
          <table:table-cell office:value-type="string">
            <text:p>ku </text:p>
          </table:table-cell>
          <table:table-cell office:value-type="string">
            <text:p>kur </text:p>
          </table:table-cell>
          <table:table-cell office:value-type="string">
            <text:p>kur </text:p>
          </table:table-cell>
          <table:table-cell office:value-type="string">
            <text:p>kur + 3 </text:p>
          </table:table-cell>
          <table:table-cell office:value-type="string">
            <text:p>macrolanguage</text:p>
          </table:table-cell>
        </table:table-row>
        <table:table-row table:style-name="ro14">
          <table:table-cell/>
          <table:table-cell office:value-type="string">
            <text:p>Niger–Congo </text:p>
          </table:table-cell>
          <table:table-cell office:value-type="string">
            <text:p>Kuanyama, Kwanyama </text:p>
          </table:table-cell>
          <table:table-cell office:value-type="string">
            <text:p>Kuanyama </text:p>
          </table:table-cell>
          <table:table-cell office:value-type="string">
            <text:p>kj </text:p>
          </table:table-cell>
          <table:table-cell office:value-type="string">
            <text:p>kua </text:p>
          </table:table-cell>
          <table:table-cell office:value-type="string">
            <text:p>kua </text:p>
          </table:table-cell>
          <table:table-cell office:value-type="string">
            <text:p>kua </text:p>
          </table:table-cell>
          <table:table-cell/>
        </table:table-row>
        <table:table-row table:style-name="ro14">
          <table:table-cell/>
          <table:table-cell office:value-type="string">
            <text:p>Indo-European </text:p>
          </table:table-cell>
          <table:table-cell office:value-type="string">
            <text:p>Latin </text:p>
          </table:table-cell>
          <table:table-cell office:value-type="string">
            <text:p>latine, lingua latina </text:p>
          </table:table-cell>
          <table:table-cell office:value-type="string">
            <text:p>la </text:p>
          </table:table-cell>
          <table:table-cell table:number-columns-repeated="3" office:value-type="string">
            <text:p>lat </text:p>
          </table:table-cell>
          <table:table-cell office:value-type="string">
            <text:p>ancient</text:p>
          </table:table-cell>
        </table:table-row>
        <table:table-row table:style-name="ro14">
          <table:table-cell/>
          <table:table-cell office:value-type="string">
            <text:p>Indo-European </text:p>
          </table:table-cell>
          <table:table-cell office:value-type="string">
            <text:p>Luxembourgish, Letzeburgesch </text:p>
          </table:table-cell>
          <table:table-cell office:value-type="string">
            <text:p>Lëtzebuergesch </text:p>
          </table:table-cell>
          <table:table-cell office:value-type="string">
            <text:p>lb </text:p>
          </table:table-cell>
          <table:table-cell office:value-type="string">
            <text:p>ltz </text:p>
          </table:table-cell>
          <table:table-cell office:value-type="string">
            <text:p>ltz </text:p>
          </table:table-cell>
          <table:table-cell office:value-type="string">
            <text:p>ltz </text:p>
          </table:table-cell>
          <table:table-cell/>
        </table:table-row>
        <table:table-row table:style-name="ro14">
          <table:table-cell/>
          <table:table-cell office:value-type="string">
            <text:p>Niger–Congo </text:p>
          </table:table-cell>
          <table:table-cell office:value-type="string">
            <text:p>Ganda </text:p>
          </table:table-cell>
          <table:table-cell office:value-type="string">
            <text:p>Luganda </text:p>
          </table:table-cell>
          <table:table-cell office:value-type="string">
            <text:p>lg </text:p>
          </table:table-cell>
          <table:table-cell office:value-type="string">
            <text:p>lug </text:p>
          </table:table-cell>
          <table:table-cell office:value-type="string">
            <text:p>lug </text:p>
          </table:table-cell>
          <table:table-cell office:value-type="string">
            <text:p>lug </text:p>
          </table:table-cell>
          <table:table-cell/>
        </table:table-row>
        <table:table-row table:style-name="ro14">
          <table:table-cell/>
          <table:table-cell office:value-type="string">
            <text:p>Indo-European </text:p>
          </table:table-cell>
          <table:table-cell office:value-type="string">
            <text:p>Limburgan, Limburger, Limburgish </text:p>
          </table:table-cell>
          <table:table-cell office:value-type="string">
            <text:p>Limburgs </text:p>
          </table:table-cell>
          <table:table-cell office:value-type="string">
            <text:p>li </text:p>
          </table:table-cell>
          <table:table-cell office:value-type="string">
            <text:p>lim </text:p>
          </table:table-cell>
          <table:table-cell office:value-type="string">
            <text:p>lim </text:p>
          </table:table-cell>
          <table:table-cell office:value-type="string">
            <text:p>lim </text:p>
          </table:table-cell>
          <table:table-cell/>
        </table:table-row>
        <table:table-row table:style-name="ro14">
          <table:table-cell/>
          <table:table-cell office:value-type="string">
            <text:p>Niger–Congo </text:p>
          </table:table-cell>
          <table:table-cell office:value-type="string">
            <text:p>Lingala </text:p>
          </table:table-cell>
          <table:table-cell office:value-type="string">
            <text:p>Lingála </text:p>
          </table:table-cell>
          <table:table-cell office:value-type="string">
            <text:p>ln </text:p>
          </table:table-cell>
          <table:table-cell office:value-type="string">
            <text:p>lin </text:p>
          </table:table-cell>
          <table:table-cell office:value-type="string">
            <text:p>lin </text:p>
          </table:table-cell>
          <table:table-cell office:value-type="string">
            <text:p>lin </text:p>
          </table:table-cell>
          <table:table-cell/>
        </table:table-row>
        <table:table-row table:style-name="ro14">
          <table:table-cell/>
          <table:table-cell office:value-type="string">
            <text:p>Tai–Kadai </text:p>
          </table:table-cell>
          <table:table-cell office:value-type="string">
            <text:p>Lao </text:p>
          </table:table-cell>
          <table:table-cell office:value-type="string">
            <text:p>ພາສາລາວ </text:p>
          </table:table-cell>
          <table:table-cell office:value-type="string">
            <text:p>lo </text:p>
          </table:table-cell>
          <table:table-cell office:value-type="string">
            <text:p>lao </text:p>
          </table:table-cell>
          <table:table-cell office:value-type="string">
            <text:p>lao </text:p>
          </table:table-cell>
          <table:table-cell office:value-type="string">
            <text:p>lao </text:p>
          </table:table-cell>
          <table:table-cell/>
        </table:table-row>
        <table:table-row table:style-name="ro14">
          <table:table-cell/>
          <table:table-cell office:value-type="string">
            <text:p>Indo-European </text:p>
          </table:table-cell>
          <table:table-cell office:value-type="string">
            <text:p>Lithuanian </text:p>
          </table:table-cell>
          <table:table-cell office:value-type="string">
            <text:p>lietuvių kalba </text:p>
          </table:table-cell>
          <table:table-cell office:value-type="string">
            <text:p>lt </text:p>
          </table:table-cell>
          <table:table-cell office:value-type="string">
            <text:p>lit </text:p>
          </table:table-cell>
          <table:table-cell office:value-type="string">
            <text:p>lit </text:p>
          </table:table-cell>
          <table:table-cell office:value-type="string">
            <text:p>lit </text:p>
          </table:table-cell>
          <table:table-cell/>
        </table:table-row>
        <table:table-row table:style-name="ro14">
          <table:table-cell/>
          <table:table-cell office:value-type="string">
            <text:p>Niger–Congo </text:p>
          </table:table-cell>
          <table:table-cell office:value-type="string">
            <text:p>Luba-Katanga </text:p>
          </table:table-cell>
          <table:table-cell office:value-type="string">
            <text:p>Kiluba </text:p>
          </table:table-cell>
          <table:table-cell office:value-type="string">
            <text:p>lu </text:p>
          </table:table-cell>
          <table:table-cell office:value-type="string">
            <text:p>lub </text:p>
          </table:table-cell>
          <table:table-cell office:value-type="string">
            <text:p>lub </text:p>
          </table:table-cell>
          <table:table-cell office:value-type="string">
            <text:p>lub </text:p>
          </table:table-cell>
          <table:table-cell office:value-type="string">
            <text:p>also known as Luba-Shaba</text:p>
          </table:table-cell>
        </table:table-row>
        <table:table-row table:style-name="ro14">
          <table:table-cell/>
          <table:table-cell office:value-type="string">
            <text:p>Indo-European </text:p>
          </table:table-cell>
          <table:table-cell office:value-type="string">
            <text:p>Latvian </text:p>
          </table:table-cell>
          <table:table-cell office:value-type="string">
            <text:p>latviešu valoda </text:p>
          </table:table-cell>
          <table:table-cell office:value-type="string">
            <text:p>lv </text:p>
          </table:table-cell>
          <table:table-cell office:value-type="string">
            <text:p>lav </text:p>
          </table:table-cell>
          <table:table-cell office:value-type="string">
            <text:p>lav </text:p>
          </table:table-cell>
          <table:table-cell office:value-type="string">
            <text:p>lav + 2 </text:p>
          </table:table-cell>
          <table:table-cell office:value-type="string">
            <text:p>macrolanguage</text:p>
          </table:table-cell>
        </table:table-row>
        <table:table-row table:style-name="ro14">
          <table:table-cell/>
          <table:table-cell office:value-type="string">
            <text:p>Indo-European </text:p>
          </table:table-cell>
          <table:table-cell office:value-type="string">
            <text:p>Manx </text:p>
          </table:table-cell>
          <table:table-cell office:value-type="string">
            <text:p>Gaelg, Gailck </text:p>
          </table:table-cell>
          <table:table-cell office:value-type="string">
            <text:p>gv </text:p>
          </table:table-cell>
          <table:table-cell office:value-type="string">
            <text:p>glv </text:p>
          </table:table-cell>
          <table:table-cell office:value-type="string">
            <text:p>glv </text:p>
          </table:table-cell>
          <table:table-cell office:value-type="string">
            <text:p>glv </text:p>
          </table:table-cell>
          <table:table-cell/>
        </table:table-row>
        <table:table-row table:style-name="ro14">
          <table:table-cell/>
          <table:table-cell office:value-type="string">
            <text:p>Indo-European </text:p>
          </table:table-cell>
          <table:table-cell office:value-type="string">
            <text:p>Macedonian </text:p>
          </table:table-cell>
          <table:table-cell office:value-type="string">
            <text:p>македонски јазик </text:p>
          </table:table-cell>
          <table:table-cell office:value-type="string">
            <text:p>mk </text:p>
          </table:table-cell>
          <table:table-cell office:value-type="string">
            <text:p>mkd </text:p>
          </table:table-cell>
          <table:table-cell office:value-type="string">
            <text:p>mac </text:p>
          </table:table-cell>
          <table:table-cell office:value-type="string">
            <text:p>mkd </text:p>
          </table:table-cell>
          <table:table-cell/>
        </table:table-row>
        <table:table-row table:style-name="ro14">
          <table:table-cell/>
          <table:table-cell office:value-type="string">
            <text:p>Austronesian </text:p>
          </table:table-cell>
          <table:table-cell office:value-type="string">
            <text:p>Malagasy </text:p>
          </table:table-cell>
          <table:table-cell office:value-type="string">
            <text:p>fiteny malagasy </text:p>
          </table:table-cell>
          <table:table-cell office:value-type="string">
            <text:p>mg </text:p>
          </table:table-cell>
          <table:table-cell office:value-type="string">
            <text:p>mlg </text:p>
          </table:table-cell>
          <table:table-cell office:value-type="string">
            <text:p>mlg </text:p>
          </table:table-cell>
          <table:table-cell office:value-type="string">
            <text:p>mlg + 11 </text:p>
          </table:table-cell>
          <table:table-cell office:value-type="string">
            <text:p>macrolanguage</text:p>
          </table:table-cell>
        </table:table-row>
        <table:table-row table:style-name="ro3">
          <table:table-cell/>
          <table:table-cell office:value-type="string">
            <text:p>Austronesian </text:p>
          </table:table-cell>
          <table:table-cell office:value-type="string">
            <text:p>Malay </text:p>
          </table:table-cell>
          <table:table-cell office:value-type="string">
            <text:p>Bahasa Melayu, بهاس ملايو‎ </text:p>
          </table:table-cell>
          <table:table-cell office:value-type="string">
            <text:p>ms </text:p>
          </table:table-cell>
          <table:table-cell office:value-type="string">
            <text:p>msa </text:p>
          </table:table-cell>
          <table:table-cell office:value-type="string">
            <text:p>may </text:p>
          </table:table-cell>
          <table:table-cell office:value-type="string">
            <text:p>msa + 36 </text:p>
          </table:table-cell>
          <table:table-cell office:value-type="string">
            <text:p>macrolanguage, Standard Malay is [zsm], Indonesian is [id/ind]</text:p>
          </table:table-cell>
        </table:table-row>
        <table:table-row table:style-name="ro14">
          <table:table-cell/>
          <table:table-cell office:value-type="string">
            <text:p>Dravidian </text:p>
          </table:table-cell>
          <table:table-cell office:value-type="string">
            <text:p>Malayalam </text:p>
          </table:table-cell>
          <table:table-cell office:value-type="string">
            <text:p>മലയാളം </text:p>
          </table:table-cell>
          <table:table-cell office:value-type="string">
            <text:p>ml </text:p>
          </table:table-cell>
          <table:table-cell table:number-columns-repeated="3" office:value-type="string">
            <text:p>mal </text:p>
          </table:table-cell>
          <table:table-cell/>
        </table:table-row>
        <table:table-row table:style-name="ro14">
          <table:table-cell/>
          <table:table-cell office:value-type="string">
            <text:p>Afro-Asiatic </text:p>
          </table:table-cell>
          <table:table-cell office:value-type="string">
            <text:p>Maltese </text:p>
          </table:table-cell>
          <table:table-cell office:value-type="string">
            <text:p>Malti </text:p>
          </table:table-cell>
          <table:table-cell office:value-type="string">
            <text:p>mt </text:p>
          </table:table-cell>
          <table:table-cell office:value-type="string">
            <text:p>mlt </text:p>
          </table:table-cell>
          <table:table-cell office:value-type="string">
            <text:p>mlt </text:p>
          </table:table-cell>
          <table:table-cell office:value-type="string">
            <text:p>mlt </text:p>
          </table:table-cell>
          <table:table-cell/>
        </table:table-row>
        <table:table-row table:style-name="ro14">
          <table:table-cell/>
          <table:table-cell office:value-type="string">
            <text:p>Austronesian </text:p>
          </table:table-cell>
          <table:table-cell office:value-type="string">
            <text:p>Maori </text:p>
          </table:table-cell>
          <table:table-cell office:value-type="string">
            <text:p>te reo Māori </text:p>
          </table:table-cell>
          <table:table-cell office:value-type="string">
            <text:p>mi </text:p>
          </table:table-cell>
          <table:table-cell office:value-type="string">
            <text:p>mri </text:p>
          </table:table-cell>
          <table:table-cell office:value-type="string">
            <text:p>mao </text:p>
          </table:table-cell>
          <table:table-cell office:value-type="string">
            <text:p>mri </text:p>
          </table:table-cell>
          <table:table-cell office:value-type="string">
            <text:p>also known as Māori</text:p>
          </table:table-cell>
        </table:table-row>
        <table:table-row table:style-name="ro14">
          <table:table-cell/>
          <table:table-cell office:value-type="string">
            <text:p>Indo-European </text:p>
          </table:table-cell>
          <table:table-cell office:value-type="string">
            <text:p>Marathi </text:p>
          </table:table-cell>
          <table:table-cell office:value-type="string">
            <text:p>मराठी </text:p>
          </table:table-cell>
          <table:table-cell office:value-type="string">
            <text:p>mr </text:p>
          </table:table-cell>
          <table:table-cell table:number-columns-repeated="3" office:value-type="string">
            <text:p>mar </text:p>
          </table:table-cell>
          <table:table-cell office:value-type="string">
            <text:p>also known as Marāṭhī</text:p>
          </table:table-cell>
        </table:table-row>
        <table:table-row table:style-name="ro14">
          <table:table-cell/>
          <table:table-cell office:value-type="string">
            <text:p>Austronesian </text:p>
          </table:table-cell>
          <table:table-cell office:value-type="string">
            <text:p>Marshallese </text:p>
          </table:table-cell>
          <table:table-cell office:value-type="string">
            <text:p>Kajin M̧ajeļ </text:p>
          </table:table-cell>
          <table:table-cell office:value-type="string">
            <text:p>mh </text:p>
          </table:table-cell>
          <table:table-cell office:value-type="string">
            <text:p>mah </text:p>
          </table:table-cell>
          <table:table-cell office:value-type="string">
            <text:p>mah </text:p>
          </table:table-cell>
          <table:table-cell office:value-type="string">
            <text:p>mah </text:p>
          </table:table-cell>
          <table:table-cell/>
        </table:table-row>
        <table:table-row table:style-name="ro14">
          <table:table-cell/>
          <table:table-cell office:value-type="string">
            <text:p>Mongolic </text:p>
          </table:table-cell>
          <table:table-cell office:value-type="string">
            <text:p>Mongolian </text:p>
          </table:table-cell>
          <table:table-cell office:value-type="string">
            <text:p>Монгол хэл </text:p>
          </table:table-cell>
          <table:table-cell office:value-type="string">
            <text:p>mn </text:p>
          </table:table-cell>
          <table:table-cell table:number-columns-repeated="2" office:value-type="string">
            <text:p>mon </text:p>
          </table:table-cell>
          <table:table-cell office:value-type="string">
            <text:p>mon + 2 </text:p>
          </table:table-cell>
          <table:table-cell office:value-type="string">
            <text:p>macrolanguage</text:p>
          </table:table-cell>
        </table:table-row>
        <table:table-row table:style-name="ro14">
          <table:table-cell/>
          <table:table-cell office:value-type="string">
            <text:p>Austronesian </text:p>
          </table:table-cell>
          <table:table-cell office:value-type="string">
            <text:p>Nauru </text:p>
          </table:table-cell>
          <table:table-cell office:value-type="string">
            <text:p>Dorerin Naoero </text:p>
          </table:table-cell>
          <table:table-cell office:value-type="string">
            <text:p>na </text:p>
          </table:table-cell>
          <table:table-cell table:number-columns-repeated="3" office:value-type="string">
            <text:p>nau </text:p>
          </table:table-cell>
          <table:table-cell office:value-type="string">
            <text:p>also known as Nauruan</text:p>
          </table:table-cell>
        </table:table-row>
        <table:table-row table:style-name="ro14">
          <table:table-cell/>
          <table:table-cell office:value-type="string">
            <text:p>Dené–Yeniseian </text:p>
          </table:table-cell>
          <table:table-cell office:value-type="string">
            <text:p>Navajo, Navaho </text:p>
          </table:table-cell>
          <table:table-cell office:value-type="string">
            <text:p>Diné bizaad </text:p>
          </table:table-cell>
          <table:table-cell office:value-type="string">
            <text:p>nv </text:p>
          </table:table-cell>
          <table:table-cell office:value-type="string">
            <text:p>nav </text:p>
          </table:table-cell>
          <table:table-cell office:value-type="string">
            <text:p>nav </text:p>
          </table:table-cell>
          <table:table-cell office:value-type="string">
            <text:p>nav </text:p>
          </table:table-cell>
          <table:table-cell/>
        </table:table-row>
        <table:table-row table:style-name="ro14">
          <table:table-cell/>
          <table:table-cell office:value-type="string">
            <text:p>Niger–Congo </text:p>
          </table:table-cell>
          <table:table-cell office:value-type="string">
            <text:p>North Ndebele </text:p>
          </table:table-cell>
          <table:table-cell office:value-type="string">
            <text:p>isiNdebele </text:p>
          </table:table-cell>
          <table:table-cell office:value-type="string">
            <text:p>nd </text:p>
          </table:table-cell>
          <table:table-cell office:value-type="string">
            <text:p>nde </text:p>
          </table:table-cell>
          <table:table-cell office:value-type="string">
            <text:p>nde </text:p>
          </table:table-cell>
          <table:table-cell office:value-type="string">
            <text:p>nde </text:p>
          </table:table-cell>
          <table:table-cell office:value-type="string">
            <text:p>also known as Northern Ndebele</text:p>
          </table:table-cell>
        </table:table-row>
        <table:table-row table:style-name="ro14">
          <table:table-cell/>
          <table:table-cell office:value-type="string">
            <text:p>Indo-European </text:p>
          </table:table-cell>
          <table:table-cell office:value-type="string">
            <text:p>Nepali </text:p>
          </table:table-cell>
          <table:table-cell office:value-type="string">
            <text:p>नेपाली </text:p>
          </table:table-cell>
          <table:table-cell office:value-type="string">
            <text:p>ne </text:p>
          </table:table-cell>
          <table:table-cell table:number-columns-repeated="2" office:value-type="string">
            <text:p>nep </text:p>
          </table:table-cell>
          <table:table-cell office:value-type="string">
            <text:p>nep + 2 </text:p>
          </table:table-cell>
          <table:table-cell office:value-type="string">
            <text:p>macrolanguage</text:p>
          </table:table-cell>
        </table:table-row>
        <table:table-row table:style-name="ro14">
          <table:table-cell/>
          <table:table-cell office:value-type="string">
            <text:p>Niger–Congo </text:p>
          </table:table-cell>
          <table:table-cell office:value-type="string">
            <text:p>Ndonga </text:p>
          </table:table-cell>
          <table:table-cell office:value-type="string">
            <text:p>Owambo </text:p>
          </table:table-cell>
          <table:table-cell office:value-type="string">
            <text:p>ng </text:p>
          </table:table-cell>
          <table:table-cell office:value-type="string">
            <text:p>ndo </text:p>
          </table:table-cell>
          <table:table-cell office:value-type="string">
            <text:p>ndo </text:p>
          </table:table-cell>
          <table:table-cell office:value-type="string">
            <text:p>ndo </text:p>
          </table:table-cell>
          <table:table-cell/>
        </table:table-row>
        <table:table-row table:style-name="ro14">
          <table:table-cell/>
          <table:table-cell office:value-type="string">
            <text:p>Indo-European </text:p>
          </table:table-cell>
          <table:table-cell office:value-type="string">
            <text:p>Norwegian Bokmål </text:p>
          </table:table-cell>
          <table:table-cell office:value-type="string">
            <text:p>Norsk Bokmål </text:p>
          </table:table-cell>
          <table:table-cell office:value-type="string">
            <text:p>nb </text:p>
          </table:table-cell>
          <table:table-cell office:value-type="string">
            <text:p>nob </text:p>
          </table:table-cell>
          <table:table-cell office:value-type="string">
            <text:p>nob </text:p>
          </table:table-cell>
          <table:table-cell office:value-type="string">
            <text:p>nob </text:p>
          </table:table-cell>
          <table:table-cell office:value-type="string">
            <text:p>Covered by macrolanguage [no/nor]</text:p>
          </table:table-cell>
        </table:table-row>
        <table:table-row table:style-name="ro14">
          <table:table-cell/>
          <table:table-cell office:value-type="string">
            <text:p>Indo-European </text:p>
          </table:table-cell>
          <table:table-cell office:value-type="string">
            <text:p>Norwegian Nynorsk </text:p>
          </table:table-cell>
          <table:table-cell office:value-type="string">
            <text:p>Norsk Nynorsk </text:p>
          </table:table-cell>
          <table:table-cell office:value-type="string">
            <text:p>nn </text:p>
          </table:table-cell>
          <table:table-cell office:value-type="string">
            <text:p>nno </text:p>
          </table:table-cell>
          <table:table-cell office:value-type="string">
            <text:p>nno </text:p>
          </table:table-cell>
          <table:table-cell office:value-type="string">
            <text:p>nno </text:p>
          </table:table-cell>
          <table:table-cell office:value-type="string">
            <text:p>Covered by macrolanguage [no/nor]</text:p>
          </table:table-cell>
        </table:table-row>
        <table:table-row table:style-name="ro14">
          <table:table-cell/>
          <table:table-cell office:value-type="string">
            <text:p>Indo-European </text:p>
          </table:table-cell>
          <table:table-cell office:value-type="string">
            <text:p>Norwegian </text:p>
          </table:table-cell>
          <table:table-cell office:value-type="string">
            <text:p>Norsk </text:p>
          </table:table-cell>
          <table:table-cell office:value-type="string">
            <text:p>no </text:p>
          </table:table-cell>
          <table:table-cell office:value-type="string">
            <text:p>nor </text:p>
          </table:table-cell>
          <table:table-cell office:value-type="string">
            <text:p>nor </text:p>
          </table:table-cell>
          <table:table-cell office:value-type="string">
            <text:p>nor + 2 </text:p>
          </table:table-cell>
          <table:table-cell office:value-type="string">
            <text:p>macrolanguage, Bokmål is [nb/nob], Nynorsk is [nn/nno]</text:p>
          </table:table-cell>
        </table:table-row>
        <table:table-row table:style-name="ro12">
          <table:table-cell/>
          <table:table-cell office:value-type="string">
            <text:p>Sino-Tibetan </text:p>
          </table:table-cell>
          <table:table-cell office:value-type="string">
            <text:p>Sichuan Yi, Nuosu </text:p>
          </table:table-cell>
          <table:table-cell office:value-type="string">
            <text:p>ꆈꌠ꒿ Nuosuhxop </text:p>
          </table:table-cell>
          <table:table-cell office:value-type="string">
            <text:p>ii </text:p>
          </table:table-cell>
          <table:table-cell table:number-columns-repeated="3" office:value-type="string">
            <text:p>iii </text:p>
          </table:table-cell>
          <table:table-cell office:value-type="string">
            <text:p>Standard form of Yi languages</text:p>
          </table:table-cell>
        </table:table-row>
        <table:table-row table:style-name="ro14">
          <table:table-cell/>
          <table:table-cell office:value-type="string">
            <text:p>Niger–Congo </text:p>
          </table:table-cell>
          <table:table-cell office:value-type="string">
            <text:p>South Ndebele </text:p>
          </table:table-cell>
          <table:table-cell office:value-type="string">
            <text:p>isiNdebele </text:p>
          </table:table-cell>
          <table:table-cell office:value-type="string">
            <text:p>nr </text:p>
          </table:table-cell>
          <table:table-cell office:value-type="string">
            <text:p>nbl </text:p>
          </table:table-cell>
          <table:table-cell office:value-type="string">
            <text:p>nbl </text:p>
          </table:table-cell>
          <table:table-cell office:value-type="string">
            <text:p>nbl </text:p>
          </table:table-cell>
          <table:table-cell office:value-type="string">
            <text:p>also known as Southern Ndebele</text:p>
          </table:table-cell>
        </table:table-row>
        <table:table-row table:style-name="ro14">
          <table:table-cell/>
          <table:table-cell office:value-type="string">
            <text:p>Indo-European </text:p>
          </table:table-cell>
          <table:table-cell office:value-type="string">
            <text:p>Occitan </text:p>
          </table:table-cell>
          <table:table-cell office:value-type="string">
            <text:p>occitan, lenga d'òc </text:p>
          </table:table-cell>
          <table:table-cell office:value-type="string">
            <text:p>oc </text:p>
          </table:table-cell>
          <table:table-cell table:number-columns-repeated="3" office:value-type="string">
            <text:p>oci </text:p>
          </table:table-cell>
          <table:table-cell/>
        </table:table-row>
        <table:table-row table:style-name="ro14">
          <table:table-cell/>
          <table:table-cell office:value-type="string">
            <text:p>Algonquian </text:p>
          </table:table-cell>
          <table:table-cell office:value-type="string">
            <text:p>Ojibwa </text:p>
          </table:table-cell>
          <table:table-cell office:value-type="string">
            <text:p>ᐊᓂᔑᓈᐯᒧᐎᓐ </text:p>
          </table:table-cell>
          <table:table-cell office:value-type="string">
            <text:p>oj </text:p>
          </table:table-cell>
          <table:table-cell office:value-type="string">
            <text:p>oji </text:p>
          </table:table-cell>
          <table:table-cell office:value-type="string">
            <text:p>oji </text:p>
          </table:table-cell>
          <table:table-cell office:value-type="string">
            <text:p>oji + 7 </text:p>
          </table:table-cell>
          <table:table-cell office:value-type="string">
            <text:p>macrolanguage, also known as Ojibwe</text:p>
          </table:table-cell>
        </table:table-row>
        <table:table-row table:style-name="ro14">
          <table:table-cell/>
          <table:table-cell office:value-type="string">
            <text:p>Indo-European </text:p>
          </table:table-cell>
          <table:table-cell office:value-type="string">
            <text:p>Church Slavic, Old Slavonic, Church Slavonic, Old Bulgarian, Old Church Slavonic </text:p>
          </table:table-cell>
          <table:table-cell office:value-type="string">
            <text:p>ѩзыкъ словѣньскъ </text:p>
          </table:table-cell>
          <table:table-cell office:value-type="string">
            <text:p>cu </text:p>
          </table:table-cell>
          <table:table-cell office:value-type="string">
            <text:p>chu </text:p>
          </table:table-cell>
          <table:table-cell office:value-type="string">
            <text:p>chu </text:p>
          </table:table-cell>
          <table:table-cell office:value-type="string">
            <text:p>chu </text:p>
          </table:table-cell>
          <table:table-cell office:value-type="string">
            <text:p>ancient, in use by Orthodox Church</text:p>
          </table:table-cell>
        </table:table-row>
        <table:table-row table:style-name="ro14">
          <table:table-cell/>
          <table:table-cell office:value-type="string">
            <text:p>Afro-Asiatic </text:p>
          </table:table-cell>
          <table:table-cell office:value-type="string">
            <text:p>Oromo </text:p>
          </table:table-cell>
          <table:table-cell office:value-type="string">
            <text:p>Afaan Oromoo </text:p>
          </table:table-cell>
          <table:table-cell office:value-type="string">
            <text:p>om </text:p>
          </table:table-cell>
          <table:table-cell office:value-type="string">
            <text:p>orm </text:p>
          </table:table-cell>
          <table:table-cell office:value-type="string">
            <text:p>orm </text:p>
          </table:table-cell>
          <table:table-cell office:value-type="string">
            <text:p>orm + 4 </text:p>
          </table:table-cell>
          <table:table-cell office:value-type="string">
            <text:p>macrolanguage</text:p>
          </table:table-cell>
        </table:table-row>
        <table:table-row table:style-name="ro14">
          <table:table-cell/>
          <table:table-cell office:value-type="string">
            <text:p>Indo-European </text:p>
          </table:table-cell>
          <table:table-cell office:value-type="string">
            <text:p>Oriya </text:p>
          </table:table-cell>
          <table:table-cell office:value-type="string">
            <text:p>ଓଡ଼ିଆ </text:p>
          </table:table-cell>
          <table:table-cell office:value-type="string">
            <text:p>or </text:p>
          </table:table-cell>
          <table:table-cell table:number-columns-repeated="2" office:value-type="string">
            <text:p>ori </text:p>
          </table:table-cell>
          <table:table-cell office:value-type="string">
            <text:p>ori + 2 </text:p>
          </table:table-cell>
          <table:table-cell office:value-type="string">
            <text:p>macrolanguage, also known as Odia</text:p>
          </table:table-cell>
        </table:table-row>
        <table:table-row table:style-name="ro14">
          <table:table-cell/>
          <table:table-cell office:value-type="string">
            <text:p>Indo-European </text:p>
          </table:table-cell>
          <table:table-cell office:value-type="string">
            <text:p>Ossetian, Ossetic </text:p>
          </table:table-cell>
          <table:table-cell office:value-type="string">
            <text:p>ирон æвзаг </text:p>
          </table:table-cell>
          <table:table-cell office:value-type="string">
            <text:p>os </text:p>
          </table:table-cell>
          <table:table-cell office:value-type="string">
            <text:p>oss </text:p>
          </table:table-cell>
          <table:table-cell office:value-type="string">
            <text:p>oss </text:p>
          </table:table-cell>
          <table:table-cell office:value-type="string">
            <text:p>oss </text:p>
          </table:table-cell>
          <table:table-cell/>
        </table:table-row>
        <table:table-row table:style-name="ro3">
          <table:table-cell/>
          <table:table-cell office:value-type="string">
            <text:p>Indo-European </text:p>
          </table:table-cell>
          <table:table-cell office:value-type="string">
            <text:p>Punjabi, Panjabi </text:p>
          </table:table-cell>
          <table:table-cell office:value-type="string">
            <text:p>ਪੰਜਾਬੀ, پنجابی‎ </text:p>
          </table:table-cell>
          <table:table-cell office:value-type="string">
            <text:p>pa </text:p>
          </table:table-cell>
          <table:table-cell office:value-type="string">
            <text:p>pan </text:p>
          </table:table-cell>
          <table:table-cell office:value-type="string">
            <text:p>pan </text:p>
          </table:table-cell>
          <table:table-cell office:value-type="string">
            <text:p>pan </text:p>
          </table:table-cell>
          <table:table-cell/>
        </table:table-row>
        <table:table-row table:style-name="ro3">
          <table:table-cell/>
          <table:table-cell office:value-type="string">
            <text:p>Indo-European </text:p>
          </table:table-cell>
          <table:table-cell office:value-type="string">
            <text:p>Pali </text:p>
          </table:table-cell>
          <table:table-cell office:value-type="string">
            <text:p>पालि, पाळि </text:p>
          </table:table-cell>
          <table:table-cell office:value-type="string">
            <text:p>pi </text:p>
          </table:table-cell>
          <table:table-cell office:value-type="string">
            <text:p>pli </text:p>
          </table:table-cell>
          <table:table-cell office:value-type="string">
            <text:p>pli </text:p>
          </table:table-cell>
          <table:table-cell office:value-type="string">
            <text:p>pli </text:p>
          </table:table-cell>
          <table:table-cell office:value-type="string">
            <text:p>ancient, also known as Pāli</text:p>
          </table:table-cell>
        </table:table-row>
        <table:table-row table:style-name="ro14">
          <table:table-cell/>
          <table:table-cell office:value-type="string">
            <text:p>Indo-European </text:p>
          </table:table-cell>
          <table:table-cell office:value-type="string">
            <text:p>Persian </text:p>
          </table:table-cell>
          <table:table-cell table:number-columns-repeated="6"/>
        </table:table-row>
        <table:table-row table:style-name="ro14">
          <table:table-cell office:value-type="string">
            <text:p>فارسی</text:p>
          </table:table-cell>
          <table:table-cell table:number-columns-repeated="8"/>
        </table:table-row>
        <table:table-row table:style-name="ro14">
          <table:table-cell/>
          <table:table-cell office:value-type="string">
            <text:p>fa </text:p>
          </table:table-cell>
          <table:table-cell office:value-type="string">
            <text:p>fas </text:p>
          </table:table-cell>
          <table:table-cell office:value-type="string">
            <text:p>per </text:p>
          </table:table-cell>
          <table:table-cell office:value-type="string">
            <text:p>fas + 2 </text:p>
          </table:table-cell>
          <table:table-cell office:value-type="string">
            <text:p>macrolanguage, also known as Farsi</text:p>
          </table:table-cell>
          <table:table-cell table:number-columns-repeated="3"/>
        </table:table-row>
        <table:table-row table:style-name="ro14">
          <table:table-cell/>
          <table:table-cell office:value-type="string">
            <text:p>Indo-European </text:p>
          </table:table-cell>
          <table:table-cell office:value-type="string">
            <text:p>Polish </text:p>
          </table:table-cell>
          <table:table-cell office:value-type="string">
            <text:p>język polski, polszczyzna </text:p>
          </table:table-cell>
          <table:table-cell office:value-type="string">
            <text:p>pl </text:p>
          </table:table-cell>
          <table:table-cell table:number-columns-repeated="3" office:value-type="string">
            <text:p>pol </text:p>
          </table:table-cell>
          <table:table-cell/>
        </table:table-row>
        <table:table-row table:style-name="ro14">
          <table:table-cell/>
          <table:table-cell office:value-type="string">
            <text:p>Indo-European </text:p>
          </table:table-cell>
          <table:table-cell office:value-type="string">
            <text:p>Pashto, Pushto </text:p>
          </table:table-cell>
          <table:table-cell table:number-columns-repeated="6"/>
        </table:table-row>
        <table:table-row table:style-name="ro14">
          <table:table-cell office:value-type="string">
            <text:p>پښتو</text:p>
          </table:table-cell>
          <table:table-cell table:number-columns-repeated="8"/>
        </table:table-row>
        <table:table-row table:style-name="ro14">
          <table:table-cell/>
          <table:table-cell office:value-type="string">
            <text:p>ps </text:p>
          </table:table-cell>
          <table:table-cell table:number-columns-repeated="2" office:value-type="string">
            <text:p>pus </text:p>
          </table:table-cell>
          <table:table-cell office:value-type="string">
            <text:p>pus + 3 </text:p>
          </table:table-cell>
          <table:table-cell office:value-type="string">
            <text:p>macrolanguage</text:p>
          </table:table-cell>
          <table:table-cell table:number-columns-repeated="3"/>
        </table:table-row>
        <table:table-row table:style-name="ro14">
          <table:table-cell/>
          <table:table-cell office:value-type="string">
            <text:p>Indo-European </text:p>
          </table:table-cell>
          <table:table-cell office:value-type="string">
            <text:p>Portuguese </text:p>
          </table:table-cell>
          <table:table-cell office:value-type="string">
            <text:p>Português </text:p>
          </table:table-cell>
          <table:table-cell office:value-type="string">
            <text:p>pt </text:p>
          </table:table-cell>
          <table:table-cell table:number-columns-repeated="3" office:value-type="string">
            <text:p>por </text:p>
          </table:table-cell>
          <table:table-cell/>
        </table:table-row>
        <table:table-row table:style-name="ro14">
          <table:table-cell/>
          <table:table-cell office:value-type="string">
            <text:p>Quechuan </text:p>
          </table:table-cell>
          <table:table-cell office:value-type="string">
            <text:p>Quechua </text:p>
          </table:table-cell>
          <table:table-cell office:value-type="string">
            <text:p>Runa Simi, Kichwa </text:p>
          </table:table-cell>
          <table:table-cell office:value-type="string">
            <text:p>qu </text:p>
          </table:table-cell>
          <table:table-cell table:number-columns-repeated="2" office:value-type="string">
            <text:p>que </text:p>
          </table:table-cell>
          <table:table-cell office:value-type="string">
            <text:p>que + 43 </text:p>
          </table:table-cell>
          <table:table-cell office:value-type="string">
            <text:p>macrolanguage</text:p>
          </table:table-cell>
        </table:table-row>
        <table:table-row table:style-name="ro14">
          <table:table-cell/>
          <table:table-cell office:value-type="string">
            <text:p>Indo-European </text:p>
          </table:table-cell>
          <table:table-cell office:value-type="string">
            <text:p>Romansh </text:p>
          </table:table-cell>
          <table:table-cell office:value-type="string">
            <text:p>Rumantsch Grischun </text:p>
          </table:table-cell>
          <table:table-cell office:value-type="string">
            <text:p>rm </text:p>
          </table:table-cell>
          <table:table-cell office:value-type="string">
            <text:p>roh </text:p>
          </table:table-cell>
          <table:table-cell office:value-type="string">
            <text:p>roh </text:p>
          </table:table-cell>
          <table:table-cell office:value-type="string">
            <text:p>roh </text:p>
          </table:table-cell>
          <table:table-cell/>
        </table:table-row>
        <table:table-row table:style-name="ro14">
          <table:table-cell/>
          <table:table-cell office:value-type="string">
            <text:p>Niger–Congo </text:p>
          </table:table-cell>
          <table:table-cell office:value-type="string">
            <text:p>Rundi </text:p>
          </table:table-cell>
          <table:table-cell office:value-type="string">
            <text:p>Ikirundi </text:p>
          </table:table-cell>
          <table:table-cell office:value-type="string">
            <text:p>rn </text:p>
          </table:table-cell>
          <table:table-cell office:value-type="string">
            <text:p>run </text:p>
          </table:table-cell>
          <table:table-cell office:value-type="string">
            <text:p>run </text:p>
          </table:table-cell>
          <table:table-cell office:value-type="string">
            <text:p>run </text:p>
          </table:table-cell>
          <table:table-cell office:value-type="string">
            <text:p>also known as Kirundi</text:p>
          </table:table-cell>
        </table:table-row>
        <table:table-row table:style-name="ro14">
          <table:table-cell/>
          <table:table-cell office:value-type="string">
            <text:p>Indo-European </text:p>
          </table:table-cell>
          <table:table-cell office:value-type="string">
            <text:p>Romanian, Moldavian, Moldovan </text:p>
          </table:table-cell>
          <table:table-cell office:value-type="string">
            <text:p>Română </text:p>
          </table:table-cell>
          <table:table-cell office:value-type="string">
            <text:p>ro </text:p>
          </table:table-cell>
          <table:table-cell office:value-type="string">
            <text:p>ron </text:p>
          </table:table-cell>
          <table:table-cell office:value-type="string">
            <text:p>rum </text:p>
          </table:table-cell>
          <table:table-cell office:value-type="string">
            <text:p>ron </text:p>
          </table:table-cell>
          <table:table-cell office:value-type="string">
            <text:p>The identifiers mo and mol are deprecated, leaving ro and ron (639-2/T) and rum (639-2/B) the current language identifiers to be used for the variant of the Romanian language also known as Moldavian and Moldovan in English and moldave in French. The identifiers mo and mol will not be assigned to different items, and recordings using these identifiers will not be invalid.</text:p>
          </table:table-cell>
        </table:table-row>
        <table:table-row table:style-name="ro14">
          <table:table-cell/>
          <table:table-cell office:value-type="string">
            <text:p>Indo-European </text:p>
          </table:table-cell>
          <table:table-cell office:value-type="string">
            <text:p>Russian </text:p>
          </table:table-cell>
          <table:table-cell office:value-type="string">
            <text:p>русский </text:p>
          </table:table-cell>
          <table:table-cell office:value-type="string">
            <text:p>ru </text:p>
          </table:table-cell>
          <table:table-cell table:number-columns-repeated="3" office:value-type="string">
            <text:p>rus </text:p>
          </table:table-cell>
          <table:table-cell/>
        </table:table-row>
        <table:table-row table:style-name="ro14">
          <table:table-cell/>
          <table:table-cell office:value-type="string">
            <text:p>Indo-European </text:p>
          </table:table-cell>
          <table:table-cell office:value-type="string">
            <text:p>Sanskrit </text:p>
          </table:table-cell>
          <table:table-cell office:value-type="string">
            <text:p>संस्कृतम् </text:p>
          </table:table-cell>
          <table:table-cell office:value-type="string">
            <text:p>sa </text:p>
          </table:table-cell>
          <table:table-cell table:number-columns-repeated="3" office:value-type="string">
            <text:p>san </text:p>
          </table:table-cell>
          <table:table-cell office:value-type="string">
            <text:p>ancient, still spoken, also known as Saṃskṛta</text:p>
          </table:table-cell>
        </table:table-row>
        <table:table-row table:style-name="ro14">
          <table:table-cell/>
          <table:table-cell office:value-type="string">
            <text:p>Indo-European </text:p>
          </table:table-cell>
          <table:table-cell office:value-type="string">
            <text:p>Sardinian </text:p>
          </table:table-cell>
          <table:table-cell office:value-type="string">
            <text:p>sardu </text:p>
          </table:table-cell>
          <table:table-cell office:value-type="string">
            <text:p>sc </text:p>
          </table:table-cell>
          <table:table-cell office:value-type="string">
            <text:p>srd </text:p>
          </table:table-cell>
          <table:table-cell office:value-type="string">
            <text:p>srd </text:p>
          </table:table-cell>
          <table:table-cell office:value-type="string">
            <text:p>srd + 4 </text:p>
          </table:table-cell>
          <table:table-cell office:value-type="string">
            <text:p>macrolanguage</text:p>
          </table:table-cell>
        </table:table-row>
        <table:table-row table:style-name="ro3">
          <table:table-cell/>
          <table:table-cell office:value-type="string">
            <text:p>Indo-European </text:p>
          </table:table-cell>
          <table:table-cell office:value-type="string">
            <text:p>Sindhi </text:p>
          </table:table-cell>
          <table:table-cell office:value-type="string">
            <text:p>सिन्धी, سنڌي، سندھی‎ </text:p>
          </table:table-cell>
          <table:table-cell office:value-type="string">
            <text:p>sd </text:p>
          </table:table-cell>
          <table:table-cell office:value-type="string">
            <text:p>snd </text:p>
          </table:table-cell>
          <table:table-cell office:value-type="string">
            <text:p>snd </text:p>
          </table:table-cell>
          <table:table-cell office:value-type="string">
            <text:p>snd </text:p>
          </table:table-cell>
          <table:table-cell/>
        </table:table-row>
        <table:table-row table:style-name="ro14">
          <table:table-cell/>
          <table:table-cell office:value-type="string">
            <text:p>Uralic </text:p>
          </table:table-cell>
          <table:table-cell office:value-type="string">
            <text:p>Northern Sami </text:p>
          </table:table-cell>
          <table:table-cell office:value-type="string">
            <text:p>Davvisámegiella </text:p>
          </table:table-cell>
          <table:table-cell office:value-type="string">
            <text:p>se </text:p>
          </table:table-cell>
          <table:table-cell office:value-type="string">
            <text:p>sme </text:p>
          </table:table-cell>
          <table:table-cell office:value-type="string">
            <text:p>sme </text:p>
          </table:table-cell>
          <table:table-cell office:value-type="string">
            <text:p>sme </text:p>
          </table:table-cell>
          <table:table-cell/>
        </table:table-row>
        <table:table-row table:style-name="ro14">
          <table:table-cell/>
          <table:table-cell office:value-type="string">
            <text:p>Austronesian </text:p>
          </table:table-cell>
          <table:table-cell office:value-type="string">
            <text:p>Samoan </text:p>
          </table:table-cell>
          <table:table-cell office:value-type="string">
            <text:p>gagana fa'a Samoa </text:p>
          </table:table-cell>
          <table:table-cell office:value-type="string">
            <text:p>sm </text:p>
          </table:table-cell>
          <table:table-cell office:value-type="string">
            <text:p>smo </text:p>
          </table:table-cell>
          <table:table-cell office:value-type="string">
            <text:p>smo </text:p>
          </table:table-cell>
          <table:table-cell office:value-type="string">
            <text:p>smo </text:p>
          </table:table-cell>
          <table:table-cell/>
        </table:table-row>
        <table:table-row table:style-name="ro14">
          <table:table-cell/>
          <table:table-cell office:value-type="string">
            <text:p>Creole </text:p>
          </table:table-cell>
          <table:table-cell office:value-type="string">
            <text:p>Sango </text:p>
          </table:table-cell>
          <table:table-cell office:value-type="string">
            <text:p>yângâ tî sängö </text:p>
          </table:table-cell>
          <table:table-cell office:value-type="string">
            <text:p>sg </text:p>
          </table:table-cell>
          <table:table-cell office:value-type="string">
            <text:p>sag </text:p>
          </table:table-cell>
          <table:table-cell office:value-type="string">
            <text:p>sag </text:p>
          </table:table-cell>
          <table:table-cell office:value-type="string">
            <text:p>sag </text:p>
          </table:table-cell>
          <table:table-cell/>
        </table:table-row>
        <table:table-row table:style-name="ro14">
          <table:table-cell/>
          <table:table-cell office:value-type="string">
            <text:p>Indo-European </text:p>
          </table:table-cell>
          <table:table-cell office:value-type="string">
            <text:p>Serbian </text:p>
          </table:table-cell>
          <table:table-cell office:value-type="string">
            <text:p>српски језик </text:p>
          </table:table-cell>
          <table:table-cell office:value-type="string">
            <text:p>sr </text:p>
          </table:table-cell>
          <table:table-cell office:value-type="string">
            <text:p>srp </text:p>
          </table:table-cell>
          <table:table-cell office:value-type="string">
            <text:p>srp </text:p>
          </table:table-cell>
          <table:table-cell office:value-type="string">
            <text:p>srp </text:p>
          </table:table-cell>
          <table:table-cell office:value-type="string">
            <text:p>The ISO 639-2/T code srp deprecated the ISO 639-2/B code scc[2]</text:p>
          </table:table-cell>
        </table:table-row>
        <table:table-row table:style-name="ro14">
          <table:table-cell/>
          <table:table-cell office:value-type="string">
            <text:p>Indo-European </text:p>
          </table:table-cell>
          <table:table-cell office:value-type="string">
            <text:p>Gaelic, Scottish Gaelic </text:p>
          </table:table-cell>
          <table:table-cell office:value-type="string">
            <text:p>Gàidhlig </text:p>
          </table:table-cell>
          <table:table-cell office:value-type="string">
            <text:p>gd </text:p>
          </table:table-cell>
          <table:table-cell table:number-columns-repeated="3" office:value-type="string">
            <text:p>gla </text:p>
          </table:table-cell>
          <table:table-cell/>
        </table:table-row>
        <table:table-row table:style-name="ro14">
          <table:table-cell/>
          <table:table-cell office:value-type="string">
            <text:p>Niger–Congo </text:p>
          </table:table-cell>
          <table:table-cell office:value-type="string">
            <text:p>Shona </text:p>
          </table:table-cell>
          <table:table-cell office:value-type="string">
            <text:p>chiShona </text:p>
          </table:table-cell>
          <table:table-cell office:value-type="string">
            <text:p>sn </text:p>
          </table:table-cell>
          <table:table-cell office:value-type="string">
            <text:p>sna </text:p>
          </table:table-cell>
          <table:table-cell office:value-type="string">
            <text:p>sna </text:p>
          </table:table-cell>
          <table:table-cell office:value-type="string">
            <text:p>sna </text:p>
          </table:table-cell>
          <table:table-cell/>
        </table:table-row>
        <table:table-row table:style-name="ro14">
          <table:table-cell/>
          <table:table-cell office:value-type="string">
            <text:p>Indo-European </text:p>
          </table:table-cell>
          <table:table-cell office:value-type="string">
            <text:p>Sinhala, Sinhalese </text:p>
          </table:table-cell>
          <table:table-cell office:value-type="string">
            <text:p>සිංහල </text:p>
          </table:table-cell>
          <table:table-cell office:value-type="string">
            <text:p>si </text:p>
          </table:table-cell>
          <table:table-cell office:value-type="string">
            <text:p>sin </text:p>
          </table:table-cell>
          <table:table-cell office:value-type="string">
            <text:p>sin </text:p>
          </table:table-cell>
          <table:table-cell office:value-type="string">
            <text:p>sin </text:p>
          </table:table-cell>
          <table:table-cell/>
        </table:table-row>
        <table:table-row table:style-name="ro14">
          <table:table-cell/>
          <table:table-cell office:value-type="string">
            <text:p>Indo-European </text:p>
          </table:table-cell>
          <table:table-cell office:value-type="string">
            <text:p>Slovak </text:p>
          </table:table-cell>
          <table:table-cell office:value-type="string">
            <text:p>Slovenčina, Slovenský Jazyk </text:p>
          </table:table-cell>
          <table:table-cell office:value-type="string">
            <text:p>sk </text:p>
          </table:table-cell>
          <table:table-cell office:value-type="string">
            <text:p>slk </text:p>
          </table:table-cell>
          <table:table-cell office:value-type="string">
            <text:p>slo </text:p>
          </table:table-cell>
          <table:table-cell office:value-type="string">
            <text:p>slk </text:p>
          </table:table-cell>
          <table:table-cell/>
        </table:table-row>
        <table:table-row table:style-name="ro14">
          <table:table-cell/>
          <table:table-cell office:value-type="string">
            <text:p>Indo-European </text:p>
          </table:table-cell>
          <table:table-cell office:value-type="string">
            <text:p>Slovenian </text:p>
          </table:table-cell>
          <table:table-cell office:value-type="string">
            <text:p>Slovenski Jezik, Slovenščina </text:p>
          </table:table-cell>
          <table:table-cell office:value-type="string">
            <text:p>sl </text:p>
          </table:table-cell>
          <table:table-cell office:value-type="string">
            <text:p>slv </text:p>
          </table:table-cell>
          <table:table-cell office:value-type="string">
            <text:p>slv </text:p>
          </table:table-cell>
          <table:table-cell office:value-type="string">
            <text:p>slv </text:p>
          </table:table-cell>
          <table:table-cell office:value-type="string">
            <text:p>also known as Slovene</text:p>
          </table:table-cell>
        </table:table-row>
        <table:table-row table:style-name="ro14">
          <table:table-cell/>
          <table:table-cell office:value-type="string">
            <text:p>Afro-Asiatic </text:p>
          </table:table-cell>
          <table:table-cell office:value-type="string">
            <text:p>Somali </text:p>
          </table:table-cell>
          <table:table-cell office:value-type="string">
            <text:p>Soomaaliga, af Soomaali </text:p>
          </table:table-cell>
          <table:table-cell office:value-type="string">
            <text:p>so </text:p>
          </table:table-cell>
          <table:table-cell table:number-columns-repeated="3" office:value-type="string">
            <text:p>som </text:p>
          </table:table-cell>
          <table:table-cell/>
        </table:table-row>
        <table:table-row table:style-name="ro14">
          <table:table-cell/>
          <table:table-cell office:value-type="string">
            <text:p>Niger–Congo </text:p>
          </table:table-cell>
          <table:table-cell office:value-type="string">
            <text:p>Southern Sotho </text:p>
          </table:table-cell>
          <table:table-cell office:value-type="string">
            <text:p>Sesotho </text:p>
          </table:table-cell>
          <table:table-cell office:value-type="string">
            <text:p>st </text:p>
          </table:table-cell>
          <table:table-cell table:number-columns-repeated="3" office:value-type="string">
            <text:p>sot </text:p>
          </table:table-cell>
          <table:table-cell/>
        </table:table-row>
        <table:table-row table:style-name="ro14">
          <table:table-cell/>
          <table:table-cell office:value-type="string">
            <text:p>Indo-European </text:p>
          </table:table-cell>
          <table:table-cell office:value-type="string">
            <text:p>Spanish, Castilian </text:p>
          </table:table-cell>
          <table:table-cell office:value-type="string">
            <text:p>Español </text:p>
          </table:table-cell>
          <table:table-cell office:value-type="string">
            <text:p>es </text:p>
          </table:table-cell>
          <table:table-cell office:value-type="string">
            <text:p>spa </text:p>
          </table:table-cell>
          <table:table-cell office:value-type="string">
            <text:p>spa </text:p>
          </table:table-cell>
          <table:table-cell office:value-type="string">
            <text:p>spa </text:p>
          </table:table-cell>
          <table:table-cell/>
        </table:table-row>
        <table:table-row table:style-name="ro14">
          <table:table-cell/>
          <table:table-cell office:value-type="string">
            <text:p>Austronesian </text:p>
          </table:table-cell>
          <table:table-cell office:value-type="string">
            <text:p>Sundanese </text:p>
          </table:table-cell>
          <table:table-cell office:value-type="string">
            <text:p>Basa Sunda </text:p>
          </table:table-cell>
          <table:table-cell office:value-type="string">
            <text:p>su </text:p>
          </table:table-cell>
          <table:table-cell office:value-type="string">
            <text:p>sun </text:p>
          </table:table-cell>
          <table:table-cell office:value-type="string">
            <text:p>sun </text:p>
          </table:table-cell>
          <table:table-cell office:value-type="string">
            <text:p>sun </text:p>
          </table:table-cell>
          <table:table-cell/>
        </table:table-row>
        <table:table-row table:style-name="ro14">
          <table:table-cell/>
          <table:table-cell office:value-type="string">
            <text:p>Niger–Congo </text:p>
          </table:table-cell>
          <table:table-cell office:value-type="string">
            <text:p>Swahili </text:p>
          </table:table-cell>
          <table:table-cell office:value-type="string">
            <text:p>Kiswahili </text:p>
          </table:table-cell>
          <table:table-cell office:value-type="string">
            <text:p>sw </text:p>
          </table:table-cell>
          <table:table-cell office:value-type="string">
            <text:p>swa </text:p>
          </table:table-cell>
          <table:table-cell office:value-type="string">
            <text:p>swa </text:p>
          </table:table-cell>
          <table:table-cell office:value-type="string">
            <text:p>swa + 2 </text:p>
          </table:table-cell>
          <table:table-cell office:value-type="string">
            <text:p>macrolanguage</text:p>
          </table:table-cell>
        </table:table-row>
        <table:table-row table:style-name="ro14">
          <table:table-cell/>
          <table:table-cell office:value-type="string">
            <text:p>Niger–Congo </text:p>
          </table:table-cell>
          <table:table-cell office:value-type="string">
            <text:p>Swati </text:p>
          </table:table-cell>
          <table:table-cell office:value-type="string">
            <text:p>SiSwati </text:p>
          </table:table-cell>
          <table:table-cell office:value-type="string">
            <text:p>ss </text:p>
          </table:table-cell>
          <table:table-cell office:value-type="string">
            <text:p>ssw </text:p>
          </table:table-cell>
          <table:table-cell office:value-type="string">
            <text:p>ssw </text:p>
          </table:table-cell>
          <table:table-cell office:value-type="string">
            <text:p>ssw </text:p>
          </table:table-cell>
          <table:table-cell office:value-type="string">
            <text:p>also known as Swazi</text:p>
          </table:table-cell>
        </table:table-row>
        <table:table-row table:style-name="ro14">
          <table:table-cell/>
          <table:table-cell office:value-type="string">
            <text:p>Indo-European </text:p>
          </table:table-cell>
          <table:table-cell office:value-type="string">
            <text:p>Swedish </text:p>
          </table:table-cell>
          <table:table-cell office:value-type="string">
            <text:p>Svenska </text:p>
          </table:table-cell>
          <table:table-cell office:value-type="string">
            <text:p>sv </text:p>
          </table:table-cell>
          <table:table-cell office:value-type="string">
            <text:p>swe </text:p>
          </table:table-cell>
          <table:table-cell office:value-type="string">
            <text:p>swe </text:p>
          </table:table-cell>
          <table:table-cell office:value-type="string">
            <text:p>swe </text:p>
          </table:table-cell>
          <table:table-cell/>
        </table:table-row>
        <table:table-row table:style-name="ro14">
          <table:table-cell/>
          <table:table-cell office:value-type="string">
            <text:p>Dravidian </text:p>
          </table:table-cell>
          <table:table-cell office:value-type="string">
            <text:p>Tamil </text:p>
          </table:table-cell>
          <table:table-cell office:value-type="string">
            <text:p>தமிழ் </text:p>
          </table:table-cell>
          <table:table-cell office:value-type="string">
            <text:p>ta </text:p>
          </table:table-cell>
          <table:table-cell table:number-columns-repeated="3" office:value-type="string">
            <text:p>tam </text:p>
          </table:table-cell>
          <table:table-cell/>
        </table:table-row>
        <table:table-row table:style-name="ro14">
          <table:table-cell/>
          <table:table-cell office:value-type="string">
            <text:p>Dravidian </text:p>
          </table:table-cell>
          <table:table-cell office:value-type="string">
            <text:p>Telugu </text:p>
          </table:table-cell>
          <table:table-cell office:value-type="string">
            <text:p>తెలుగు </text:p>
          </table:table-cell>
          <table:table-cell office:value-type="string">
            <text:p>te </text:p>
          </table:table-cell>
          <table:table-cell table:number-columns-repeated="3" office:value-type="string">
            <text:p>tel </text:p>
          </table:table-cell>
          <table:table-cell/>
        </table:table-row>
        <table:table-row table:style-name="ro3">
          <table:table-cell/>
          <table:table-cell office:value-type="string">
            <text:p>Indo-European </text:p>
          </table:table-cell>
          <table:table-cell office:value-type="string">
            <text:p>Tajik </text:p>
          </table:table-cell>
          <table:table-cell office:value-type="string">
            <text:p>тоҷикӣ, toçikī, تاجیکی‎ </text:p>
          </table:table-cell>
          <table:table-cell office:value-type="string">
            <text:p>tg </text:p>
          </table:table-cell>
          <table:table-cell office:value-type="string">
            <text:p>tgk </text:p>
          </table:table-cell>
          <table:table-cell office:value-type="string">
            <text:p>tgk </text:p>
          </table:table-cell>
          <table:table-cell office:value-type="string">
            <text:p>tgk </text:p>
          </table:table-cell>
          <table:table-cell/>
        </table:table-row>
        <table:table-row table:style-name="ro14">
          <table:table-cell/>
          <table:table-cell office:value-type="string">
            <text:p>Tai–Kadai </text:p>
          </table:table-cell>
          <table:table-cell office:value-type="string">
            <text:p>Thai </text:p>
          </table:table-cell>
          <table:table-cell office:value-type="string">
            <text:p>ไทย </text:p>
          </table:table-cell>
          <table:table-cell office:value-type="string">
            <text:p>th </text:p>
          </table:table-cell>
          <table:table-cell office:value-type="string">
            <text:p>tha </text:p>
          </table:table-cell>
          <table:table-cell office:value-type="string">
            <text:p>tha </text:p>
          </table:table-cell>
          <table:table-cell office:value-type="string">
            <text:p>tha </text:p>
          </table:table-cell>
          <table:table-cell/>
        </table:table-row>
        <table:table-row table:style-name="ro14">
          <table:table-cell/>
          <table:table-cell office:value-type="string">
            <text:p>Afro-Asiatic </text:p>
          </table:table-cell>
          <table:table-cell office:value-type="string">
            <text:p>Tigrinya </text:p>
          </table:table-cell>
          <table:table-cell office:value-type="string">
            <text:p>ትግርኛ </text:p>
          </table:table-cell>
          <table:table-cell office:value-type="string">
            <text:p>ti </text:p>
          </table:table-cell>
          <table:table-cell table:number-columns-repeated="3" office:value-type="string">
            <text:p>tir </text:p>
          </table:table-cell>
          <table:table-cell/>
        </table:table-row>
        <table:table-row table:style-name="ro14">
          <table:table-cell/>
          <table:table-cell office:value-type="string">
            <text:p>Sino-Tibetan </text:p>
          </table:table-cell>
          <table:table-cell office:value-type="string">
            <text:p>Tibetan </text:p>
          </table:table-cell>
          <table:table-cell office:value-type="string">
            <text:p>བོད་ཡིག </text:p>
          </table:table-cell>
          <table:table-cell office:value-type="string">
            <text:p>bo </text:p>
          </table:table-cell>
          <table:table-cell office:value-type="string">
            <text:p>bod </text:p>
          </table:table-cell>
          <table:table-cell office:value-type="string">
            <text:p>tib </text:p>
          </table:table-cell>
          <table:table-cell office:value-type="string">
            <text:p>bod </text:p>
          </table:table-cell>
          <table:table-cell office:value-type="string">
            <text:p>also known as Standard Tibetan</text:p>
          </table:table-cell>
        </table:table-row>
        <table:table-row table:style-name="ro14">
          <table:table-cell/>
          <table:table-cell office:value-type="string">
            <text:p>Turkic </text:p>
          </table:table-cell>
          <table:table-cell office:value-type="string">
            <text:p>Turkmen </text:p>
          </table:table-cell>
          <table:table-cell office:value-type="string">
            <text:p>Türkmen, Түркмен </text:p>
          </table:table-cell>
          <table:table-cell office:value-type="string">
            <text:p>tk </text:p>
          </table:table-cell>
          <table:table-cell office:value-type="string">
            <text:p>tuk </text:p>
          </table:table-cell>
          <table:table-cell office:value-type="string">
            <text:p>tuk </text:p>
          </table:table-cell>
          <table:table-cell office:value-type="string">
            <text:p>tuk </text:p>
          </table:table-cell>
          <table:table-cell/>
        </table:table-row>
        <table:table-row table:style-name="ro14">
          <table:table-cell/>
          <table:table-cell office:value-type="string">
            <text:p>Austronesian </text:p>
          </table:table-cell>
          <table:table-cell office:value-type="string">
            <text:p>Tagalog </text:p>
          </table:table-cell>
          <table:table-cell office:value-type="string">
            <text:p>Wikang Tagalog </text:p>
          </table:table-cell>
          <table:table-cell office:value-type="string">
            <text:p>tl </text:p>
          </table:table-cell>
          <table:table-cell office:value-type="string">
            <text:p>tgl </text:p>
          </table:table-cell>
          <table:table-cell office:value-type="string">
            <text:p>tgl </text:p>
          </table:table-cell>
          <table:table-cell office:value-type="string">
            <text:p>tgl </text:p>
          </table:table-cell>
          <table:table-cell office:value-type="string">
            <text:p>Note: Filipino (Pilipino) has the code [fil]</text:p>
          </table:table-cell>
        </table:table-row>
        <table:table-row table:style-name="ro14">
          <table:table-cell/>
          <table:table-cell office:value-type="string">
            <text:p>Niger–Congo </text:p>
          </table:table-cell>
          <table:table-cell office:value-type="string">
            <text:p>Tswana </text:p>
          </table:table-cell>
          <table:table-cell office:value-type="string">
            <text:p>Setswana </text:p>
          </table:table-cell>
          <table:table-cell office:value-type="string">
            <text:p>tn </text:p>
          </table:table-cell>
          <table:table-cell office:value-type="string">
            <text:p>tsn </text:p>
          </table:table-cell>
          <table:table-cell office:value-type="string">
            <text:p>tsn </text:p>
          </table:table-cell>
          <table:table-cell office:value-type="string">
            <text:p>tsn </text:p>
          </table:table-cell>
          <table:table-cell/>
        </table:table-row>
        <table:table-row table:style-name="ro14">
          <table:table-cell/>
          <table:table-cell office:value-type="string">
            <text:p>Austronesian </text:p>
          </table:table-cell>
          <table:table-cell office:value-type="string">
            <text:p>Tonga (Tonga Islands) </text:p>
          </table:table-cell>
          <table:table-cell office:value-type="string">
            <text:p>Faka Tonga </text:p>
          </table:table-cell>
          <table:table-cell office:value-type="string">
            <text:p>to </text:p>
          </table:table-cell>
          <table:table-cell table:number-columns-repeated="3" office:value-type="string">
            <text:p>ton </text:p>
          </table:table-cell>
          <table:table-cell office:value-type="string">
            <text:p>also known as Tongan</text:p>
          </table:table-cell>
        </table:table-row>
        <table:table-row table:style-name="ro14">
          <table:table-cell/>
          <table:table-cell office:value-type="string">
            <text:p>Turkic </text:p>
          </table:table-cell>
          <table:table-cell office:value-type="string">
            <text:p>Turkish </text:p>
          </table:table-cell>
          <table:table-cell office:value-type="string">
            <text:p>Türkçe </text:p>
          </table:table-cell>
          <table:table-cell office:value-type="string">
            <text:p>tr </text:p>
          </table:table-cell>
          <table:table-cell table:number-columns-repeated="3" office:value-type="string">
            <text:p>tur </text:p>
          </table:table-cell>
          <table:table-cell/>
        </table:table-row>
        <table:table-row table:style-name="ro14">
          <table:table-cell/>
          <table:table-cell office:value-type="string">
            <text:p>Niger–Congo </text:p>
          </table:table-cell>
          <table:table-cell office:value-type="string">
            <text:p>Tsonga </text:p>
          </table:table-cell>
          <table:table-cell office:value-type="string">
            <text:p>Xitsonga </text:p>
          </table:table-cell>
          <table:table-cell office:value-type="string">
            <text:p>ts </text:p>
          </table:table-cell>
          <table:table-cell office:value-type="string">
            <text:p>tso </text:p>
          </table:table-cell>
          <table:table-cell office:value-type="string">
            <text:p>tso </text:p>
          </table:table-cell>
          <table:table-cell office:value-type="string">
            <text:p>tso </text:p>
          </table:table-cell>
          <table:table-cell/>
        </table:table-row>
        <table:table-row table:style-name="ro14">
          <table:table-cell/>
          <table:table-cell office:value-type="string">
            <text:p>Turkic </text:p>
          </table:table-cell>
          <table:table-cell office:value-type="string">
            <text:p>Tatar </text:p>
          </table:table-cell>
          <table:table-cell office:value-type="string">
            <text:p>татар теле, tatar tele </text:p>
          </table:table-cell>
          <table:table-cell office:value-type="string">
            <text:p>tt </text:p>
          </table:table-cell>
          <table:table-cell table:number-columns-repeated="3" office:value-type="string">
            <text:p>tat </text:p>
          </table:table-cell>
          <table:table-cell/>
        </table:table-row>
        <table:table-row table:style-name="ro14">
          <table:table-cell/>
          <table:table-cell office:value-type="string">
            <text:p>Niger–Congo </text:p>
          </table:table-cell>
          <table:table-cell office:value-type="string">
            <text:p>Twi </text:p>
          </table:table-cell>
          <table:table-cell office:value-type="string">
            <text:p>Twi </text:p>
          </table:table-cell>
          <table:table-cell office:value-type="string">
            <text:p>tw </text:p>
          </table:table-cell>
          <table:table-cell office:value-type="string">
            <text:p>twi </text:p>
          </table:table-cell>
          <table:table-cell office:value-type="string">
            <text:p>twi </text:p>
          </table:table-cell>
          <table:table-cell office:value-type="string">
            <text:p>twi </text:p>
          </table:table-cell>
          <table:table-cell office:value-type="string">
            <text:p>Covered by macrolanguage [ak/aka]</text:p>
          </table:table-cell>
        </table:table-row>
        <table:table-row table:style-name="ro14">
          <table:table-cell/>
          <table:table-cell office:value-type="string">
            <text:p>Austronesian </text:p>
          </table:table-cell>
          <table:table-cell office:value-type="string">
            <text:p>Tahitian </text:p>
          </table:table-cell>
          <table:table-cell office:value-type="string">
            <text:p>Reo Tahiti </text:p>
          </table:table-cell>
          <table:table-cell office:value-type="string">
            <text:p>ty </text:p>
          </table:table-cell>
          <table:table-cell office:value-type="string">
            <text:p>tah </text:p>
          </table:table-cell>
          <table:table-cell office:value-type="string">
            <text:p>tah </text:p>
          </table:table-cell>
          <table:table-cell office:value-type="string">
            <text:p>tah </text:p>
          </table:table-cell>
          <table:table-cell office:value-type="string">
            <text:p>One of the Reo Mā`ohi (languages of French Polynesia)</text:p>
          </table:table-cell>
        </table:table-row>
        <table:table-row table:style-name="ro3">
          <table:table-cell/>
          <table:table-cell office:value-type="string">
            <text:p>Turkic </text:p>
          </table:table-cell>
          <table:table-cell office:value-type="string">
            <text:p>Uighur, Uyghur </text:p>
          </table:table-cell>
          <table:table-cell office:value-type="string">
            <text:p>ئۇيغۇرچە‎, Uyghurche </text:p>
          </table:table-cell>
          <table:table-cell office:value-type="string">
            <text:p>ug </text:p>
          </table:table-cell>
          <table:table-cell table:number-columns-repeated="3" office:value-type="string">
            <text:p>uig </text:p>
          </table:table-cell>
          <table:table-cell/>
        </table:table-row>
        <table:table-row table:style-name="ro14">
          <table:table-cell/>
          <table:table-cell office:value-type="string">
            <text:p>Indo-European </text:p>
          </table:table-cell>
          <table:table-cell office:value-type="string">
            <text:p>Ukrainian </text:p>
          </table:table-cell>
          <table:table-cell office:value-type="string">
            <text:p>Українська </text:p>
          </table:table-cell>
          <table:table-cell office:value-type="string">
            <text:p>uk </text:p>
          </table:table-cell>
          <table:table-cell office:value-type="string">
            <text:p>ukr </text:p>
          </table:table-cell>
          <table:table-cell office:value-type="string">
            <text:p>ukr </text:p>
          </table:table-cell>
          <table:table-cell office:value-type="string">
            <text:p>ukr </text:p>
          </table:table-cell>
          <table:table-cell/>
        </table:table-row>
        <table:table-row table:style-name="ro14">
          <table:table-cell/>
          <table:table-cell office:value-type="string">
            <text:p>Indo-European </text:p>
          </table:table-cell>
          <table:table-cell office:value-type="string">
            <text:p>Urdu </text:p>
          </table:table-cell>
          <table:table-cell table:number-columns-repeated="6"/>
        </table:table-row>
        <table:table-row table:style-name="ro14">
          <table:table-cell office:value-type="string">
            <text:p>اردو</text:p>
          </table:table-cell>
          <table:table-cell table:number-columns-repeated="8"/>
        </table:table-row>
        <table:table-row table:style-name="ro14">
          <table:table-cell/>
          <table:table-cell office:value-type="string">
            <text:p>ur </text:p>
          </table:table-cell>
          <table:table-cell office:value-type="string">
            <text:p>urd </text:p>
          </table:table-cell>
          <table:table-cell office:value-type="string">
            <text:p>urd </text:p>
          </table:table-cell>
          <table:table-cell office:value-type="string">
            <text:p>urd </text:p>
          </table:table-cell>
          <table:table-cell table:number-columns-repeated="4"/>
        </table:table-row>
        <table:table-row table:style-name="ro3">
          <table:table-cell/>
          <table:table-cell office:value-type="string">
            <text:p>Turkic </text:p>
          </table:table-cell>
          <table:table-cell office:value-type="string">
            <text:p>Uzbek </text:p>
          </table:table-cell>
          <table:table-cell office:value-type="string">
            <text:p>Oʻzbek, Ўзбек, أۇزبېك‎ </text:p>
          </table:table-cell>
          <table:table-cell office:value-type="string">
            <text:p>uz </text:p>
          </table:table-cell>
          <table:table-cell office:value-type="string">
            <text:p>uzb </text:p>
          </table:table-cell>
          <table:table-cell office:value-type="string">
            <text:p>uzb </text:p>
          </table:table-cell>
          <table:table-cell office:value-type="string">
            <text:p>uzb + 2 </text:p>
          </table:table-cell>
          <table:table-cell office:value-type="string">
            <text:p>macrolanguage</text:p>
          </table:table-cell>
        </table:table-row>
        <table:table-row table:style-name="ro14">
          <table:table-cell/>
          <table:table-cell office:value-type="string">
            <text:p>Niger–Congo </text:p>
          </table:table-cell>
          <table:table-cell office:value-type="string">
            <text:p>Venda </text:p>
          </table:table-cell>
          <table:table-cell office:value-type="string">
            <text:p>Tshivenḓa </text:p>
          </table:table-cell>
          <table:table-cell office:value-type="string">
            <text:p>ve </text:p>
          </table:table-cell>
          <table:table-cell table:number-columns-repeated="3" office:value-type="string">
            <text:p>ven </text:p>
          </table:table-cell>
          <table:table-cell/>
        </table:table-row>
        <table:table-row table:style-name="ro14">
          <table:table-cell/>
          <table:table-cell office:value-type="string">
            <text:p>Austroasiatic </text:p>
          </table:table-cell>
          <table:table-cell office:value-type="string">
            <text:p>Vietnamese </text:p>
          </table:table-cell>
          <table:table-cell office:value-type="string">
            <text:p>Tiếng Việt </text:p>
          </table:table-cell>
          <table:table-cell office:value-type="string">
            <text:p>vi </text:p>
          </table:table-cell>
          <table:table-cell table:number-columns-repeated="3" office:value-type="string">
            <text:p>vie </text:p>
          </table:table-cell>
          <table:table-cell/>
        </table:table-row>
        <table:table-row table:style-name="ro14">
          <table:table-cell/>
          <table:table-cell office:value-type="string">
            <text:p>Constructed </text:p>
          </table:table-cell>
          <table:table-cell office:value-type="string">
            <text:p>Volapük </text:p>
          </table:table-cell>
          <table:table-cell office:value-type="string">
            <text:p>Volapük </text:p>
          </table:table-cell>
          <table:table-cell office:value-type="string">
            <text:p>vo </text:p>
          </table:table-cell>
          <table:table-cell table:number-columns-repeated="3" office:value-type="string">
            <text:p>vol </text:p>
          </table:table-cell>
          <table:table-cell office:value-type="string">
            <text:p>constructed</text:p>
          </table:table-cell>
        </table:table-row>
        <table:table-row table:style-name="ro14">
          <table:table-cell/>
          <table:table-cell office:value-type="string">
            <text:p>Indo-European </text:p>
          </table:table-cell>
          <table:table-cell office:value-type="string">
            <text:p>Walloon </text:p>
          </table:table-cell>
          <table:table-cell office:value-type="string">
            <text:p>Walon </text:p>
          </table:table-cell>
          <table:table-cell office:value-type="string">
            <text:p>wa </text:p>
          </table:table-cell>
          <table:table-cell office:value-type="string">
            <text:p>wln </text:p>
          </table:table-cell>
          <table:table-cell office:value-type="string">
            <text:p>wln </text:p>
          </table:table-cell>
          <table:table-cell office:value-type="string">
            <text:p>wln </text:p>
          </table:table-cell>
          <table:table-cell/>
        </table:table-row>
        <table:table-row table:style-name="ro14">
          <table:table-cell/>
          <table:table-cell office:value-type="string">
            <text:p>Indo-European </text:p>
          </table:table-cell>
          <table:table-cell office:value-type="string">
            <text:p>Welsh </text:p>
          </table:table-cell>
          <table:table-cell office:value-type="string">
            <text:p>Cymraeg </text:p>
          </table:table-cell>
          <table:table-cell office:value-type="string">
            <text:p>cy </text:p>
          </table:table-cell>
          <table:table-cell office:value-type="string">
            <text:p>cym </text:p>
          </table:table-cell>
          <table:table-cell office:value-type="string">
            <text:p>wel </text:p>
          </table:table-cell>
          <table:table-cell office:value-type="string">
            <text:p>cym </text:p>
          </table:table-cell>
          <table:table-cell/>
        </table:table-row>
        <table:table-row table:style-name="ro14">
          <table:table-cell/>
          <table:table-cell office:value-type="string">
            <text:p>Niger–Congo </text:p>
          </table:table-cell>
          <table:table-cell office:value-type="string">
            <text:p>Wolof </text:p>
          </table:table-cell>
          <table:table-cell office:value-type="string">
            <text:p>Wollof </text:p>
          </table:table-cell>
          <table:table-cell office:value-type="string">
            <text:p>wo </text:p>
          </table:table-cell>
          <table:table-cell office:value-type="string">
            <text:p>wol </text:p>
          </table:table-cell>
          <table:table-cell office:value-type="string">
            <text:p>wol </text:p>
          </table:table-cell>
          <table:table-cell office:value-type="string">
            <text:p>wol </text:p>
          </table:table-cell>
          <table:table-cell/>
        </table:table-row>
        <table:table-row table:style-name="ro14">
          <table:table-cell/>
          <table:table-cell office:value-type="string">
            <text:p>Indo-European </text:p>
          </table:table-cell>
          <table:table-cell office:value-type="string">
            <text:p>Western Frisian </text:p>
          </table:table-cell>
          <table:table-cell office:value-type="string">
            <text:p>Frysk </text:p>
          </table:table-cell>
          <table:table-cell office:value-type="string">
            <text:p>fy </text:p>
          </table:table-cell>
          <table:table-cell office:value-type="string">
            <text:p>fry </text:p>
          </table:table-cell>
          <table:table-cell office:value-type="string">
            <text:p>fry </text:p>
          </table:table-cell>
          <table:table-cell office:value-type="string">
            <text:p>fry </text:p>
          </table:table-cell>
          <table:table-cell office:value-type="string">
            <text:p>also known as Frisian</text:p>
          </table:table-cell>
        </table:table-row>
        <table:table-row table:style-name="ro14">
          <table:table-cell/>
          <table:table-cell office:value-type="string">
            <text:p>Niger–Congo </text:p>
          </table:table-cell>
          <table:table-cell office:value-type="string">
            <text:p>Xhosa </text:p>
          </table:table-cell>
          <table:table-cell office:value-type="string">
            <text:p>isiXhosa </text:p>
          </table:table-cell>
          <table:table-cell office:value-type="string">
            <text:p>xh </text:p>
          </table:table-cell>
          <table:table-cell office:value-type="string">
            <text:p>xho </text:p>
          </table:table-cell>
          <table:table-cell office:value-type="string">
            <text:p>xho </text:p>
          </table:table-cell>
          <table:table-cell office:value-type="string">
            <text:p>xho </text:p>
          </table:table-cell>
          <table:table-cell/>
        </table:table-row>
        <table:table-row table:style-name="ro14">
          <table:table-cell/>
          <table:table-cell office:value-type="string">
            <text:p>Indo-European </text:p>
          </table:table-cell>
          <table:table-cell office:value-type="string">
            <text:p>Yiddish </text:p>
          </table:table-cell>
          <table:table-cell table:number-columns-repeated="6"/>
        </table:table-row>
        <table:table-row table:style-name="ro14">
          <table:table-cell office:value-type="string">
            <text:p>ייִדיש</text:p>
          </table:table-cell>
          <table:table-cell table:number-columns-repeated="8"/>
        </table:table-row>
        <table:table-row table:style-name="ro14">
          <table:table-cell/>
          <table:table-cell office:value-type="string">
            <text:p>yi </text:p>
          </table:table-cell>
          <table:table-cell office:value-type="string">
            <text:p>yid </text:p>
          </table:table-cell>
          <table:table-cell office:value-type="string">
            <text:p>yid </text:p>
          </table:table-cell>
          <table:table-cell office:value-type="string">
            <text:p>yid + 2 </text:p>
          </table:table-cell>
          <table:table-cell office:value-type="string">
            <text:p>macrolanguage. Changed in 1989 from original ISO 639:1988, ji.[1]</text:p>
          </table:table-cell>
          <table:table-cell table:number-columns-repeated="3"/>
        </table:table-row>
        <table:table-row table:style-name="ro14">
          <table:table-cell/>
          <table:table-cell office:value-type="string">
            <text:p>Niger–Congo </text:p>
          </table:table-cell>
          <table:table-cell office:value-type="string">
            <text:p>Yoruba </text:p>
          </table:table-cell>
          <table:table-cell office:value-type="string">
            <text:p>Yorùbá </text:p>
          </table:table-cell>
          <table:table-cell office:value-type="string">
            <text:p>yo </text:p>
          </table:table-cell>
          <table:table-cell office:value-type="string">
            <text:p>yor </text:p>
          </table:table-cell>
          <table:table-cell office:value-type="string">
            <text:p>yor </text:p>
          </table:table-cell>
          <table:table-cell office:value-type="string">
            <text:p>yor </text:p>
          </table:table-cell>
          <table:table-cell/>
        </table:table-row>
        <table:table-row table:style-name="ro14">
          <table:table-cell/>
          <table:table-cell office:value-type="string">
            <text:p>Tai–Kadai </text:p>
          </table:table-cell>
          <table:table-cell office:value-type="string">
            <text:p>Zhuang, Chuang </text:p>
          </table:table-cell>
          <table:table-cell office:value-type="string">
            <text:p>Saɯ cueŋƅ, Saw cuengh </text:p>
          </table:table-cell>
          <table:table-cell office:value-type="string">
            <text:p>za </text:p>
          </table:table-cell>
          <table:table-cell office:value-type="string">
            <text:p>zha </text:p>
          </table:table-cell>
          <table:table-cell office:value-type="string">
            <text:p>zha </text:p>
          </table:table-cell>
          <table:table-cell office:value-type="string">
            <text:p>zha + 16 </text:p>
          </table:table-cell>
          <table:table-cell office:value-type="string">
            <text:p>macrolanguage</text:p>
          </table:table-cell>
        </table:table-row>
        <table:table-row table:style-name="ro14">
          <table:table-cell/>
          <table:table-cell office:value-type="string">
            <text:p>Niger–Congo </text:p>
          </table:table-cell>
          <table:table-cell office:value-type="string">
            <text:p>Zulu </text:p>
          </table:table-cell>
          <table:table-cell office:value-type="string">
            <text:p>isiZulu </text:p>
          </table:table-cell>
          <table:table-cell office:value-type="string">
            <text:p>zu </text:p>
          </table:table-cell>
          <table:table-cell office:value-type="string">
            <text:p>zul </text:p>
          </table:table-cell>
          <table:table-cell office:value-type="string">
            <text:p>zul </text:p>
          </table:table-cell>
          <table:table-cell office:value-type="string">
            <text:p>zul </text:p>
          </table:table-cell>
          <table:table-cell/>
        </table:table-row>
      </table:table>
      <table:table table:name="Full3" table:style-name="ta1" table:print="false">
        <table:table-column table:style-name="co1" table:default-cell-style-name="Default"/>
        <table:table-row table:style-name="ro1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Tinos" svg:font-family="Tinos" style:font-family-generic="roman" style:font-pitch="variable"/>
    <style:font-face style:name="Arial" svg:font-family="Arial" style:font-family-generic="swiss" style:font-pitch="variable"/>
    <style:font-face style:name="Arimo" svg:font-family="Arimo" style:font-family-generic="swiss" style:font-pitch="variable"/>
    <style:font-face style:name="Arial Unicode MS" svg:font-family="'Arial Unicode MS'" style:font-family-generic="system" style:font-pitch="variable"/>
    <style:font-face style:name="DejaVu Sans Condensed" svg:font-family="'DejaVu Sans Condensed'"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mo" fo:language="ca" fo:country="ES"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number:currency-style style:name="N105P0" style:volatile="true">
      <number:number number: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11">11/11/2020</text:date>, <text:time>19:22:08</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luis Moreso Bosch</meta:initial-creator>
    <meta:creation-date>2020-03-29T19:10:05</meta:creation-date>
    <dc:date>2020-11-11T19:22:08.14</dc:date>
    <dc:creator>Lluis Moreso Bosch</dc:creator>
    <meta:editing-duration>PT12M26S</meta:editing-duration>
    <meta:editing-cycles>2</meta:editing-cycles>
    <meta:generator>OpenOffice/4.1.7$Win32 OpenOffice.org_project/417m1$Build-9800</meta:generator>
    <meta:document-statistic meta:table-count="3" meta:cell-count="3290" meta:object-count="0"/>
  </office:meta>
</office:document-meta>
</file>